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74pt solid #0000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0000" fo:border="0.74pt solid #000000"/>
      <style:text-properties fo:color="#00000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ffff00" fo:border="0.74pt solid #000000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0" table:row="142" table:table="0"/>
          <office:change-info>
            <dc:creator> </dc:creator>
            <dc:date>2022-03-16T16:55:41.405821394</dc:date>
          </office:change-info>
          <table:previous>
            <table:change-track-table-cell/>
          </table:previous>
        </table:cell-content-change>
        <table:movement table:id="ct2">
          <table:source-range-address table:column="0" table:row="142" table:table="0"/>
          <table:target-range-address table:column="0" table:row="142" table:table="0"/>
          <office:change-info>
            <dc:creator> </dc:creator>
            <dc:date>2022-03-16T16:57:08.749043760</dc:date>
          </office:change-info>
          <table:dependencies>
            <table:dependency table:id="ct4"/>
            <table:dependency table:id="ct3"/>
          </table:dependencies>
          <table:deletions>
            <table:cell-content-deletion table:id="ct1">
              <table:change-track-table-cell office:value-type="string">
                <text:p>Cores </text:p>
              </table:change-track-table-cell>
            </table:cell-content-deletion>
          </table:deletions>
        </table:movement>
        <table:cell-content-change table:id="ct3">
          <table:cell-address table:column="0" table:row="142" table:table="0"/>
          <office:change-info>
            <dc:creator> </dc:creator>
            <dc:date>2022-03-16T16:57:50.650514615</dc:date>
          </office:change-info>
          <table:previous>
            <table:change-track-table-cell office:value-type="string">
              <text:p>Cores </text:p>
            </table:change-track-table-cell>
          </table:previous>
        </table:cell-content-change>
        <table:cell-content-change table:id="ct4">
          <table:cell-address table:column="0" table:row="142" table:table="0"/>
          <office:change-info>
            <dc:creator> </dc:creator>
            <dc:date>2022-03-16T16:58:20.595067459</dc:date>
          </office:change-info>
          <table:previous table:id="ct3">
            <table:change-track-table-cell/>
          </table:previous>
        </table:cell-content-change>
        <table:cell-content-change table:id="ct5">
          <table:cell-address table:column="1" table:row="142" table:table="0"/>
          <office:change-info>
            <dc:creator> </dc:creator>
            <dc:date>2022-03-16T16:58:25.107196929</dc:date>
          </office:change-info>
          <table:previous>
            <table:change-track-table-cell/>
          </table:previous>
        </table:cell-content-change>
        <table:cell-content-change table:id="ct6">
          <table:cell-address table:column="2" table:row="142" table:table="0"/>
          <office:change-info>
            <dc:creator> </dc:creator>
            <dc:date>2022-03-16T16:58:28.341854093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142" table:table="0"/>
          <office:change-info>
            <dc:creator> </dc:creator>
            <dc:date>2022-03-16T16:58:30.619040407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143" table:table="0"/>
          <office:change-info>
            <dc:creator> </dc:creator>
            <dc:date>2022-03-16T16:58:31.623270766</dc:date>
          </office:change-info>
          <table:previous>
            <table:change-track-table-cell/>
          </table:previous>
        </table:cell-content-change>
        <table:cell-content-change table:id="ct9">
          <table:cell-address table:column="0" table:row="144" table:table="0"/>
          <office:change-info>
            <dc:creator> </dc:creator>
            <dc:date>2022-03-16T16:58:31.966052824</dc:date>
          </office:change-info>
          <table:previous>
            <table:change-track-table-cell/>
          </table:previous>
        </table:cell-content-change>
        <table:cell-content-change table:id="ct10">
          <table:cell-address table:column="0" table:row="145" table:table="0"/>
          <office:change-info>
            <dc:creator> </dc:creator>
            <dc:date>2022-03-16T16:58:32.676870552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146" table:table="0"/>
          <office:change-info>
            <dc:creator> </dc:creator>
            <dc:date>2022-03-16T16:58:33.02490657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147" table:table="0"/>
          <office:change-info>
            <dc:creator> </dc:creator>
            <dc:date>2022-03-16T16:58:35.335717995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144" table:table="0"/>
          <office:change-info>
            <dc:creator> </dc:creator>
            <dc:date>2022-03-16T16:58:43.344008902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144" table:table="0"/>
          <office:change-info>
            <dc:creator> </dc:creator>
            <dc:date>2022-03-16T16:58:50.778195264</dc:date>
          </office:change-info>
          <table:previous table:id="ct13">
            <table:change-track-table-cell office:value-type="float" office:value="10"/>
          </table:previous>
        </table:cell-content-change>
        <table:cell-content-change table:id="ct15">
          <table:cell-address table:column="1" table:row="145" table:table="0"/>
          <office:change-info>
            <dc:creator> </dc:creator>
            <dc:date>2022-03-16T16:58:54.607472633</dc:date>
          </office:change-info>
          <table:previous>
            <table:change-track-table-cell/>
          </table:previous>
        </table:cell-content-change>
        <table:cell-content-change table:id="ct16">
          <table:cell-address table:column="1" table:row="146" table:table="0"/>
          <office:change-info>
            <dc:creator> </dc:creator>
            <dc:date>2022-03-16T16:58:57.869867232</dc:date>
          </office:change-info>
          <table:previous>
            <table:change-track-table-cell/>
          </table:previous>
        </table:cell-content-change>
        <table:cell-content-change table:id="ct17">
          <table:cell-address table:column="1" table:row="147" table:table="0"/>
          <office:change-info>
            <dc:creator> </dc:creator>
            <dc:date>2022-03-16T16:58:59.814524712</dc:date>
          </office:change-info>
          <table:previous>
            <table:change-track-table-cell/>
          </table:previous>
        </table:cell-content-change>
        <table:cell-content-change table:id="ct18">
          <table:cell-address table:column="1" table:row="143" table:table="0"/>
          <office:change-info>
            <dc:creator> </dc:creator>
            <dc:date>2022-03-16T16:59:13.586104111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143" table:table="0"/>
          <office:change-info>
            <dc:creator> </dc:creator>
            <dc:date>2022-03-16T16:59:15.535106919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144" table:table="0"/>
          <office:change-info>
            <dc:creator> </dc:creator>
            <dc:date>2022-03-16T16:59:16.000450224</dc:date>
          </office:change-info>
          <table:previous>
            <table:change-track-table-cell/>
          </table:previous>
        </table:cell-content-change>
        <table:cell-content-change table:id="ct21">
          <table:cell-address table:column="2" table:row="145" table:table="0"/>
          <office:change-info>
            <dc:creator> </dc:creator>
            <dc:date>2022-03-16T16:59:16.364566786</dc:date>
          </office:change-info>
          <table:previous>
            <table:change-track-table-cell/>
          </table:previous>
        </table:cell-content-change>
        <table:cell-content-change table:id="ct22">
          <table:cell-address table:column="2" table:row="146" table:table="0"/>
          <office:change-info>
            <dc:creator> </dc:creator>
            <dc:date>2022-03-16T16:59:16.667060446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147" table:table="0"/>
          <office:change-info>
            <dc:creator> </dc:creator>
            <dc:date>2022-03-16T16:59:21.708112251</dc:date>
          </office:change-info>
          <table:previous>
            <table:change-track-table-cell/>
          </table:previous>
        </table:cell-content-change>
        <table:cell-content-change table:id="ct24">
          <table:cell-address table:column="3" table:row="143" table:table="0"/>
          <office:change-info>
            <dc:creator> </dc:creator>
            <dc:date>2022-03-16T16:59:28.949021692</dc:date>
          </office:change-info>
          <table:previous>
            <table:change-track-table-cell/>
          </table:previous>
        </table:cell-content-change>
        <table:cell-content-change table:id="ct25">
          <table:cell-address table:column="3" table:row="144" table:table="0"/>
          <office:change-info>
            <dc:creator> </dc:creator>
            <dc:date>2022-03-16T16:59:31.533605246</dc:date>
          </office:change-info>
          <table:previous>
            <table:change-track-table-cell/>
          </table:previous>
        </table:cell-content-change>
        <table:cell-content-change table:id="ct26">
          <table:cell-address table:column="3" table:row="145" table:table="0"/>
          <office:change-info>
            <dc:creator> </dc:creator>
            <dc:date>2022-03-16T16:59:31.533626279</dc:date>
          </office:change-info>
          <table:previous>
            <table:change-track-table-cell/>
          </table:previous>
        </table:cell-content-change>
        <table:cell-content-change table:id="ct27">
          <table:cell-address table:column="3" table:row="146" table:table="0"/>
          <office:change-info>
            <dc:creator> </dc:creator>
            <dc:date>2022-03-16T16:59:31.533638900</dc:date>
          </office:change-info>
          <table:previous>
            <table:change-track-table-cell/>
          </table:previous>
        </table:cell-content-change>
        <table:cell-content-change table:id="ct28">
          <table:cell-address table:column="3" table:row="147" table:table="0"/>
          <office:change-info>
            <dc:creator> </dc:creator>
            <dc:date>2022-03-16T16:59:31.533650650</dc:date>
          </office:change-info>
          <table:previous>
            <table:change-track-table-cell/>
          </table:previous>
        </table:cell-content-change>
        <table:cell-content-change table:id="ct29">
          <table:cell-address table:column="18" table:row="57" table:table="0"/>
          <office:change-info>
            <dc:creator> </dc:creator>
            <dc:date>2022-03-16T17:01:05.137763035</dc:date>
          </office:change-info>
          <table:previous>
            <table:change-track-table-cell/>
          </table:previous>
        </table:cell-content-change>
        <table:cell-content-change table:id="ct30">
          <table:cell-address table:column="18" table:row="58" table:table="0"/>
          <office:change-info>
            <dc:creator> </dc:creator>
            <dc:date>2022-03-16T17:01:05.137781288</dc:date>
          </office:change-info>
          <table:previous>
            <table:change-track-table-cell/>
          </table:previous>
        </table:cell-content-change>
        <table:cell-content-change table:id="ct31">
          <table:cell-address table:column="18" table:row="59" table:table="0"/>
          <office:change-info>
            <dc:creator> </dc:creator>
            <dc:date>2022-03-16T17:01:05.137836758</dc:date>
          </office:change-info>
          <table:previous>
            <table:change-track-table-cell/>
          </table:previous>
        </table:cell-content-change>
        <table:cell-content-change table:id="ct32">
          <table:cell-address table:column="18" table:row="60" table:table="0"/>
          <office:change-info>
            <dc:creator> </dc:creator>
            <dc:date>2022-03-16T17:01:05.137857931</dc:date>
          </office:change-info>
          <table:previous>
            <table:change-track-table-cell/>
          </table:previous>
        </table:cell-content-change>
        <table:cell-content-change table:id="ct33">
          <table:cell-address table:column="18" table:row="61" table:table="0"/>
          <office:change-info>
            <dc:creator> </dc:creator>
            <dc:date>2022-03-16T17:01:05.137872913</dc:date>
          </office:change-info>
          <table:previous>
            <table:change-track-table-cell/>
          </table:previous>
        </table:cell-content-change>
        <table:cell-content-change table:id="ct34">
          <table:cell-address table:column="18" table:row="62" table:table="0"/>
          <office:change-info>
            <dc:creator> </dc:creator>
            <dc:date>2022-03-16T17:01:05.137885198</dc:date>
          </office:change-info>
          <table:previous>
            <table:change-track-table-cell/>
          </table:previous>
        </table:cell-content-change>
        <table:cell-content-change table:id="ct35">
          <table:cell-address table:column="18" table:row="63" table:table="0"/>
          <office:change-info>
            <dc:creator> </dc:creator>
            <dc:date>2022-03-16T17:01:05.137898389</dc:date>
          </office:change-info>
          <table:previous>
            <table:change-track-table-cell/>
          </table:previous>
        </table:cell-content-change>
        <table:cell-content-change table:id="ct36">
          <table:cell-address table:column="18" table:row="64" table:table="0"/>
          <office:change-info>
            <dc:creator> </dc:creator>
            <dc:date>2022-03-16T17:01:05.137910417</dc:date>
          </office:change-info>
          <table:previous>
            <table:change-track-table-cell/>
          </table:previous>
        </table:cell-content-change>
        <table:cell-content-change table:id="ct37">
          <table:cell-address table:column="18" table:row="65" table:table="0"/>
          <office:change-info>
            <dc:creator> </dc:creator>
            <dc:date>2022-03-16T17:01:05.137921948</dc:date>
          </office:change-info>
          <table:previous>
            <table:change-track-table-cell/>
          </table:previous>
        </table:cell-content-change>
        <table:cell-content-change table:id="ct38">
          <table:cell-address table:column="18" table:row="66" table:table="0"/>
          <office:change-info>
            <dc:creator> </dc:creator>
            <dc:date>2022-03-16T17:01:05.137933552</dc:date>
          </office:change-info>
          <table:previous>
            <table:change-track-table-cell/>
          </table:previous>
        </table:cell-content-change>
        <table:cell-content-change table:id="ct39">
          <table:cell-address table:column="18" table:row="67" table:table="0"/>
          <office:change-info>
            <dc:creator> </dc:creator>
            <dc:date>2022-03-16T17:01:05.137945007</dc:date>
          </office:change-info>
          <table:previous>
            <table:change-track-table-cell/>
          </table:previous>
        </table:cell-content-change>
        <table:cell-content-change table:id="ct40">
          <table:cell-address table:column="19" table:row="57" table:table="0"/>
          <office:change-info>
            <dc:creator> </dc:creator>
            <dc:date>2022-03-16T17:01:05.137951840</dc:date>
          </office:change-info>
          <table:previous>
            <table:change-track-table-cell/>
          </table:previous>
        </table:cell-content-change>
        <table:cell-content-change table:id="ct41">
          <table:cell-address table:column="19" table:row="58" table:table="0"/>
          <office:change-info>
            <dc:creator> </dc:creator>
            <dc:date>2022-03-16T17:01:05.137960118</dc:date>
          </office:change-info>
          <table:previous>
            <table:change-track-table-cell/>
          </table:previous>
        </table:cell-content-change>
        <table:cell-content-change table:id="ct42">
          <table:cell-address table:column="19" table:row="59" table:table="0"/>
          <office:change-info>
            <dc:creator> </dc:creator>
            <dc:date>2022-03-16T17:01:05.137966365</dc:date>
          </office:change-info>
          <table:previous>
            <table:change-track-table-cell/>
          </table:previous>
        </table:cell-content-change>
        <table:cell-content-change table:id="ct43">
          <table:cell-address table:column="19" table:row="60" table:table="0"/>
          <office:change-info>
            <dc:creator> </dc:creator>
            <dc:date>2022-03-16T17:01:05.137972503</dc:date>
          </office:change-info>
          <table:previous>
            <table:change-track-table-cell/>
          </table:previous>
        </table:cell-content-change>
        <table:cell-content-change table:id="ct44">
          <table:cell-address table:column="19" table:row="61" table:table="0"/>
          <office:change-info>
            <dc:creator> </dc:creator>
            <dc:date>2022-03-16T17:01:05.137978427</dc:date>
          </office:change-info>
          <table:previous>
            <table:change-track-table-cell/>
          </table:previous>
        </table:cell-content-change>
        <table:cell-content-change table:id="ct45">
          <table:cell-address table:column="19" table:row="62" table:table="0"/>
          <office:change-info>
            <dc:creator> </dc:creator>
            <dc:date>2022-03-16T17:01:05.137984682</dc:date>
          </office:change-info>
          <table:previous>
            <table:change-track-table-cell/>
          </table:previous>
        </table:cell-content-change>
        <table:cell-content-change table:id="ct46">
          <table:cell-address table:column="19" table:row="63" table:table="0"/>
          <office:change-info>
            <dc:creator> </dc:creator>
            <dc:date>2022-03-16T17:01:05.137990669</dc:date>
          </office:change-info>
          <table:previous>
            <table:change-track-table-cell/>
          </table:previous>
        </table:cell-content-change>
        <table:cell-content-change table:id="ct47">
          <table:cell-address table:column="19" table:row="64" table:table="0"/>
          <office:change-info>
            <dc:creator> </dc:creator>
            <dc:date>2022-03-16T17:01:05.137996761</dc:date>
          </office:change-info>
          <table:previous>
            <table:change-track-table-cell/>
          </table:previous>
        </table:cell-content-change>
        <table:cell-content-change table:id="ct48">
          <table:cell-address table:column="19" table:row="65" table:table="0"/>
          <office:change-info>
            <dc:creator> </dc:creator>
            <dc:date>2022-03-16T17:01:05.138002745</dc:date>
          </office:change-info>
          <table:previous>
            <table:change-track-table-cell/>
          </table:previous>
        </table:cell-content-change>
        <table:cell-content-change table:id="ct49">
          <table:cell-address table:column="19" table:row="66" table:table="0"/>
          <office:change-info>
            <dc:creator> </dc:creator>
            <dc:date>2022-03-16T17:01:05.138008661</dc:date>
          </office:change-info>
          <table:previous>
            <table:change-track-table-cell/>
          </table:previous>
        </table:cell-content-change>
        <table:cell-content-change table:id="ct50">
          <table:cell-address table:column="19" table:row="67" table:table="0"/>
          <office:change-info>
            <dc:creator> </dc:creator>
            <dc:date>2022-03-16T17:01:05.138014890</dc:date>
          </office:change-info>
          <table:previous>
            <table:change-track-table-cell/>
          </table:previous>
        </table:cell-content-change>
        <table:cell-content-change table:id="ct51">
          <table:cell-address table:column="20" table:row="57" table:table="0"/>
          <office:change-info>
            <dc:creator> </dc:creator>
            <dc:date>2022-03-16T17:01:05.138020057</dc:date>
          </office:change-info>
          <table:previous>
            <table:change-track-table-cell/>
          </table:previous>
        </table:cell-content-change>
        <table:cell-content-change table:id="ct52">
          <table:cell-address table:column="20" table:row="58" table:table="0"/>
          <office:change-info>
            <dc:creator> </dc:creator>
            <dc:date>2022-03-16T17:01:05.138024628</dc:date>
          </office:change-info>
          <table:previous>
            <table:change-track-table-cell/>
          </table:previous>
        </table:cell-content-change>
        <table:cell-content-change table:id="ct53">
          <table:cell-address table:column="20" table:row="59" table:table="0"/>
          <office:change-info>
            <dc:creator> </dc:creator>
            <dc:date>2022-03-16T17:01:05.138030618</dc:date>
          </office:change-info>
          <table:previous>
            <table:change-track-table-cell/>
          </table:previous>
        </table:cell-content-change>
        <table:cell-content-change table:id="ct54">
          <table:cell-address table:column="20" table:row="60" table:table="0"/>
          <office:change-info>
            <dc:creator> </dc:creator>
            <dc:date>2022-03-16T17:01:05.138036481</dc:date>
          </office:change-info>
          <table:previous>
            <table:change-track-table-cell/>
          </table:previous>
        </table:cell-content-change>
        <table:cell-content-change table:id="ct55">
          <table:cell-address table:column="20" table:row="61" table:table="0"/>
          <office:change-info>
            <dc:creator> </dc:creator>
            <dc:date>2022-03-16T17:01:05.138042682</dc:date>
          </office:change-info>
          <table:previous>
            <table:change-track-table-cell/>
          </table:previous>
        </table:cell-content-change>
        <table:cell-content-change table:id="ct56">
          <table:cell-address table:column="20" table:row="62" table:table="0"/>
          <office:change-info>
            <dc:creator> </dc:creator>
            <dc:date>2022-03-16T17:01:05.138048511</dc:date>
          </office:change-info>
          <table:previous>
            <table:change-track-table-cell/>
          </table:previous>
        </table:cell-content-change>
        <table:cell-content-change table:id="ct57">
          <table:cell-address table:column="20" table:row="63" table:table="0"/>
          <office:change-info>
            <dc:creator> </dc:creator>
            <dc:date>2022-03-16T17:01:05.138054360</dc:date>
          </office:change-info>
          <table:previous>
            <table:change-track-table-cell/>
          </table:previous>
        </table:cell-content-change>
        <table:cell-content-change table:id="ct58">
          <table:cell-address table:column="20" table:row="64" table:table="0"/>
          <office:change-info>
            <dc:creator> </dc:creator>
            <dc:date>2022-03-16T17:01:05.138060219</dc:date>
          </office:change-info>
          <table:previous>
            <table:change-track-table-cell/>
          </table:previous>
        </table:cell-content-change>
        <table:cell-content-change table:id="ct59">
          <table:cell-address table:column="20" table:row="65" table:table="0"/>
          <office:change-info>
            <dc:creator> </dc:creator>
            <dc:date>2022-03-16T17:01:05.138066225</dc:date>
          </office:change-info>
          <table:previous>
            <table:change-track-table-cell/>
          </table:previous>
        </table:cell-content-change>
        <table:cell-content-change table:id="ct60">
          <table:cell-address table:column="20" table:row="66" table:table="0"/>
          <office:change-info>
            <dc:creator> </dc:creator>
            <dc:date>2022-03-16T17:01:05.138072480</dc:date>
          </office:change-info>
          <table:previous>
            <table:change-track-table-cell/>
          </table:previous>
        </table:cell-content-change>
        <table:cell-content-change table:id="ct61">
          <table:cell-address table:column="20" table:row="67" table:table="0"/>
          <office:change-info>
            <dc:creator> </dc:creator>
            <dc:date>2022-03-16T17:01:05.138078466</dc:date>
          </office:change-info>
          <table:previous>
            <table:change-track-table-cell/>
          </table:previous>
        </table:cell-content-change>
        <table:cell-content-change table:id="ct62">
          <table:cell-address table:column="21" table:row="57" table:table="0"/>
          <office:change-info>
            <dc:creator> </dc:creator>
            <dc:date>2022-03-16T17:01:05.138083840</dc:date>
          </office:change-info>
          <table:previous>
            <table:change-track-table-cell/>
          </table:previous>
        </table:cell-content-change>
        <table:cell-content-change table:id="ct63">
          <table:cell-address table:column="21" table:row="58" table:table="0"/>
          <office:change-info>
            <dc:creator> </dc:creator>
            <dc:date>2022-03-16T17:01:05.138088752</dc:date>
          </office:change-info>
          <table:previous>
            <table:change-track-table-cell/>
          </table:previous>
        </table:cell-content-change>
        <table:cell-content-change table:id="ct64">
          <table:cell-address table:column="21" table:row="59" table:table="0"/>
          <office:change-info>
            <dc:creator> </dc:creator>
            <dc:date>2022-03-16T17:01:05.138094907</dc:date>
          </office:change-info>
          <table:previous>
            <table:change-track-table-cell/>
          </table:previous>
        </table:cell-content-change>
        <table:cell-content-change table:id="ct65">
          <table:cell-address table:column="21" table:row="60" table:table="0"/>
          <office:change-info>
            <dc:creator> </dc:creator>
            <dc:date>2022-03-16T17:01:05.138100907</dc:date>
          </office:change-info>
          <table:previous>
            <table:change-track-table-cell/>
          </table:previous>
        </table:cell-content-change>
        <table:cell-content-change table:id="ct66">
          <table:cell-address table:column="21" table:row="61" table:table="0"/>
          <office:change-info>
            <dc:creator> </dc:creator>
            <dc:date>2022-03-16T17:01:05.138107090</dc:date>
          </office:change-info>
          <table:previous>
            <table:change-track-table-cell/>
          </table:previous>
        </table:cell-content-change>
        <table:cell-content-change table:id="ct67">
          <table:cell-address table:column="21" table:row="62" table:table="0"/>
          <office:change-info>
            <dc:creator> </dc:creator>
            <dc:date>2022-03-16T17:01:05.138113170</dc:date>
          </office:change-info>
          <table:previous>
            <table:change-track-table-cell/>
          </table:previous>
        </table:cell-content-change>
        <table:cell-content-change table:id="ct68">
          <table:cell-address table:column="21" table:row="63" table:table="0"/>
          <office:change-info>
            <dc:creator> </dc:creator>
            <dc:date>2022-03-16T17:01:05.138119216</dc:date>
          </office:change-info>
          <table:previous>
            <table:change-track-table-cell/>
          </table:previous>
        </table:cell-content-change>
        <table:cell-content-change table:id="ct69">
          <table:cell-address table:column="21" table:row="64" table:table="0"/>
          <office:change-info>
            <dc:creator> </dc:creator>
            <dc:date>2022-03-16T17:01:05.138125209</dc:date>
          </office:change-info>
          <table:previous>
            <table:change-track-table-cell/>
          </table:previous>
        </table:cell-content-change>
        <table:cell-content-change table:id="ct70">
          <table:cell-address table:column="21" table:row="65" table:table="0"/>
          <office:change-info>
            <dc:creator> </dc:creator>
            <dc:date>2022-03-16T17:01:05.138131231</dc:date>
          </office:change-info>
          <table:previous>
            <table:change-track-table-cell/>
          </table:previous>
        </table:cell-content-change>
        <table:cell-content-change table:id="ct71">
          <table:cell-address table:column="21" table:row="66" table:table="0"/>
          <office:change-info>
            <dc:creator> </dc:creator>
            <dc:date>2022-03-16T17:01:05.138137461</dc:date>
          </office:change-info>
          <table:previous>
            <table:change-track-table-cell/>
          </table:previous>
        </table:cell-content-change>
        <table:cell-content-change table:id="ct72">
          <table:cell-address table:column="21" table:row="67" table:table="0"/>
          <office:change-info>
            <dc:creator> </dc:creator>
            <dc:date>2022-03-16T17:01:05.138143652</dc:date>
          </office:change-info>
          <table:previous>
            <table:change-track-table-cell/>
          </table:previous>
        </table:cell-content-change>
        <table:cell-content-change table:id="ct73">
          <table:cell-address table:column="22" table:row="57" table:table="0"/>
          <office:change-info>
            <dc:creator> </dc:creator>
            <dc:date>2022-03-16T17:01:05.138148966</dc:date>
          </office:change-info>
          <table:previous>
            <table:change-track-table-cell/>
          </table:previous>
        </table:cell-content-change>
        <table:cell-content-change table:id="ct74">
          <table:cell-address table:column="22" table:row="58" table:table="0"/>
          <office:change-info>
            <dc:creator> </dc:creator>
            <dc:date>2022-03-16T17:01:05.138153669</dc:date>
          </office:change-info>
          <table:previous>
            <table:change-track-table-cell/>
          </table:previous>
        </table:cell-content-change>
        <table:cell-content-change table:id="ct75">
          <table:cell-address table:column="22" table:row="59" table:table="0"/>
          <office:change-info>
            <dc:creator> </dc:creator>
            <dc:date>2022-03-16T17:01:05.138160285</dc:date>
          </office:change-info>
          <table:previous>
            <table:change-track-table-cell/>
          </table:previous>
        </table:cell-content-change>
        <table:cell-content-change table:id="ct76">
          <table:cell-address table:column="22" table:row="60" table:table="0"/>
          <office:change-info>
            <dc:creator> </dc:creator>
            <dc:date>2022-03-16T17:01:05.138166574</dc:date>
          </office:change-info>
          <table:previous>
            <table:change-track-table-cell/>
          </table:previous>
        </table:cell-content-change>
        <table:cell-content-change table:id="ct77">
          <table:cell-address table:column="22" table:row="61" table:table="0"/>
          <office:change-info>
            <dc:creator> </dc:creator>
            <dc:date>2022-03-16T17:01:05.138172912</dc:date>
          </office:change-info>
          <table:previous>
            <table:change-track-table-cell/>
          </table:previous>
        </table:cell-content-change>
        <table:cell-content-change table:id="ct78">
          <table:cell-address table:column="22" table:row="62" table:table="0"/>
          <office:change-info>
            <dc:creator> </dc:creator>
            <dc:date>2022-03-16T17:01:05.138179157</dc:date>
          </office:change-info>
          <table:previous>
            <table:change-track-table-cell/>
          </table:previous>
        </table:cell-content-change>
        <table:cell-content-change table:id="ct79">
          <table:cell-address table:column="22" table:row="63" table:table="0"/>
          <office:change-info>
            <dc:creator> </dc:creator>
            <dc:date>2022-03-16T17:01:05.138185748</dc:date>
          </office:change-info>
          <table:previous>
            <table:change-track-table-cell/>
          </table:previous>
        </table:cell-content-change>
        <table:cell-content-change table:id="ct80">
          <table:cell-address table:column="22" table:row="64" table:table="0"/>
          <office:change-info>
            <dc:creator> </dc:creator>
            <dc:date>2022-03-16T17:01:05.138192115</dc:date>
          </office:change-info>
          <table:previous>
            <table:change-track-table-cell/>
          </table:previous>
        </table:cell-content-change>
        <table:cell-content-change table:id="ct81">
          <table:cell-address table:column="22" table:row="65" table:table="0"/>
          <office:change-info>
            <dc:creator> </dc:creator>
            <dc:date>2022-03-16T17:01:05.138198370</dc:date>
          </office:change-info>
          <table:previous>
            <table:change-track-table-cell/>
          </table:previous>
        </table:cell-content-change>
        <table:cell-content-change table:id="ct82">
          <table:cell-address table:column="22" table:row="66" table:table="0"/>
          <office:change-info>
            <dc:creator> </dc:creator>
            <dc:date>2022-03-16T17:01:05.138204757</dc:date>
          </office:change-info>
          <table:previous>
            <table:change-track-table-cell/>
          </table:previous>
        </table:cell-content-change>
        <table:cell-content-change table:id="ct83">
          <table:cell-address table:column="22" table:row="67" table:table="0"/>
          <office:change-info>
            <dc:creator> </dc:creator>
            <dc:date>2022-03-16T17:01:05.138211215</dc:date>
          </office:change-info>
          <table:previous>
            <table:change-track-table-cell/>
          </table:previous>
        </table:cell-content-change>
        <table:cell-content-change table:id="ct84">
          <table:cell-address table:column="23" table:row="57" table:table="0"/>
          <office:change-info>
            <dc:creator> </dc:creator>
            <dc:date>2022-03-16T17:01:05.138216726</dc:date>
          </office:change-info>
          <table:previous>
            <table:change-track-table-cell/>
          </table:previous>
        </table:cell-content-change>
        <table:cell-content-change table:id="ct85">
          <table:cell-address table:column="23" table:row="58" table:table="0"/>
          <office:change-info>
            <dc:creator> </dc:creator>
            <dc:date>2022-03-16T17:01:05.138221360</dc:date>
          </office:change-info>
          <table:previous>
            <table:change-track-table-cell/>
          </table:previous>
        </table:cell-content-change>
        <table:cell-content-change table:id="ct86">
          <table:cell-address table:column="23" table:row="59" table:table="0"/>
          <office:change-info>
            <dc:creator> </dc:creator>
            <dc:date>2022-03-16T17:01:05.138227641</dc:date>
          </office:change-info>
          <table:previous>
            <table:change-track-table-cell/>
          </table:previous>
        </table:cell-content-change>
        <table:cell-content-change table:id="ct87">
          <table:cell-address table:column="23" table:row="60" table:table="0"/>
          <office:change-info>
            <dc:creator> </dc:creator>
            <dc:date>2022-03-16T17:01:05.138234065</dc:date>
          </office:change-info>
          <table:previous>
            <table:change-track-table-cell/>
          </table:previous>
        </table:cell-content-change>
        <table:cell-content-change table:id="ct88">
          <table:cell-address table:column="23" table:row="61" table:table="0"/>
          <office:change-info>
            <dc:creator> </dc:creator>
            <dc:date>2022-03-16T17:01:05.138240391</dc:date>
          </office:change-info>
          <table:previous>
            <table:change-track-table-cell/>
          </table:previous>
        </table:cell-content-change>
        <table:cell-content-change table:id="ct89">
          <table:cell-address table:column="23" table:row="62" table:table="0"/>
          <office:change-info>
            <dc:creator> </dc:creator>
            <dc:date>2022-03-16T17:01:05.138246795</dc:date>
          </office:change-info>
          <table:previous>
            <table:change-track-table-cell/>
          </table:previous>
        </table:cell-content-change>
        <table:cell-content-change table:id="ct90">
          <table:cell-address table:column="23" table:row="63" table:table="0"/>
          <office:change-info>
            <dc:creator> </dc:creator>
            <dc:date>2022-03-16T17:01:05.138253170</dc:date>
          </office:change-info>
          <table:previous>
            <table:change-track-table-cell/>
          </table:previous>
        </table:cell-content-change>
        <table:cell-content-change table:id="ct91">
          <table:cell-address table:column="23" table:row="64" table:table="0"/>
          <office:change-info>
            <dc:creator> </dc:creator>
            <dc:date>2022-03-16T17:01:05.138260352</dc:date>
          </office:change-info>
          <table:previous>
            <table:change-track-table-cell/>
          </table:previous>
        </table:cell-content-change>
        <table:cell-content-change table:id="ct92">
          <table:cell-address table:column="23" table:row="65" table:table="0"/>
          <office:change-info>
            <dc:creator> </dc:creator>
            <dc:date>2022-03-16T17:01:05.138266907</dc:date>
          </office:change-info>
          <table:previous>
            <table:change-track-table-cell/>
          </table:previous>
        </table:cell-content-change>
        <table:cell-content-change table:id="ct93">
          <table:cell-address table:column="23" table:row="66" table:table="0"/>
          <office:change-info>
            <dc:creator> </dc:creator>
            <dc:date>2022-03-16T17:01:05.138273494</dc:date>
          </office:change-info>
          <table:previous>
            <table:change-track-table-cell/>
          </table:previous>
        </table:cell-content-change>
        <table:cell-content-change table:id="ct94">
          <table:cell-address table:column="23" table:row="67" table:table="0"/>
          <office:change-info>
            <dc:creator> </dc:creator>
            <dc:date>2022-03-16T17:01:05.138280019</dc:date>
          </office:change-info>
          <table:previous>
            <table:change-track-table-cell/>
          </table:previous>
        </table:cell-content-change>
        <table:cell-content-change table:id="ct95">
          <table:cell-address table:column="24" table:row="57" table:table="0"/>
          <office:change-info>
            <dc:creator> </dc:creator>
            <dc:date>2022-03-16T17:01:05.138285740</dc:date>
          </office:change-info>
          <table:previous>
            <table:change-track-table-cell/>
          </table:previous>
        </table:cell-content-change>
        <table:cell-content-change table:id="ct96">
          <table:cell-address table:column="24" table:row="58" table:table="0"/>
          <office:change-info>
            <dc:creator> </dc:creator>
            <dc:date>2022-03-16T17:01:05.138300519</dc:date>
          </office:change-info>
          <table:previous>
            <table:change-track-table-cell/>
          </table:previous>
        </table:cell-content-change>
        <table:cell-content-change table:id="ct97">
          <table:cell-address table:column="24" table:row="59" table:table="0"/>
          <office:change-info>
            <dc:creator> </dc:creator>
            <dc:date>2022-03-16T17:01:05.138316244</dc:date>
          </office:change-info>
          <table:previous>
            <table:change-track-table-cell/>
          </table:previous>
        </table:cell-content-change>
        <table:cell-content-change table:id="ct98">
          <table:cell-address table:column="24" table:row="60" table:table="0"/>
          <office:change-info>
            <dc:creator> </dc:creator>
            <dc:date>2022-03-16T17:01:05.138329578</dc:date>
          </office:change-info>
          <table:previous>
            <table:change-track-table-cell/>
          </table:previous>
        </table:cell-content-change>
        <table:cell-content-change table:id="ct99">
          <table:cell-address table:column="24" table:row="61" table:table="0"/>
          <office:change-info>
            <dc:creator> </dc:creator>
            <dc:date>2022-03-16T17:01:05.138342697</dc:date>
          </office:change-info>
          <table:previous>
            <table:change-track-table-cell/>
          </table:previous>
        </table:cell-content-change>
        <table:cell-content-change table:id="ct100">
          <table:cell-address table:column="24" table:row="62" table:table="0"/>
          <office:change-info>
            <dc:creator> </dc:creator>
            <dc:date>2022-03-16T17:01:05.138356123</dc:date>
          </office:change-info>
          <table:previous>
            <table:change-track-table-cell/>
          </table:previous>
        </table:cell-content-change>
        <table:cell-content-change table:id="ct101">
          <table:cell-address table:column="24" table:row="63" table:table="0"/>
          <office:change-info>
            <dc:creator> </dc:creator>
            <dc:date>2022-03-16T17:01:05.138370532</dc:date>
          </office:change-info>
          <table:previous>
            <table:change-track-table-cell/>
          </table:previous>
        </table:cell-content-change>
        <table:cell-content-change table:id="ct102">
          <table:cell-address table:column="24" table:row="64" table:table="0"/>
          <office:change-info>
            <dc:creator> </dc:creator>
            <dc:date>2022-03-16T17:01:05.138384268</dc:date>
          </office:change-info>
          <table:previous>
            <table:change-track-table-cell/>
          </table:previous>
        </table:cell-content-change>
        <table:cell-content-change table:id="ct103">
          <table:cell-address table:column="24" table:row="65" table:table="0"/>
          <office:change-info>
            <dc:creator> </dc:creator>
            <dc:date>2022-03-16T17:01:05.138397397</dc:date>
          </office:change-info>
          <table:previous>
            <table:change-track-table-cell/>
          </table:previous>
        </table:cell-content-change>
        <table:cell-content-change table:id="ct104">
          <table:cell-address table:column="24" table:row="66" table:table="0"/>
          <office:change-info>
            <dc:creator> </dc:creator>
            <dc:date>2022-03-16T17:01:05.138410581</dc:date>
          </office:change-info>
          <table:previous>
            <table:change-track-table-cell/>
          </table:previous>
        </table:cell-content-change>
        <table:cell-content-change table:id="ct105">
          <table:cell-address table:column="24" table:row="67" table:table="0"/>
          <office:change-info>
            <dc:creator> </dc:creator>
            <dc:date>2022-03-16T17:01:05.138423537</dc:date>
          </office:change-info>
          <table:previous>
            <table:change-track-table-cell/>
          </table:previous>
        </table:cell-content-change>
        <table:cell-content-change table:id="ct106">
          <table:cell-address table:column="25" table:row="57" table:table="0"/>
          <office:change-info>
            <dc:creator> </dc:creator>
            <dc:date>2022-03-16T17:01:05.138432072</dc:date>
          </office:change-info>
          <table:previous>
            <table:change-track-table-cell/>
          </table:previous>
        </table:cell-content-change>
        <table:cell-content-change table:id="ct107">
          <table:cell-address table:column="25" table:row="58" table:table="0"/>
          <office:change-info>
            <dc:creator> </dc:creator>
            <dc:date>2022-03-16T17:01:05.138442254</dc:date>
          </office:change-info>
          <table:previous>
            <table:change-track-table-cell/>
          </table:previous>
        </table:cell-content-change>
        <table:cell-content-change table:id="ct108">
          <table:cell-address table:column="25" table:row="59" table:table="0"/>
          <office:change-info>
            <dc:creator> </dc:creator>
            <dc:date>2022-03-16T17:01:05.138455565</dc:date>
          </office:change-info>
          <table:previous>
            <table:change-track-table-cell/>
          </table:previous>
        </table:cell-content-change>
        <table:cell-content-change table:id="ct109">
          <table:cell-address table:column="25" table:row="60" table:table="0"/>
          <office:change-info>
            <dc:creator> </dc:creator>
            <dc:date>2022-03-16T17:01:05.138469977</dc:date>
          </office:change-info>
          <table:previous>
            <table:change-track-table-cell/>
          </table:previous>
        </table:cell-content-change>
        <table:cell-content-change table:id="ct110">
          <table:cell-address table:column="25" table:row="61" table:table="0"/>
          <office:change-info>
            <dc:creator> </dc:creator>
            <dc:date>2022-03-16T17:01:05.138483558</dc:date>
          </office:change-info>
          <table:previous>
            <table:change-track-table-cell/>
          </table:previous>
        </table:cell-content-change>
        <table:cell-content-change table:id="ct111">
          <table:cell-address table:column="25" table:row="62" table:table="0"/>
          <office:change-info>
            <dc:creator> </dc:creator>
            <dc:date>2022-03-16T17:01:05.138497283</dc:date>
          </office:change-info>
          <table:previous>
            <table:change-track-table-cell/>
          </table:previous>
        </table:cell-content-change>
        <table:cell-content-change table:id="ct112">
          <table:cell-address table:column="25" table:row="63" table:table="0"/>
          <office:change-info>
            <dc:creator> </dc:creator>
            <dc:date>2022-03-16T17:01:05.138510333</dc:date>
          </office:change-info>
          <table:previous>
            <table:change-track-table-cell/>
          </table:previous>
        </table:cell-content-change>
        <table:cell-content-change table:id="ct113">
          <table:cell-address table:column="25" table:row="64" table:table="0"/>
          <office:change-info>
            <dc:creator> </dc:creator>
            <dc:date>2022-03-16T17:01:05.138523829</dc:date>
          </office:change-info>
          <table:previous>
            <table:change-track-table-cell/>
          </table:previous>
        </table:cell-content-change>
        <table:cell-content-change table:id="ct114">
          <table:cell-address table:column="25" table:row="65" table:table="0"/>
          <office:change-info>
            <dc:creator> </dc:creator>
            <dc:date>2022-03-16T17:01:05.138537300</dc:date>
          </office:change-info>
          <table:previous>
            <table:change-track-table-cell/>
          </table:previous>
        </table:cell-content-change>
        <table:cell-content-change table:id="ct115">
          <table:cell-address table:column="25" table:row="66" table:table="0"/>
          <office:change-info>
            <dc:creator> </dc:creator>
            <dc:date>2022-03-16T17:01:05.138551101</dc:date>
          </office:change-info>
          <table:previous>
            <table:change-track-table-cell/>
          </table:previous>
        </table:cell-content-change>
        <table:cell-content-change table:id="ct116">
          <table:cell-address table:column="25" table:row="67" table:table="0"/>
          <office:change-info>
            <dc:creator> </dc:creator>
            <dc:date>2022-03-16T17:01:05.138565674</dc:date>
          </office:change-info>
          <table:previous>
            <table:change-track-table-cell/>
          </table:previous>
        </table:cell-content-change>
        <table:cell-content-change table:id="ct117">
          <table:cell-address table:column="18" table:row="77" table:table="0"/>
          <office:change-info>
            <dc:creator> </dc:creator>
            <dc:date>2022-03-16T17:01:15.062399478</dc:date>
          </office:change-info>
          <table:previous>
            <table:change-track-table-cell/>
          </table:previous>
        </table:cell-content-change>
        <table:cell-content-change table:id="ct118">
          <table:cell-address table:column="18" table:row="78" table:table="0"/>
          <office:change-info>
            <dc:creator> </dc:creator>
            <dc:date>2022-03-16T17:01:15.062409104</dc:date>
          </office:change-info>
          <table:previous>
            <table:change-track-table-cell/>
          </table:previous>
        </table:cell-content-change>
        <table:cell-content-change table:id="ct119">
          <table:cell-address table:column="18" table:row="79" table:table="0"/>
          <office:change-info>
            <dc:creator> </dc:creator>
            <dc:date>2022-03-16T17:01:15.062425091</dc:date>
          </office:change-info>
          <table:previous>
            <table:change-track-table-cell/>
          </table:previous>
        </table:cell-content-change>
        <table:cell-content-change table:id="ct120">
          <table:cell-address table:column="18" table:row="80" table:table="0"/>
          <office:change-info>
            <dc:creator> </dc:creator>
            <dc:date>2022-03-16T17:01:15.062431087</dc:date>
          </office:change-info>
          <table:previous>
            <table:change-track-table-cell/>
          </table:previous>
        </table:cell-content-change>
        <table:cell-content-change table:id="ct121">
          <table:cell-address table:column="18" table:row="81" table:table="0"/>
          <office:change-info>
            <dc:creator> </dc:creator>
            <dc:date>2022-03-16T17:01:15.062435202</dc:date>
          </office:change-info>
          <table:previous>
            <table:change-track-table-cell/>
          </table:previous>
        </table:cell-content-change>
        <table:cell-content-change table:id="ct122">
          <table:cell-address table:column="18" table:row="82" table:table="0"/>
          <office:change-info>
            <dc:creator> </dc:creator>
            <dc:date>2022-03-16T17:01:15.062438658</dc:date>
          </office:change-info>
          <table:previous>
            <table:change-track-table-cell/>
          </table:previous>
        </table:cell-content-change>
        <table:cell-content-change table:id="ct123">
          <table:cell-address table:column="18" table:row="83" table:table="0"/>
          <office:change-info>
            <dc:creator> </dc:creator>
            <dc:date>2022-03-16T17:01:15.062442344</dc:date>
          </office:change-info>
          <table:previous>
            <table:change-track-table-cell/>
          </table:previous>
        </table:cell-content-change>
        <table:cell-content-change table:id="ct124">
          <table:cell-address table:column="18" table:row="84" table:table="0"/>
          <office:change-info>
            <dc:creator> </dc:creator>
            <dc:date>2022-03-16T17:01:15.062445708</dc:date>
          </office:change-info>
          <table:previous>
            <table:change-track-table-cell/>
          </table:previous>
        </table:cell-content-change>
        <table:cell-content-change table:id="ct125">
          <table:cell-address table:column="18" table:row="85" table:table="0"/>
          <office:change-info>
            <dc:creator> </dc:creator>
            <dc:date>2022-03-16T17:01:15.062449030</dc:date>
          </office:change-info>
          <table:previous>
            <table:change-track-table-cell/>
          </table:previous>
        </table:cell-content-change>
        <table:cell-content-change table:id="ct126">
          <table:cell-address table:column="18" table:row="86" table:table="0"/>
          <office:change-info>
            <dc:creator> </dc:creator>
            <dc:date>2022-03-16T17:01:15.062452524</dc:date>
          </office:change-info>
          <table:previous>
            <table:change-track-table-cell/>
          </table:previous>
        </table:cell-content-change>
        <table:cell-content-change table:id="ct127">
          <table:cell-address table:column="18" table:row="87" table:table="0"/>
          <office:change-info>
            <dc:creator> </dc:creator>
            <dc:date>2022-03-16T17:01:15.062455927</dc:date>
          </office:change-info>
          <table:previous>
            <table:change-track-table-cell/>
          </table:previous>
        </table:cell-content-change>
        <table:cell-content-change table:id="ct128">
          <table:cell-address table:column="19" table:row="77" table:table="0"/>
          <office:change-info>
            <dc:creator> </dc:creator>
            <dc:date>2022-03-16T17:01:15.062458146</dc:date>
          </office:change-info>
          <table:previous>
            <table:change-track-table-cell/>
          </table:previous>
        </table:cell-content-change>
        <table:cell-content-change table:id="ct129">
          <table:cell-address table:column="19" table:row="78" table:table="0"/>
          <office:change-info>
            <dc:creator> </dc:creator>
            <dc:date>2022-03-16T17:01:15.062461040</dc:date>
          </office:change-info>
          <table:previous>
            <table:change-track-table-cell/>
          </table:previous>
        </table:cell-content-change>
        <table:cell-content-change table:id="ct130">
          <table:cell-address table:column="19" table:row="79" table:table="0"/>
          <office:change-info>
            <dc:creator> </dc:creator>
            <dc:date>2022-03-16T17:01:15.062463098</dc:date>
          </office:change-info>
          <table:previous>
            <table:change-track-table-cell/>
          </table:previous>
        </table:cell-content-change>
        <table:cell-content-change table:id="ct131">
          <table:cell-address table:column="19" table:row="80" table:table="0"/>
          <office:change-info>
            <dc:creator> </dc:creator>
            <dc:date>2022-03-16T17:01:15.062464915</dc:date>
          </office:change-info>
          <table:previous>
            <table:change-track-table-cell/>
          </table:previous>
        </table:cell-content-change>
        <table:cell-content-change table:id="ct132">
          <table:cell-address table:column="19" table:row="81" table:table="0"/>
          <office:change-info>
            <dc:creator> </dc:creator>
            <dc:date>2022-03-16T17:01:15.062466659</dc:date>
          </office:change-info>
          <table:previous>
            <table:change-track-table-cell/>
          </table:previous>
        </table:cell-content-change>
        <table:cell-content-change table:id="ct133">
          <table:cell-address table:column="19" table:row="82" table:table="0"/>
          <office:change-info>
            <dc:creator> </dc:creator>
            <dc:date>2022-03-16T17:01:15.062468335</dc:date>
          </office:change-info>
          <table:previous>
            <table:change-track-table-cell/>
          </table:previous>
        </table:cell-content-change>
        <table:cell-content-change table:id="ct134">
          <table:cell-address table:column="19" table:row="83" table:table="0"/>
          <office:change-info>
            <dc:creator> </dc:creator>
            <dc:date>2022-03-16T17:01:15.062470046</dc:date>
          </office:change-info>
          <table:previous>
            <table:change-track-table-cell/>
          </table:previous>
        </table:cell-content-change>
        <table:cell-content-change table:id="ct135">
          <table:cell-address table:column="19" table:row="84" table:table="0"/>
          <office:change-info>
            <dc:creator> </dc:creator>
            <dc:date>2022-03-16T17:01:15.062471844</dc:date>
          </office:change-info>
          <table:previous>
            <table:change-track-table-cell/>
          </table:previous>
        </table:cell-content-change>
        <table:cell-content-change table:id="ct136">
          <table:cell-address table:column="19" table:row="85" table:table="0"/>
          <office:change-info>
            <dc:creator> </dc:creator>
            <dc:date>2022-03-16T17:01:15.062473834</dc:date>
          </office:change-info>
          <table:previous>
            <table:change-track-table-cell/>
          </table:previous>
        </table:cell-content-change>
        <table:cell-content-change table:id="ct137">
          <table:cell-address table:column="19" table:row="86" table:table="0"/>
          <office:change-info>
            <dc:creator> </dc:creator>
            <dc:date>2022-03-16T17:01:15.062475661</dc:date>
          </office:change-info>
          <table:previous>
            <table:change-track-table-cell/>
          </table:previous>
        </table:cell-content-change>
        <table:cell-content-change table:id="ct138">
          <table:cell-address table:column="19" table:row="87" table:table="0"/>
          <office:change-info>
            <dc:creator> </dc:creator>
            <dc:date>2022-03-16T17:01:15.062477455</dc:date>
          </office:change-info>
          <table:previous>
            <table:change-track-table-cell/>
          </table:previous>
        </table:cell-content-change>
        <table:cell-content-change table:id="ct139">
          <table:cell-address table:column="20" table:row="77" table:table="0"/>
          <office:change-info>
            <dc:creator> </dc:creator>
            <dc:date>2022-03-16T17:01:15.062479003</dc:date>
          </office:change-info>
          <table:previous>
            <table:change-track-table-cell/>
          </table:previous>
        </table:cell-content-change>
        <table:cell-content-change table:id="ct140">
          <table:cell-address table:column="20" table:row="78" table:table="0"/>
          <office:change-info>
            <dc:creator> </dc:creator>
            <dc:date>2022-03-16T17:01:15.062480486</dc:date>
          </office:change-info>
          <table:previous>
            <table:change-track-table-cell/>
          </table:previous>
        </table:cell-content-change>
        <table:cell-content-change table:id="ct141">
          <table:cell-address table:column="20" table:row="79" table:table="0"/>
          <office:change-info>
            <dc:creator> </dc:creator>
            <dc:date>2022-03-16T17:01:15.062482238</dc:date>
          </office:change-info>
          <table:previous>
            <table:change-track-table-cell/>
          </table:previous>
        </table:cell-content-change>
        <table:cell-content-change table:id="ct142">
          <table:cell-address table:column="20" table:row="80" table:table="0"/>
          <office:change-info>
            <dc:creator> </dc:creator>
            <dc:date>2022-03-16T17:01:15.062483966</dc:date>
          </office:change-info>
          <table:previous>
            <table:change-track-table-cell/>
          </table:previous>
        </table:cell-content-change>
        <table:cell-content-change table:id="ct143">
          <table:cell-address table:column="20" table:row="81" table:table="0"/>
          <office:change-info>
            <dc:creator> </dc:creator>
            <dc:date>2022-03-16T17:01:15.062485783</dc:date>
          </office:change-info>
          <table:previous>
            <table:change-track-table-cell/>
          </table:previous>
        </table:cell-content-change>
        <table:cell-content-change table:id="ct144">
          <table:cell-address table:column="20" table:row="82" table:table="0"/>
          <office:change-info>
            <dc:creator> </dc:creator>
            <dc:date>2022-03-16T17:01:15.062487507</dc:date>
          </office:change-info>
          <table:previous>
            <table:change-track-table-cell/>
          </table:previous>
        </table:cell-content-change>
        <table:cell-content-change table:id="ct145">
          <table:cell-address table:column="20" table:row="83" table:table="0"/>
          <office:change-info>
            <dc:creator> </dc:creator>
            <dc:date>2022-03-16T17:01:15.062489275</dc:date>
          </office:change-info>
          <table:previous>
            <table:change-track-table-cell/>
          </table:previous>
        </table:cell-content-change>
        <table:cell-content-change table:id="ct146">
          <table:cell-address table:column="20" table:row="84" table:table="0"/>
          <office:change-info>
            <dc:creator> </dc:creator>
            <dc:date>2022-03-16T17:01:15.062491032</dc:date>
          </office:change-info>
          <table:previous>
            <table:change-track-table-cell/>
          </table:previous>
        </table:cell-content-change>
        <table:cell-content-change table:id="ct147">
          <table:cell-address table:column="20" table:row="85" table:table="0"/>
          <office:change-info>
            <dc:creator> </dc:creator>
            <dc:date>2022-03-16T17:01:15.062492838</dc:date>
          </office:change-info>
          <table:previous>
            <table:change-track-table-cell/>
          </table:previous>
        </table:cell-content-change>
        <table:cell-content-change table:id="ct148">
          <table:cell-address table:column="20" table:row="86" table:table="0"/>
          <office:change-info>
            <dc:creator> </dc:creator>
            <dc:date>2022-03-16T17:01:15.062494857</dc:date>
          </office:change-info>
          <table:previous>
            <table:change-track-table-cell/>
          </table:previous>
        </table:cell-content-change>
        <table:cell-content-change table:id="ct149">
          <table:cell-address table:column="20" table:row="87" table:table="0"/>
          <office:change-info>
            <dc:creator> </dc:creator>
            <dc:date>2022-03-16T17:01:15.062496718</dc:date>
          </office:change-info>
          <table:previous>
            <table:change-track-table-cell/>
          </table:previous>
        </table:cell-content-change>
        <table:cell-content-change table:id="ct150">
          <table:cell-address table:column="21" table:row="77" table:table="0"/>
          <office:change-info>
            <dc:creator> </dc:creator>
            <dc:date>2022-03-16T17:01:15.062498485</dc:date>
          </office:change-info>
          <table:previous>
            <table:change-track-table-cell/>
          </table:previous>
        </table:cell-content-change>
        <table:cell-content-change table:id="ct151">
          <table:cell-address table:column="21" table:row="78" table:table="0"/>
          <office:change-info>
            <dc:creator> </dc:creator>
            <dc:date>2022-03-16T17:01:15.062500102</dc:date>
          </office:change-info>
          <table:previous>
            <table:change-track-table-cell/>
          </table:previous>
        </table:cell-content-change>
        <table:cell-content-change table:id="ct152">
          <table:cell-address table:column="21" table:row="79" table:table="0"/>
          <office:change-info>
            <dc:creator> </dc:creator>
            <dc:date>2022-03-16T17:01:15.062501884</dc:date>
          </office:change-info>
          <table:previous>
            <table:change-track-table-cell/>
          </table:previous>
        </table:cell-content-change>
        <table:cell-content-change table:id="ct153">
          <table:cell-address table:column="21" table:row="80" table:table="0"/>
          <office:change-info>
            <dc:creator> </dc:creator>
            <dc:date>2022-03-16T17:01:15.062503714</dc:date>
          </office:change-info>
          <table:previous>
            <table:change-track-table-cell/>
          </table:previous>
        </table:cell-content-change>
        <table:cell-content-change table:id="ct154">
          <table:cell-address table:column="21" table:row="81" table:table="0"/>
          <office:change-info>
            <dc:creator> </dc:creator>
            <dc:date>2022-03-16T17:01:15.062505628</dc:date>
          </office:change-info>
          <table:previous>
            <table:change-track-table-cell/>
          </table:previous>
        </table:cell-content-change>
        <table:cell-content-change table:id="ct155">
          <table:cell-address table:column="21" table:row="82" table:table="0"/>
          <office:change-info>
            <dc:creator> </dc:creator>
            <dc:date>2022-03-16T17:01:15.062507520</dc:date>
          </office:change-info>
          <table:previous>
            <table:change-track-table-cell/>
          </table:previous>
        </table:cell-content-change>
        <table:cell-content-change table:id="ct156">
          <table:cell-address table:column="21" table:row="83" table:table="0"/>
          <office:change-info>
            <dc:creator> </dc:creator>
            <dc:date>2022-03-16T17:01:15.062509332</dc:date>
          </office:change-info>
          <table:previous>
            <table:change-track-table-cell/>
          </table:previous>
        </table:cell-content-change>
        <table:cell-content-change table:id="ct157">
          <table:cell-address table:column="21" table:row="84" table:table="0"/>
          <office:change-info>
            <dc:creator> </dc:creator>
            <dc:date>2022-03-16T17:01:15.062511256</dc:date>
          </office:change-info>
          <table:previous>
            <table:change-track-table-cell/>
          </table:previous>
        </table:cell-content-change>
        <table:cell-content-change table:id="ct158">
          <table:cell-address table:column="21" table:row="85" table:table="0"/>
          <office:change-info>
            <dc:creator> </dc:creator>
            <dc:date>2022-03-16T17:01:15.062513105</dc:date>
          </office:change-info>
          <table:previous>
            <table:change-track-table-cell/>
          </table:previous>
        </table:cell-content-change>
        <table:cell-content-change table:id="ct159">
          <table:cell-address table:column="21" table:row="86" table:table="0"/>
          <office:change-info>
            <dc:creator> </dc:creator>
            <dc:date>2022-03-16T17:01:15.062515176</dc:date>
          </office:change-info>
          <table:previous>
            <table:change-track-table-cell/>
          </table:previous>
        </table:cell-content-change>
        <table:cell-content-change table:id="ct160">
          <table:cell-address table:column="21" table:row="87" table:table="0"/>
          <office:change-info>
            <dc:creator> </dc:creator>
            <dc:date>2022-03-16T17:01:15.062517140</dc:date>
          </office:change-info>
          <table:previous>
            <table:change-track-table-cell/>
          </table:previous>
        </table:cell-content-change>
        <table:cell-content-change table:id="ct161">
          <table:cell-address table:column="22" table:row="77" table:table="0"/>
          <office:change-info>
            <dc:creator> </dc:creator>
            <dc:date>2022-03-16T17:01:15.062518867</dc:date>
          </office:change-info>
          <table:previous>
            <table:change-track-table-cell/>
          </table:previous>
        </table:cell-content-change>
        <table:cell-content-change table:id="ct162">
          <table:cell-address table:column="22" table:row="78" table:table="0"/>
          <office:change-info>
            <dc:creator> </dc:creator>
            <dc:date>2022-03-16T17:01:15.062520473</dc:date>
          </office:change-info>
          <table:previous>
            <table:change-track-table-cell/>
          </table:previous>
        </table:cell-content-change>
        <table:cell-content-change table:id="ct163">
          <table:cell-address table:column="22" table:row="79" table:table="0"/>
          <office:change-info>
            <dc:creator> </dc:creator>
            <dc:date>2022-03-16T17:01:15.062522365</dc:date>
          </office:change-info>
          <table:previous>
            <table:change-track-table-cell/>
          </table:previous>
        </table:cell-content-change>
        <table:cell-content-change table:id="ct164">
          <table:cell-address table:column="22" table:row="80" table:table="0"/>
          <office:change-info>
            <dc:creator> </dc:creator>
            <dc:date>2022-03-16T17:01:15.062524372</dc:date>
          </office:change-info>
          <table:previous>
            <table:change-track-table-cell/>
          </table:previous>
        </table:cell-content-change>
        <table:cell-content-change table:id="ct165">
          <table:cell-address table:column="22" table:row="81" table:table="0"/>
          <office:change-info>
            <dc:creator> </dc:creator>
            <dc:date>2022-03-16T17:01:15.062526364</dc:date>
          </office:change-info>
          <table:previous>
            <table:change-track-table-cell/>
          </table:previous>
        </table:cell-content-change>
        <table:cell-content-change table:id="ct166">
          <table:cell-address table:column="22" table:row="82" table:table="0"/>
          <office:change-info>
            <dc:creator> </dc:creator>
            <dc:date>2022-03-16T17:01:15.062528349</dc:date>
          </office:change-info>
          <table:previous>
            <table:change-track-table-cell/>
          </table:previous>
        </table:cell-content-change>
        <table:cell-content-change table:id="ct167">
          <table:cell-address table:column="22" table:row="83" table:table="0"/>
          <office:change-info>
            <dc:creator> </dc:creator>
            <dc:date>2022-03-16T17:01:15.062530514</dc:date>
          </office:change-info>
          <table:previous>
            <table:change-track-table-cell/>
          </table:previous>
        </table:cell-content-change>
        <table:cell-content-change table:id="ct168">
          <table:cell-address table:column="22" table:row="84" table:table="0"/>
          <office:change-info>
            <dc:creator> </dc:creator>
            <dc:date>2022-03-16T17:01:15.062532530</dc:date>
          </office:change-info>
          <table:previous>
            <table:change-track-table-cell/>
          </table:previous>
        </table:cell-content-change>
        <table:cell-content-change table:id="ct169">
          <table:cell-address table:column="22" table:row="85" table:table="0"/>
          <office:change-info>
            <dc:creator> </dc:creator>
            <dc:date>2022-03-16T17:01:15.062534511</dc:date>
          </office:change-info>
          <table:previous>
            <table:change-track-table-cell/>
          </table:previous>
        </table:cell-content-change>
        <table:cell-content-change table:id="ct170">
          <table:cell-address table:column="22" table:row="86" table:table="0"/>
          <office:change-info>
            <dc:creator> </dc:creator>
            <dc:date>2022-03-16T17:01:15.062536496</dc:date>
          </office:change-info>
          <table:previous>
            <table:change-track-table-cell/>
          </table:previous>
        </table:cell-content-change>
        <table:cell-content-change table:id="ct171">
          <table:cell-address table:column="22" table:row="87" table:table="0"/>
          <office:change-info>
            <dc:creator> </dc:creator>
            <dc:date>2022-03-16T17:01:15.062538500</dc:date>
          </office:change-info>
          <table:previous>
            <table:change-track-table-cell/>
          </table:previous>
        </table:cell-content-change>
        <table:cell-content-change table:id="ct172">
          <table:cell-address table:column="23" table:row="77" table:table="0"/>
          <office:change-info>
            <dc:creator> </dc:creator>
            <dc:date>2022-03-16T17:01:15.062540311</dc:date>
          </office:change-info>
          <table:previous>
            <table:change-track-table-cell/>
          </table:previous>
        </table:cell-content-change>
        <table:cell-content-change table:id="ct173">
          <table:cell-address table:column="23" table:row="78" table:table="0"/>
          <office:change-info>
            <dc:creator> </dc:creator>
            <dc:date>2022-03-16T17:01:15.062542106</dc:date>
          </office:change-info>
          <table:previous>
            <table:change-track-table-cell/>
          </table:previous>
        </table:cell-content-change>
        <table:cell-content-change table:id="ct174">
          <table:cell-address table:column="23" table:row="79" table:table="0"/>
          <office:change-info>
            <dc:creator> </dc:creator>
            <dc:date>2022-03-16T17:01:15.062544260</dc:date>
          </office:change-info>
          <table:previous>
            <table:change-track-table-cell/>
          </table:previous>
        </table:cell-content-change>
        <table:cell-content-change table:id="ct175">
          <table:cell-address table:column="23" table:row="80" table:table="0"/>
          <office:change-info>
            <dc:creator> </dc:creator>
            <dc:date>2022-03-16T17:01:15.062546341</dc:date>
          </office:change-info>
          <table:previous>
            <table:change-track-table-cell/>
          </table:previous>
        </table:cell-content-change>
        <table:cell-content-change table:id="ct176">
          <table:cell-address table:column="23" table:row="81" table:table="0"/>
          <office:change-info>
            <dc:creator> </dc:creator>
            <dc:date>2022-03-16T17:01:15.062548331</dc:date>
          </office:change-info>
          <table:previous>
            <table:change-track-table-cell/>
          </table:previous>
        </table:cell-content-change>
        <table:cell-content-change table:id="ct177">
          <table:cell-address table:column="23" table:row="82" table:table="0"/>
          <office:change-info>
            <dc:creator> </dc:creator>
            <dc:date>2022-03-16T17:01:15.062550369</dc:date>
          </office:change-info>
          <table:previous>
            <table:change-track-table-cell/>
          </table:previous>
        </table:cell-content-change>
        <table:cell-content-change table:id="ct178">
          <table:cell-address table:column="23" table:row="83" table:table="0"/>
          <office:change-info>
            <dc:creator> </dc:creator>
            <dc:date>2022-03-16T17:01:15.062552367</dc:date>
          </office:change-info>
          <table:previous>
            <table:change-track-table-cell/>
          </table:previous>
        </table:cell-content-change>
        <table:cell-content-change table:id="ct179">
          <table:cell-address table:column="23" table:row="84" table:table="0"/>
          <office:change-info>
            <dc:creator> </dc:creator>
            <dc:date>2022-03-16T17:01:15.062554454</dc:date>
          </office:change-info>
          <table:previous>
            <table:change-track-table-cell/>
          </table:previous>
        </table:cell-content-change>
        <table:cell-content-change table:id="ct180">
          <table:cell-address table:column="23" table:row="85" table:table="0"/>
          <office:change-info>
            <dc:creator> </dc:creator>
            <dc:date>2022-03-16T17:01:15.062556469</dc:date>
          </office:change-info>
          <table:previous>
            <table:change-track-table-cell/>
          </table:previous>
        </table:cell-content-change>
        <table:cell-content-change table:id="ct181">
          <table:cell-address table:column="23" table:row="86" table:table="0"/>
          <office:change-info>
            <dc:creator> </dc:creator>
            <dc:date>2022-03-16T17:01:15.062558627</dc:date>
          </office:change-info>
          <table:previous>
            <table:change-track-table-cell/>
          </table:previous>
        </table:cell-content-change>
        <table:cell-content-change table:id="ct182">
          <table:cell-address table:column="23" table:row="87" table:table="0"/>
          <office:change-info>
            <dc:creator> </dc:creator>
            <dc:date>2022-03-16T17:01:15.062560891</dc:date>
          </office:change-info>
          <table:previous>
            <table:change-track-table-cell/>
          </table:previous>
        </table:cell-content-change>
        <table:cell-content-change table:id="ct183">
          <table:cell-address table:column="24" table:row="77" table:table="0"/>
          <office:change-info>
            <dc:creator> </dc:creator>
            <dc:date>2022-03-16T17:01:15.062562690</dc:date>
          </office:change-info>
          <table:previous>
            <table:change-track-table-cell/>
          </table:previous>
        </table:cell-content-change>
        <table:cell-content-change table:id="ct184">
          <table:cell-address table:column="24" table:row="78" table:table="0"/>
          <office:change-info>
            <dc:creator> </dc:creator>
            <dc:date>2022-03-16T17:01:15.062567208</dc:date>
          </office:change-info>
          <table:previous>
            <table:change-track-table-cell/>
          </table:previous>
        </table:cell-content-change>
        <table:cell-content-change table:id="ct185">
          <table:cell-address table:column="24" table:row="79" table:table="0"/>
          <office:change-info>
            <dc:creator> </dc:creator>
            <dc:date>2022-03-16T17:01:15.062571515</dc:date>
          </office:change-info>
          <table:previous>
            <table:change-track-table-cell/>
          </table:previous>
        </table:cell-content-change>
        <table:cell-content-change table:id="ct186">
          <table:cell-address table:column="24" table:row="80" table:table="0"/>
          <office:change-info>
            <dc:creator> </dc:creator>
            <dc:date>2022-03-16T17:01:15.062575316</dc:date>
          </office:change-info>
          <table:previous>
            <table:change-track-table-cell/>
          </table:previous>
        </table:cell-content-change>
        <table:cell-content-change table:id="ct187">
          <table:cell-address table:column="24" table:row="81" table:table="0"/>
          <office:change-info>
            <dc:creator> </dc:creator>
            <dc:date>2022-03-16T17:01:15.062579367</dc:date>
          </office:change-info>
          <table:previous>
            <table:change-track-table-cell/>
          </table:previous>
        </table:cell-content-change>
        <table:cell-content-change table:id="ct188">
          <table:cell-address table:column="24" table:row="82" table:table="0"/>
          <office:change-info>
            <dc:creator> </dc:creator>
            <dc:date>2022-03-16T17:01:15.062583062</dc:date>
          </office:change-info>
          <table:previous>
            <table:change-track-table-cell/>
          </table:previous>
        </table:cell-content-change>
        <table:cell-content-change table:id="ct189">
          <table:cell-address table:column="24" table:row="83" table:table="0"/>
          <office:change-info>
            <dc:creator> </dc:creator>
            <dc:date>2022-03-16T17:01:15.062586689</dc:date>
          </office:change-info>
          <table:previous>
            <table:change-track-table-cell/>
          </table:previous>
        </table:cell-content-change>
        <table:cell-content-change table:id="ct190">
          <table:cell-address table:column="24" table:row="84" table:table="0"/>
          <office:change-info>
            <dc:creator> </dc:creator>
            <dc:date>2022-03-16T17:01:15.062590361</dc:date>
          </office:change-info>
          <table:previous>
            <table:change-track-table-cell/>
          </table:previous>
        </table:cell-content-change>
        <table:cell-content-change table:id="ct191">
          <table:cell-address table:column="24" table:row="85" table:table="0"/>
          <office:change-info>
            <dc:creator> </dc:creator>
            <dc:date>2022-03-16T17:01:15.062594355</dc:date>
          </office:change-info>
          <table:previous>
            <table:change-track-table-cell/>
          </table:previous>
        </table:cell-content-change>
        <table:cell-content-change table:id="ct192">
          <table:cell-address table:column="24" table:row="86" table:table="0"/>
          <office:change-info>
            <dc:creator> </dc:creator>
            <dc:date>2022-03-16T17:01:15.062598103</dc:date>
          </office:change-info>
          <table:previous>
            <table:change-track-table-cell/>
          </table:previous>
        </table:cell-content-change>
        <table:cell-content-change table:id="ct193">
          <table:cell-address table:column="24" table:row="87" table:table="0"/>
          <office:change-info>
            <dc:creator> </dc:creator>
            <dc:date>2022-03-16T17:01:15.062601734</dc:date>
          </office:change-info>
          <table:previous>
            <table:change-track-table-cell/>
          </table:previous>
        </table:cell-content-change>
        <table:cell-content-change table:id="ct194">
          <table:cell-address table:column="25" table:row="77" table:table="0"/>
          <office:change-info>
            <dc:creator> </dc:creator>
            <dc:date>2022-03-16T17:01:15.062604388</dc:date>
          </office:change-info>
          <table:previous>
            <table:change-track-table-cell/>
          </table:previous>
        </table:cell-content-change>
        <table:cell-content-change table:id="ct195">
          <table:cell-address table:column="25" table:row="78" table:table="0"/>
          <office:change-info>
            <dc:creator> </dc:creator>
            <dc:date>2022-03-16T17:01:15.062607426</dc:date>
          </office:change-info>
          <table:previous>
            <table:change-track-table-cell/>
          </table:previous>
        </table:cell-content-change>
        <table:cell-content-change table:id="ct196">
          <table:cell-address table:column="25" table:row="79" table:table="0"/>
          <office:change-info>
            <dc:creator> </dc:creator>
            <dc:date>2022-03-16T17:01:15.062611470</dc:date>
          </office:change-info>
          <table:previous>
            <table:change-track-table-cell/>
          </table:previous>
        </table:cell-content-change>
        <table:cell-content-change table:id="ct197">
          <table:cell-address table:column="25" table:row="80" table:table="0"/>
          <office:change-info>
            <dc:creator> </dc:creator>
            <dc:date>2022-03-16T17:01:15.062615185</dc:date>
          </office:change-info>
          <table:previous>
            <table:change-track-table-cell/>
          </table:previous>
        </table:cell-content-change>
        <table:cell-content-change table:id="ct198">
          <table:cell-address table:column="25" table:row="81" table:table="0"/>
          <office:change-info>
            <dc:creator> </dc:creator>
            <dc:date>2022-03-16T17:01:15.062618819</dc:date>
          </office:change-info>
          <table:previous>
            <table:change-track-table-cell/>
          </table:previous>
        </table:cell-content-change>
        <table:cell-content-change table:id="ct199">
          <table:cell-address table:column="25" table:row="82" table:table="0"/>
          <office:change-info>
            <dc:creator> </dc:creator>
            <dc:date>2022-03-16T17:01:15.062622498</dc:date>
          </office:change-info>
          <table:previous>
            <table:change-track-table-cell/>
          </table:previous>
        </table:cell-content-change>
        <table:cell-content-change table:id="ct200">
          <table:cell-address table:column="25" table:row="83" table:table="0"/>
          <office:change-info>
            <dc:creator> </dc:creator>
            <dc:date>2022-03-16T17:01:15.062626320</dc:date>
          </office:change-info>
          <table:previous>
            <table:change-track-table-cell/>
          </table:previous>
        </table:cell-content-change>
        <table:cell-content-change table:id="ct201">
          <table:cell-address table:column="25" table:row="84" table:table="0"/>
          <office:change-info>
            <dc:creator> </dc:creator>
            <dc:date>2022-03-16T17:01:15.062630051</dc:date>
          </office:change-info>
          <table:previous>
            <table:change-track-table-cell/>
          </table:previous>
        </table:cell-content-change>
        <table:cell-content-change table:id="ct202">
          <table:cell-address table:column="25" table:row="85" table:table="0"/>
          <office:change-info>
            <dc:creator> </dc:creator>
            <dc:date>2022-03-16T17:01:15.062633702</dc:date>
          </office:change-info>
          <table:previous>
            <table:change-track-table-cell/>
          </table:previous>
        </table:cell-content-change>
        <table:cell-content-change table:id="ct203">
          <table:cell-address table:column="25" table:row="86" table:table="0"/>
          <office:change-info>
            <dc:creator> </dc:creator>
            <dc:date>2022-03-16T17:01:15.062637363</dc:date>
          </office:change-info>
          <table:previous>
            <table:change-track-table-cell/>
          </table:previous>
        </table:cell-content-change>
        <table:cell-content-change table:id="ct204">
          <table:cell-address table:column="25" table:row="87" table:table="0"/>
          <office:change-info>
            <dc:creator> </dc:creator>
            <dc:date>2022-03-16T17:01:15.062641172</dc:date>
          </office:change-info>
          <table:previous>
            <table:change-track-table-cell/>
          </table:previous>
        </table:cell-content-change>
        <table:cell-content-change table:id="ct205">
          <table:cell-address table:column="18" table:row="98" table:table="0"/>
          <office:change-info>
            <dc:creator> </dc:creator>
            <dc:date>2022-03-16T17:01:21.537316874</dc:date>
          </office:change-info>
          <table:previous>
            <table:change-track-table-cell/>
          </table:previous>
        </table:cell-content-change>
        <table:cell-content-change table:id="ct206">
          <table:cell-address table:column="18" table:row="99" table:table="0"/>
          <office:change-info>
            <dc:creator> </dc:creator>
            <dc:date>2022-03-16T17:01:21.537356461</dc:date>
          </office:change-info>
          <table:previous>
            <table:change-track-table-cell/>
          </table:previous>
        </table:cell-content-change>
        <table:cell-content-change table:id="ct207">
          <table:cell-address table:column="18" table:row="100" table:table="0"/>
          <office:change-info>
            <dc:creator> </dc:creator>
            <dc:date>2022-03-16T17:01:21.537416208</dc:date>
          </office:change-info>
          <table:previous>
            <table:change-track-table-cell/>
          </table:previous>
        </table:cell-content-change>
        <table:cell-content-change table:id="ct208">
          <table:cell-address table:column="18" table:row="101" table:table="0"/>
          <office:change-info>
            <dc:creator> </dc:creator>
            <dc:date>2022-03-16T17:01:21.537449454</dc:date>
          </office:change-info>
          <table:previous>
            <table:change-track-table-cell/>
          </table:previous>
        </table:cell-content-change>
        <table:cell-content-change table:id="ct209">
          <table:cell-address table:column="18" table:row="102" table:table="0"/>
          <office:change-info>
            <dc:creator> </dc:creator>
            <dc:date>2022-03-16T17:01:21.537477450</dc:date>
          </office:change-info>
          <table:previous>
            <table:change-track-table-cell/>
          </table:previous>
        </table:cell-content-change>
        <table:cell-content-change table:id="ct210">
          <table:cell-address table:column="18" table:row="103" table:table="0"/>
          <office:change-info>
            <dc:creator> </dc:creator>
            <dc:date>2022-03-16T17:01:21.537501964</dc:date>
          </office:change-info>
          <table:previous>
            <table:change-track-table-cell/>
          </table:previous>
        </table:cell-content-change>
        <table:cell-content-change table:id="ct211">
          <table:cell-address table:column="18" table:row="104" table:table="0"/>
          <office:change-info>
            <dc:creator> </dc:creator>
            <dc:date>2022-03-16T17:01:21.537525412</dc:date>
          </office:change-info>
          <table:previous>
            <table:change-track-table-cell/>
          </table:previous>
        </table:cell-content-change>
        <table:cell-content-change table:id="ct212">
          <table:cell-address table:column="18" table:row="105" table:table="0"/>
          <office:change-info>
            <dc:creator> </dc:creator>
            <dc:date>2022-03-16T17:01:21.537549362</dc:date>
          </office:change-info>
          <table:previous>
            <table:change-track-table-cell/>
          </table:previous>
        </table:cell-content-change>
        <table:cell-content-change table:id="ct213">
          <table:cell-address table:column="18" table:row="106" table:table="0"/>
          <office:change-info>
            <dc:creator> </dc:creator>
            <dc:date>2022-03-16T17:01:21.537573099</dc:date>
          </office:change-info>
          <table:previous>
            <table:change-track-table-cell/>
          </table:previous>
        </table:cell-content-change>
        <table:cell-content-change table:id="ct214">
          <table:cell-address table:column="18" table:row="107" table:table="0"/>
          <office:change-info>
            <dc:creator> </dc:creator>
            <dc:date>2022-03-16T17:01:21.537596792</dc:date>
          </office:change-info>
          <table:previous>
            <table:change-track-table-cell/>
          </table:previous>
        </table:cell-content-change>
        <table:cell-content-change table:id="ct215">
          <table:cell-address table:column="18" table:row="108" table:table="0"/>
          <office:change-info>
            <dc:creator> </dc:creator>
            <dc:date>2022-03-16T17:01:21.537621020</dc:date>
          </office:change-info>
          <table:previous>
            <table:change-track-table-cell/>
          </table:previous>
        </table:cell-content-change>
        <table:cell-content-change table:id="ct216">
          <table:cell-address table:column="19" table:row="98" table:table="0"/>
          <office:change-info>
            <dc:creator> </dc:creator>
            <dc:date>2022-03-16T17:01:21.537636751</dc:date>
          </office:change-info>
          <table:previous>
            <table:change-track-table-cell/>
          </table:previous>
        </table:cell-content-change>
        <table:cell-content-change table:id="ct217">
          <table:cell-address table:column="19" table:row="99" table:table="0"/>
          <office:change-info>
            <dc:creator> </dc:creator>
            <dc:date>2022-03-16T17:01:21.537653153</dc:date>
          </office:change-info>
          <table:previous>
            <table:change-track-table-cell/>
          </table:previous>
        </table:cell-content-change>
        <table:cell-content-change table:id="ct218">
          <table:cell-address table:column="19" table:row="100" table:table="0"/>
          <office:change-info>
            <dc:creator> </dc:creator>
            <dc:date>2022-03-16T17:01:21.537667420</dc:date>
          </office:change-info>
          <table:previous>
            <table:change-track-table-cell/>
          </table:previous>
        </table:cell-content-change>
        <table:cell-content-change table:id="ct219">
          <table:cell-address table:column="19" table:row="101" table:table="0"/>
          <office:change-info>
            <dc:creator> </dc:creator>
            <dc:date>2022-03-16T17:01:21.537681244</dc:date>
          </office:change-info>
          <table:previous>
            <table:change-track-table-cell/>
          </table:previous>
        </table:cell-content-change>
        <table:cell-content-change table:id="ct220">
          <table:cell-address table:column="19" table:row="102" table:table="0"/>
          <office:change-info>
            <dc:creator> </dc:creator>
            <dc:date>2022-03-16T17:01:21.537695821</dc:date>
          </office:change-info>
          <table:previous>
            <table:change-track-table-cell/>
          </table:previous>
        </table:cell-content-change>
        <table:cell-content-change table:id="ct221">
          <table:cell-address table:column="19" table:row="103" table:table="0"/>
          <office:change-info>
            <dc:creator> </dc:creator>
            <dc:date>2022-03-16T17:01:21.537710041</dc:date>
          </office:change-info>
          <table:previous>
            <table:change-track-table-cell/>
          </table:previous>
        </table:cell-content-change>
        <table:cell-content-change table:id="ct222">
          <table:cell-address table:column="19" table:row="104" table:table="0"/>
          <office:change-info>
            <dc:creator> </dc:creator>
            <dc:date>2022-03-16T17:01:21.537723954</dc:date>
          </office:change-info>
          <table:previous>
            <table:change-track-table-cell/>
          </table:previous>
        </table:cell-content-change>
        <table:cell-content-change table:id="ct223">
          <table:cell-address table:column="19" table:row="105" table:table="0"/>
          <office:change-info>
            <dc:creator> </dc:creator>
            <dc:date>2022-03-16T17:01:21.537738228</dc:date>
          </office:change-info>
          <table:previous>
            <table:change-track-table-cell/>
          </table:previous>
        </table:cell-content-change>
        <table:cell-content-change table:id="ct224">
          <table:cell-address table:column="19" table:row="106" table:table="0"/>
          <office:change-info>
            <dc:creator> </dc:creator>
            <dc:date>2022-03-16T17:01:21.537752082</dc:date>
          </office:change-info>
          <table:previous>
            <table:change-track-table-cell/>
          </table:previous>
        </table:cell-content-change>
        <table:cell-content-change table:id="ct225">
          <table:cell-address table:column="19" table:row="107" table:table="0"/>
          <office:change-info>
            <dc:creator> </dc:creator>
            <dc:date>2022-03-16T17:01:21.537766412</dc:date>
          </office:change-info>
          <table:previous>
            <table:change-track-table-cell/>
          </table:previous>
        </table:cell-content-change>
        <table:cell-content-change table:id="ct226">
          <table:cell-address table:column="19" table:row="108" table:table="0"/>
          <office:change-info>
            <dc:creator> </dc:creator>
            <dc:date>2022-03-16T17:01:21.537780792</dc:date>
          </office:change-info>
          <table:previous>
            <table:change-track-table-cell/>
          </table:previous>
        </table:cell-content-change>
        <table:cell-content-change table:id="ct227">
          <table:cell-address table:column="20" table:row="98" table:table="0"/>
          <office:change-info>
            <dc:creator> </dc:creator>
            <dc:date>2022-03-16T17:01:21.537793350</dc:date>
          </office:change-info>
          <table:previous>
            <table:change-track-table-cell/>
          </table:previous>
        </table:cell-content-change>
        <table:cell-content-change table:id="ct228">
          <table:cell-address table:column="20" table:row="99" table:table="0"/>
          <office:change-info>
            <dc:creator> </dc:creator>
            <dc:date>2022-03-16T17:01:21.537805667</dc:date>
          </office:change-info>
          <table:previous>
            <table:change-track-table-cell/>
          </table:previous>
        </table:cell-content-change>
        <table:cell-content-change table:id="ct229">
          <table:cell-address table:column="20" table:row="100" table:table="0"/>
          <office:change-info>
            <dc:creator> </dc:creator>
            <dc:date>2022-03-16T17:01:21.537820668</dc:date>
          </office:change-info>
          <table:previous>
            <table:change-track-table-cell/>
          </table:previous>
        </table:cell-content-change>
        <table:cell-content-change table:id="ct230">
          <table:cell-address table:column="20" table:row="101" table:table="0"/>
          <office:change-info>
            <dc:creator> </dc:creator>
            <dc:date>2022-03-16T17:01:21.537834904</dc:date>
          </office:change-info>
          <table:previous>
            <table:change-track-table-cell/>
          </table:previous>
        </table:cell-content-change>
        <table:cell-content-change table:id="ct231">
          <table:cell-address table:column="20" table:row="102" table:table="0"/>
          <office:change-info>
            <dc:creator> </dc:creator>
            <dc:date>2022-03-16T17:01:21.537849408</dc:date>
          </office:change-info>
          <table:previous>
            <table:change-track-table-cell/>
          </table:previous>
        </table:cell-content-change>
        <table:cell-content-change table:id="ct232">
          <table:cell-address table:column="20" table:row="103" table:table="0"/>
          <office:change-info>
            <dc:creator> </dc:creator>
            <dc:date>2022-03-16T17:01:21.537863720</dc:date>
          </office:change-info>
          <table:previous>
            <table:change-track-table-cell/>
          </table:previous>
        </table:cell-content-change>
        <table:cell-content-change table:id="ct233">
          <table:cell-address table:column="20" table:row="104" table:table="0"/>
          <office:change-info>
            <dc:creator> </dc:creator>
            <dc:date>2022-03-16T17:01:21.537877794</dc:date>
          </office:change-info>
          <table:previous>
            <table:change-track-table-cell/>
          </table:previous>
        </table:cell-content-change>
        <table:cell-content-change table:id="ct234">
          <table:cell-address table:column="20" table:row="105" table:table="0"/>
          <office:change-info>
            <dc:creator> </dc:creator>
            <dc:date>2022-03-16T17:01:21.537892137</dc:date>
          </office:change-info>
          <table:previous>
            <table:change-track-table-cell/>
          </table:previous>
        </table:cell-content-change>
        <table:cell-content-change table:id="ct235">
          <table:cell-address table:column="20" table:row="106" table:table="0"/>
          <office:change-info>
            <dc:creator> </dc:creator>
            <dc:date>2022-03-16T17:01:21.537907025</dc:date>
          </office:change-info>
          <table:previous>
            <table:change-track-table-cell/>
          </table:previous>
        </table:cell-content-change>
        <table:cell-content-change table:id="ct236">
          <table:cell-address table:column="20" table:row="107" table:table="0"/>
          <office:change-info>
            <dc:creator> </dc:creator>
            <dc:date>2022-03-16T17:01:21.537921845</dc:date>
          </office:change-info>
          <table:previous>
            <table:change-track-table-cell/>
          </table:previous>
        </table:cell-content-change>
        <table:cell-content-change table:id="ct237">
          <table:cell-address table:column="20" table:row="108" table:table="0"/>
          <office:change-info>
            <dc:creator> </dc:creator>
            <dc:date>2022-03-16T17:01:21.537936286</dc:date>
          </office:change-info>
          <table:previous>
            <table:change-track-table-cell/>
          </table:previous>
        </table:cell-content-change>
        <table:cell-content-change table:id="ct238">
          <table:cell-address table:column="21" table:row="98" table:table="0"/>
          <office:change-info>
            <dc:creator> </dc:creator>
            <dc:date>2022-03-16T17:01:21.537949837</dc:date>
          </office:change-info>
          <table:previous>
            <table:change-track-table-cell/>
          </table:previous>
        </table:cell-content-change>
        <table:cell-content-change table:id="ct239">
          <table:cell-address table:column="21" table:row="99" table:table="0"/>
          <office:change-info>
            <dc:creator> </dc:creator>
            <dc:date>2022-03-16T17:01:21.537962854</dc:date>
          </office:change-info>
          <table:previous>
            <table:change-track-table-cell/>
          </table:previous>
        </table:cell-content-change>
        <table:cell-content-change table:id="ct240">
          <table:cell-address table:column="21" table:row="100" table:table="0"/>
          <office:change-info>
            <dc:creator> </dc:creator>
            <dc:date>2022-03-16T17:01:21.537977618</dc:date>
          </office:change-info>
          <table:previous>
            <table:change-track-table-cell/>
          </table:previous>
        </table:cell-content-change>
        <table:cell-content-change table:id="ct241">
          <table:cell-address table:column="21" table:row="101" table:table="0"/>
          <office:change-info>
            <dc:creator> </dc:creator>
            <dc:date>2022-03-16T17:01:21.537992017</dc:date>
          </office:change-info>
          <table:previous>
            <table:change-track-table-cell/>
          </table:previous>
        </table:cell-content-change>
        <table:cell-content-change table:id="ct242">
          <table:cell-address table:column="21" table:row="102" table:table="0"/>
          <office:change-info>
            <dc:creator> </dc:creator>
            <dc:date>2022-03-16T17:01:21.538006645</dc:date>
          </office:change-info>
          <table:previous>
            <table:change-track-table-cell/>
          </table:previous>
        </table:cell-content-change>
        <table:cell-content-change table:id="ct243">
          <table:cell-address table:column="21" table:row="103" table:table="0"/>
          <office:change-info>
            <dc:creator> </dc:creator>
            <dc:date>2022-03-16T17:01:21.538021095</dc:date>
          </office:change-info>
          <table:previous>
            <table:change-track-table-cell/>
          </table:previous>
        </table:cell-content-change>
        <table:cell-content-change table:id="ct244">
          <table:cell-address table:column="21" table:row="104" table:table="0"/>
          <office:change-info>
            <dc:creator> </dc:creator>
            <dc:date>2022-03-16T17:01:21.538035404</dc:date>
          </office:change-info>
          <table:previous>
            <table:change-track-table-cell/>
          </table:previous>
        </table:cell-content-change>
        <table:cell-content-change table:id="ct245">
          <table:cell-address table:column="21" table:row="105" table:table="0"/>
          <office:change-info>
            <dc:creator> </dc:creator>
            <dc:date>2022-03-16T17:01:21.538049950</dc:date>
          </office:change-info>
          <table:previous>
            <table:change-track-table-cell/>
          </table:previous>
        </table:cell-content-change>
        <table:cell-content-change table:id="ct246">
          <table:cell-address table:column="21" table:row="106" table:table="0"/>
          <office:change-info>
            <dc:creator> </dc:creator>
            <dc:date>2022-03-16T17:01:21.538064492</dc:date>
          </office:change-info>
          <table:previous>
            <table:change-track-table-cell/>
          </table:previous>
        </table:cell-content-change>
        <table:cell-content-change table:id="ct247">
          <table:cell-address table:column="21" table:row="107" table:table="0"/>
          <office:change-info>
            <dc:creator> </dc:creator>
            <dc:date>2022-03-16T17:01:21.538079046</dc:date>
          </office:change-info>
          <table:previous>
            <table:change-track-table-cell/>
          </table:previous>
        </table:cell-content-change>
        <table:cell-content-change table:id="ct248">
          <table:cell-address table:column="21" table:row="108" table:table="0"/>
          <office:change-info>
            <dc:creator> </dc:creator>
            <dc:date>2022-03-16T17:01:21.538093851</dc:date>
          </office:change-info>
          <table:previous>
            <table:change-track-table-cell/>
          </table:previous>
        </table:cell-content-change>
        <table:cell-content-change table:id="ct249">
          <table:cell-address table:column="22" table:row="98" table:table="0"/>
          <office:change-info>
            <dc:creator> </dc:creator>
            <dc:date>2022-03-16T17:01:21.538107075</dc:date>
          </office:change-info>
          <table:previous>
            <table:change-track-table-cell/>
          </table:previous>
        </table:cell-content-change>
        <table:cell-content-change table:id="ct250">
          <table:cell-address table:column="22" table:row="99" table:table="0"/>
          <office:change-info>
            <dc:creator> </dc:creator>
            <dc:date>2022-03-16T17:01:21.538120500</dc:date>
          </office:change-info>
          <table:previous>
            <table:change-track-table-cell/>
          </table:previous>
        </table:cell-content-change>
        <table:cell-content-change table:id="ct251">
          <table:cell-address table:column="22" table:row="100" table:table="0"/>
          <office:change-info>
            <dc:creator> </dc:creator>
            <dc:date>2022-03-16T17:01:21.538135396</dc:date>
          </office:change-info>
          <table:previous>
            <table:change-track-table-cell/>
          </table:previous>
        </table:cell-content-change>
        <table:cell-content-change table:id="ct252">
          <table:cell-address table:column="22" table:row="101" table:table="0"/>
          <office:change-info>
            <dc:creator> </dc:creator>
            <dc:date>2022-03-16T17:01:21.538150134</dc:date>
          </office:change-info>
          <table:previous>
            <table:change-track-table-cell/>
          </table:previous>
        </table:cell-content-change>
        <table:cell-content-change table:id="ct253">
          <table:cell-address table:column="22" table:row="102" table:table="0"/>
          <office:change-info>
            <dc:creator> </dc:creator>
            <dc:date>2022-03-16T17:01:21.538164580</dc:date>
          </office:change-info>
          <table:previous>
            <table:change-track-table-cell/>
          </table:previous>
        </table:cell-content-change>
        <table:cell-content-change table:id="ct254">
          <table:cell-address table:column="22" table:row="103" table:table="0"/>
          <office:change-info>
            <dc:creator> </dc:creator>
            <dc:date>2022-03-16T17:01:21.538179240</dc:date>
          </office:change-info>
          <table:previous>
            <table:change-track-table-cell/>
          </table:previous>
        </table:cell-content-change>
        <table:cell-content-change table:id="ct255">
          <table:cell-address table:column="22" table:row="104" table:table="0"/>
          <office:change-info>
            <dc:creator> </dc:creator>
            <dc:date>2022-03-16T17:01:21.538193912</dc:date>
          </office:change-info>
          <table:previous>
            <table:change-track-table-cell/>
          </table:previous>
        </table:cell-content-change>
        <table:cell-content-change table:id="ct256">
          <table:cell-address table:column="22" table:row="105" table:table="0"/>
          <office:change-info>
            <dc:creator> </dc:creator>
            <dc:date>2022-03-16T17:01:21.538208771</dc:date>
          </office:change-info>
          <table:previous>
            <table:change-track-table-cell/>
          </table:previous>
        </table:cell-content-change>
        <table:cell-content-change table:id="ct257">
          <table:cell-address table:column="22" table:row="106" table:table="0"/>
          <office:change-info>
            <dc:creator> </dc:creator>
            <dc:date>2022-03-16T17:01:21.538223814</dc:date>
          </office:change-info>
          <table:previous>
            <table:change-track-table-cell/>
          </table:previous>
        </table:cell-content-change>
        <table:cell-content-change table:id="ct258">
          <table:cell-address table:column="22" table:row="107" table:table="0"/>
          <office:change-info>
            <dc:creator> </dc:creator>
            <dc:date>2022-03-16T17:01:21.538238738</dc:date>
          </office:change-info>
          <table:previous>
            <table:change-track-table-cell/>
          </table:previous>
        </table:cell-content-change>
        <table:cell-content-change table:id="ct259">
          <table:cell-address table:column="22" table:row="108" table:table="0"/>
          <office:change-info>
            <dc:creator> </dc:creator>
            <dc:date>2022-03-16T17:01:21.538253938</dc:date>
          </office:change-info>
          <table:previous>
            <table:change-track-table-cell/>
          </table:previous>
        </table:cell-content-change>
        <table:cell-content-change table:id="ct260">
          <table:cell-address table:column="23" table:row="98" table:table="0"/>
          <office:change-info>
            <dc:creator> </dc:creator>
            <dc:date>2022-03-16T17:01:21.538267609</dc:date>
          </office:change-info>
          <table:previous>
            <table:change-track-table-cell/>
          </table:previous>
        </table:cell-content-change>
        <table:cell-content-change table:id="ct261">
          <table:cell-address table:column="23" table:row="99" table:table="0"/>
          <office:change-info>
            <dc:creator> </dc:creator>
            <dc:date>2022-03-16T17:01:21.538280785</dc:date>
          </office:change-info>
          <table:previous>
            <table:change-track-table-cell/>
          </table:previous>
        </table:cell-content-change>
        <table:cell-content-change table:id="ct262">
          <table:cell-address table:column="23" table:row="100" table:table="0"/>
          <office:change-info>
            <dc:creator> </dc:creator>
            <dc:date>2022-03-16T17:01:21.538296094</dc:date>
          </office:change-info>
          <table:previous>
            <table:change-track-table-cell/>
          </table:previous>
        </table:cell-content-change>
        <table:cell-content-change table:id="ct263">
          <table:cell-address table:column="23" table:row="101" table:table="0"/>
          <office:change-info>
            <dc:creator> </dc:creator>
            <dc:date>2022-03-16T17:01:21.538311039</dc:date>
          </office:change-info>
          <table:previous>
            <table:change-track-table-cell/>
          </table:previous>
        </table:cell-content-change>
        <table:cell-content-change table:id="ct264">
          <table:cell-address table:column="23" table:row="102" table:table="0"/>
          <office:change-info>
            <dc:creator> </dc:creator>
            <dc:date>2022-03-16T17:01:21.538325851</dc:date>
          </office:change-info>
          <table:previous>
            <table:change-track-table-cell/>
          </table:previous>
        </table:cell-content-change>
        <table:cell-content-change table:id="ct265">
          <table:cell-address table:column="23" table:row="103" table:table="0"/>
          <office:change-info>
            <dc:creator> </dc:creator>
            <dc:date>2022-03-16T17:01:21.538340830</dc:date>
          </office:change-info>
          <table:previous>
            <table:change-track-table-cell/>
          </table:previous>
        </table:cell-content-change>
        <table:cell-content-change table:id="ct266">
          <table:cell-address table:column="23" table:row="104" table:table="0"/>
          <office:change-info>
            <dc:creator> </dc:creator>
            <dc:date>2022-03-16T17:01:21.538355632</dc:date>
          </office:change-info>
          <table:previous>
            <table:change-track-table-cell/>
          </table:previous>
        </table:cell-content-change>
        <table:cell-content-change table:id="ct267">
          <table:cell-address table:column="23" table:row="105" table:table="0"/>
          <office:change-info>
            <dc:creator> </dc:creator>
            <dc:date>2022-03-16T17:01:21.538370801</dc:date>
          </office:change-info>
          <table:previous>
            <table:change-track-table-cell/>
          </table:previous>
        </table:cell-content-change>
        <table:cell-content-change table:id="ct268">
          <table:cell-address table:column="23" table:row="106" table:table="0"/>
          <office:change-info>
            <dc:creator> </dc:creator>
            <dc:date>2022-03-16T17:01:21.538386338</dc:date>
          </office:change-info>
          <table:previous>
            <table:change-track-table-cell/>
          </table:previous>
        </table:cell-content-change>
        <table:cell-content-change table:id="ct269">
          <table:cell-address table:column="23" table:row="107" table:table="0"/>
          <office:change-info>
            <dc:creator> </dc:creator>
            <dc:date>2022-03-16T17:01:21.538401581</dc:date>
          </office:change-info>
          <table:previous>
            <table:change-track-table-cell/>
          </table:previous>
        </table:cell-content-change>
        <table:cell-content-change table:id="ct270">
          <table:cell-address table:column="23" table:row="108" table:table="0"/>
          <office:change-info>
            <dc:creator> </dc:creator>
            <dc:date>2022-03-16T17:01:21.538416841</dc:date>
          </office:change-info>
          <table:previous>
            <table:change-track-table-cell/>
          </table:previous>
        </table:cell-content-change>
        <table:cell-content-change table:id="ct271">
          <table:cell-address table:column="24" table:row="98" table:table="0"/>
          <office:change-info>
            <dc:creator> </dc:creator>
            <dc:date>2022-03-16T17:01:21.538430597</dc:date>
          </office:change-info>
          <table:previous>
            <table:change-track-table-cell/>
          </table:previous>
        </table:cell-content-change>
        <table:cell-content-change table:id="ct272">
          <table:cell-address table:column="24" table:row="99" table:table="0"/>
          <office:change-info>
            <dc:creator> </dc:creator>
            <dc:date>2022-03-16T17:01:21.538459313</dc:date>
          </office:change-info>
          <table:previous>
            <table:change-track-table-cell/>
          </table:previous>
        </table:cell-content-change>
        <table:cell-content-change table:id="ct273">
          <table:cell-address table:column="24" table:row="100" table:table="0"/>
          <office:change-info>
            <dc:creator> </dc:creator>
            <dc:date>2022-03-16T17:01:21.538491615</dc:date>
          </office:change-info>
          <table:previous>
            <table:change-track-table-cell/>
          </table:previous>
        </table:cell-content-change>
        <table:cell-content-change table:id="ct274">
          <table:cell-address table:column="24" table:row="101" table:table="0"/>
          <office:change-info>
            <dc:creator> </dc:creator>
            <dc:date>2022-03-16T17:01:21.538521255</dc:date>
          </office:change-info>
          <table:previous>
            <table:change-track-table-cell/>
          </table:previous>
        </table:cell-content-change>
        <table:cell-content-change table:id="ct275">
          <table:cell-address table:column="24" table:row="102" table:table="0"/>
          <office:change-info>
            <dc:creator> </dc:creator>
            <dc:date>2022-03-16T17:01:21.538550218</dc:date>
          </office:change-info>
          <table:previous>
            <table:change-track-table-cell/>
          </table:previous>
        </table:cell-content-change>
        <table:cell-content-change table:id="ct276">
          <table:cell-address table:column="24" table:row="103" table:table="0"/>
          <office:change-info>
            <dc:creator> </dc:creator>
            <dc:date>2022-03-16T17:01:21.538578760</dc:date>
          </office:change-info>
          <table:previous>
            <table:change-track-table-cell/>
          </table:previous>
        </table:cell-content-change>
        <table:cell-content-change table:id="ct277">
          <table:cell-address table:column="24" table:row="104" table:table="0"/>
          <office:change-info>
            <dc:creator> </dc:creator>
            <dc:date>2022-03-16T17:01:21.538608618</dc:date>
          </office:change-info>
          <table:previous>
            <table:change-track-table-cell/>
          </table:previous>
        </table:cell-content-change>
        <table:cell-content-change table:id="ct278">
          <table:cell-address table:column="24" table:row="105" table:table="0"/>
          <office:change-info>
            <dc:creator> </dc:creator>
            <dc:date>2022-03-16T17:01:21.538637302</dc:date>
          </office:change-info>
          <table:previous>
            <table:change-track-table-cell/>
          </table:previous>
        </table:cell-content-change>
        <table:cell-content-change table:id="ct279">
          <table:cell-address table:column="24" table:row="106" table:table="0"/>
          <office:change-info>
            <dc:creator> </dc:creator>
            <dc:date>2022-03-16T17:01:21.538665504</dc:date>
          </office:change-info>
          <table:previous>
            <table:change-track-table-cell/>
          </table:previous>
        </table:cell-content-change>
        <table:cell-content-change table:id="ct280">
          <table:cell-address table:column="24" table:row="107" table:table="0"/>
          <office:change-info>
            <dc:creator> </dc:creator>
            <dc:date>2022-03-16T17:01:21.538693602</dc:date>
          </office:change-info>
          <table:previous>
            <table:change-track-table-cell/>
          </table:previous>
        </table:cell-content-change>
        <table:cell-content-change table:id="ct281">
          <table:cell-address table:column="24" table:row="108" table:table="0"/>
          <office:change-info>
            <dc:creator> </dc:creator>
            <dc:date>2022-03-16T17:01:21.538722236</dc:date>
          </office:change-info>
          <table:previous>
            <table:change-track-table-cell/>
          </table:previous>
        </table:cell-content-change>
        <table:cell-content-change table:id="ct282">
          <table:cell-address table:column="25" table:row="98" table:table="0"/>
          <office:change-info>
            <dc:creator> </dc:creator>
            <dc:date>2022-03-16T17:01:21.538744665</dc:date>
          </office:change-info>
          <table:previous>
            <table:change-track-table-cell/>
          </table:previous>
        </table:cell-content-change>
        <table:cell-content-change table:id="ct283">
          <table:cell-address table:column="25" table:row="99" table:table="0"/>
          <office:change-info>
            <dc:creator> </dc:creator>
            <dc:date>2022-03-16T17:01:21.538774461</dc:date>
          </office:change-info>
          <table:previous>
            <table:change-track-table-cell/>
          </table:previous>
        </table:cell-content-change>
        <table:cell-content-change table:id="ct284">
          <table:cell-address table:column="25" table:row="100" table:table="0"/>
          <office:change-info>
            <dc:creator> </dc:creator>
            <dc:date>2022-03-16T17:01:21.538809470</dc:date>
          </office:change-info>
          <table:previous>
            <table:change-track-table-cell/>
          </table:previous>
        </table:cell-content-change>
        <table:cell-content-change table:id="ct285">
          <table:cell-address table:column="25" table:row="101" table:table="0"/>
          <office:change-info>
            <dc:creator> </dc:creator>
            <dc:date>2022-03-16T17:01:21.538846302</dc:date>
          </office:change-info>
          <table:previous>
            <table:change-track-table-cell/>
          </table:previous>
        </table:cell-content-change>
        <table:cell-content-change table:id="ct286">
          <table:cell-address table:column="25" table:row="102" table:table="0"/>
          <office:change-info>
            <dc:creator> </dc:creator>
            <dc:date>2022-03-16T17:01:21.538879894</dc:date>
          </office:change-info>
          <table:previous>
            <table:change-track-table-cell/>
          </table:previous>
        </table:cell-content-change>
        <table:cell-content-change table:id="ct287">
          <table:cell-address table:column="25" table:row="103" table:table="0"/>
          <office:change-info>
            <dc:creator> </dc:creator>
            <dc:date>2022-03-16T17:01:21.538914032</dc:date>
          </office:change-info>
          <table:previous>
            <table:change-track-table-cell/>
          </table:previous>
        </table:cell-content-change>
        <table:cell-content-change table:id="ct288">
          <table:cell-address table:column="25" table:row="104" table:table="0"/>
          <office:change-info>
            <dc:creator> </dc:creator>
            <dc:date>2022-03-16T17:01:21.538948511</dc:date>
          </office:change-info>
          <table:previous>
            <table:change-track-table-cell/>
          </table:previous>
        </table:cell-content-change>
        <table:cell-content-change table:id="ct289">
          <table:cell-address table:column="25" table:row="105" table:table="0"/>
          <office:change-info>
            <dc:creator> </dc:creator>
            <dc:date>2022-03-16T17:01:21.538985228</dc:date>
          </office:change-info>
          <table:previous>
            <table:change-track-table-cell/>
          </table:previous>
        </table:cell-content-change>
        <table:cell-content-change table:id="ct290">
          <table:cell-address table:column="25" table:row="106" table:table="0"/>
          <office:change-info>
            <dc:creator> </dc:creator>
            <dc:date>2022-03-16T17:01:21.539018718</dc:date>
          </office:change-info>
          <table:previous>
            <table:change-track-table-cell/>
          </table:previous>
        </table:cell-content-change>
        <table:cell-content-change table:id="ct291">
          <table:cell-address table:column="25" table:row="107" table:table="0"/>
          <office:change-info>
            <dc:creator> </dc:creator>
            <dc:date>2022-03-16T17:01:21.539054398</dc:date>
          </office:change-info>
          <table:previous>
            <table:change-track-table-cell/>
          </table:previous>
        </table:cell-content-change>
        <table:cell-content-change table:id="ct292">
          <table:cell-address table:column="25" table:row="108" table:table="0"/>
          <office:change-info>
            <dc:creator> </dc:creator>
            <dc:date>2022-03-16T17:01:21.539092453</dc:date>
          </office:change-info>
          <table:previous>
            <table:change-track-table-cell/>
          </table:previous>
        </table:cell-content-change>
        <table:cell-content-change table:id="ct293">
          <table:cell-address table:column="19" table:row="58" table:table="0"/>
          <office:change-info>
            <dc:creator> </dc:creator>
            <dc:date>2022-03-16T17:04:02.544939581</dc:date>
          </office:change-info>
          <table:previous table:id="ct41">
            <table:change-track-table-cell office:value-type="float" office:value="2.497"/>
          </table:previous>
        </table:cell-content-change>
        <table:cell-content-change table:id="ct294">
          <table:cell-address table:column="20" table:row="58" table:table="0"/>
          <office:change-info>
            <dc:creator> </dc:creator>
            <dc:date>2022-03-16T17:04:13.615500849</dc:date>
          </office:change-info>
          <table:previous table:id="ct52">
            <table:change-track-table-cell office:value-type="float" office:value="2.473"/>
          </table:previous>
        </table:cell-content-change>
        <table:cell-content-change table:id="ct295">
          <table:cell-address table:column="21" table:row="58" table:table="0"/>
          <office:change-info>
            <dc:creator> </dc:creator>
            <dc:date>2022-03-16T17:04:30.732493996</dc:date>
          </office:change-info>
          <table:previous table:id="ct63">
            <table:change-track-table-cell office:value-type="float" office:value="2.474"/>
          </table:previous>
        </table:cell-content-change>
        <table:cell-content-change table:id="ct296">
          <table:cell-address table:column="22" table:row="58" table:table="0"/>
          <office:change-info>
            <dc:creator> </dc:creator>
            <dc:date>2022-03-16T17:04:57.246374132</dc:date>
          </office:change-info>
          <table:previous table:id="ct74">
            <table:change-track-table-cell office:value-type="float" office:value="2.479"/>
          </table:previous>
        </table:cell-content-change>
        <table:cell-content-change table:id="ct297">
          <table:cell-address table:column="23" table:row="58" table:table="0"/>
          <office:change-info>
            <dc:creator> </dc:creator>
            <dc:date>2022-03-16T17:05:03.754273636</dc:date>
          </office:change-info>
          <table:previous table:id="ct85">
            <table:change-track-table-cell office:value-type="float" office:value="2.477"/>
          </table:previous>
        </table:cell-content-change>
        <table:cell-content-change table:id="ct298">
          <table:cell-address table:column="19" table:row="78" table:table="0"/>
          <office:change-info>
            <dc:creator> </dc:creator>
            <dc:date>2022-03-16T17:05:37.166660993</dc:date>
          </office:change-info>
          <table:previous table:id="ct129">
            <table:change-track-table-cell office:value-type="float" office:value="2.497"/>
          </table:previous>
        </table:cell-content-change>
        <table:cell-content-change table:id="ct299">
          <table:cell-address table:column="20" table:row="78" table:table="0"/>
          <office:change-info>
            <dc:creator> </dc:creator>
            <dc:date>2022-03-16T17:05:48.104871889</dc:date>
          </office:change-info>
          <table:previous table:id="ct140">
            <table:change-track-table-cell office:value-type="float" office:value="2.473"/>
          </table:previous>
        </table:cell-content-change>
        <table:cell-content-change table:id="ct300">
          <table:cell-address table:column="21" table:row="78" table:table="0"/>
          <office:change-info>
            <dc:creator> </dc:creator>
            <dc:date>2022-03-16T17:05:50.545377215</dc:date>
          </office:change-info>
          <table:previous table:id="ct151">
            <table:change-track-table-cell office:value-type="float" office:value="2.474"/>
          </table:previous>
        </table:cell-content-change>
        <table:cell-content-change table:id="ct301">
          <table:cell-address table:column="22" table:row="78" table:table="0"/>
          <office:change-info>
            <dc:creator> </dc:creator>
            <dc:date>2022-03-16T17:06:18.368050094</dc:date>
          </office:change-info>
          <table:previous table:id="ct162">
            <table:change-track-table-cell office:value-type="float" office:value="2.479"/>
          </table:previous>
        </table:cell-content-change>
        <table:cell-content-change table:id="ct302">
          <table:cell-address table:column="23" table:row="78" table:table="0"/>
          <office:change-info>
            <dc:creator> </dc:creator>
            <dc:date>2022-03-16T17:06:46.069403740</dc:date>
          </office:change-info>
          <table:previous table:id="ct173">
            <table:change-track-table-cell office:value-type="float" office:value="2.477"/>
          </table:previous>
        </table:cell-content-change>
        <table:cell-content-change table:id="ct303">
          <table:cell-address table:column="19" table:row="99" table:table="0"/>
          <office:change-info>
            <dc:creator> </dc:creator>
            <dc:date>2022-03-16T17:06:56.073943589</dc:date>
          </office:change-info>
          <table:previous table:id="ct217">
            <table:change-track-table-cell office:value-type="float" office:value="2.497"/>
          </table:previous>
        </table:cell-content-change>
        <table:cell-content-change table:id="ct304">
          <table:cell-address table:column="20" table:row="99" table:table="0"/>
          <office:change-info>
            <dc:creator> </dc:creator>
            <dc:date>2022-03-16T17:07:07.705416949</dc:date>
          </office:change-info>
          <table:previous table:id="ct228">
            <table:change-track-table-cell office:value-type="float" office:value="2.473"/>
          </table:previous>
        </table:cell-content-change>
        <table:cell-content-change table:id="ct305">
          <table:cell-address table:column="21" table:row="99" table:table="0"/>
          <office:change-info>
            <dc:creator> </dc:creator>
            <dc:date>2022-03-16T17:07:20.331053086</dc:date>
          </office:change-info>
          <table:previous table:id="ct239">
            <table:change-track-table-cell office:value-type="float" office:value="2.474"/>
          </table:previous>
        </table:cell-content-change>
        <table:cell-content-change table:id="ct306">
          <table:cell-address table:column="22" table:row="99" table:table="0"/>
          <office:change-info>
            <dc:creator> </dc:creator>
            <dc:date>2022-03-16T17:07:32.559849791</dc:date>
          </office:change-info>
          <table:previous table:id="ct250">
            <table:change-track-table-cell office:value-type="float" office:value="2.479"/>
          </table:previous>
        </table:cell-content-change>
        <table:cell-content-change table:id="ct307">
          <table:cell-address table:column="23" table:row="99" table:table="0"/>
          <office:change-info>
            <dc:creator> </dc:creator>
            <dc:date>2022-03-16T17:08:12.912888056</dc:date>
          </office:change-info>
          <table:previous table:id="ct261">
            <table:change-track-table-cell office:value-type="float" office:value="2.477"/>
          </table:previous>
        </table:cell-content-change>
        <table:cell-content-change table:id="ct308">
          <table:cell-address table:column="19" table:row="38" table:table="0"/>
          <office:change-info>
            <dc:creator> </dc:creator>
            <dc:date>2022-03-16T17:08:33.208891960</dc:date>
          </office:change-info>
          <table:previous>
            <table:change-track-table-cell office:value-type="float" office:value="2.208"/>
          </table:previous>
        </table:cell-content-change>
        <table:cell-content-change table:id="ct309">
          <table:cell-address table:column="20" table:row="38" table:table="0"/>
          <office:change-info>
            <dc:creator> </dc:creator>
            <dc:date>2022-03-16T17:08:48.301700553</dc:date>
          </office:change-info>
          <table:previous>
            <table:change-track-table-cell office:value-type="float" office:value="2.206"/>
          </table:previous>
        </table:cell-content-change>
        <table:cell-content-change table:id="ct310">
          <table:cell-address table:column="21" table:row="38" table:table="0"/>
          <office:change-info>
            <dc:creator> </dc:creator>
            <dc:date>2022-03-16T17:09:05.232625743</dc:date>
          </office:change-info>
          <table:previous>
            <table:change-track-table-cell office:value-type="float" office:value="2.227"/>
          </table:previous>
        </table:cell-content-change>
        <table:cell-content-change table:id="ct311">
          <table:cell-address table:column="22" table:row="38" table:table="0"/>
          <office:change-info>
            <dc:creator> </dc:creator>
            <dc:date>2022-03-16T17:09:21.069350132</dc:date>
          </office:change-info>
          <table:previous>
            <table:change-track-table-cell office:value-type="float" office:value="2.214"/>
          </table:previous>
        </table:cell-content-change>
        <table:cell-content-change table:id="ct312">
          <table:cell-address table:column="23" table:row="38" table:table="0"/>
          <office:change-info>
            <dc:creator> </dc:creator>
            <dc:date>2022-03-16T17:09:26.880754936</dc:date>
          </office:change-info>
          <table:previous>
            <table:change-track-table-cell office:value-type="float" office:value="2.205"/>
          </table:previous>
        </table:cell-content-change>
        <table:cell-content-change table:id="ct313">
          <table:cell-address table:column="19" table:row="59" table:table="0"/>
          <office:change-info>
            <dc:creator> </dc:creator>
            <dc:date>2022-03-16T17:10:23.837279349</dc:date>
          </office:change-info>
          <table:previous table:id="ct42">
            <table:change-track-table-cell office:value-type="float" office:value="2.208"/>
          </table:previous>
        </table:cell-content-change>
        <table:cell-content-change table:id="ct314">
          <table:cell-address table:column="20" table:row="59" table:table="0"/>
          <office:change-info>
            <dc:creator> </dc:creator>
            <dc:date>2022-03-16T17:10:33.295760389</dc:date>
          </office:change-info>
          <table:previous table:id="ct53">
            <table:change-track-table-cell office:value-type="float" office:value="2.206"/>
          </table:previous>
        </table:cell-content-change>
        <table:cell-content-change table:id="ct315">
          <table:cell-address table:column="21" table:row="59" table:table="0"/>
          <office:change-info>
            <dc:creator> </dc:creator>
            <dc:date>2022-03-16T17:10:39.711730319</dc:date>
          </office:change-info>
          <table:previous table:id="ct64">
            <table:change-track-table-cell office:value-type="float" office:value="2.227"/>
          </table:previous>
        </table:cell-content-change>
        <table:cell-content-change table:id="ct316">
          <table:cell-address table:column="22" table:row="59" table:table="0"/>
          <office:change-info>
            <dc:creator> </dc:creator>
            <dc:date>2022-03-16T17:10:46.295044420</dc:date>
          </office:change-info>
          <table:previous table:id="ct75">
            <table:change-track-table-cell office:value-type="float" office:value="2.214"/>
          </table:previous>
        </table:cell-content-change>
        <table:cell-content-change table:id="ct317">
          <table:cell-address table:column="23" table:row="59" table:table="0"/>
          <office:change-info>
            <dc:creator> </dc:creator>
            <dc:date>2022-03-16T17:11:50.650811945</dc:date>
          </office:change-info>
          <table:previous table:id="ct86">
            <table:change-track-table-cell office:value-type="float" office:value="2.205"/>
          </table:previous>
        </table:cell-content-change>
        <table:cell-content-change table:id="ct318">
          <table:cell-address table:column="19" table:row="79" table:table="0"/>
          <office:change-info>
            <dc:creator> </dc:creator>
            <dc:date>2022-03-16T17:11:53.660018099</dc:date>
          </office:change-info>
          <table:previous table:id="ct130">
            <table:change-track-table-cell office:value-type="float" office:value="2.208"/>
          </table:previous>
        </table:cell-content-change>
        <table:cell-content-change table:id="ct319">
          <table:cell-address table:column="20" table:row="79" table:table="0"/>
          <office:change-info>
            <dc:creator> </dc:creator>
            <dc:date>2022-03-16T17:12:07.509134679</dc:date>
          </office:change-info>
          <table:previous table:id="ct141">
            <table:change-track-table-cell office:value-type="float" office:value="2.206"/>
          </table:previous>
        </table:cell-content-change>
        <table:cell-content-change table:id="ct320">
          <table:cell-address table:column="21" table:row="79" table:table="0"/>
          <office:change-info>
            <dc:creator> </dc:creator>
            <dc:date>2022-03-16T17:12:18.675628896</dc:date>
          </office:change-info>
          <table:previous table:id="ct152">
            <table:change-track-table-cell office:value-type="float" office:value="2.227"/>
          </table:previous>
        </table:cell-content-change>
        <table:cell-content-change table:id="ct321">
          <table:cell-address table:column="22" table:row="79" table:table="0"/>
          <office:change-info>
            <dc:creator> </dc:creator>
            <dc:date>2022-03-16T17:12:29.196670086</dc:date>
          </office:change-info>
          <table:previous table:id="ct163">
            <table:change-track-table-cell office:value-type="float" office:value="2.214"/>
          </table:previous>
        </table:cell-content-change>
        <table:cell-content-change table:id="ct322">
          <table:cell-address table:column="23" table:row="79" table:table="0"/>
          <office:change-info>
            <dc:creator> </dc:creator>
            <dc:date>2022-03-16T17:13:17.401300186</dc:date>
          </office:change-info>
          <table:previous table:id="ct174">
            <table:change-track-table-cell office:value-type="float" office:value="2.205"/>
          </table:previous>
        </table:cell-content-change>
        <table:cell-content-change table:id="ct323">
          <table:cell-address table:column="19" table:row="100" table:table="0"/>
          <office:change-info>
            <dc:creator> </dc:creator>
            <dc:date>2022-03-16T17:13:23.472378014</dc:date>
          </office:change-info>
          <table:previous table:id="ct218">
            <table:change-track-table-cell office:value-type="float" office:value="2.208"/>
          </table:previous>
        </table:cell-content-change>
        <table:cell-content-change table:id="ct324">
          <table:cell-address table:column="20" table:row="100" table:table="0"/>
          <office:change-info>
            <dc:creator> </dc:creator>
            <dc:date>2022-03-16T17:14:03.363418263</dc:date>
          </office:change-info>
          <table:previous table:id="ct229">
            <table:change-track-table-cell office:value-type="float" office:value="2.206"/>
          </table:previous>
        </table:cell-content-change>
        <table:cell-content-change table:id="ct325">
          <table:cell-address table:column="21" table:row="100" table:table="0"/>
          <office:change-info>
            <dc:creator> </dc:creator>
            <dc:date>2022-03-16T17:14:11.975203970</dc:date>
          </office:change-info>
          <table:previous table:id="ct240">
            <table:change-track-table-cell office:value-type="float" office:value="2.227"/>
          </table:previous>
        </table:cell-content-change>
        <table:cell-content-change table:id="ct326">
          <table:cell-address table:column="22" table:row="100" table:table="0"/>
          <office:change-info>
            <dc:creator> </dc:creator>
            <dc:date>2022-03-16T17:14:18.858412433</dc:date>
          </office:change-info>
          <table:previous table:id="ct251">
            <table:change-track-table-cell office:value-type="float" office:value="2.214"/>
          </table:previous>
        </table:cell-content-change>
        <table:cell-content-change table:id="ct327">
          <table:cell-address table:column="23" table:row="100" table:table="0"/>
          <office:change-info>
            <dc:creator> </dc:creator>
            <dc:date>2022-03-16T17:14:21.804963348</dc:date>
          </office:change-info>
          <table:previous table:id="ct262">
            <table:change-track-table-cell office:value-type="float" office:value="2.205"/>
          </table:previous>
        </table:cell-content-change>
        <table:cell-content-change table:id="ct328">
          <table:cell-address table:column="19" table:row="39" table:table="0"/>
          <office:change-info>
            <dc:creator> </dc:creator>
            <dc:date>2022-03-16T17:15:47.452192090</dc:date>
          </office:change-info>
          <table:previous>
            <table:change-track-table-cell office:value-type="float" office:value="3.29"/>
          </table:previous>
        </table:cell-content-change>
        <table:cell-content-change table:id="ct329">
          <table:cell-address table:column="20" table:row="39" table:table="0"/>
          <office:change-info>
            <dc:creator> </dc:creator>
            <dc:date>2022-03-16T17:15:56.746579921</dc:date>
          </office:change-info>
          <table:previous>
            <table:change-track-table-cell office:value-type="float" office:value="3.358"/>
          </table:previous>
        </table:cell-content-change>
        <table:cell-content-change table:id="ct330">
          <table:cell-address table:column="21" table:row="39" table:table="0"/>
          <office:change-info>
            <dc:creator> </dc:creator>
            <dc:date>2022-03-16T17:16:03.791455034</dc:date>
          </office:change-info>
          <table:previous>
            <table:change-track-table-cell office:value-type="float" office:value="3.295"/>
          </table:previous>
        </table:cell-content-change>
        <table:cell-content-change table:id="ct331">
          <table:cell-address table:column="22" table:row="39" table:table="0"/>
          <office:change-info>
            <dc:creator> </dc:creator>
            <dc:date>2022-03-16T17:16:11.265983389</dc:date>
          </office:change-info>
          <table:previous>
            <table:change-track-table-cell office:value-type="float" office:value="3.291"/>
          </table:previous>
        </table:cell-content-change>
        <table:cell-content-change table:id="ct332">
          <table:cell-address table:column="23" table:row="39" table:table="0"/>
          <office:change-info>
            <dc:creator> </dc:creator>
            <dc:date>2022-03-16T17:16:56.845834518</dc:date>
          </office:change-info>
          <table:previous>
            <table:change-track-table-cell office:value-type="float" office:value="3.283"/>
          </table:previous>
        </table:cell-content-change>
        <table:cell-content-change table:id="ct333">
          <table:cell-address table:column="19" table:row="80" table:table="0"/>
          <office:change-info>
            <dc:creator> </dc:creator>
            <dc:date>2022-03-16T17:17:26.151118053</dc:date>
          </office:change-info>
          <table:previous table:id="ct131">
            <table:change-track-table-cell office:value-type="float" office:value="3.29"/>
          </table:previous>
        </table:cell-content-change>
        <table:cell-content-change table:id="ct334">
          <table:cell-address table:column="20" table:row="80" table:table="0"/>
          <office:change-info>
            <dc:creator> </dc:creator>
            <dc:date>2022-03-16T17:17:38.916476599</dc:date>
          </office:change-info>
          <table:previous table:id="ct142">
            <table:change-track-table-cell office:value-type="float" office:value="3.358"/>
          </table:previous>
        </table:cell-content-change>
        <table:cell-content-change table:id="ct335">
          <table:cell-address table:column="21" table:row="80" table:table="0"/>
          <office:change-info>
            <dc:creator> </dc:creator>
            <dc:date>2022-03-16T17:17:47.964839929</dc:date>
          </office:change-info>
          <table:previous table:id="ct153">
            <table:change-track-table-cell office:value-type="float" office:value="3.295"/>
          </table:previous>
        </table:cell-content-change>
        <table:cell-content-change table:id="ct336">
          <table:cell-address table:column="22" table:row="80" table:table="0"/>
          <office:change-info>
            <dc:creator> </dc:creator>
            <dc:date>2022-03-16T17:17:55.627704798</dc:date>
          </office:change-info>
          <table:previous table:id="ct164">
            <table:change-track-table-cell office:value-type="float" office:value="3.291"/>
          </table:previous>
        </table:cell-content-change>
        <table:cell-content-change table:id="ct337">
          <table:cell-address table:column="23" table:row="80" table:table="0"/>
          <office:change-info>
            <dc:creator> </dc:creator>
            <dc:date>2022-03-16T17:18:46.340272016</dc:date>
          </office:change-info>
          <table:previous table:id="ct175">
            <table:change-track-table-cell office:value-type="float" office:value="3.283"/>
          </table:previous>
        </table:cell-content-change>
        <table:cell-content-change table:id="ct338">
          <table:cell-address table:column="19" table:row="60" table:table="0"/>
          <office:change-info>
            <dc:creator> </dc:creator>
            <dc:date>2022-03-16T17:19:02.208704080</dc:date>
          </office:change-info>
          <table:previous table:id="ct43">
            <table:change-track-table-cell office:value-type="float" office:value="3.29"/>
          </table:previous>
        </table:cell-content-change>
        <table:cell-content-change table:id="ct339">
          <table:cell-address table:column="20" table:row="60" table:table="0"/>
          <office:change-info>
            <dc:creator> </dc:creator>
            <dc:date>2022-03-16T17:19:02.208757535</dc:date>
          </office:change-info>
          <table:previous table:id="ct54">
            <table:change-track-table-cell office:value-type="float" office:value="3.358"/>
          </table:previous>
        </table:cell-content-change>
        <table:cell-content-change table:id="ct340">
          <table:cell-address table:column="21" table:row="60" table:table="0"/>
          <office:change-info>
            <dc:creator> </dc:creator>
            <dc:date>2022-03-16T17:19:02.208779089</dc:date>
          </office:change-info>
          <table:previous table:id="ct65">
            <table:change-track-table-cell office:value-type="float" office:value="3.295"/>
          </table:previous>
        </table:cell-content-change>
        <table:cell-content-change table:id="ct341">
          <table:cell-address table:column="22" table:row="60" table:table="0"/>
          <office:change-info>
            <dc:creator> </dc:creator>
            <dc:date>2022-03-16T17:19:02.208798669</dc:date>
          </office:change-info>
          <table:previous table:id="ct76">
            <table:change-track-table-cell office:value-type="float" office:value="3.291"/>
          </table:previous>
        </table:cell-content-change>
        <table:cell-content-change table:id="ct342">
          <table:cell-address table:column="23" table:row="60" table:table="0"/>
          <office:change-info>
            <dc:creator> </dc:creator>
            <dc:date>2022-03-16T17:19:02.208816245</dc:date>
          </office:change-info>
          <table:previous table:id="ct87">
            <table:change-track-table-cell office:value-type="float" office:value="3.283"/>
          </table:previous>
        </table:cell-content-change>
        <table:cell-content-change table:id="ct343">
          <table:cell-address table:column="19" table:row="80" table:table="0"/>
          <office:change-info>
            <dc:creator> </dc:creator>
            <dc:date>2022-03-16T17:19:46.487934624</dc:date>
          </office:change-info>
          <table:previous table:id="ct333">
            <table:change-track-table-cell office:value-type="float" office:value="4.371"/>
          </table:previous>
        </table:cell-content-change>
        <table:cell-content-change table:id="ct344">
          <table:cell-address table:column="20" table:row="80" table:table="0"/>
          <office:change-info>
            <dc:creator> </dc:creator>
            <dc:date>2022-03-16T17:20:05.546639576</dc:date>
          </office:change-info>
          <table:previous table:id="ct334">
            <table:change-track-table-cell office:value-type="float" office:value="4.366"/>
          </table:previous>
        </table:cell-content-change>
        <table:cell-content-change table:id="ct345">
          <table:cell-address table:column="21" table:row="80" table:table="0"/>
          <office:change-info>
            <dc:creator> </dc:creator>
            <dc:date>2022-03-16T17:20:14.622383561</dc:date>
          </office:change-info>
          <table:previous table:id="ct335">
            <table:change-track-table-cell office:value-type="float" office:value="5.051"/>
          </table:previous>
        </table:cell-content-change>
        <table:cell-content-change table:id="ct346">
          <table:cell-address table:column="22" table:row="80" table:table="0"/>
          <office:change-info>
            <dc:creator> </dc:creator>
            <dc:date>2022-03-16T17:20:26.975409915</dc:date>
          </office:change-info>
          <table:previous table:id="ct336">
            <table:change-track-table-cell office:value-type="float" office:value="4.367"/>
          </table:previous>
        </table:cell-content-change>
        <table:cell-content-change table:id="ct347">
          <table:cell-address table:column="23" table:row="80" table:table="0"/>
          <office:change-info>
            <dc:creator> </dc:creator>
            <dc:date>2022-03-16T17:20:30.086830729</dc:date>
          </office:change-info>
          <table:previous table:id="ct337">
            <table:change-track-table-cell office:value-type="float" office:value="4.372"/>
          </table:previous>
        </table:cell-content-change>
        <table:cell-content-change table:id="ct348">
          <table:cell-address table:column="19" table:row="101" table:table="0"/>
          <office:change-info>
            <dc:creator> </dc:creator>
            <dc:date>2022-03-16T17:21:34.504456424</dc:date>
          </office:change-info>
          <table:previous table:id="ct219">
            <table:change-track-table-cell office:value-type="float" office:value="3.29"/>
          </table:previous>
        </table:cell-content-change>
        <table:cell-content-change table:id="ct349">
          <table:cell-address table:column="20" table:row="101" table:table="0"/>
          <office:change-info>
            <dc:creator> </dc:creator>
            <dc:date>2022-03-16T17:21:41.844091389</dc:date>
          </office:change-info>
          <table:previous table:id="ct230">
            <table:change-track-table-cell office:value-type="float" office:value="3.358"/>
          </table:previous>
        </table:cell-content-change>
        <table:cell-content-change table:id="ct350">
          <table:cell-address table:column="21" table:row="101" table:table="0"/>
          <office:change-info>
            <dc:creator> </dc:creator>
            <dc:date>2022-03-16T17:21:48.589693575</dc:date>
          </office:change-info>
          <table:previous table:id="ct241">
            <table:change-track-table-cell office:value-type="float" office:value="3.295"/>
          </table:previous>
        </table:cell-content-change>
        <table:cell-content-change table:id="ct351">
          <table:cell-address table:column="22" table:row="101" table:table="0"/>
          <office:change-info>
            <dc:creator> </dc:creator>
            <dc:date>2022-03-16T17:21:54.981131214</dc:date>
          </office:change-info>
          <table:previous table:id="ct252">
            <table:change-track-table-cell office:value-type="float" office:value="3.291"/>
          </table:previous>
        </table:cell-content-change>
        <table:cell-content-change table:id="ct352">
          <table:cell-address table:column="23" table:row="101" table:table="0"/>
          <office:change-info>
            <dc:creator> </dc:creator>
            <dc:date>2022-03-16T17:22:24.731339379</dc:date>
          </office:change-info>
          <table:previous table:id="ct263">
            <table:change-track-table-cell office:value-type="float" office:value="3.283"/>
          </table:previous>
        </table:cell-content-change>
        <table:cell-content-change table:id="ct353">
          <table:cell-address table:column="19" table:row="40" table:table="0"/>
          <office:change-info>
            <dc:creator> </dc:creator>
            <dc:date>2022-03-16T17:23:52.521992983</dc:date>
          </office:change-info>
          <table:previous>
            <table:change-track-table-cell office:value-type="float" office:value="4.387"/>
          </table:previous>
        </table:cell-content-change>
        <table:cell-content-change table:id="ct354">
          <table:cell-address table:column="20" table:row="40" table:table="0"/>
          <office:change-info>
            <dc:creator> </dc:creator>
            <dc:date>2022-03-16T17:23:56.045565708</dc:date>
          </office:change-info>
          <table:previous>
            <table:change-track-table-cell office:value-type="float" office:value="4.399"/>
          </table:previous>
        </table:cell-content-change>
        <table:cell-content-change table:id="ct355">
          <table:cell-address table:column="21" table:row="40" table:table="0"/>
          <office:change-info>
            <dc:creator> </dc:creator>
            <dc:date>2022-03-16T17:24:00.726869490</dc:date>
          </office:change-info>
          <table:previous>
            <table:change-track-table-cell office:value-type="float" office:value="4.397"/>
          </table:previous>
        </table:cell-content-change>
        <table:cell-content-change table:id="ct356">
          <table:cell-address table:column="22" table:row="40" table:table="0"/>
          <office:change-info>
            <dc:creator> </dc:creator>
            <dc:date>2022-03-16T17:24:03.213676220</dc:date>
          </office:change-info>
          <table:previous>
            <table:change-track-table-cell office:value-type="float" office:value="4.359"/>
          </table:previous>
        </table:cell-content-change>
        <table:cell-content-change table:id="ct357">
          <table:cell-address table:column="23" table:row="40" table:table="0"/>
          <office:change-info>
            <dc:creator> </dc:creator>
            <dc:date>2022-03-16T17:24:07.738146070</dc:date>
          </office:change-info>
          <table:previous>
            <table:change-track-table-cell office:value-type="float" office:value="4.376"/>
          </table:previous>
        </table:cell-content-change>
        <table:cell-content-change table:id="ct358">
          <table:cell-address table:column="19" table:row="61" table:table="0"/>
          <office:change-info>
            <dc:creator> </dc:creator>
            <dc:date>2022-03-16T17:25:08.083798331</dc:date>
          </office:change-info>
          <table:previous table:id="ct44">
            <table:change-track-table-cell office:value-type="float" office:value="4.387"/>
          </table:previous>
        </table:cell-content-change>
        <table:cell-content-change table:id="ct359">
          <table:cell-address table:column="20" table:row="61" table:table="0"/>
          <office:change-info>
            <dc:creator> </dc:creator>
            <dc:date>2022-03-16T17:25:10.704478893</dc:date>
          </office:change-info>
          <table:previous table:id="ct55">
            <table:change-track-table-cell office:value-type="float" office:value="4.399"/>
          </table:previous>
        </table:cell-content-change>
        <table:cell-content-change table:id="ct360">
          <table:cell-address table:column="21" table:row="61" table:table="0"/>
          <office:change-info>
            <dc:creator> </dc:creator>
            <dc:date>2022-03-16T17:25:13.842622323</dc:date>
          </office:change-info>
          <table:previous table:id="ct66">
            <table:change-track-table-cell office:value-type="float" office:value="4.397"/>
          </table:previous>
        </table:cell-content-change>
        <table:cell-content-change table:id="ct361">
          <table:cell-address table:column="22" table:row="61" table:table="0"/>
          <office:change-info>
            <dc:creator> </dc:creator>
            <dc:date>2022-03-16T17:25:16.396748507</dc:date>
          </office:change-info>
          <table:previous table:id="ct77">
            <table:change-track-table-cell office:value-type="float" office:value="4.359"/>
          </table:previous>
        </table:cell-content-change>
        <table:cell-content-change table:id="ct362">
          <table:cell-address table:column="23" table:row="61" table:table="0"/>
          <office:change-info>
            <dc:creator> </dc:creator>
            <dc:date>2022-03-16T17:25:50.647064474</dc:date>
          </office:change-info>
          <table:previous table:id="ct88">
            <table:change-track-table-cell office:value-type="float" office:value="4.376"/>
          </table:previous>
        </table:cell-content-change>
        <table:cell-content-change table:id="ct363">
          <table:cell-address table:column="19" table:row="81" table:table="0"/>
          <office:change-info>
            <dc:creator> </dc:creator>
            <dc:date>2022-03-16T17:26:53.410777171</dc:date>
          </office:change-info>
          <table:previous table:id="ct132">
            <table:change-track-table-cell office:value-type="float" office:value="4.387"/>
          </table:previous>
        </table:cell-content-change>
        <table:cell-content-change table:id="ct364">
          <table:cell-address table:column="20" table:row="81" table:table="0"/>
          <office:change-info>
            <dc:creator> </dc:creator>
            <dc:date>2022-03-16T17:26:55.876114689</dc:date>
          </office:change-info>
          <table:previous table:id="ct143">
            <table:change-track-table-cell office:value-type="float" office:value="4.399"/>
          </table:previous>
        </table:cell-content-change>
        <table:cell-content-change table:id="ct365">
          <table:cell-address table:column="21" table:row="81" table:table="0"/>
          <office:change-info>
            <dc:creator> </dc:creator>
            <dc:date>2022-03-16T17:26:58.481622441</dc:date>
          </office:change-info>
          <table:previous table:id="ct154">
            <table:change-track-table-cell office:value-type="float" office:value="4.397"/>
          </table:previous>
        </table:cell-content-change>
        <table:cell-content-change table:id="ct366">
          <table:cell-address table:column="22" table:row="81" table:table="0"/>
          <office:change-info>
            <dc:creator> </dc:creator>
            <dc:date>2022-03-16T17:27:02.354670366</dc:date>
          </office:change-info>
          <table:previous table:id="ct165">
            <table:change-track-table-cell office:value-type="float" office:value="4.359"/>
          </table:previous>
        </table:cell-content-change>
        <table:cell-content-change table:id="ct367">
          <table:cell-address table:column="23" table:row="81" table:table="0"/>
          <office:change-info>
            <dc:creator> </dc:creator>
            <dc:date>2022-03-16T17:27:08.845745532</dc:date>
          </office:change-info>
          <table:previous table:id="ct176">
            <table:change-track-table-cell office:value-type="float" office:value="4.376"/>
          </table:previous>
        </table:cell-content-change>
        <table:cell-content-change table:id="ct368">
          <table:cell-address table:column="19" table:row="102" table:table="0"/>
          <office:change-info>
            <dc:creator> </dc:creator>
            <dc:date>2022-03-16T17:28:14.799903509</dc:date>
          </office:change-info>
          <table:previous table:id="ct220">
            <table:change-track-table-cell office:value-type="float" office:value="4.387"/>
          </table:previous>
        </table:cell-content-change>
        <table:cell-content-change table:id="ct369">
          <table:cell-address table:column="20" table:row="102" table:table="0"/>
          <office:change-info>
            <dc:creator> </dc:creator>
            <dc:date>2022-03-16T17:28:18.587886993</dc:date>
          </office:change-info>
          <table:previous table:id="ct231">
            <table:change-track-table-cell office:value-type="float" office:value="4.399"/>
          </table:previous>
        </table:cell-content-change>
        <table:cell-content-change table:id="ct370">
          <table:cell-address table:column="21" table:row="102" table:table="0"/>
          <office:change-info>
            <dc:creator> </dc:creator>
            <dc:date>2022-03-16T17:28:21.555962571</dc:date>
          </office:change-info>
          <table:previous table:id="ct242">
            <table:change-track-table-cell office:value-type="float" office:value="4.397"/>
          </table:previous>
        </table:cell-content-change>
        <table:cell-content-change table:id="ct371">
          <table:cell-address table:column="22" table:row="102" table:table="0"/>
          <office:change-info>
            <dc:creator> </dc:creator>
            <dc:date>2022-03-16T17:28:25.387682087</dc:date>
          </office:change-info>
          <table:previous table:id="ct253">
            <table:change-track-table-cell office:value-type="float" office:value="4.359"/>
          </table:previous>
        </table:cell-content-change>
        <table:cell-content-change table:id="ct372">
          <table:cell-address table:column="23" table:row="102" table:table="0"/>
          <office:change-info>
            <dc:creator> </dc:creator>
            <dc:date>2022-03-16T17:28:43.112713469</dc:date>
          </office:change-info>
          <table:previous table:id="ct264">
            <table:change-track-table-cell office:value-type="float" office:value="4.376"/>
          </table:previous>
        </table:cell-content-change>
        <table:cell-content-change table:id="ct373">
          <table:cell-address table:column="19" table:row="41" table:table="0"/>
          <office:change-info>
            <dc:creator> </dc:creator>
            <dc:date>2022-03-16T17:31:47.703124680</dc:date>
          </office:change-info>
          <table:previous>
            <table:change-track-table-cell office:value-type="float" office:value="5.475"/>
          </table:previous>
        </table:cell-content-change>
        <table:cell-content-change table:id="ct374">
          <table:cell-address table:column="20" table:row="41" table:table="0"/>
          <office:change-info>
            <dc:creator> </dc:creator>
            <dc:date>2022-03-16T17:31:49.717601587</dc:date>
          </office:change-info>
          <table:previous>
            <table:change-track-table-cell office:value-type="float" office:value="5.546"/>
          </table:previous>
        </table:cell-content-change>
        <table:cell-content-change table:id="ct375">
          <table:cell-address table:column="21" table:row="41" table:table="0"/>
          <office:change-info>
            <dc:creator> </dc:creator>
            <dc:date>2022-03-16T17:31:52.044086798</dc:date>
          </office:change-info>
          <table:previous>
            <table:change-track-table-cell office:value-type="float" office:value="5.465"/>
          </table:previous>
        </table:cell-content-change>
        <table:cell-content-change table:id="ct376">
          <table:cell-address table:column="22" table:row="41" table:table="0"/>
          <office:change-info>
            <dc:creator> </dc:creator>
            <dc:date>2022-03-16T17:31:53.886223109</dc:date>
          </office:change-info>
          <table:previous>
            <table:change-track-table-cell office:value-type="float" office:value="5.459"/>
          </table:previous>
        </table:cell-content-change>
        <table:cell-content-change table:id="ct377">
          <table:cell-address table:column="23" table:row="41" table:table="0"/>
          <office:change-info>
            <dc:creator> </dc:creator>
            <dc:date>2022-03-16T17:33:40.997579153</dc:date>
          </office:change-info>
          <table:previous>
            <table:change-track-table-cell office:value-type="float" office:value="5.462"/>
          </table:previous>
        </table:cell-content-change>
        <table:cell-content-change table:id="ct378">
          <table:cell-address table:column="19" table:row="62" table:table="0"/>
          <office:change-info>
            <dc:creator> </dc:creator>
            <dc:date>2022-03-16T17:33:44.527679142</dc:date>
          </office:change-info>
          <table:previous table:id="ct45">
            <table:change-track-table-cell office:value-type="float" office:value="5.475"/>
          </table:previous>
        </table:cell-content-change>
        <table:cell-content-change table:id="ct379">
          <table:cell-address table:column="20" table:row="62" table:table="0"/>
          <office:change-info>
            <dc:creator> </dc:creator>
            <dc:date>2022-03-16T17:33:47.659787813</dc:date>
          </office:change-info>
          <table:previous table:id="ct56">
            <table:change-track-table-cell office:value-type="float" office:value="5.546"/>
          </table:previous>
        </table:cell-content-change>
        <table:cell-content-change table:id="ct380">
          <table:cell-address table:column="21" table:row="62" table:table="0"/>
          <office:change-info>
            <dc:creator> </dc:creator>
            <dc:date>2022-03-16T17:33:51.124110745</dc:date>
          </office:change-info>
          <table:previous table:id="ct67">
            <table:change-track-table-cell office:value-type="float" office:value="5.465"/>
          </table:previous>
        </table:cell-content-change>
        <table:cell-content-change table:id="ct381">
          <table:cell-address table:column="22" table:row="62" table:table="0"/>
          <office:change-info>
            <dc:creator> </dc:creator>
            <dc:date>2022-03-16T17:33:52.959625176</dc:date>
          </office:change-info>
          <table:previous table:id="ct78">
            <table:change-track-table-cell office:value-type="float" office:value="5.459"/>
          </table:previous>
        </table:cell-content-change>
        <table:cell-content-change table:id="ct382">
          <table:cell-address table:column="23" table:row="62" table:table="0"/>
          <office:change-info>
            <dc:creator> </dc:creator>
            <dc:date>2022-03-16T17:36:00.037543658</dc:date>
          </office:change-info>
          <table:previous table:id="ct89">
            <table:change-track-table-cell office:value-type="float" office:value="5.462"/>
          </table:previous>
        </table:cell-content-change>
        <table:cell-content-change table:id="ct383">
          <table:cell-address table:column="19" table:row="82" table:table="0"/>
          <office:change-info>
            <dc:creator> </dc:creator>
            <dc:date>2022-03-16T17:36:16.523250865</dc:date>
          </office:change-info>
          <table:previous table:id="ct133">
            <table:change-track-table-cell office:value-type="float" office:value="5.475"/>
          </table:previous>
        </table:cell-content-change>
        <table:cell-content-change table:id="ct384">
          <table:cell-address table:column="20" table:row="82" table:table="0"/>
          <office:change-info>
            <dc:creator> </dc:creator>
            <dc:date>2022-03-16T17:36:19.057324680</dc:date>
          </office:change-info>
          <table:previous table:id="ct144">
            <table:change-track-table-cell office:value-type="float" office:value="5.546"/>
          </table:previous>
        </table:cell-content-change>
        <table:cell-content-change table:id="ct385">
          <table:cell-address table:column="21" table:row="82" table:table="0"/>
          <office:change-info>
            <dc:creator> </dc:creator>
            <dc:date>2022-03-16T17:36:21.839798368</dc:date>
          </office:change-info>
          <table:previous table:id="ct155">
            <table:change-track-table-cell office:value-type="float" office:value="5.465"/>
          </table:previous>
        </table:cell-content-change>
        <table:cell-content-change table:id="ct386">
          <table:cell-address table:column="22" table:row="82" table:table="0"/>
          <office:change-info>
            <dc:creator> </dc:creator>
            <dc:date>2022-03-16T17:36:24.261489679</dc:date>
          </office:change-info>
          <table:previous table:id="ct166">
            <table:change-track-table-cell office:value-type="float" office:value="5.459"/>
          </table:previous>
        </table:cell-content-change>
        <table:cell-content-change table:id="ct387">
          <table:cell-address table:column="23" table:row="82" table:table="0"/>
          <office:change-info>
            <dc:creator> </dc:creator>
            <dc:date>2022-03-16T17:36:28.673775505</dc:date>
          </office:change-info>
          <table:previous table:id="ct177">
            <table:change-track-table-cell office:value-type="float" office:value="5.462"/>
          </table:previous>
        </table:cell-content-change>
        <table:cell-content-change table:id="ct388">
          <table:cell-address table:column="19" table:row="103" table:table="0"/>
          <office:change-info>
            <dc:creator> </dc:creator>
            <dc:date>2022-03-16T17:38:36.134988185</dc:date>
          </office:change-info>
          <table:previous table:id="ct221">
            <table:change-track-table-cell office:value-type="float" office:value="5.475"/>
          </table:previous>
        </table:cell-content-change>
        <table:cell-content-change table:id="ct389">
          <table:cell-address table:column="20" table:row="103" table:table="0"/>
          <office:change-info>
            <dc:creator> </dc:creator>
            <dc:date>2022-03-16T17:38:38.627311634</dc:date>
          </office:change-info>
          <table:previous table:id="ct232">
            <table:change-track-table-cell office:value-type="float" office:value="5.546"/>
          </table:previous>
        </table:cell-content-change>
        <table:cell-content-change table:id="ct390">
          <table:cell-address table:column="21" table:row="103" table:table="0"/>
          <office:change-info>
            <dc:creator> </dc:creator>
            <dc:date>2022-03-16T17:38:41.291863810</dc:date>
          </office:change-info>
          <table:previous table:id="ct243">
            <table:change-track-table-cell office:value-type="float" office:value="5.465"/>
          </table:previous>
        </table:cell-content-change>
        <table:cell-content-change table:id="ct391">
          <table:cell-address table:column="22" table:row="103" table:table="0"/>
          <office:change-info>
            <dc:creator> </dc:creator>
            <dc:date>2022-03-16T17:38:44.586275954</dc:date>
          </office:change-info>
          <table:previous table:id="ct254">
            <table:change-track-table-cell office:value-type="float" office:value="5.459"/>
          </table:previous>
        </table:cell-content-change>
        <table:cell-content-change table:id="ct392">
          <table:cell-address table:column="23" table:row="103" table:table="0"/>
          <office:change-info>
            <dc:creator> </dc:creator>
            <dc:date>2022-03-16T17:38:48.639354879</dc:date>
          </office:change-info>
          <table:previous table:id="ct265">
            <table:change-track-table-cell office:value-type="float" office:value="5.462"/>
          </table:previous>
        </table:cell-content-change>
        <table:cell-content-change table:id="ct393">
          <table:cell-address table:column="19" table:row="42" table:table="0"/>
          <office:change-info>
            <dc:creator> </dc:creator>
            <dc:date>2022-03-16T17:42:07.677010851</dc:date>
          </office:change-info>
          <table:previous>
            <table:change-track-table-cell office:value-type="float" office:value="6.54"/>
          </table:previous>
        </table:cell-content-change>
        <table:cell-content-change table:id="ct394">
          <table:cell-address table:column="20" table:row="42" table:table="0"/>
          <office:change-info>
            <dc:creator> </dc:creator>
            <dc:date>2022-03-16T17:42:11.189543004</dc:date>
          </office:change-info>
          <table:previous>
            <table:change-track-table-cell office:value-type="float" office:value="6.574"/>
          </table:previous>
        </table:cell-content-change>
        <table:cell-content-change table:id="ct395">
          <table:cell-address table:column="21" table:row="42" table:table="0"/>
          <office:change-info>
            <dc:creator> </dc:creator>
            <dc:date>2022-03-16T17:42:13.389839111</dc:date>
          </office:change-info>
          <table:previous>
            <table:change-track-table-cell office:value-type="float" office:value="6.561"/>
          </table:previous>
        </table:cell-content-change>
        <table:cell-content-change table:id="ct396">
          <table:cell-address table:column="22" table:row="42" table:table="0"/>
          <office:change-info>
            <dc:creator> </dc:creator>
            <dc:date>2022-03-16T17:42:16.395054370</dc:date>
          </office:change-info>
          <table:previous>
            <table:change-track-table-cell office:value-type="float" office:value="6.555"/>
          </table:previous>
        </table:cell-content-change>
        <table:cell-content-change table:id="ct397">
          <table:cell-address table:column="23" table:row="42" table:table="0"/>
          <office:change-info>
            <dc:creator> </dc:creator>
            <dc:date>2022-03-16T17:42:20.066593227</dc:date>
          </office:change-info>
          <table:previous>
            <table:change-track-table-cell office:value-type="float" office:value="6.569"/>
          </table:previous>
        </table:cell-content-change>
        <table:cell-content-change table:id="ct398">
          <table:cell-address table:column="19" table:row="63" table:table="0"/>
          <office:change-info>
            <dc:creator> </dc:creator>
            <dc:date>2022-03-16T17:48:47.971672207</dc:date>
          </office:change-info>
          <table:previous table:id="ct46">
            <table:change-track-table-cell office:value-type="float" office:value="6.54"/>
          </table:previous>
        </table:cell-content-change>
        <table:cell-content-change table:id="ct399">
          <table:cell-address table:column="20" table:row="63" table:table="0"/>
          <office:change-info>
            <dc:creator> </dc:creator>
            <dc:date>2022-03-16T17:48:50.175276499</dc:date>
          </office:change-info>
          <table:previous table:id="ct57">
            <table:change-track-table-cell office:value-type="float" office:value="6.574"/>
          </table:previous>
        </table:cell-content-change>
        <table:cell-content-change table:id="ct400">
          <table:cell-address table:column="21" table:row="63" table:table="0"/>
          <office:change-info>
            <dc:creator> </dc:creator>
            <dc:date>2022-03-16T17:48:52.280943662</dc:date>
          </office:change-info>
          <table:previous table:id="ct68">
            <table:change-track-table-cell office:value-type="float" office:value="6.561"/>
          </table:previous>
        </table:cell-content-change>
        <table:cell-content-change table:id="ct401">
          <table:cell-address table:column="22" table:row="63" table:table="0"/>
          <office:change-info>
            <dc:creator> </dc:creator>
            <dc:date>2022-03-16T17:48:54.832578512</dc:date>
          </office:change-info>
          <table:previous table:id="ct79">
            <table:change-track-table-cell office:value-type="float" office:value="6.555"/>
          </table:previous>
        </table:cell-content-change>
        <table:cell-content-change table:id="ct402">
          <table:cell-address table:column="23" table:row="63" table:table="0"/>
          <office:change-info>
            <dc:creator> </dc:creator>
            <dc:date>2022-03-16T17:48:59.000179121</dc:date>
          </office:change-info>
          <table:previous table:id="ct90">
            <table:change-track-table-cell office:value-type="float" office:value="6.569"/>
          </table:previous>
        </table:cell-content-change>
        <table:cell-content-change table:id="ct403">
          <table:cell-address table:column="19" table:row="83" table:table="0"/>
          <office:change-info>
            <dc:creator> </dc:creator>
            <dc:date>2022-03-16T17:51:49.941883404</dc:date>
          </office:change-info>
          <table:previous table:id="ct134">
            <table:change-track-table-cell office:value-type="float" office:value="6.54"/>
          </table:previous>
        </table:cell-content-change>
        <table:cell-content-change table:id="ct404">
          <table:cell-address table:column="20" table:row="83" table:table="0"/>
          <office:change-info>
            <dc:creator> </dc:creator>
            <dc:date>2022-03-16T17:51:52.611870003</dc:date>
          </office:change-info>
          <table:previous table:id="ct145">
            <table:change-track-table-cell office:value-type="float" office:value="6.574"/>
          </table:previous>
        </table:cell-content-change>
        <table:cell-content-change table:id="ct405">
          <table:cell-address table:column="21" table:row="83" table:table="0"/>
          <office:change-info>
            <dc:creator> </dc:creator>
            <dc:date>2022-03-16T17:51:55.715048595</dc:date>
          </office:change-info>
          <table:previous table:id="ct156">
            <table:change-track-table-cell office:value-type="float" office:value="6.561"/>
          </table:previous>
        </table:cell-content-change>
        <table:cell-content-change table:id="ct406">
          <table:cell-address table:column="22" table:row="83" table:table="0"/>
          <office:change-info>
            <dc:creator> </dc:creator>
            <dc:date>2022-03-16T17:52:00.362785306</dc:date>
          </office:change-info>
          <table:previous table:id="ct167">
            <table:change-track-table-cell office:value-type="float" office:value="6.555"/>
          </table:previous>
        </table:cell-content-change>
        <table:cell-content-change table:id="ct407">
          <table:cell-address table:column="23" table:row="83" table:table="0"/>
          <office:change-info>
            <dc:creator> </dc:creator>
            <dc:date>2022-03-16T17:52:04.339396372</dc:date>
          </office:change-info>
          <table:previous table:id="ct178">
            <table:change-track-table-cell office:value-type="float" office:value="6.569"/>
          </table:previous>
        </table:cell-content-change>
        <table:cell-content-change table:id="ct408">
          <table:cell-address table:column="19" table:row="104" table:table="0"/>
          <office:change-info>
            <dc:creator> </dc:creator>
            <dc:date>2022-03-16T17:53:23.336930994</dc:date>
          </office:change-info>
          <table:previous table:id="ct222">
            <table:change-track-table-cell office:value-type="float" office:value="6.54"/>
          </table:previous>
        </table:cell-content-change>
        <table:cell-content-change table:id="ct409">
          <table:cell-address table:column="20" table:row="104" table:table="0"/>
          <office:change-info>
            <dc:creator> </dc:creator>
            <dc:date>2022-03-16T17:53:26.645252958</dc:date>
          </office:change-info>
          <table:previous table:id="ct233">
            <table:change-track-table-cell office:value-type="float" office:value="6.574"/>
          </table:previous>
        </table:cell-content-change>
        <table:cell-content-change table:id="ct410">
          <table:cell-address table:column="21" table:row="104" table:table="0"/>
          <office:change-info>
            <dc:creator> </dc:creator>
            <dc:date>2022-03-16T17:53:28.715615536</dc:date>
          </office:change-info>
          <table:previous table:id="ct244">
            <table:change-track-table-cell office:value-type="float" office:value="6.561"/>
          </table:previous>
        </table:cell-content-change>
        <table:cell-content-change table:id="ct411">
          <table:cell-address table:column="22" table:row="104" table:table="0"/>
          <office:change-info>
            <dc:creator> </dc:creator>
            <dc:date>2022-03-16T17:53:31.167474345</dc:date>
          </office:change-info>
          <table:previous table:id="ct255">
            <table:change-track-table-cell office:value-type="float" office:value="6.555"/>
          </table:previous>
        </table:cell-content-change>
        <table:cell-content-change table:id="ct412">
          <table:cell-address table:column="23" table:row="104" table:table="0"/>
          <office:change-info>
            <dc:creator> </dc:creator>
            <dc:date>2022-03-16T17:53:36.896611214</dc:date>
          </office:change-info>
          <table:previous table:id="ct266">
            <table:change-track-table-cell office:value-type="float" office:value="6.569"/>
          </table:previous>
        </table:cell-content-change>
        <table:cell-content-change table:id="ct413">
          <table:cell-address table:column="19" table:row="43" table:table="0"/>
          <office:change-info>
            <dc:creator> </dc:creator>
            <dc:date>2022-03-16T17:55:56.299587838</dc:date>
          </office:change-info>
          <table:previous>
            <table:change-track-table-cell office:value-type="float" office:value="7.616"/>
          </table:previous>
        </table:cell-content-change>
        <table:cell-content-change table:id="ct414">
          <table:cell-address table:column="20" table:row="43" table:table="0"/>
          <office:change-info>
            <dc:creator> </dc:creator>
            <dc:date>2022-03-16T17:55:59.611199629</dc:date>
          </office:change-info>
          <table:previous>
            <table:change-track-table-cell office:value-type="float" office:value="7.67"/>
          </table:previous>
        </table:cell-content-change>
        <table:cell-content-change table:id="ct415">
          <table:cell-address table:column="21" table:row="43" table:table="0"/>
          <office:change-info>
            <dc:creator> </dc:creator>
            <dc:date>2022-03-16T17:56:02.421981605</dc:date>
          </office:change-info>
          <table:previous>
            <table:change-track-table-cell office:value-type="float" office:value="7.659"/>
          </table:previous>
        </table:cell-content-change>
        <table:cell-content-change table:id="ct416">
          <table:cell-address table:column="22" table:row="43" table:table="0"/>
          <office:change-info>
            <dc:creator> </dc:creator>
            <dc:date>2022-03-16T17:56:05.658264589</dc:date>
          </office:change-info>
          <table:previous>
            <table:change-track-table-cell office:value-type="float" office:value="7.79"/>
          </table:previous>
        </table:cell-content-change>
        <table:cell-content-change table:id="ct417">
          <table:cell-address table:column="23" table:row="43" table:table="0"/>
          <office:change-info>
            <dc:creator> </dc:creator>
            <dc:date>2022-03-16T17:56:09.826561367</dc:date>
          </office:change-info>
          <table:previous>
            <table:change-track-table-cell office:value-type="float" office:value="7.626"/>
          </table:previous>
        </table:cell-content-change>
        <table:cell-content-change table:id="ct418">
          <table:cell-address table:column="19" table:row="64" table:table="0"/>
          <office:change-info>
            <dc:creator> </dc:creator>
            <dc:date>2022-03-16T17:58:09.750944617</dc:date>
          </office:change-info>
          <table:previous table:id="ct47">
            <table:change-track-table-cell office:value-type="float" office:value="7.616"/>
          </table:previous>
        </table:cell-content-change>
        <table:cell-content-change table:id="ct419">
          <table:cell-address table:column="20" table:row="64" table:table="0"/>
          <office:change-info>
            <dc:creator> </dc:creator>
            <dc:date>2022-03-16T17:58:12.243320885</dc:date>
          </office:change-info>
          <table:previous table:id="ct58">
            <table:change-track-table-cell office:value-type="float" office:value="7.67"/>
          </table:previous>
        </table:cell-content-change>
        <table:cell-content-change table:id="ct420">
          <table:cell-address table:column="21" table:row="64" table:table="0"/>
          <office:change-info>
            <dc:creator> </dc:creator>
            <dc:date>2022-03-16T17:58:14.690055438</dc:date>
          </office:change-info>
          <table:previous table:id="ct69">
            <table:change-track-table-cell office:value-type="float" office:value="7.659"/>
          </table:previous>
        </table:cell-content-change>
        <table:cell-content-change table:id="ct421">
          <table:cell-address table:column="22" table:row="64" table:table="0"/>
          <office:change-info>
            <dc:creator> </dc:creator>
            <dc:date>2022-03-16T17:58:17.386609432</dc:date>
          </office:change-info>
          <table:previous table:id="ct80">
            <table:change-track-table-cell office:value-type="float" office:value="7.79"/>
          </table:previous>
        </table:cell-content-change>
        <table:cell-content-change table:id="ct422">
          <table:cell-address table:column="23" table:row="64" table:table="0"/>
          <office:change-info>
            <dc:creator> </dc:creator>
            <dc:date>2022-03-16T17:58:22.712336781</dc:date>
          </office:change-info>
          <table:previous table:id="ct91">
            <table:change-track-table-cell office:value-type="float" office:value="7.626"/>
          </table:previous>
        </table:cell-content-change>
        <table:cell-content-change table:id="ct423">
          <table:cell-address table:column="19" table:row="84" table:table="0"/>
          <office:change-info>
            <dc:creator> </dc:creator>
            <dc:date>2022-03-16T18:00:10.024358856</dc:date>
          </office:change-info>
          <table:previous table:id="ct135">
            <table:change-track-table-cell office:value-type="float" office:value="7.616"/>
          </table:previous>
        </table:cell-content-change>
        <table:cell-content-change table:id="ct424">
          <table:cell-address table:column="20" table:row="84" table:table="0"/>
          <office:change-info>
            <dc:creator> </dc:creator>
            <dc:date>2022-03-16T18:00:12.389096765</dc:date>
          </office:change-info>
          <table:previous table:id="ct146">
            <table:change-track-table-cell office:value-type="float" office:value="7.67"/>
          </table:previous>
        </table:cell-content-change>
        <table:cell-content-change table:id="ct425">
          <table:cell-address table:column="21" table:row="84" table:table="0"/>
          <office:change-info>
            <dc:creator> </dc:creator>
            <dc:date>2022-03-16T18:00:15.650342018</dc:date>
          </office:change-info>
          <table:previous table:id="ct157">
            <table:change-track-table-cell office:value-type="float" office:value="7.659"/>
          </table:previous>
        </table:cell-content-change>
        <table:cell-content-change table:id="ct426">
          <table:cell-address table:column="22" table:row="84" table:table="0"/>
          <office:change-info>
            <dc:creator> </dc:creator>
            <dc:date>2022-03-16T18:00:20.765803739</dc:date>
          </office:change-info>
          <table:previous table:id="ct168">
            <table:change-track-table-cell office:value-type="float" office:value="7.79"/>
          </table:previous>
        </table:cell-content-change>
        <table:cell-content-change table:id="ct427">
          <table:cell-address table:column="23" table:row="84" table:table="0"/>
          <office:change-info>
            <dc:creator> </dc:creator>
            <dc:date>2022-03-16T18:00:24.242279606</dc:date>
          </office:change-info>
          <table:previous table:id="ct179">
            <table:change-track-table-cell office:value-type="float" office:value="7.626"/>
          </table:previous>
        </table:cell-content-change>
        <table:cell-content-change table:id="ct428">
          <table:cell-address table:column="19" table:row="105" table:table="0"/>
          <office:change-info>
            <dc:creator> </dc:creator>
            <dc:date>2022-03-16T18:01:33.261795179</dc:date>
          </office:change-info>
          <table:previous table:id="ct223">
            <table:change-track-table-cell office:value-type="float" office:value="7.616"/>
          </table:previous>
        </table:cell-content-change>
        <table:cell-content-change table:id="ct429">
          <table:cell-address table:column="20" table:row="105" table:table="0"/>
          <office:change-info>
            <dc:creator> </dc:creator>
            <dc:date>2022-03-16T18:01:35.946309884</dc:date>
          </office:change-info>
          <table:previous table:id="ct234">
            <table:change-track-table-cell office:value-type="float" office:value="7.67"/>
          </table:previous>
        </table:cell-content-change>
        <table:cell-content-change table:id="ct430">
          <table:cell-address table:column="21" table:row="105" table:table="0"/>
          <office:change-info>
            <dc:creator> </dc:creator>
            <dc:date>2022-03-16T18:01:38.979941227</dc:date>
          </office:change-info>
          <table:previous table:id="ct245">
            <table:change-track-table-cell office:value-type="float" office:value="7.659"/>
          </table:previous>
        </table:cell-content-change>
        <table:cell-content-change table:id="ct431">
          <table:cell-address table:column="22" table:row="105" table:table="0"/>
          <office:change-info>
            <dc:creator> </dc:creator>
            <dc:date>2022-03-16T18:01:41.541226296</dc:date>
          </office:change-info>
          <table:previous table:id="ct256">
            <table:change-track-table-cell office:value-type="float" office:value="7.79"/>
          </table:previous>
        </table:cell-content-change>
        <table:cell-content-change table:id="ct432">
          <table:cell-address table:column="23" table:row="105" table:table="0"/>
          <office:change-info>
            <dc:creator> </dc:creator>
            <dc:date>2022-03-16T18:01:47.490301101</dc:date>
          </office:change-info>
          <table:previous table:id="ct267">
            <table:change-track-table-cell office:value-type="float" office:value="7.626"/>
          </table:previous>
        </table:cell-content-change>
        <table:cell-content-change table:id="ct433">
          <table:cell-address table:column="19" table:row="44" table:table="0"/>
          <office:change-info>
            <dc:creator> </dc:creator>
            <dc:date>2022-03-16T18:04:34.290602978</dc:date>
          </office:change-info>
          <table:previous>
            <table:change-track-table-cell office:value-type="float" office:value="8.751"/>
          </table:previous>
        </table:cell-content-change>
        <table:cell-content-change table:id="ct434">
          <table:cell-address table:column="20" table:row="44" table:table="0"/>
          <office:change-info>
            <dc:creator> </dc:creator>
            <dc:date>2022-03-16T18:04:37.142470917</dc:date>
          </office:change-info>
          <table:previous>
            <table:change-track-table-cell office:value-type="float" office:value="8.713"/>
          </table:previous>
        </table:cell-content-change>
        <table:cell-content-change table:id="ct435">
          <table:cell-address table:column="21" table:row="44" table:table="0"/>
          <office:change-info>
            <dc:creator> </dc:creator>
            <dc:date>2022-03-16T18:04:40.068574465</dc:date>
          </office:change-info>
          <table:previous>
            <table:change-track-table-cell office:value-type="float" office:value="8.728"/>
          </table:previous>
        </table:cell-content-change>
        <table:cell-content-change table:id="ct436">
          <table:cell-address table:column="22" table:row="44" table:table="0"/>
          <office:change-info>
            <dc:creator> </dc:creator>
            <dc:date>2022-03-16T18:04:43.702976663</dc:date>
          </office:change-info>
          <table:previous>
            <table:change-track-table-cell office:value-type="float" office:value="8.732"/>
          </table:previous>
        </table:cell-content-change>
        <table:cell-content-change table:id="ct437">
          <table:cell-address table:column="23" table:row="44" table:table="0"/>
          <office:change-info>
            <dc:creator> </dc:creator>
            <dc:date>2022-03-16T18:04:48.234401737</dc:date>
          </office:change-info>
          <table:previous>
            <table:change-track-table-cell office:value-type="float" office:value="8.723"/>
          </table:previous>
        </table:cell-content-change>
        <table:cell-content-change table:id="ct438">
          <table:cell-address table:column="19" table:row="65" table:table="0"/>
          <office:change-info>
            <dc:creator> </dc:creator>
            <dc:date>2022-03-16T18:06:21.122507512</dc:date>
          </office:change-info>
          <table:previous table:id="ct48">
            <table:change-track-table-cell office:value-type="float" office:value="8.751"/>
          </table:previous>
        </table:cell-content-change>
        <table:cell-content-change table:id="ct439">
          <table:cell-address table:column="20" table:row="65" table:table="0"/>
          <office:change-info>
            <dc:creator> </dc:creator>
            <dc:date>2022-03-16T18:06:23.606514916</dc:date>
          </office:change-info>
          <table:previous table:id="ct59">
            <table:change-track-table-cell office:value-type="float" office:value="8.713"/>
          </table:previous>
        </table:cell-content-change>
        <table:cell-content-change table:id="ct440">
          <table:cell-address table:column="21" table:row="65" table:table="0"/>
          <office:change-info>
            <dc:creator> </dc:creator>
            <dc:date>2022-03-16T18:06:25.801692474</dc:date>
          </office:change-info>
          <table:previous table:id="ct70">
            <table:change-track-table-cell office:value-type="float" office:value="8.728"/>
          </table:previous>
        </table:cell-content-change>
        <table:cell-content-change table:id="ct441">
          <table:cell-address table:column="22" table:row="65" table:table="0"/>
          <office:change-info>
            <dc:creator> </dc:creator>
            <dc:date>2022-03-16T18:06:30.312124320</dc:date>
          </office:change-info>
          <table:previous table:id="ct81">
            <table:change-track-table-cell office:value-type="float" office:value="8.732"/>
          </table:previous>
        </table:cell-content-change>
        <table:cell-content-change table:id="ct442">
          <table:cell-address table:column="23" table:row="65" table:table="0"/>
          <office:change-info>
            <dc:creator> </dc:creator>
            <dc:date>2022-03-16T18:06:34.388343636</dc:date>
          </office:change-info>
          <table:previous table:id="ct92">
            <table:change-track-table-cell office:value-type="float" office:value="8.723"/>
          </table:previous>
        </table:cell-content-change>
        <table:cell-content-change table:id="ct443">
          <table:cell-address table:column="19" table:row="85" table:table="0"/>
          <office:change-info>
            <dc:creator> </dc:creator>
            <dc:date>2022-03-16T18:08:34.184239508</dc:date>
          </office:change-info>
          <table:previous table:id="ct136">
            <table:change-track-table-cell office:value-type="float" office:value="8.751"/>
          </table:previous>
        </table:cell-content-change>
        <table:cell-content-change table:id="ct444">
          <table:cell-address table:column="20" table:row="85" table:table="0"/>
          <office:change-info>
            <dc:creator> </dc:creator>
            <dc:date>2022-03-16T18:08:36.254908521</dc:date>
          </office:change-info>
          <table:previous table:id="ct147">
            <table:change-track-table-cell office:value-type="float" office:value="8.713"/>
          </table:previous>
        </table:cell-content-change>
        <table:cell-content-change table:id="ct445">
          <table:cell-address table:column="21" table:row="85" table:table="0"/>
          <office:change-info>
            <dc:creator> </dc:creator>
            <dc:date>2022-03-16T18:08:39.204502520</dc:date>
          </office:change-info>
          <table:previous table:id="ct158">
            <table:change-track-table-cell office:value-type="float" office:value="8.728"/>
          </table:previous>
        </table:cell-content-change>
        <table:cell-content-change table:id="ct446">
          <table:cell-address table:column="22" table:row="85" table:table="0"/>
          <office:change-info>
            <dc:creator> </dc:creator>
            <dc:date>2022-03-16T18:08:41.939507379</dc:date>
          </office:change-info>
          <table:previous table:id="ct169">
            <table:change-track-table-cell office:value-type="float" office:value="8.732"/>
          </table:previous>
        </table:cell-content-change>
        <table:cell-content-change table:id="ct447">
          <table:cell-address table:column="23" table:row="85" table:table="0"/>
          <office:change-info>
            <dc:creator> </dc:creator>
            <dc:date>2022-03-16T18:08:45.839780136</dc:date>
          </office:change-info>
          <table:previous table:id="ct180">
            <table:change-track-table-cell office:value-type="float" office:value="8.723"/>
          </table:previous>
        </table:cell-content-change>
        <table:cell-content-change table:id="ct448">
          <table:cell-address table:column="19" table:row="106" table:table="0"/>
          <office:change-info>
            <dc:creator> </dc:creator>
            <dc:date>2022-03-16T18:10:13.225944034</dc:date>
          </office:change-info>
          <table:previous table:id="ct224">
            <table:change-track-table-cell office:value-type="float" office:value="8.751"/>
          </table:previous>
        </table:cell-content-change>
        <table:cell-content-change table:id="ct449">
          <table:cell-address table:column="20" table:row="106" table:table="0"/>
          <office:change-info>
            <dc:creator> </dc:creator>
            <dc:date>2022-03-16T18:10:15.739927733</dc:date>
          </office:change-info>
          <table:previous table:id="ct235">
            <table:change-track-table-cell office:value-type="float" office:value="8.713"/>
          </table:previous>
        </table:cell-content-change>
        <table:cell-content-change table:id="ct450">
          <table:cell-address table:column="21" table:row="106" table:table="0"/>
          <office:change-info>
            <dc:creator> </dc:creator>
            <dc:date>2022-03-16T18:10:18.570582650</dc:date>
          </office:change-info>
          <table:previous table:id="ct246">
            <table:change-track-table-cell office:value-type="float" office:value="8.728"/>
          </table:previous>
        </table:cell-content-change>
        <table:cell-content-change table:id="ct451">
          <table:cell-address table:column="22" table:row="106" table:table="0"/>
          <office:change-info>
            <dc:creator> </dc:creator>
            <dc:date>2022-03-16T18:10:20.947728319</dc:date>
          </office:change-info>
          <table:previous table:id="ct257">
            <table:change-track-table-cell office:value-type="float" office:value="8.732"/>
          </table:previous>
        </table:cell-content-change>
        <table:cell-content-change table:id="ct452">
          <table:cell-address table:column="23" table:row="106" table:table="0"/>
          <office:change-info>
            <dc:creator> </dc:creator>
            <dc:date>2022-03-16T18:10:24.315802931</dc:date>
          </office:change-info>
          <table:previous table:id="ct268">
            <table:change-track-table-cell office:value-type="float" office:value="8.723"/>
          </table:previous>
        </table:cell-content-change>
        <table:cell-content-change table:id="ct453">
          <table:cell-address table:column="19" table:row="45" table:table="0"/>
          <office:change-info>
            <dc:creator> </dc:creator>
            <dc:date>2022-03-16T18:13:37.693939473</dc:date>
          </office:change-info>
          <table:previous>
            <table:change-track-table-cell office:value-type="float" office:value="9.799"/>
          </table:previous>
        </table:cell-content-change>
        <table:cell-content-change table:id="ct454">
          <table:cell-address table:column="20" table:row="45" table:table="0"/>
          <office:change-info>
            <dc:creator> </dc:creator>
            <dc:date>2022-03-16T18:13:40.385013587</dc:date>
          </office:change-info>
          <table:previous>
            <table:change-track-table-cell office:value-type="float" office:value="9.855"/>
          </table:previous>
        </table:cell-content-change>
        <table:cell-content-change table:id="ct455">
          <table:cell-address table:column="21" table:row="45" table:table="0"/>
          <office:change-info>
            <dc:creator> </dc:creator>
            <dc:date>2022-03-16T18:13:50.594695572</dc:date>
          </office:change-info>
          <table:previous>
            <table:change-track-table-cell office:value-type="float" office:value="9.807"/>
          </table:previous>
        </table:cell-content-change>
        <table:cell-content-change table:id="ct456">
          <table:cell-address table:column="22" table:row="45" table:table="0"/>
          <office:change-info>
            <dc:creator> </dc:creator>
            <dc:date>2022-03-16T18:13:54.528131068</dc:date>
          </office:change-info>
          <table:previous>
            <table:change-track-table-cell office:value-type="float" office:value="9.814"/>
          </table:previous>
        </table:cell-content-change>
        <table:cell-content-change table:id="ct457">
          <table:cell-address table:column="23" table:row="45" table:table="0"/>
          <office:change-info>
            <dc:creator> </dc:creator>
            <dc:date>2022-03-16T18:13:58.640599726</dc:date>
          </office:change-info>
          <table:previous>
            <table:change-track-table-cell office:value-type="float" office:value="9.794"/>
          </table:previous>
        </table:cell-content-change>
        <table:cell-content-change table:id="ct458">
          <table:cell-address table:column="19" table:row="66" table:table="0"/>
          <office:change-info>
            <dc:creator> </dc:creator>
            <dc:date>2022-03-16T18:16:29.032246743</dc:date>
          </office:change-info>
          <table:previous table:id="ct49">
            <table:change-track-table-cell office:value-type="float" office:value="9.799"/>
          </table:previous>
        </table:cell-content-change>
        <table:cell-content-change table:id="ct459">
          <table:cell-address table:column="20" table:row="66" table:table="0"/>
          <office:change-info>
            <dc:creator> </dc:creator>
            <dc:date>2022-03-16T18:16:32.304752405</dc:date>
          </office:change-info>
          <table:previous table:id="ct60">
            <table:change-track-table-cell office:value-type="float" office:value="9.855"/>
          </table:previous>
        </table:cell-content-change>
        <table:cell-content-change table:id="ct460">
          <table:cell-address table:column="21" table:row="66" table:table="0"/>
          <office:change-info>
            <dc:creator> </dc:creator>
            <dc:date>2022-03-16T18:16:34.710999370</dc:date>
          </office:change-info>
          <table:previous table:id="ct71">
            <table:change-track-table-cell office:value-type="float" office:value="9.807"/>
          </table:previous>
        </table:cell-content-change>
        <table:cell-content-change table:id="ct461">
          <table:cell-address table:column="22" table:row="66" table:table="0"/>
          <office:change-info>
            <dc:creator> </dc:creator>
            <dc:date>2022-03-16T18:16:42.541982585</dc:date>
          </office:change-info>
          <table:previous table:id="ct82">
            <table:change-track-table-cell office:value-type="float" office:value="9.814"/>
          </table:previous>
        </table:cell-content-change>
        <table:cell-content-change table:id="ct462">
          <table:cell-address table:column="23" table:row="66" table:table="0"/>
          <office:change-info>
            <dc:creator> </dc:creator>
            <dc:date>2022-03-16T18:16:48.357363299</dc:date>
          </office:change-info>
          <table:previous table:id="ct93">
            <table:change-track-table-cell office:value-type="float" office:value="9.794"/>
          </table:previous>
        </table:cell-content-change>
        <table:cell-content-change table:id="ct463">
          <table:cell-address table:column="19" table:row="86" table:table="0"/>
          <office:change-info>
            <dc:creator> </dc:creator>
            <dc:date>2022-03-16T18:19:08.896219685</dc:date>
          </office:change-info>
          <table:previous table:id="ct137">
            <table:change-track-table-cell office:value-type="float" office:value="9.799"/>
          </table:previous>
        </table:cell-content-change>
        <table:cell-content-change table:id="ct464">
          <table:cell-address table:column="20" table:row="86" table:table="0"/>
          <office:change-info>
            <dc:creator> </dc:creator>
            <dc:date>2022-03-16T18:19:11.559472105</dc:date>
          </office:change-info>
          <table:previous table:id="ct148">
            <table:change-track-table-cell office:value-type="float" office:value="9.855"/>
          </table:previous>
        </table:cell-content-change>
        <table:cell-content-change table:id="ct465">
          <table:cell-address table:column="21" table:row="86" table:table="0"/>
          <office:change-info>
            <dc:creator> </dc:creator>
            <dc:date>2022-03-16T18:19:13.926135945</dc:date>
          </office:change-info>
          <table:previous table:id="ct159">
            <table:change-track-table-cell office:value-type="float" office:value="9.807"/>
          </table:previous>
        </table:cell-content-change>
        <table:cell-content-change table:id="ct466">
          <table:cell-address table:column="22" table:row="86" table:table="0"/>
          <office:change-info>
            <dc:creator> </dc:creator>
            <dc:date>2022-03-16T18:19:16.344552618</dc:date>
          </office:change-info>
          <table:previous table:id="ct170">
            <table:change-track-table-cell office:value-type="float" office:value="9.814"/>
          </table:previous>
        </table:cell-content-change>
        <table:cell-content-change table:id="ct467">
          <table:cell-address table:column="23" table:row="86" table:table="0"/>
          <office:change-info>
            <dc:creator> </dc:creator>
            <dc:date>2022-03-16T18:19:19.784032325</dc:date>
          </office:change-info>
          <table:previous table:id="ct181">
            <table:change-track-table-cell office:value-type="float" office:value="9.794"/>
          </table:previous>
        </table:cell-content-change>
        <table:cell-content-change table:id="ct468">
          <table:cell-address table:column="19" table:row="107" table:table="0"/>
          <office:change-info>
            <dc:creator> </dc:creator>
            <dc:date>2022-03-16T18:20:49.501437835</dc:date>
          </office:change-info>
          <table:previous table:id="ct225">
            <table:change-track-table-cell office:value-type="float" office:value="9.799"/>
          </table:previous>
        </table:cell-content-change>
        <table:cell-content-change table:id="ct469">
          <table:cell-address table:column="20" table:row="107" table:table="0"/>
          <office:change-info>
            <dc:creator> </dc:creator>
            <dc:date>2022-03-16T18:20:53.257780431</dc:date>
          </office:change-info>
          <table:previous table:id="ct236">
            <table:change-track-table-cell office:value-type="float" office:value="9.855"/>
          </table:previous>
        </table:cell-content-change>
        <table:cell-content-change table:id="ct470">
          <table:cell-address table:column="21" table:row="107" table:table="0"/>
          <office:change-info>
            <dc:creator> </dc:creator>
            <dc:date>2022-03-16T18:20:56.377357974</dc:date>
          </office:change-info>
          <table:previous table:id="ct247">
            <table:change-track-table-cell office:value-type="float" office:value="9.807"/>
          </table:previous>
        </table:cell-content-change>
        <table:cell-content-change table:id="ct471">
          <table:cell-address table:column="22" table:row="107" table:table="0"/>
          <office:change-info>
            <dc:creator> </dc:creator>
            <dc:date>2022-03-16T18:20:59.555056495</dc:date>
          </office:change-info>
          <table:previous table:id="ct258">
            <table:change-track-table-cell office:value-type="float" office:value="9.814"/>
          </table:previous>
        </table:cell-content-change>
        <table:cell-content-change table:id="ct472">
          <table:cell-address table:column="23" table:row="107" table:table="0"/>
          <office:change-info>
            <dc:creator> </dc:creator>
            <dc:date>2022-03-16T18:21:03.693965743</dc:date>
          </office:change-info>
          <table:previous table:id="ct269">
            <table:change-track-table-cell office:value-type="float" office:value="9.794"/>
          </table:previous>
        </table:cell-content-change>
        <table:cell-content-change table:id="ct473">
          <table:cell-address table:column="19" table:row="46" table:table="0"/>
          <office:change-info>
            <dc:creator> </dc:creator>
            <dc:date>2022-03-17T09:43:17.847439851</dc:date>
          </office:change-info>
          <table:previous>
            <table:change-track-table-cell office:value-type="float" office:value="10.883"/>
          </table:previous>
        </table:cell-content-change>
        <table:cell-content-change table:id="ct474">
          <table:cell-address table:column="20" table:row="46" table:table="0"/>
          <office:change-info>
            <dc:creator> </dc:creator>
            <dc:date>2022-03-17T09:43:22.435923188</dc:date>
          </office:change-info>
          <table:previous>
            <table:change-track-table-cell office:value-type="float" office:value="10.942"/>
          </table:previous>
        </table:cell-content-change>
        <table:cell-content-change table:id="ct475">
          <table:cell-address table:column="21" table:row="46" table:table="0"/>
          <office:change-info>
            <dc:creator> </dc:creator>
            <dc:date>2022-03-17T09:43:26.119933694</dc:date>
          </office:change-info>
          <table:previous>
            <table:change-track-table-cell office:value-type="float" office:value="10.878"/>
          </table:previous>
        </table:cell-content-change>
        <table:cell-content-change table:id="ct476">
          <table:cell-address table:column="22" table:row="46" table:table="0"/>
          <office:change-info>
            <dc:creator> </dc:creator>
            <dc:date>2022-03-17T09:43:30.111272919</dc:date>
          </office:change-info>
          <table:previous>
            <table:change-track-table-cell office:value-type="float" office:value="10.881"/>
          </table:previous>
        </table:cell-content-change>
        <table:cell-content-change table:id="ct477">
          <table:cell-address table:column="23" table:row="46" table:table="0"/>
          <office:change-info>
            <dc:creator> </dc:creator>
            <dc:date>2022-03-17T09:43:38.726762728</dc:date>
          </office:change-info>
          <table:previous>
            <table:change-track-table-cell office:value-type="float" office:value="10.882"/>
          </table:previous>
        </table:cell-content-change>
        <table:cell-content-change table:id="ct478">
          <table:cell-address table:column="19" table:row="67" table:table="0"/>
          <office:change-info>
            <dc:creator> </dc:creator>
            <dc:date>2022-03-17T09:45:18.905116667</dc:date>
          </office:change-info>
          <table:previous table:id="ct50">
            <table:change-track-table-cell office:value-type="float" office:value="10.883"/>
          </table:previous>
        </table:cell-content-change>
        <table:cell-content-change table:id="ct479">
          <table:cell-address table:column="20" table:row="67" table:table="0"/>
          <office:change-info>
            <dc:creator> </dc:creator>
            <dc:date>2022-03-17T09:45:21.794044509</dc:date>
          </office:change-info>
          <table:previous table:id="ct61">
            <table:change-track-table-cell office:value-type="float" office:value="10.942"/>
          </table:previous>
        </table:cell-content-change>
        <table:cell-content-change table:id="ct480">
          <table:cell-address table:column="21" table:row="67" table:table="0"/>
          <office:change-info>
            <dc:creator> </dc:creator>
            <dc:date>2022-03-17T09:45:24.140425790</dc:date>
          </office:change-info>
          <table:previous table:id="ct72">
            <table:change-track-table-cell office:value-type="float" office:value="10.878"/>
          </table:previous>
        </table:cell-content-change>
        <table:cell-content-change table:id="ct481">
          <table:cell-address table:column="22" table:row="67" table:table="0"/>
          <office:change-info>
            <dc:creator> </dc:creator>
            <dc:date>2022-03-17T09:45:28.157508355</dc:date>
          </office:change-info>
          <table:previous table:id="ct83">
            <table:change-track-table-cell office:value-type="float" office:value="10.881"/>
          </table:previous>
        </table:cell-content-change>
        <table:cell-content-change table:id="ct482">
          <table:cell-address table:column="23" table:row="67" table:table="0"/>
          <office:change-info>
            <dc:creator> </dc:creator>
            <dc:date>2022-03-17T09:45:35.644189811</dc:date>
          </office:change-info>
          <table:previous table:id="ct94">
            <table:change-track-table-cell office:value-type="float" office:value="10.882"/>
          </table:previous>
        </table:cell-content-change>
        <table:cell-content-change table:id="ct483">
          <table:cell-address table:column="19" table:row="87" table:table="0"/>
          <office:change-info>
            <dc:creator> </dc:creator>
            <dc:date>2022-03-17T09:47:55.030171099</dc:date>
          </office:change-info>
          <table:previous table:id="ct138">
            <table:change-track-table-cell office:value-type="float" office:value="10.883"/>
          </table:previous>
        </table:cell-content-change>
        <table:cell-content-change table:id="ct484">
          <table:cell-address table:column="20" table:row="87" table:table="0"/>
          <office:change-info>
            <dc:creator> </dc:creator>
            <dc:date>2022-03-17T09:47:59.223030300</dc:date>
          </office:change-info>
          <table:previous table:id="ct149">
            <table:change-track-table-cell office:value-type="float" office:value="10.942"/>
          </table:previous>
        </table:cell-content-change>
        <table:cell-content-change table:id="ct485">
          <table:cell-address table:column="21" table:row="87" table:table="0"/>
          <office:change-info>
            <dc:creator> </dc:creator>
            <dc:date>2022-03-17T09:48:01.604991425</dc:date>
          </office:change-info>
          <table:previous table:id="ct160">
            <table:change-track-table-cell office:value-type="float" office:value="10.878"/>
          </table:previous>
        </table:cell-content-change>
        <table:cell-content-change table:id="ct486">
          <table:cell-address table:column="22" table:row="87" table:table="0"/>
          <office:change-info>
            <dc:creator> </dc:creator>
            <dc:date>2022-03-17T09:48:03.925136077</dc:date>
          </office:change-info>
          <table:previous table:id="ct171">
            <table:change-track-table-cell office:value-type="float" office:value="10.881"/>
          </table:previous>
        </table:cell-content-change>
        <table:cell-content-change table:id="ct487">
          <table:cell-address table:column="23" table:row="87" table:table="0"/>
          <office:change-info>
            <dc:creator> </dc:creator>
            <dc:date>2022-03-17T09:48:12.052277893</dc:date>
          </office:change-info>
          <table:previous table:id="ct182">
            <table:change-track-table-cell office:value-type="float" office:value="10.882"/>
          </table:previous>
        </table:cell-content-change>
        <table:cell-content-change table:id="ct488">
          <table:cell-address table:column="19" table:row="108" table:table="0"/>
          <office:change-info>
            <dc:creator> </dc:creator>
            <dc:date>2022-03-17T09:50:11.605313912</dc:date>
          </office:change-info>
          <table:previous table:id="ct226">
            <table:change-track-table-cell office:value-type="float" office:value="10.883"/>
          </table:previous>
        </table:cell-content-change>
        <table:cell-content-change table:id="ct489">
          <table:cell-address table:column="20" table:row="108" table:table="0"/>
          <office:change-info>
            <dc:creator> </dc:creator>
            <dc:date>2022-03-17T09:50:13.749237253</dc:date>
          </office:change-info>
          <table:previous table:id="ct237">
            <table:change-track-table-cell office:value-type="float" office:value="10.942"/>
          </table:previous>
        </table:cell-content-change>
        <table:cell-content-change table:id="ct490">
          <table:cell-address table:column="21" table:row="108" table:table="0"/>
          <office:change-info>
            <dc:creator> </dc:creator>
            <dc:date>2022-03-17T09:50:15.516811369</dc:date>
          </office:change-info>
          <table:previous table:id="ct248">
            <table:change-track-table-cell office:value-type="float" office:value="10.878"/>
          </table:previous>
        </table:cell-content-change>
        <table:cell-content-change table:id="ct491">
          <table:cell-address table:column="22" table:row="108" table:table="0"/>
          <office:change-info>
            <dc:creator> </dc:creator>
            <dc:date>2022-03-17T09:50:17.743820471</dc:date>
          </office:change-info>
          <table:previous table:id="ct259">
            <table:change-track-table-cell office:value-type="float" office:value="10.881"/>
          </table:previous>
        </table:cell-content-change>
        <table:cell-content-change table:id="ct492">
          <table:cell-address table:column="23" table:row="108" table:table="0"/>
          <office:change-info>
            <dc:creator> </dc:creator>
            <dc:date>2022-03-17T09:50:25.710568365</dc:date>
          </office:change-info>
          <table:previous table:id="ct270">
            <table:change-track-table-cell office:value-type="float" office:value="10.882"/>
          </table:previous>
        </table:cell-content-change>
        <table:cell-content-change table:id="ct493">
          <table:cell-address table:column="18" table:row="123" table:table="0"/>
          <office:change-info>
            <dc:creator> </dc:creator>
            <dc:date>2022-03-17T09:53:30.131318393</dc:date>
          </office:change-info>
          <table:previous>
            <table:change-track-table-cell/>
          </table:previous>
        </table:cell-content-change>
        <table:cell-content-change table:id="ct494">
          <table:cell-address table:column="19" table:row="123" table:table="0"/>
          <office:change-info>
            <dc:creator> </dc:creator>
            <dc:date>2022-03-17T09:53:30.131362735</dc:date>
          </office:change-info>
          <table:previous>
            <table:change-track-table-cell/>
          </table:previous>
        </table:cell-content-change>
        <table:cell-content-change table:id="ct495">
          <table:cell-address table:column="20" table:row="123" table:table="0"/>
          <office:change-info>
            <dc:creator> </dc:creator>
            <dc:date>2022-03-17T09:53:30.131375917</dc:date>
          </office:change-info>
          <table:previous>
            <table:change-track-table-cell/>
          </table:previous>
        </table:cell-content-change>
        <table:cell-content-change table:id="ct496">
          <table:cell-address table:column="21" table:row="123" table:table="0"/>
          <office:change-info>
            <dc:creator> </dc:creator>
            <dc:date>2022-03-17T09:53:30.131387595</dc:date>
          </office:change-info>
          <table:previous>
            <table:change-track-table-cell/>
          </table:previous>
        </table:cell-content-change>
        <table:cell-content-change table:id="ct497">
          <table:cell-address table:column="22" table:row="123" table:table="0"/>
          <office:change-info>
            <dc:creator> </dc:creator>
            <dc:date>2022-03-17T09:53:30.131400027</dc:date>
          </office:change-info>
          <table:previous>
            <table:change-track-table-cell/>
          </table:previous>
        </table:cell-content-change>
        <table:cell-content-change table:id="ct498">
          <table:cell-address table:column="23" table:row="123" table:table="0"/>
          <office:change-info>
            <dc:creator> </dc:creator>
            <dc:date>2022-03-17T09:53:30.131410887</dc:date>
          </office:change-info>
          <table:previous>
            <table:change-track-table-cell/>
          </table:previous>
        </table:cell-content-change>
        <table:cell-content-change table:id="ct499">
          <table:cell-address table:column="24" table:row="123" table:table="0"/>
          <office:change-info>
            <dc:creator> </dc:creator>
            <dc:date>2022-03-17T09:53:30.131423044</dc:date>
          </office:change-info>
          <table:previous>
            <table:change-track-table-cell/>
          </table:previous>
        </table:cell-content-change>
        <table:cell-content-change table:id="ct500">
          <table:cell-address table:column="25" table:row="123" table:table="0"/>
          <office:change-info>
            <dc:creator> </dc:creator>
            <dc:date>2022-03-17T09:53:30.131434720</dc:date>
          </office:change-info>
          <table:previous>
            <table:change-track-table-cell/>
          </table:previous>
        </table:cell-content-change>
        <table:cell-content-change table:id="ct501">
          <table:cell-address table:column="18" table:row="123" table:table="0"/>
          <office:change-info>
            <dc:creator> </dc:creator>
            <dc:date>2022-03-17T09:53:34.984558002</dc:date>
          </office:change-info>
          <table:previous table:id="ct493">
            <table:change-track-table-cell office:value-type="string">
              <text:p>Tamaño</text:p>
            </table:change-track-table-cell>
          </table:previous>
        </table:cell-content-change>
        <table:cell-content-change table:id="ct502">
          <table:cell-address table:column="18" table:row="124" table:table="0"/>
          <office:change-info>
            <dc:creator> </dc:creator>
            <dc:date>2022-03-17T09:53:38.207277401</dc:date>
          </office:change-info>
          <table:previous>
            <table:change-track-table-cell/>
          </table:previous>
        </table:cell-content-change>
        <table:cell-content-change table:id="ct503">
          <table:cell-address table:column="18" table:row="125" table:table="0"/>
          <office:change-info>
            <dc:creator> </dc:creator>
            <dc:date>2022-03-17T09:53:39.406599450</dc:date>
          </office:change-info>
          <table:previous>
            <table:change-track-table-cell/>
          </table:previous>
        </table:cell-content-change>
        <table:cell-content-change table:id="ct504">
          <table:cell-address table:column="18" table:row="126" table:table="0"/>
          <office:change-info>
            <dc:creator> </dc:creator>
            <dc:date>2022-03-17T09:53:39.745674670</dc:date>
          </office:change-info>
          <table:previous>
            <table:change-track-table-cell/>
          </table:previous>
        </table:cell-content-change>
        <table:cell-content-change table:id="ct505">
          <table:cell-address table:column="18" table:row="124" table:table="0"/>
          <office:change-info>
            <dc:creator> </dc:creator>
            <dc:date>2022-03-17T09:53:44.535089480</dc:date>
          </office:change-info>
          <table:previous table:id="ct502">
            <table:change-track-table-cell office:value-type="float" office:value="2"/>
          </table:previous>
        </table:cell-content-change>
        <table:cell-content-change table:id="ct506">
          <table:cell-address table:column="18" table:row="125" table:table="0"/>
          <office:change-info>
            <dc:creator> </dc:creator>
            <dc:date>2022-03-17T09:53:44.872961445</dc:date>
          </office:change-info>
          <table:previous table:id="ct503">
            <table:change-track-table-cell office:value-type="float" office:value="3"/>
          </table:previous>
        </table:cell-content-change>
        <table:cell-content-change table:id="ct507">
          <table:cell-address table:column="18" table:row="126" table:table="0"/>
          <office:change-info>
            <dc:creator> </dc:creator>
            <dc:date>2022-03-17T09:53:45.251701588</dc:date>
          </office:change-info>
          <table:previous table:id="ct504">
            <table:change-track-table-cell office:value-type="float" office:value="4"/>
          </table:previous>
        </table:cell-content-change>
        <table:cell-content-change table:id="ct508">
          <table:cell-address table:column="18" table:row="127" table:table="0"/>
          <office:change-info>
            <dc:creator> </dc:creator>
            <dc:date>2022-03-17T09:53:45.909915594</dc:date>
          </office:change-info>
          <table:previous>
            <table:change-track-table-cell/>
          </table:previous>
        </table:cell-content-change>
        <table:cell-content-change table:id="ct509">
          <table:cell-address table:column="18" table:row="128" table:table="0"/>
          <office:change-info>
            <dc:creator> </dc:creator>
            <dc:date>2022-03-17T09:53:48.051947958</dc:date>
          </office:change-info>
          <table:previous>
            <table:change-track-table-cell/>
          </table:previous>
        </table:cell-content-change>
        <table:cell-content-change table:id="ct510">
          <table:cell-address table:column="19" table:row="128" table:table="0"/>
          <office:change-info>
            <dc:creator> </dc:creator>
            <dc:date>2022-03-17T09:54:19.479378554</dc:date>
          </office:change-info>
          <table:previous>
            <table:change-track-table-cell/>
          </table:previous>
        </table:cell-content-change>
        <table:cell-content-change table:id="ct511">
          <table:cell-address table:column="20" table:row="128" table:table="0"/>
          <office:change-info>
            <dc:creator> </dc:creator>
            <dc:date>2022-03-17T09:54:19.479441820</dc:date>
          </office:change-info>
          <table:previous>
            <table:change-track-table-cell/>
          </table:previous>
        </table:cell-content-change>
        <table:cell-content-change table:id="ct512">
          <table:cell-address table:column="21" table:row="128" table:table="0"/>
          <office:change-info>
            <dc:creator> </dc:creator>
            <dc:date>2022-03-17T09:54:19.479469010</dc:date>
          </office:change-info>
          <table:previous>
            <table:change-track-table-cell/>
          </table:previous>
        </table:cell-content-change>
        <table:cell-content-change table:id="ct513">
          <table:cell-address table:column="22" table:row="128" table:table="0"/>
          <office:change-info>
            <dc:creator> </dc:creator>
            <dc:date>2022-03-17T09:54:19.479494135</dc:date>
          </office:change-info>
          <table:previous>
            <table:change-track-table-cell/>
          </table:previous>
        </table:cell-content-change>
        <table:cell-content-change table:id="ct514">
          <table:cell-address table:column="23" table:row="128" table:table="0"/>
          <office:change-info>
            <dc:creator> </dc:creator>
            <dc:date>2022-03-17T09:54:19.479519268</dc:date>
          </office:change-info>
          <table:previous>
            <table:change-track-table-cell/>
          </table:previous>
        </table:cell-content-change>
        <table:cell-content-change table:id="ct515">
          <table:cell-address table:column="19" table:row="126" table:table="0"/>
          <office:change-info>
            <dc:creator> </dc:creator>
            <dc:date>2022-03-17T09:54:24.976156653</dc:date>
          </office:change-info>
          <table:previous>
            <table:change-track-table-cell/>
          </table:previous>
        </table:cell-content-change>
        <table:cell-content-change table:id="ct516">
          <table:cell-address table:column="20" table:row="126" table:table="0"/>
          <office:change-info>
            <dc:creator> </dc:creator>
            <dc:date>2022-03-17T09:54:24.976205733</dc:date>
          </office:change-info>
          <table:previous>
            <table:change-track-table-cell/>
          </table:previous>
        </table:cell-content-change>
        <table:cell-content-change table:id="ct517">
          <table:cell-address table:column="21" table:row="126" table:table="0"/>
          <office:change-info>
            <dc:creator> </dc:creator>
            <dc:date>2022-03-17T09:54:24.976223878</dc:date>
          </office:change-info>
          <table:previous>
            <table:change-track-table-cell/>
          </table:previous>
        </table:cell-content-change>
        <table:cell-content-change table:id="ct518">
          <table:cell-address table:column="22" table:row="126" table:table="0"/>
          <office:change-info>
            <dc:creator> </dc:creator>
            <dc:date>2022-03-17T09:54:24.976239857</dc:date>
          </office:change-info>
          <table:previous>
            <table:change-track-table-cell/>
          </table:previous>
        </table:cell-content-change>
        <table:cell-content-change table:id="ct519">
          <table:cell-address table:column="23" table:row="126" table:table="0"/>
          <office:change-info>
            <dc:creator> </dc:creator>
            <dc:date>2022-03-17T09:54:24.976255998</dc:date>
          </office:change-info>
          <table:previous>
            <table:change-track-table-cell/>
          </table:previous>
        </table:cell-content-change>
        <table:cell-content-change table:id="ct520">
          <table:cell-address table:column="19" table:row="127" table:table="0"/>
          <office:change-info>
            <dc:creator> </dc:creator>
            <dc:date>2022-03-17T09:54:30.947809232</dc:date>
          </office:change-info>
          <table:previous>
            <table:change-track-table-cell/>
          </table:previous>
        </table:cell-content-change>
        <table:cell-content-change table:id="ct521">
          <table:cell-address table:column="20" table:row="127" table:table="0"/>
          <office:change-info>
            <dc:creator> </dc:creator>
            <dc:date>2022-03-17T09:54:30.947860785</dc:date>
          </office:change-info>
          <table:previous>
            <table:change-track-table-cell/>
          </table:previous>
        </table:cell-content-change>
        <table:cell-content-change table:id="ct522">
          <table:cell-address table:column="21" table:row="127" table:table="0"/>
          <office:change-info>
            <dc:creator> </dc:creator>
            <dc:date>2022-03-17T09:54:30.947887153</dc:date>
          </office:change-info>
          <table:previous>
            <table:change-track-table-cell/>
          </table:previous>
        </table:cell-content-change>
        <table:cell-content-change table:id="ct523">
          <table:cell-address table:column="22" table:row="127" table:table="0"/>
          <office:change-info>
            <dc:creator> </dc:creator>
            <dc:date>2022-03-17T09:54:30.947911805</dc:date>
          </office:change-info>
          <table:previous>
            <table:change-track-table-cell/>
          </table:previous>
        </table:cell-content-change>
        <table:cell-content-change table:id="ct524">
          <table:cell-address table:column="23" table:row="127" table:table="0"/>
          <office:change-info>
            <dc:creator> </dc:creator>
            <dc:date>2022-03-17T09:54:30.947937934</dc:date>
          </office:change-info>
          <table:previous>
            <table:change-track-table-cell/>
          </table:previous>
        </table:cell-content-change>
        <table:cell-content-change table:id="ct525">
          <table:cell-address table:column="19" table:row="125" table:table="0"/>
          <office:change-info>
            <dc:creator> </dc:creator>
            <dc:date>2022-03-17T09:54:38.409999891</dc:date>
          </office:change-info>
          <table:previous>
            <table:change-track-table-cell/>
          </table:previous>
        </table:cell-content-change>
        <table:cell-content-change table:id="ct526">
          <table:cell-address table:column="20" table:row="125" table:table="0"/>
          <office:change-info>
            <dc:creator> </dc:creator>
            <dc:date>2022-03-17T09:54:38.410046859</dc:date>
          </office:change-info>
          <table:previous>
            <table:change-track-table-cell/>
          </table:previous>
        </table:cell-content-change>
        <table:cell-content-change table:id="ct527">
          <table:cell-address table:column="21" table:row="125" table:table="0"/>
          <office:change-info>
            <dc:creator> </dc:creator>
            <dc:date>2022-03-17T09:54:38.410065728</dc:date>
          </office:change-info>
          <table:previous>
            <table:change-track-table-cell/>
          </table:previous>
        </table:cell-content-change>
        <table:cell-content-change table:id="ct528">
          <table:cell-address table:column="22" table:row="125" table:table="0"/>
          <office:change-info>
            <dc:creator> </dc:creator>
            <dc:date>2022-03-17T09:54:38.410082551</dc:date>
          </office:change-info>
          <table:previous>
            <table:change-track-table-cell/>
          </table:previous>
        </table:cell-content-change>
        <table:cell-content-change table:id="ct529">
          <table:cell-address table:column="23" table:row="125" table:table="0"/>
          <office:change-info>
            <dc:creator> </dc:creator>
            <dc:date>2022-03-17T09:54:38.410100311</dc:date>
          </office:change-info>
          <table:previous>
            <table:change-track-table-cell/>
          </table:previous>
        </table:cell-content-change>
        <table:cell-content-change table:id="ct530">
          <table:cell-address table:column="19" table:row="124" table:table="0"/>
          <office:change-info>
            <dc:creator> </dc:creator>
            <dc:date>2022-03-17T09:54:56.374017181</dc:date>
          </office:change-info>
          <table:previous>
            <table:change-track-table-cell/>
          </table:previous>
        </table:cell-content-change>
        <table:cell-content-change table:id="ct531">
          <table:cell-address table:column="20" table:row="124" table:table="0"/>
          <office:change-info>
            <dc:creator> </dc:creator>
            <dc:date>2022-03-17T09:54:56.374067456</dc:date>
          </office:change-info>
          <table:previous>
            <table:change-track-table-cell/>
          </table:previous>
        </table:cell-content-change>
        <table:cell-content-change table:id="ct532">
          <table:cell-address table:column="21" table:row="124" table:table="0"/>
          <office:change-info>
            <dc:creator> </dc:creator>
            <dc:date>2022-03-17T09:54:56.374085644</dc:date>
          </office:change-info>
          <table:previous>
            <table:change-track-table-cell/>
          </table:previous>
        </table:cell-content-change>
        <table:cell-content-change table:id="ct533">
          <table:cell-address table:column="22" table:row="124" table:table="0"/>
          <office:change-info>
            <dc:creator> </dc:creator>
            <dc:date>2022-03-17T09:54:56.374106130</dc:date>
          </office:change-info>
          <table:previous>
            <table:change-track-table-cell/>
          </table:previous>
        </table:cell-content-change>
        <table:cell-content-change table:id="ct534">
          <table:cell-address table:column="23" table:row="124" table:table="0"/>
          <office:change-info>
            <dc:creator> </dc:creator>
            <dc:date>2022-03-17T09:54:56.374151758</dc:date>
          </office:change-info>
          <table:previous>
            <table:change-track-table-cell/>
          </table:previous>
        </table:cell-content-change>
        <table:cell-content-change table:id="ct535">
          <table:cell-address table:column="24" table:row="124" table:table="0"/>
          <office:change-info>
            <dc:creator> </dc:creator>
            <dc:date>2022-03-17T09:55:18.240669928</dc:date>
          </office:change-info>
          <table:previous>
            <table:change-track-table-cell/>
          </table:previous>
        </table:cell-content-change>
        <table:cell-content-change table:id="ct536">
          <table:cell-address table:column="24" table:row="125" table:table="0"/>
          <office:change-info>
            <dc:creator> </dc:creator>
            <dc:date>2022-03-17T09:55:21.474507423</dc:date>
          </office:change-info>
          <table:previous>
            <table:change-track-table-cell/>
          </table:previous>
        </table:cell-content-change>
        <table:cell-content-change table:id="ct537">
          <table:cell-address table:column="24" table:row="126" table:table="0"/>
          <office:change-info>
            <dc:creator> </dc:creator>
            <dc:date>2022-03-17T09:55:21.474595746</dc:date>
          </office:change-info>
          <table:previous>
            <table:change-track-table-cell/>
          </table:previous>
        </table:cell-content-change>
        <table:cell-content-change table:id="ct538">
          <table:cell-address table:column="24" table:row="127" table:table="0"/>
          <office:change-info>
            <dc:creator> </dc:creator>
            <dc:date>2022-03-17T09:55:21.474644079</dc:date>
          </office:change-info>
          <table:previous>
            <table:change-track-table-cell/>
          </table:previous>
        </table:cell-content-change>
        <table:cell-content-change table:id="ct539">
          <table:cell-address table:column="24" table:row="128" table:table="0"/>
          <office:change-info>
            <dc:creator> </dc:creator>
            <dc:date>2022-03-17T09:55:21.474691691</dc:date>
          </office:change-info>
          <table:previous>
            <table:change-track-table-cell/>
          </table:previous>
        </table:cell-content-change>
        <table:cell-content-change table:id="ct540">
          <table:cell-address table:column="25" table:row="124" table:table="0"/>
          <office:change-info>
            <dc:creator> </dc:creator>
            <dc:date>2022-03-17T09:55:28.417519278</dc:date>
          </office:change-info>
          <table:previous>
            <table:change-track-table-cell/>
          </table:previous>
        </table:cell-content-change>
        <table:cell-content-change table:id="ct541">
          <table:cell-address table:column="25" table:row="124" table:table="0"/>
          <office:change-info>
            <dc:creator> </dc:creator>
            <dc:date>2022-03-17T09:55:51.446361217</dc:date>
          </office:change-info>
          <table:previous table:id="ct540">
            <table:change-track-table-cell office:value-type="string">
              <text:p>DESVEST()</text:p>
            </table:change-track-table-cell>
          </table:previous>
        </table:cell-content-change>
        <table:cell-content-change table:id="ct542">
          <table:cell-address table:column="25" table:row="125" table:table="0"/>
          <office:change-info>
            <dc:creator> </dc:creator>
            <dc:date>2022-03-17T09:55:54.939328595</dc:date>
          </office:change-info>
          <table:previous>
            <table:change-track-table-cell/>
          </table:previous>
        </table:cell-content-change>
        <table:cell-content-change table:id="ct543">
          <table:cell-address table:column="25" table:row="126" table:table="0"/>
          <office:change-info>
            <dc:creator> </dc:creator>
            <dc:date>2022-03-17T09:55:54.939386424</dc:date>
          </office:change-info>
          <table:previous>
            <table:change-track-table-cell/>
          </table:previous>
        </table:cell-content-change>
        <table:cell-content-change table:id="ct544">
          <table:cell-address table:column="25" table:row="127" table:table="0"/>
          <office:change-info>
            <dc:creator> </dc:creator>
            <dc:date>2022-03-17T09:55:54.939414895</dc:date>
          </office:change-info>
          <table:previous>
            <table:change-track-table-cell/>
          </table:previous>
        </table:cell-content-change>
        <table:cell-content-change table:id="ct545">
          <table:cell-address table:column="25" table:row="128" table:table="0"/>
          <office:change-info>
            <dc:creator> </dc:creator>
            <dc:date>2022-03-17T09:55:54.939443044</dc:date>
          </office:change-info>
          <table:previous>
            <table:change-track-table-cell/>
          </table:previous>
        </table:cell-content-change>
        <table:cell-content-change table:id="ct546">
          <table:cell-address table:column="19" table:row="141" table:table="0"/>
          <office:change-info>
            <dc:creator> </dc:creator>
            <dc:date>2022-03-17T09:57:04.107125673</dc:date>
          </office:change-info>
          <table:previous>
            <table:change-track-table-cell/>
          </table:previous>
        </table:cell-content-change>
        <table:cell-content-change table:id="ct547">
          <table:cell-address table:column="19" table:row="142" table:table="0"/>
          <office:change-info>
            <dc:creator> </dc:creator>
            <dc:date>2022-03-17T09:57:04.107150613</dc:date>
          </office:change-info>
          <table:previous>
            <table:change-track-table-cell/>
          </table:previous>
        </table:cell-content-change>
        <table:cell-content-change table:id="ct548">
          <table:cell-address table:column="19" table:row="143" table:table="0"/>
          <office:change-info>
            <dc:creator> </dc:creator>
            <dc:date>2022-03-17T09:57:04.107157710</dc:date>
          </office:change-info>
          <table:previous>
            <table:change-track-table-cell/>
          </table:previous>
        </table:cell-content-change>
        <table:cell-content-change table:id="ct549">
          <table:cell-address table:column="19" table:row="144" table:table="0"/>
          <office:change-info>
            <dc:creator> </dc:creator>
            <dc:date>2022-03-17T09:57:04.107163221</dc:date>
          </office:change-info>
          <table:previous>
            <table:change-track-table-cell/>
          </table:previous>
        </table:cell-content-change>
        <table:cell-content-change table:id="ct550">
          <table:cell-address table:column="19" table:row="145" table:table="0"/>
          <office:change-info>
            <dc:creator> </dc:creator>
            <dc:date>2022-03-17T09:57:04.107169735</dc:date>
          </office:change-info>
          <table:previous>
            <table:change-track-table-cell/>
          </table:previous>
        </table:cell-content-change>
        <table:cell-content-change table:id="ct551">
          <table:cell-address table:column="19" table:row="146" table:table="0"/>
          <office:change-info>
            <dc:creator> </dc:creator>
            <dc:date>2022-03-17T09:57:04.107174772</dc:date>
          </office:change-info>
          <table:previous>
            <table:change-track-table-cell/>
          </table:previous>
        </table:cell-content-change>
        <table:cell-content-change table:id="ct552">
          <table:cell-address table:column="20" table:row="141" table:table="0"/>
          <office:change-info>
            <dc:creator> </dc:creator>
            <dc:date>2022-03-17T09:57:04.107179928</dc:date>
          </office:change-info>
          <table:previous>
            <table:change-track-table-cell/>
          </table:previous>
        </table:cell-content-change>
        <table:cell-content-change table:id="ct553">
          <table:cell-address table:column="20" table:row="142" table:table="0"/>
          <office:change-info>
            <dc:creator> </dc:creator>
            <dc:date>2022-03-17T09:57:04.107187131</dc:date>
          </office:change-info>
          <table:previous>
            <table:change-track-table-cell/>
          </table:previous>
        </table:cell-content-change>
        <table:cell-content-change table:id="ct554">
          <table:cell-address table:column="20" table:row="143" table:table="0"/>
          <office:change-info>
            <dc:creator> </dc:creator>
            <dc:date>2022-03-17T09:57:04.107193964</dc:date>
          </office:change-info>
          <table:previous>
            <table:change-track-table-cell/>
          </table:previous>
        </table:cell-content-change>
        <table:cell-content-change table:id="ct555">
          <table:cell-address table:column="20" table:row="144" table:table="0"/>
          <office:change-info>
            <dc:creator> </dc:creator>
            <dc:date>2022-03-17T09:57:04.107200463</dc:date>
          </office:change-info>
          <table:previous>
            <table:change-track-table-cell/>
          </table:previous>
        </table:cell-content-change>
        <table:cell-content-change table:id="ct556">
          <table:cell-address table:column="20" table:row="145" table:table="0"/>
          <office:change-info>
            <dc:creator> </dc:creator>
            <dc:date>2022-03-17T09:57:04.107207892</dc:date>
          </office:change-info>
          <table:previous>
            <table:change-track-table-cell/>
          </table:previous>
        </table:cell-content-change>
        <table:cell-content-change table:id="ct557">
          <table:cell-address table:column="20" table:row="146" table:table="0"/>
          <office:change-info>
            <dc:creator> </dc:creator>
            <dc:date>2022-03-17T09:57:04.107214613</dc:date>
          </office:change-info>
          <table:previous>
            <table:change-track-table-cell/>
          </table:previous>
        </table:cell-content-change>
        <table:cell-content-change table:id="ct558">
          <table:cell-address table:column="21" table:row="141" table:table="0"/>
          <office:change-info>
            <dc:creator> </dc:creator>
            <dc:date>2022-03-17T09:57:04.107219969</dc:date>
          </office:change-info>
          <table:previous>
            <table:change-track-table-cell/>
          </table:previous>
        </table:cell-content-change>
        <table:cell-content-change table:id="ct559">
          <table:cell-address table:column="21" table:row="142" table:table="0"/>
          <office:change-info>
            <dc:creator> </dc:creator>
            <dc:date>2022-03-17T09:57:04.107225295</dc:date>
          </office:change-info>
          <table:previous>
            <table:change-track-table-cell/>
          </table:previous>
        </table:cell-content-change>
        <table:cell-content-change table:id="ct560">
          <table:cell-address table:column="21" table:row="143" table:table="0"/>
          <office:change-info>
            <dc:creator> </dc:creator>
            <dc:date>2022-03-17T09:57:04.107231251</dc:date>
          </office:change-info>
          <table:previous>
            <table:change-track-table-cell/>
          </table:previous>
        </table:cell-content-change>
        <table:cell-content-change table:id="ct561">
          <table:cell-address table:column="21" table:row="144" table:table="0"/>
          <office:change-info>
            <dc:creator> </dc:creator>
            <dc:date>2022-03-17T09:57:04.107237766</dc:date>
          </office:change-info>
          <table:previous>
            <table:change-track-table-cell/>
          </table:previous>
        </table:cell-content-change>
        <table:cell-content-change table:id="ct562">
          <table:cell-address table:column="21" table:row="145" table:table="0"/>
          <office:change-info>
            <dc:creator> </dc:creator>
            <dc:date>2022-03-17T09:57:04.107244251</dc:date>
          </office:change-info>
          <table:previous>
            <table:change-track-table-cell/>
          </table:previous>
        </table:cell-content-change>
        <table:cell-content-change table:id="ct563">
          <table:cell-address table:column="21" table:row="146" table:table="0"/>
          <office:change-info>
            <dc:creator> </dc:creator>
            <dc:date>2022-03-17T09:57:04.107250663</dc:date>
          </office:change-info>
          <table:previous>
            <table:change-track-table-cell/>
          </table:previous>
        </table:cell-content-change>
        <table:cell-content-change table:id="ct564">
          <table:cell-address table:column="20" table:row="142" table:table="0"/>
          <office:change-info>
            <dc:creator> </dc:creator>
            <dc:date>2022-03-17T09:57:20.352169037</dc:date>
          </office:change-info>
          <table:previous table:id="ct553">
            <table:change-track-table-cell office:value-type="float" office:value="18.5538"/>
          </table:previous>
        </table:cell-content-change>
        <table:cell-content-change table:id="ct565">
          <table:cell-address table:column="21" table:row="142" table:table="0"/>
          <office:change-info>
            <dc:creator> </dc:creator>
            <dc:date>2022-03-17T09:57:25.967290596</dc:date>
          </office:change-info>
          <table:previous table:id="ct559">
            <table:change-track-table-cell office:value-type="float" office:value="18.5538"/>
          </table:previous>
        </table:cell-content-change>
        <table:cell-content-change table:id="ct566">
          <table:cell-address table:column="21" table:row="143" table:table="0"/>
          <office:change-info>
            <dc:creator> </dc:creator>
            <dc:date>2022-03-17T09:57:27.898781352</dc:date>
          </office:change-info>
          <table:previous table:id="ct560">
            <table:change-track-table-cell office:value-type="float" office:value="18.5538"/>
          </table:previous>
        </table:cell-content-change>
        <table:cell-content-change table:id="ct567">
          <table:cell-address table:column="21" table:row="144" table:table="0"/>
          <office:change-info>
            <dc:creator> </dc:creator>
            <dc:date>2022-03-17T09:57:29.671191063</dc:date>
          </office:change-info>
          <table:previous table:id="ct561">
            <table:change-track-table-cell office:value-type="float" office:value="18.5538"/>
          </table:previous>
        </table:cell-content-change>
        <table:cell-content-change table:id="ct568">
          <table:cell-address table:column="21" table:row="145" table:table="0"/>
          <office:change-info>
            <dc:creator> </dc:creator>
            <dc:date>2022-03-17T09:57:31.821503778</dc:date>
          </office:change-info>
          <table:previous table:id="ct562">
            <table:change-track-table-cell office:value-type="float" office:value="18.5538"/>
          </table:previous>
        </table:cell-content-change>
        <table:cell-content-change table:id="ct569">
          <table:cell-address table:column="21" table:row="146" table:table="0"/>
          <office:change-info>
            <dc:creator> </dc:creator>
            <dc:date>2022-03-17T09:57:33.288096317</dc:date>
          </office:change-info>
          <table:previous table:id="ct563">
            <table:change-track-table-cell office:value-type="float" office:value="18.5538"/>
          </table:previous>
        </table:cell-content-change>
        <table:cell-content-change table:id="ct570">
          <table:cell-address table:column="20" table:row="143" table:table="0"/>
          <office:change-info>
            <dc:creator> </dc:creator>
            <dc:date>2022-03-17T09:57:41.584796793</dc:date>
          </office:change-info>
          <table:previous table:id="ct554">
            <table:change-track-table-cell office:value-type="float" office:value="10.8932"/>
          </table:previous>
        </table:cell-content-change>
        <table:cell-content-change table:id="ct571">
          <table:cell-address table:column="20" table:row="144" table:table="0"/>
          <office:change-info>
            <dc:creator> </dc:creator>
            <dc:date>2022-03-17T09:57:46.885308478</dc:date>
          </office:change-info>
          <table:previous table:id="ct555">
            <table:change-track-table-cell office:value-type="float" office:value="8.3384"/>
          </table:previous>
        </table:cell-content-change>
        <table:cell-content-change table:id="ct572">
          <table:cell-address table:column="20" table:row="145" table:table="0"/>
          <office:change-info>
            <dc:creator> </dc:creator>
            <dc:date>2022-03-17T09:57:52.285939666</dc:date>
          </office:change-info>
          <table:previous table:id="ct556">
            <table:change-track-table-cell office:value-type="float" office:value="7.236"/>
          </table:previous>
        </table:cell-content-change>
        <table:cell-content-change table:id="ct573">
          <table:cell-address table:column="20" table:row="146" table:table="0"/>
          <office:change-info>
            <dc:creator> </dc:creator>
            <dc:date>2022-03-17T09:57:57.999632590</dc:date>
          </office:change-info>
          <table:previous table:id="ct557">
            <table:change-track-table-cell office:value-type="float" office:value="8.445"/>
          </table:previous>
        </table:cell-content-change>
        <table:cell-content-change table:id="ct574">
          <table:cell-address table:column="22" table:row="141" table:table="0"/>
          <office:change-info>
            <dc:creator> </dc:creator>
            <dc:date>2022-03-17T09:58:00.389022840</dc:date>
          </office:change-info>
          <table:previous>
            <table:change-track-table-cell/>
          </table:previous>
        </table:cell-content-change>
        <table:cell-content-change table:id="ct575">
          <table:cell-address table:column="22" table:row="141" table:table="0"/>
          <office:change-info>
            <dc:creator> </dc:creator>
            <dc:date>2022-03-17T09:58:08.448545662</dc:date>
          </office:change-info>
          <table:previous table:id="ct574">
            <table:change-track-table-cell office:value-type="string">
              <text:p>Ganacia</text:p>
            </table:change-track-table-cell>
          </table:previous>
        </table:cell-content-change>
        <table:cell-content-change table:id="ct576">
          <table:cell-address table:column="22" table:row="142" table:table="0"/>
          <office:change-info>
            <dc:creator> </dc:creator>
            <dc:date>2022-03-17T09:58:15.517550276</dc:date>
          </office:change-info>
          <table:previous>
            <table:change-track-table-cell/>
          </table:previous>
        </table:cell-content-change>
        <table:cell-content-change table:id="ct577">
          <table:cell-address table:column="22" table:row="143" table:table="0"/>
          <office:change-info>
            <dc:creator> </dc:creator>
            <dc:date>2022-03-17T09:58:18.081438398</dc:date>
          </office:change-info>
          <table:previous>
            <table:change-track-table-cell/>
          </table:previous>
        </table:cell-content-change>
        <table:cell-content-change table:id="ct578">
          <table:cell-address table:column="22" table:row="144" table:table="0"/>
          <office:change-info>
            <dc:creator> </dc:creator>
            <dc:date>2022-03-17T09:58:18.081485960</dc:date>
          </office:change-info>
          <table:previous>
            <table:change-track-table-cell/>
          </table:previous>
        </table:cell-content-change>
        <table:cell-content-change table:id="ct579">
          <table:cell-address table:column="22" table:row="145" table:table="0"/>
          <office:change-info>
            <dc:creator> </dc:creator>
            <dc:date>2022-03-17T09:58:18.081512459</dc:date>
          </office:change-info>
          <table:previous>
            <table:change-track-table-cell/>
          </table:previous>
        </table:cell-content-change>
        <table:cell-content-change table:id="ct580">
          <table:cell-address table:column="22" table:row="146" table:table="0"/>
          <office:change-info>
            <dc:creator> </dc:creator>
            <dc:date>2022-03-17T09:58:18.081549550</dc:date>
          </office:change-info>
          <table:previous>
            <table:change-track-table-cell/>
          </table:previous>
        </table:cell-content-change>
        <table:cell-content-change table:id="ct581">
          <table:cell-address table:column="4" table:row="142" table:table="0"/>
          <office:change-info>
            <dc:creator> </dc:creator>
            <dc:date>2022-03-17T10:00:45.411583592</dc:date>
          </office:change-info>
          <table:previous>
            <table:change-track-table-cell/>
          </table:previous>
        </table:cell-content-change>
        <table:cell-content-change table:id="ct582">
          <table:cell-address table:column="4" table:row="143" table:table="0"/>
          <office:change-info>
            <dc:creator> </dc:creator>
            <dc:date>2022-03-17T10:00:56.315018991</dc:date>
          </office:change-info>
          <table:previous>
            <table:change-track-table-cell/>
          </table:previous>
        </table:cell-content-change>
        <table:cell-content-change table:id="ct583">
          <table:cell-address table:column="4" table:row="144" table:table="0"/>
          <office:change-info>
            <dc:creator> </dc:creator>
            <dc:date>2022-03-17T10:00:58.999401650</dc:date>
          </office:change-info>
          <table:previous>
            <table:change-track-table-cell/>
          </table:previous>
        </table:cell-content-change>
        <table:cell-content-change table:id="ct584">
          <table:cell-address table:column="4" table:row="145" table:table="0"/>
          <office:change-info>
            <dc:creator> </dc:creator>
            <dc:date>2022-03-17T10:00:58.999431160</dc:date>
          </office:change-info>
          <table:previous>
            <table:change-track-table-cell/>
          </table:previous>
        </table:cell-content-change>
        <table:cell-content-change table:id="ct585">
          <table:cell-address table:column="4" table:row="146" table:table="0"/>
          <office:change-info>
            <dc:creator> </dc:creator>
            <dc:date>2022-03-17T10:00:58.999445706</dc:date>
          </office:change-info>
          <table:previous>
            <table:change-track-table-cell/>
          </table:previous>
        </table:cell-content-change>
        <table:cell-content-change table:id="ct586">
          <table:cell-address table:column="4" table:row="147" table:table="0"/>
          <office:change-info>
            <dc:creator> </dc:creator>
            <dc:date>2022-03-17T10:00:58.999459896</dc:date>
          </office:change-info>
          <table:previous>
            <table:change-track-table-cell/>
          </table:previous>
        </table:cell-content-change>
        <table:cell-content-change table:id="ct587">
          <table:cell-address table:column="23" table:row="141" table:table="0"/>
          <office:change-info>
            <dc:creator> </dc:creator>
            <dc:date>2022-03-17T10:01:13.098770616</dc:date>
          </office:change-info>
          <table:previous>
            <table:change-track-table-cell/>
          </table:previous>
        </table:cell-content-change>
        <table:cell-content-change table:id="ct588">
          <table:cell-address table:column="23" table:row="142" table:table="0"/>
          <office:change-info>
            <dc:creator> </dc:creator>
            <dc:date>2022-03-17T10:01:16.868064075</dc:date>
          </office:change-info>
          <table:previous>
            <table:change-track-table-cell/>
          </table:previous>
        </table:cell-content-change>
        <table:cell-content-change table:id="ct589">
          <table:cell-address table:column="23" table:row="143" table:table="0"/>
          <office:change-info>
            <dc:creator> </dc:creator>
            <dc:date>2022-03-17T10:01:20.643774791</dc:date>
          </office:change-info>
          <table:previous>
            <table:change-track-table-cell/>
          </table:previous>
        </table:cell-content-change>
        <table:cell-content-change table:id="ct590">
          <table:cell-address table:column="23" table:row="144" table:table="0"/>
          <office:change-info>
            <dc:creator> </dc:creator>
            <dc:date>2022-03-17T10:01:20.643846604</dc:date>
          </office:change-info>
          <table:previous>
            <table:change-track-table-cell/>
          </table:previous>
        </table:cell-content-change>
        <table:cell-content-change table:id="ct591">
          <table:cell-address table:column="23" table:row="145" table:table="0"/>
          <office:change-info>
            <dc:creator> </dc:creator>
            <dc:date>2022-03-17T10:01:20.643888414</dc:date>
          </office:change-info>
          <table:previous>
            <table:change-track-table-cell/>
          </table:previous>
        </table:cell-content-change>
        <table:cell-content-change table:id="ct592">
          <table:cell-address table:column="23" table:row="146" table:table="0"/>
          <office:change-info>
            <dc:creator> </dc:creator>
            <dc:date>2022-03-17T10:01:20.643938374</dc:date>
          </office:change-info>
          <table:previous>
            <table:change-track-table-cell/>
          </table:previous>
        </table:cell-content-change>
        <table:movement table:id="ct593">
          <table:source-range-address table:start-column="0" table:start-row="127" table:start-table="0" table:end-column="7" table:end-row="130" table:end-table="0"/>
          <table:target-range-address table:start-column="0" table:start-row="128" table:start-table="0" table:end-column="7" table:end-row="131" table:end-table="0"/>
          <office:change-info>
            <dc:creator> </dc:creator>
            <dc:date>2022-03-17T10:59:10.958303842</dc:date>
          </office:change-info>
          <table:dependencies>
            <table:dependency table:id="ct829"/>
            <table:dependency table:id="ct828"/>
            <table:dependency table:id="ct827"/>
            <table:dependency table:id="ct826"/>
            <table:dependency table:id="ct825"/>
            <table:dependency table:id="ct824"/>
            <table:dependency table:id="ct823"/>
            <table:dependency table:id="ct822"/>
            <table:dependency table:id="ct821"/>
            <table:dependency table:id="ct820"/>
            <table:dependency table:id="ct819"/>
            <table:dependency table:id="ct818"/>
            <table:dependency table:id="ct817"/>
            <table:dependency table:id="ct816"/>
            <table:dependency table:id="ct815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</table:dependencies>
          <table:deletions>
            <table:cell-content-deletion>
              <table:cell-address table:column="7" table:row="130" table:table="0"/>
              <table:change-track-table-cell table:cell-address="Hoja1.H131" table:formula="of:=STDEV([.B131:.G131])" office:value-type="float" office:value="0.0248032255966839"/>
            </table:cell-content-deletion>
            <table:cell-content-deletion>
              <table:cell-address table:column="7" table:row="129" table:table="0"/>
              <table:change-track-table-cell table:cell-address="Hoja1.H130" table:formula="of:=STDEV([.B130:.G130])" office:value-type="float" office:value="0.0145958898324154"/>
            </table:cell-content-deletion>
            <table:cell-content-deletion>
              <table:cell-address table:column="7" table:row="128" table:table="0"/>
              <table:change-track-table-cell table:cell-address="Hoja1.H129" table:formula="of:=STDEV([.B129:.G129])" office:value-type="float" office:value="0.0244573097457592"/>
            </table:cell-content-deletion>
            <table:cell-content-deletion>
              <table:cell-address table:column="6" table:row="130" table:table="0"/>
              <table:change-track-table-cell table:cell-address="Hoja1.G131" table:formula="of:=AVERAGE([.B131:.F131])" office:value-type="float" office:value="7.236"/>
            </table:cell-content-deletion>
            <table:cell-content-deletion>
              <table:cell-address table:column="6" table:row="129" table:table="0"/>
              <table:change-track-table-cell table:cell-address="Hoja1.G130" table:formula="of:=AVERAGE([.B130:.F130])" office:value-type="float" office:value="8.3384"/>
            </table:cell-content-deletion>
            <table:cell-content-deletion>
              <table:cell-address table:column="6" table:row="128" table:table="0"/>
              <table:change-track-table-cell table:cell-address="Hoja1.G129" table:formula="of:=AVERAGE([.B129:.F129])" office:value-type="float" office:value="10.8932"/>
            </table:cell-content-deletion>
            <table:cell-content-deletion>
              <table:cell-address table:column="5" table:row="130" table:table="0"/>
              <table:change-track-table-cell office:value-type="float" office:value="9.69"/>
            </table:cell-content-deletion>
            <table:cell-content-deletion>
              <table:cell-address table:column="5" table:row="129" table:table="0"/>
              <table:change-track-table-cell office:value-type="float" office:value="7.237"/>
            </table:cell-content-deletion>
            <table:cell-content-deletion>
              <table:cell-address table:column="5" table:row="128" table:table="0"/>
              <table:change-track-table-cell office:value-type="float" office:value="8.347"/>
            </table:cell-content-deletion>
            <table:cell-content-deletion>
              <table:cell-address table:column="4" table:row="130" table:table="0"/>
              <table:change-track-table-cell office:value-type="float" office:value="7.856"/>
            </table:cell-content-deletion>
            <table:cell-content-deletion>
              <table:cell-address table:column="4" table:row="129" table:table="0"/>
              <table:change-track-table-cell office:value-type="float" office:value="7.255"/>
            </table:cell-content-deletion>
            <table:cell-content-deletion>
              <table:cell-address table:column="4" table:row="128" table:table="0"/>
              <table:change-track-table-cell office:value-type="float" office:value="8.348"/>
            </table:cell-content-deletion>
            <table:cell-content-deletion>
              <table:cell-address table:column="3" table:row="130" table:table="0"/>
              <table:change-track-table-cell office:value-type="float" office:value="7.629"/>
            </table:cell-content-deletion>
            <table:cell-content-deletion>
              <table:cell-address table:column="3" table:row="129" table:table="0"/>
              <table:change-track-table-cell office:value-type="float" office:value="7.223"/>
            </table:cell-content-deletion>
            <table:cell-content-deletion>
              <table:cell-address table:column="3" table:row="128" table:table="0"/>
              <table:change-track-table-cell office:value-type="float" office:value="8.355"/>
            </table:cell-content-deletion>
            <table:cell-content-deletion>
              <table:cell-address table:column="2" table:row="130" table:table="0"/>
              <table:change-track-table-cell office:value-type="float" office:value="9.025"/>
            </table:cell-content-deletion>
            <table:cell-content-deletion>
              <table:cell-address table:column="2" table:row="129" table:table="0"/>
              <table:change-track-table-cell office:value-type="float" office:value="7.197"/>
            </table:cell-content-deletion>
            <table:cell-content-deletion>
              <table:cell-address table:column="2" table:row="128" table:table="0"/>
              <table:change-track-table-cell office:value-type="float" office:value="8.324"/>
            </table:cell-content-deletion>
            <table:cell-content-deletion>
              <table:cell-address table:column="1" table:row="130" table:table="0"/>
              <table:change-track-table-cell office:value-type="float" office:value="8.025"/>
            </table:cell-content-deletion>
            <table:cell-content-deletion>
              <table:cell-address table:column="1" table:row="129" table:table="0"/>
              <table:change-track-table-cell office:value-type="float" office:value="7.268"/>
            </table:cell-content-deletion>
            <table:cell-content-deletion>
              <table:cell-address table:column="1" table:row="128" table:table="0"/>
              <table:change-track-table-cell office:value-type="float" office:value="8.318"/>
            </table:cell-content-deletion>
            <table:cell-content-deletion>
              <table:cell-address table:column="0" table:row="130" table:table="0"/>
              <table:change-track-table-cell office:value-type="float" office:value="8"/>
            </table:cell-content-deletion>
            <table:cell-content-deletion>
              <table:cell-address table:column="0" table:row="129" table:table="0"/>
              <table:change-track-table-cell office:value-type="float" office:value="4"/>
            </table:cell-content-deletion>
            <table:cell-content-deletion>
              <table:cell-address table:column="0" table:row="128" table:table="0"/>
              <table:change-track-table-cell office:value-type="float" office:value="3"/>
            </table:cell-content-deletion>
          </table:deletions>
        </table:movement>
        <table:cell-content-change table:id="ct594">
          <table:cell-address table:column="0" table:row="127" table:table="0"/>
          <office:change-info>
            <dc:creator> </dc:creator>
            <dc:date>2022-03-17T10:59:28.635048238</dc:date>
          </office:change-info>
          <table:previous>
            <table:change-track-table-cell/>
          </table:previous>
        </table:cell-content-change>
        <table:cell-content-change table:id="ct595">
          <table:cell-address table:column="1" table:row="127" table:table="0"/>
          <office:change-info>
            <dc:creator> </dc:creator>
            <dc:date>2022-03-17T10:59:29.266245384</dc:date>
          </office:change-info>
          <table:previous>
            <table:change-track-table-cell/>
          </table:previous>
        </table:cell-content-change>
        <table:cell-content-change table:id="ct596">
          <table:cell-address table:column="2" table:row="127" table:table="0"/>
          <office:change-info>
            <dc:creator> </dc:creator>
            <dc:date>2022-03-17T10:59:29.266294077</dc:date>
          </office:change-info>
          <table:previous>
            <table:change-track-table-cell/>
          </table:previous>
        </table:cell-content-change>
        <table:cell-content-change table:id="ct597">
          <table:cell-address table:column="3" table:row="127" table:table="0"/>
          <office:change-info>
            <dc:creator> </dc:creator>
            <dc:date>2022-03-17T10:59:29.266312144</dc:date>
          </office:change-info>
          <table:previous>
            <table:change-track-table-cell/>
          </table:previous>
        </table:cell-content-change>
        <table:cell-content-change table:id="ct598">
          <table:cell-address table:column="4" table:row="127" table:table="0"/>
          <office:change-info>
            <dc:creator> </dc:creator>
            <dc:date>2022-03-17T10:59:29.266330799</dc:date>
          </office:change-info>
          <table:previous>
            <table:change-track-table-cell/>
          </table:previous>
        </table:cell-content-change>
        <table:cell-content-change table:id="ct599">
          <table:cell-address table:column="5" table:row="127" table:table="0"/>
          <office:change-info>
            <dc:creator> </dc:creator>
            <dc:date>2022-03-17T10:59:29.266347805</dc:date>
          </office:change-info>
          <table:previous>
            <table:change-track-table-cell/>
          </table:previous>
        </table:cell-content-change>
        <table:cell-content-change table:id="ct600">
          <table:cell-address table:column="6" table:row="127" table:table="0"/>
          <office:change-info>
            <dc:creator> </dc:creator>
            <dc:date>2022-03-17T10:59:33.648016094</dc:date>
          </office:change-info>
          <table:previous>
            <table:change-track-table-cell/>
          </table:previous>
        </table:cell-content-change>
        <table:cell-content-change table:id="ct601">
          <table:cell-address table:column="7" table:row="127" table:table="0"/>
          <office:change-info>
            <dc:creator> </dc:creator>
            <dc:date>2022-03-17T10:59:40.015652959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37" table:table="0"/>
          <office:change-info>
            <dc:creator> </dc:creator>
            <dc:date>2022-03-18T10:28:45.038525351</dc:date>
          </office:change-info>
          <table:previous>
            <table:change-track-table-cell office:value-type="float" office:value="1.092"/>
          </table:previous>
        </table:cell-content-change>
        <table:cell-content-change table:id="ct603">
          <table:cell-address table:column="1" table:row="38" table:table="0"/>
          <office:change-info>
            <dc:creator> </dc:creator>
            <dc:date>2022-03-18T10:28:48.818287247</dc:date>
          </office:change-info>
          <table:previous>
            <table:change-track-table-cell office:value-type="float" office:value="2.208"/>
          </table:previous>
        </table:cell-content-change>
        <table:cell-content-change table:id="ct604">
          <table:cell-address table:column="1" table:row="39" table:table="0"/>
          <office:change-info>
            <dc:creator> </dc:creator>
            <dc:date>2022-03-18T10:28:51.588681906</dc:date>
          </office:change-info>
          <table:previous>
            <table:change-track-table-cell office:value-type="float" office:value="3.29"/>
          </table:previous>
        </table:cell-content-change>
        <table:cell-content-change table:id="ct605">
          <table:cell-address table:column="1" table:row="40" table:table="0"/>
          <office:change-info>
            <dc:creator> </dc:creator>
            <dc:date>2022-03-18T10:28:54.101808172</dc:date>
          </office:change-info>
          <table:previous>
            <table:change-track-table-cell office:value-type="float" office:value="4.387"/>
          </table:previous>
        </table:cell-content-change>
        <table:cell-content-change table:id="ct606">
          <table:cell-address table:column="1" table:row="41" table:table="0"/>
          <office:change-info>
            <dc:creator> </dc:creator>
            <dc:date>2022-03-18T10:28:55.709896348</dc:date>
          </office:change-info>
          <table:previous>
            <table:change-track-table-cell office:value-type="float" office:value="5.475"/>
          </table:previous>
        </table:cell-content-change>
        <table:cell-content-change table:id="ct607">
          <table:cell-address table:column="1" table:row="42" table:table="0"/>
          <office:change-info>
            <dc:creator> </dc:creator>
            <dc:date>2022-03-18T10:28:57.990302655</dc:date>
          </office:change-info>
          <table:previous>
            <table:change-track-table-cell office:value-type="float" office:value="6.54"/>
          </table:previous>
        </table:cell-content-change>
        <table:cell-content-change table:id="ct608">
          <table:cell-address table:column="1" table:row="43" table:table="0"/>
          <office:change-info>
            <dc:creator> </dc:creator>
            <dc:date>2022-03-18T10:29:03.633249734</dc:date>
          </office:change-info>
          <table:previous>
            <table:change-track-table-cell office:value-type="float" office:value="7.616"/>
          </table:previous>
        </table:cell-content-change>
        <table:cell-content-change table:id="ct609">
          <table:cell-address table:column="1" table:row="44" table:table="0"/>
          <office:change-info>
            <dc:creator> </dc:creator>
            <dc:date>2022-03-18T10:29:06.818118830</dc:date>
          </office:change-info>
          <table:previous>
            <table:change-track-table-cell office:value-type="float" office:value="8.751"/>
          </table:previous>
        </table:cell-content-change>
        <table:cell-content-change table:id="ct610">
          <table:cell-address table:column="1" table:row="45" table:table="0"/>
          <office:change-info>
            <dc:creator> </dc:creator>
            <dc:date>2022-03-18T10:29:10.863442716</dc:date>
          </office:change-info>
          <table:previous>
            <table:change-track-table-cell office:value-type="float" office:value="9.799"/>
          </table:previous>
        </table:cell-content-change>
        <table:cell-content-change table:id="ct611">
          <table:cell-address table:column="1" table:row="46" table:table="0"/>
          <office:change-info>
            <dc:creator> </dc:creator>
            <dc:date>2022-03-18T10:29:40.133044062</dc:date>
          </office:change-info>
          <table:previous>
            <table:change-track-table-cell office:value-type="float" office:value="10.883"/>
          </table:previous>
        </table:cell-content-change>
        <table:cell-content-change table:id="ct612">
          <table:cell-address table:column="2" table:row="37" table:table="0"/>
          <office:change-info>
            <dc:creator> </dc:creator>
            <dc:date>2022-03-18T10:29:47.648643658</dc:date>
          </office:change-info>
          <table:previous>
            <table:change-track-table-cell office:value-type="float" office:value="1.112"/>
          </table:previous>
        </table:cell-content-change>
        <table:cell-content-change table:id="ct613">
          <table:cell-address table:column="2" table:row="38" table:table="0"/>
          <office:change-info>
            <dc:creator> </dc:creator>
            <dc:date>2022-03-18T10:29:50.164894279</dc:date>
          </office:change-info>
          <table:previous>
            <table:change-track-table-cell office:value-type="float" office:value="2.206"/>
          </table:previous>
        </table:cell-content-change>
        <table:cell-content-change table:id="ct614">
          <table:cell-address table:column="2" table:row="39" table:table="0"/>
          <office:change-info>
            <dc:creator> </dc:creator>
            <dc:date>2022-03-18T10:29:52.174267471</dc:date>
          </office:change-info>
          <table:previous>
            <table:change-track-table-cell office:value-type="float" office:value="3.358"/>
          </table:previous>
        </table:cell-content-change>
        <table:cell-content-change table:id="ct615">
          <table:cell-address table:column="2" table:row="40" table:table="0"/>
          <office:change-info>
            <dc:creator> </dc:creator>
            <dc:date>2022-03-18T10:29:54.587606936</dc:date>
          </office:change-info>
          <table:previous>
            <table:change-track-table-cell office:value-type="float" office:value="4.399"/>
          </table:previous>
        </table:cell-content-change>
        <table:cell-content-change table:id="ct616">
          <table:cell-address table:column="2" table:row="41" table:table="0"/>
          <office:change-info>
            <dc:creator> </dc:creator>
            <dc:date>2022-03-18T10:29:57.356254374</dc:date>
          </office:change-info>
          <table:previous>
            <table:change-track-table-cell office:value-type="float" office:value="5.546"/>
          </table:previous>
        </table:cell-content-change>
        <table:cell-content-change table:id="ct617">
          <table:cell-address table:column="2" table:row="42" table:table="0"/>
          <office:change-info>
            <dc:creator> </dc:creator>
            <dc:date>2022-03-18T10:29:59.034731993</dc:date>
          </office:change-info>
          <table:previous>
            <table:change-track-table-cell office:value-type="float" office:value="6.574"/>
          </table:previous>
        </table:cell-content-change>
        <table:cell-content-change table:id="ct618">
          <table:cell-address table:column="2" table:row="43" table:table="0"/>
          <office:change-info>
            <dc:creator> </dc:creator>
            <dc:date>2022-03-18T10:30:02.389818765</dc:date>
          </office:change-info>
          <table:previous>
            <table:change-track-table-cell office:value-type="float" office:value="7.67"/>
          </table:previous>
        </table:cell-content-change>
        <table:cell-content-change table:id="ct619">
          <table:cell-address table:column="2" table:row="44" table:table="0"/>
          <office:change-info>
            <dc:creator> </dc:creator>
            <dc:date>2022-03-18T10:30:04.732922352</dc:date>
          </office:change-info>
          <table:previous>
            <table:change-track-table-cell office:value-type="float" office:value="8.713"/>
          </table:previous>
        </table:cell-content-change>
        <table:cell-content-change table:id="ct620">
          <table:cell-address table:column="2" table:row="45" table:table="0"/>
          <office:change-info>
            <dc:creator> </dc:creator>
            <dc:date>2022-03-18T10:30:12.764711566</dc:date>
          </office:change-info>
          <table:previous>
            <table:change-track-table-cell office:value-type="float" office:value="9.855"/>
          </table:previous>
        </table:cell-content-change>
        <table:cell-content-change table:id="ct621">
          <table:cell-address table:column="2" table:row="46" table:table="0"/>
          <office:change-info>
            <dc:creator> </dc:creator>
            <dc:date>2022-03-18T10:30:38.411792288</dc:date>
          </office:change-info>
          <table:previous>
            <table:change-track-table-cell office:value-type="float" office:value="10.942"/>
          </table:previous>
        </table:cell-content-change>
        <table:cell-content-change table:id="ct622">
          <table:cell-address table:column="3" table:row="37" table:table="0"/>
          <office:change-info>
            <dc:creator> </dc:creator>
            <dc:date>2022-03-18T10:30:41.862447342</dc:date>
          </office:change-info>
          <table:previous>
            <table:change-track-table-cell office:value-type="float" office:value="1.093"/>
          </table:previous>
        </table:cell-content-change>
        <table:cell-content-change table:id="ct623">
          <table:cell-address table:column="3" table:row="38" table:table="0"/>
          <office:change-info>
            <dc:creator> </dc:creator>
            <dc:date>2022-03-18T10:30:44.373834223</dc:date>
          </office:change-info>
          <table:previous>
            <table:change-track-table-cell office:value-type="float" office:value="2.227"/>
          </table:previous>
        </table:cell-content-change>
        <table:cell-content-change table:id="ct624">
          <table:cell-address table:column="3" table:row="39" table:table="0"/>
          <office:change-info>
            <dc:creator> </dc:creator>
            <dc:date>2022-03-18T10:30:48.296743310</dc:date>
          </office:change-info>
          <table:previous>
            <table:change-track-table-cell office:value-type="float" office:value="3.295"/>
          </table:previous>
        </table:cell-content-change>
        <table:cell-content-change table:id="ct625">
          <table:cell-address table:column="3" table:row="40" table:table="0"/>
          <office:change-info>
            <dc:creator> </dc:creator>
            <dc:date>2022-03-18T10:30:50.447223192</dc:date>
          </office:change-info>
          <table:previous>
            <table:change-track-table-cell office:value-type="float" office:value="4.397"/>
          </table:previous>
        </table:cell-content-change>
        <table:cell-content-change table:id="ct626">
          <table:cell-address table:column="3" table:row="41" table:table="0"/>
          <office:change-info>
            <dc:creator> </dc:creator>
            <dc:date>2022-03-18T10:30:53.784167244</dc:date>
          </office:change-info>
          <table:previous>
            <table:change-track-table-cell office:value-type="float" office:value="5.465"/>
          </table:previous>
        </table:cell-content-change>
        <table:cell-content-change table:id="ct627">
          <table:cell-address table:column="3" table:row="42" table:table="0"/>
          <office:change-info>
            <dc:creator> </dc:creator>
            <dc:date>2022-03-18T10:30:57.294428062</dc:date>
          </office:change-info>
          <table:previous>
            <table:change-track-table-cell office:value-type="float" office:value="6.561"/>
          </table:previous>
        </table:cell-content-change>
        <table:cell-content-change table:id="ct628">
          <table:cell-address table:column="3" table:row="43" table:table="0"/>
          <office:change-info>
            <dc:creator> </dc:creator>
            <dc:date>2022-03-18T10:31:00.976630221</dc:date>
          </office:change-info>
          <table:previous>
            <table:change-track-table-cell office:value-type="float" office:value="7.659"/>
          </table:previous>
        </table:cell-content-change>
        <table:cell-content-change table:id="ct629">
          <table:cell-address table:column="3" table:row="44" table:table="0"/>
          <office:change-info>
            <dc:creator> </dc:creator>
            <dc:date>2022-03-18T10:31:06.480434066</dc:date>
          </office:change-info>
          <table:previous>
            <table:change-track-table-cell office:value-type="float" office:value="8.728"/>
          </table:previous>
        </table:cell-content-change>
        <table:cell-content-change table:id="ct630">
          <table:cell-address table:column="3" table:row="45" table:table="0"/>
          <office:change-info>
            <dc:creator> </dc:creator>
            <dc:date>2022-03-18T10:31:17.467629714</dc:date>
          </office:change-info>
          <table:previous>
            <table:change-track-table-cell office:value-type="float" office:value="9.807"/>
          </table:previous>
        </table:cell-content-change>
        <table:cell-content-change table:id="ct631">
          <table:cell-address table:column="3" table:row="46" table:table="0"/>
          <office:change-info>
            <dc:creator> </dc:creator>
            <dc:date>2022-03-18T10:31:37.513143195</dc:date>
          </office:change-info>
          <table:previous>
            <table:change-track-table-cell office:value-type="float" office:value="10.878"/>
          </table:previous>
        </table:cell-content-change>
        <table:cell-content-change table:id="ct632">
          <table:cell-address table:column="4" table:row="37" table:table="0"/>
          <office:change-info>
            <dc:creator> </dc:creator>
            <dc:date>2022-03-18T10:31:41.497790847</dc:date>
          </office:change-info>
          <table:previous>
            <table:change-track-table-cell office:value-type="float" office:value="1.118"/>
          </table:previous>
        </table:cell-content-change>
        <table:cell-content-change table:id="ct633">
          <table:cell-address table:column="4" table:row="38" table:table="0"/>
          <office:change-info>
            <dc:creator> </dc:creator>
            <dc:date>2022-03-18T10:31:43.730682447</dc:date>
          </office:change-info>
          <table:previous>
            <table:change-track-table-cell office:value-type="float" office:value="2.214"/>
          </table:previous>
        </table:cell-content-change>
        <table:cell-content-change table:id="ct634">
          <table:cell-address table:column="4" table:row="39" table:table="0"/>
          <office:change-info>
            <dc:creator> </dc:creator>
            <dc:date>2022-03-18T10:31:47.209663356</dc:date>
          </office:change-info>
          <table:previous>
            <table:change-track-table-cell office:value-type="float" office:value="3.291"/>
          </table:previous>
        </table:cell-content-change>
        <table:cell-content-change table:id="ct635">
          <table:cell-address table:column="4" table:row="38" table:table="0"/>
          <office:change-info>
            <dc:creator> </dc:creator>
            <dc:date>2022-03-18T10:31:50.734501657</dc:date>
          </office:change-info>
          <table:previous table:id="ct633">
            <table:change-track-table-cell office:value-type="float" office:value="1.9112"/>
          </table:previous>
        </table:cell-content-change>
        <table:cell-content-change table:id="ct636">
          <table:cell-address table:column="4" table:row="39" table:table="0"/>
          <office:change-info>
            <dc:creator> </dc:creator>
            <dc:date>2022-03-18T10:31:54.528892210</dc:date>
          </office:change-info>
          <table:previous table:id="ct634">
            <table:change-track-table-cell office:value-type="float" office:value="2"/>
          </table:previous>
        </table:cell-content-change>
        <table:cell-content-change table:id="ct637">
          <table:cell-address table:column="4" table:row="40" table:table="0"/>
          <office:change-info>
            <dc:creator> </dc:creator>
            <dc:date>2022-03-18T10:31:58.272370222</dc:date>
          </office:change-info>
          <table:previous>
            <table:change-track-table-cell office:value-type="float" office:value="4.359"/>
          </table:previous>
        </table:cell-content-change>
        <table:cell-content-change table:id="ct638">
          <table:cell-address table:column="4" table:row="41" table:table="0"/>
          <office:change-info>
            <dc:creator> </dc:creator>
            <dc:date>2022-03-18T10:31:59.511975948</dc:date>
          </office:change-info>
          <table:previous>
            <table:change-track-table-cell office:value-type="float" office:value="5.459"/>
          </table:previous>
        </table:cell-content-change>
        <table:cell-content-change table:id="ct639">
          <table:cell-address table:column="4" table:row="42" table:table="0"/>
          <office:change-info>
            <dc:creator> </dc:creator>
            <dc:date>2022-03-18T10:32:02.705817945</dc:date>
          </office:change-info>
          <table:previous>
            <table:change-track-table-cell office:value-type="float" office:value="6.555"/>
          </table:previous>
        </table:cell-content-change>
        <table:cell-content-change table:id="ct640">
          <table:cell-address table:column="4" table:row="43" table:table="0"/>
          <office:change-info>
            <dc:creator> </dc:creator>
            <dc:date>2022-03-18T10:32:07.634770972</dc:date>
          </office:change-info>
          <table:previous>
            <table:change-track-table-cell office:value-type="float" office:value="7.79"/>
          </table:previous>
        </table:cell-content-change>
        <table:cell-content-change table:id="ct641">
          <table:cell-address table:column="4" table:row="44" table:table="0"/>
          <office:change-info>
            <dc:creator> </dc:creator>
            <dc:date>2022-03-18T10:32:11.179181123</dc:date>
          </office:change-info>
          <table:previous>
            <table:change-track-table-cell office:value-type="float" office:value="8.732"/>
          </table:previous>
        </table:cell-content-change>
        <table:cell-content-change table:id="ct642">
          <table:cell-address table:column="4" table:row="45" table:table="0"/>
          <office:change-info>
            <dc:creator> </dc:creator>
            <dc:date>2022-03-18T10:32:27.496160685</dc:date>
          </office:change-info>
          <table:previous>
            <table:change-track-table-cell office:value-type="float" office:value="9.814"/>
          </table:previous>
        </table:cell-content-change>
        <table:cell-content-change table:id="ct643">
          <table:cell-address table:column="4" table:row="46" table:table="0"/>
          <office:change-info>
            <dc:creator> </dc:creator>
            <dc:date>2022-03-18T10:32:33.583418615</dc:date>
          </office:change-info>
          <table:previous>
            <table:change-track-table-cell office:value-type="float" office:value="10.881"/>
          </table:previous>
        </table:cell-content-change>
        <table:cell-content-change table:id="ct644">
          <table:cell-address table:column="5" table:row="37" table:table="0"/>
          <office:change-info>
            <dc:creator> </dc:creator>
            <dc:date>2022-03-18T10:32:37.811361537</dc:date>
          </office:change-info>
          <table:previous>
            <table:change-track-table-cell office:value-type="float" office:value="1.11"/>
          </table:previous>
        </table:cell-content-change>
        <table:cell-content-change table:id="ct645">
          <table:cell-address table:column="5" table:row="38" table:table="0"/>
          <office:change-info>
            <dc:creator> </dc:creator>
            <dc:date>2022-03-18T10:32:40.489565300</dc:date>
          </office:change-info>
          <table:previous>
            <table:change-track-table-cell office:value-type="float" office:value="2.205"/>
          </table:previous>
        </table:cell-content-change>
        <table:cell-content-change table:id="ct646">
          <table:cell-address table:column="5" table:row="39" table:table="0"/>
          <office:change-info>
            <dc:creator> </dc:creator>
            <dc:date>2022-03-18T10:32:45.440622296</dc:date>
          </office:change-info>
          <table:previous>
            <table:change-track-table-cell office:value-type="float" office:value="3.283"/>
          </table:previous>
        </table:cell-content-change>
        <table:cell-content-change table:id="ct647">
          <table:cell-address table:column="5" table:row="40" table:table="0"/>
          <office:change-info>
            <dc:creator> </dc:creator>
            <dc:date>2022-03-18T10:32:47.460833286</dc:date>
          </office:change-info>
          <table:previous>
            <table:change-track-table-cell office:value-type="float" office:value="4.376"/>
          </table:previous>
        </table:cell-content-change>
        <table:cell-content-change table:id="ct648">
          <table:cell-address table:column="5" table:row="41" table:table="0"/>
          <office:change-info>
            <dc:creator> </dc:creator>
            <dc:date>2022-03-18T10:32:54.064860426</dc:date>
          </office:change-info>
          <table:previous>
            <table:change-track-table-cell office:value-type="float" office:value="5.462"/>
          </table:previous>
        </table:cell-content-change>
        <table:cell-content-change table:id="ct649">
          <table:cell-address table:column="5" table:row="42" table:table="0"/>
          <office:change-info>
            <dc:creator> </dc:creator>
            <dc:date>2022-03-18T10:33:00.391614976</dc:date>
          </office:change-info>
          <table:previous>
            <table:change-track-table-cell office:value-type="float" office:value="6.569"/>
          </table:previous>
        </table:cell-content-change>
        <table:cell-content-change table:id="ct650">
          <table:cell-address table:column="5" table:row="43" table:table="0"/>
          <office:change-info>
            <dc:creator> </dc:creator>
            <dc:date>2022-03-18T10:33:09.543476421</dc:date>
          </office:change-info>
          <table:previous>
            <table:change-track-table-cell office:value-type="float" office:value="7.626"/>
          </table:previous>
        </table:cell-content-change>
        <table:cell-content-change table:id="ct651">
          <table:cell-address table:column="5" table:row="44" table:table="0"/>
          <office:change-info>
            <dc:creator> </dc:creator>
            <dc:date>2022-03-18T10:33:17.350654055</dc:date>
          </office:change-info>
          <table:previous>
            <table:change-track-table-cell office:value-type="float" office:value="8.723"/>
          </table:previous>
        </table:cell-content-change>
        <table:cell-content-change table:id="ct652">
          <table:cell-address table:column="5" table:row="45" table:table="0"/>
          <office:change-info>
            <dc:creator> </dc:creator>
            <dc:date>2022-03-18T10:33:30.027558802</dc:date>
          </office:change-info>
          <table:previous>
            <table:change-track-table-cell office:value-type="float" office:value="9.794"/>
          </table:previous>
        </table:cell-content-change>
        <table:cell-content-change table:id="ct653">
          <table:cell-address table:column="5" table:row="46" table:table="0"/>
          <office:change-info>
            <dc:creator> </dc:creator>
            <dc:date>2022-03-18T10:33:39.537834408</dc:date>
          </office:change-info>
          <table:previous>
            <table:change-track-table-cell office:value-type="float" office:value="10.882"/>
          </table:previous>
        </table:cell-content-change>
        <table:cell-content-change table:id="ct654">
          <table:cell-address table:column="1" table:row="58" table:table="0"/>
          <office:change-info>
            <dc:creator> </dc:creator>
            <dc:date>2022-03-18T10:34:01.214574404</dc:date>
          </office:change-info>
          <table:previous>
            <table:change-track-table-cell office:value-type="float" office:value="0.751"/>
          </table:previous>
        </table:cell-content-change>
        <table:cell-content-change table:id="ct655">
          <table:cell-address table:column="1" table:row="59" table:table="0"/>
          <office:change-info>
            <dc:creator> </dc:creator>
            <dc:date>2022-03-18T10:34:03.857683091</dc:date>
          </office:change-info>
          <table:previous>
            <table:change-track-table-cell office:value-type="float" office:value="1.48"/>
          </table:previous>
        </table:cell-content-change>
        <table:cell-content-change table:id="ct656">
          <table:cell-address table:column="1" table:row="60" table:table="0"/>
          <office:change-info>
            <dc:creator> </dc:creator>
            <dc:date>2022-03-18T10:34:06.666712965</dc:date>
          </office:change-info>
          <table:previous>
            <table:change-track-table-cell office:value-type="float" office:value="2.248"/>
          </table:previous>
        </table:cell-content-change>
        <table:cell-content-change table:id="ct657">
          <table:cell-address table:column="1" table:row="61" table:table="0"/>
          <office:change-info>
            <dc:creator> </dc:creator>
            <dc:date>2022-03-18T10:34:08.733748569</dc:date>
          </office:change-info>
          <table:previous>
            <table:change-track-table-cell office:value-type="float" office:value="2.894"/>
          </table:previous>
        </table:cell-content-change>
        <table:cell-content-change table:id="ct658">
          <table:cell-address table:column="1" table:row="62" table:table="0"/>
          <office:change-info>
            <dc:creator> </dc:creator>
            <dc:date>2022-03-18T10:34:12.229083938</dc:date>
          </office:change-info>
          <table:previous>
            <table:change-track-table-cell office:value-type="float" office:value="3.6"/>
          </table:previous>
        </table:cell-content-change>
        <table:cell-content-change table:id="ct659">
          <table:cell-address table:column="1" table:row="63" table:table="0"/>
          <office:change-info>
            <dc:creator> </dc:creator>
            <dc:date>2022-03-18T10:34:16.775500892</dc:date>
          </office:change-info>
          <table:previous>
            <table:change-track-table-cell office:value-type="float" office:value="4.311"/>
          </table:previous>
        </table:cell-content-change>
        <table:cell-content-change table:id="ct660">
          <table:cell-address table:column="1" table:row="64" table:table="0"/>
          <office:change-info>
            <dc:creator> </dc:creator>
            <dc:date>2022-03-18T10:34:19.264416040</dc:date>
          </office:change-info>
          <table:previous>
            <table:change-track-table-cell office:value-type="float" office:value="5.031"/>
          </table:previous>
        </table:cell-content-change>
        <table:cell-content-change table:id="ct661">
          <table:cell-address table:column="1" table:row="65" table:table="0"/>
          <office:change-info>
            <dc:creator> </dc:creator>
            <dc:date>2022-03-18T10:34:25.350184448</dc:date>
          </office:change-info>
          <table:previous>
            <table:change-track-table-cell office:value-type="float" office:value="5.779"/>
          </table:previous>
        </table:cell-content-change>
        <table:cell-content-change table:id="ct662">
          <table:cell-address table:column="1" table:row="63" table:table="0"/>
          <office:change-info>
            <dc:creator> </dc:creator>
            <dc:date>2022-03-18T10:34:33.848230726</dc:date>
          </office:change-info>
          <table:previous table:id="ct659">
            <table:change-track-table-cell office:value-type="float" office:value="2856"/>
          </table:previous>
        </table:cell-content-change>
        <table:cell-content-change table:id="ct663">
          <table:cell-address table:column="1" table:row="66" table:table="0"/>
          <office:change-info>
            <dc:creator> </dc:creator>
            <dc:date>2022-03-18T10:34:39.246677889</dc:date>
          </office:change-info>
          <table:previous>
            <table:change-track-table-cell office:value-type="float" office:value="6.48"/>
          </table:previous>
        </table:cell-content-change>
        <table:cell-content-change table:id="ct664">
          <table:cell-address table:column="1" table:row="67" table:table="0"/>
          <office:change-info>
            <dc:creator> </dc:creator>
            <dc:date>2022-03-18T10:34:46.592969583</dc:date>
          </office:change-info>
          <table:previous>
            <table:change-track-table-cell office:value-type="float" office:value="7.268"/>
          </table:previous>
        </table:cell-content-change>
        <table:cell-content-change table:id="ct665">
          <table:cell-address table:column="2" table:row="58" table:table="0"/>
          <office:change-info>
            <dc:creator> </dc:creator>
            <dc:date>2022-03-18T10:34:52.536468261</dc:date>
          </office:change-info>
          <table:previous>
            <table:change-track-table-cell office:value-type="float" office:value="0.757"/>
          </table:previous>
        </table:cell-content-change>
        <table:cell-content-change table:id="ct666">
          <table:cell-address table:column="2" table:row="59" table:table="0"/>
          <office:change-info>
            <dc:creator> </dc:creator>
            <dc:date>2022-03-18T10:34:55.807014825</dc:date>
          </office:change-info>
          <table:previous>
            <table:change-track-table-cell office:value-type="float" office:value="1.463"/>
          </table:previous>
        </table:cell-content-change>
        <table:cell-content-change table:id="ct667">
          <table:cell-address table:column="2" table:row="60" table:table="0"/>
          <office:change-info>
            <dc:creator> </dc:creator>
            <dc:date>2022-03-18T10:34:59.306362961</dc:date>
          </office:change-info>
          <table:previous>
            <table:change-track-table-cell office:value-type="float" office:value="2.232"/>
          </table:previous>
        </table:cell-content-change>
        <table:cell-content-change table:id="ct668">
          <table:cell-address table:column="2" table:row="61" table:table="0"/>
          <office:change-info>
            <dc:creator> </dc:creator>
            <dc:date>2022-03-18T10:35:01.739881172</dc:date>
          </office:change-info>
          <table:previous>
            <table:change-track-table-cell office:value-type="float" office:value="2.892"/>
          </table:previous>
        </table:cell-content-change>
        <table:cell-content-change table:id="ct669">
          <table:cell-address table:column="2" table:row="62" table:table="0"/>
          <office:change-info>
            <dc:creator> </dc:creator>
            <dc:date>2022-03-18T10:35:03.333247873</dc:date>
          </office:change-info>
          <table:previous>
            <table:change-track-table-cell office:value-type="float" office:value="3.61"/>
          </table:previous>
        </table:cell-content-change>
        <table:cell-content-change table:id="ct670">
          <table:cell-address table:column="2" table:row="63" table:table="0"/>
          <office:change-info>
            <dc:creator> </dc:creator>
            <dc:date>2022-03-18T10:35:08.409758355</dc:date>
          </office:change-info>
          <table:previous>
            <table:change-track-table-cell office:value-type="float" office:value="4.301"/>
          </table:previous>
        </table:cell-content-change>
        <table:cell-content-change table:id="ct671">
          <table:cell-address table:column="2" table:row="64" table:table="0"/>
          <office:change-info>
            <dc:creator> </dc:creator>
            <dc:date>2022-03-18T10:35:11.777028666</dc:date>
          </office:change-info>
          <table:previous>
            <table:change-track-table-cell office:value-type="float" office:value="5.053"/>
          </table:previous>
        </table:cell-content-change>
        <table:cell-content-change table:id="ct672">
          <table:cell-address table:column="2" table:row="65" table:table="0"/>
          <office:change-info>
            <dc:creator> </dc:creator>
            <dc:date>2022-03-18T10:35:15.170769760</dc:date>
          </office:change-info>
          <table:previous>
            <table:change-track-table-cell office:value-type="float" office:value="5.816"/>
          </table:previous>
        </table:cell-content-change>
        <table:cell-content-change table:id="ct673">
          <table:cell-address table:column="2" table:row="66" table:table="0"/>
          <office:change-info>
            <dc:creator> </dc:creator>
            <dc:date>2022-03-18T10:35:19.377843813</dc:date>
          </office:change-info>
          <table:previous>
            <table:change-track-table-cell office:value-type="float" office:value="6.472"/>
          </table:previous>
        </table:cell-content-change>
        <table:cell-content-change table:id="ct674">
          <table:cell-address table:column="2" table:row="67" table:table="0"/>
          <office:change-info>
            <dc:creator> </dc:creator>
            <dc:date>2022-03-18T10:35:24.447177248</dc:date>
          </office:change-info>
          <table:previous>
            <table:change-track-table-cell office:value-type="float" office:value="7.197"/>
          </table:previous>
        </table:cell-content-change>
        <table:cell-content-change table:id="ct675">
          <table:cell-address table:column="3" table:row="58" table:table="0"/>
          <office:change-info>
            <dc:creator> </dc:creator>
            <dc:date>2022-03-18T10:35:31.726488670</dc:date>
          </office:change-info>
          <table:previous>
            <table:change-track-table-cell office:value-type="float" office:value="0.724"/>
          </table:previous>
        </table:cell-content-change>
        <table:cell-content-change table:id="ct676">
          <table:cell-address table:column="3" table:row="59" table:table="0"/>
          <office:change-info>
            <dc:creator> </dc:creator>
            <dc:date>2022-03-18T10:35:34.131970209</dc:date>
          </office:change-info>
          <table:previous>
            <table:change-track-table-cell office:value-type="float" office:value="1.487"/>
          </table:previous>
        </table:cell-content-change>
        <table:cell-content-change table:id="ct677">
          <table:cell-address table:column="3" table:row="60" table:table="0"/>
          <office:change-info>
            <dc:creator> </dc:creator>
            <dc:date>2022-03-18T10:35:36.686667075</dc:date>
          </office:change-info>
          <table:previous>
            <table:change-track-table-cell office:value-type="float" office:value="2.199"/>
          </table:previous>
        </table:cell-content-change>
        <table:cell-content-change table:id="ct678">
          <table:cell-address table:column="3" table:row="61" table:table="0"/>
          <office:change-info>
            <dc:creator> </dc:creator>
            <dc:date>2022-03-18T10:35:38.715253992</dc:date>
          </office:change-info>
          <table:previous>
            <table:change-track-table-cell office:value-type="float" office:value="2.953"/>
          </table:previous>
        </table:cell-content-change>
        <table:cell-content-change table:id="ct679">
          <table:cell-address table:column="3" table:row="62" table:table="0"/>
          <office:change-info>
            <dc:creator> </dc:creator>
            <dc:date>2022-03-18T10:35:46.252402573</dc:date>
          </office:change-info>
          <table:previous>
            <table:change-track-table-cell office:value-type="float" office:value="3.709"/>
          </table:previous>
        </table:cell-content-change>
        <table:cell-content-change table:id="ct680">
          <table:cell-address table:column="3" table:row="63" table:table="0"/>
          <office:change-info>
            <dc:creator> </dc:creator>
            <dc:date>2022-03-18T10:35:49.465564796</dc:date>
          </office:change-info>
          <table:previous>
            <table:change-track-table-cell office:value-type="float" office:value="4.341"/>
          </table:previous>
        </table:cell-content-change>
        <table:cell-content-change table:id="ct681">
          <table:cell-address table:column="3" table:row="64" table:table="0"/>
          <office:change-info>
            <dc:creator> </dc:creator>
            <dc:date>2022-03-18T10:35:53.669755731</dc:date>
          </office:change-info>
          <table:previous>
            <table:change-track-table-cell office:value-type="float" office:value="5.025"/>
          </table:previous>
        </table:cell-content-change>
        <table:cell-content-change table:id="ct682">
          <table:cell-address table:column="3" table:row="65" table:table="0"/>
          <office:change-info>
            <dc:creator> </dc:creator>
            <dc:date>2022-03-18T10:35:55.668053719</dc:date>
          </office:change-info>
          <table:previous>
            <table:change-track-table-cell office:value-type="float" office:value="5.769"/>
          </table:previous>
        </table:cell-content-change>
        <table:cell-content-change table:id="ct683">
          <table:cell-address table:column="3" table:row="66" table:table="0"/>
          <office:change-info>
            <dc:creator> </dc:creator>
            <dc:date>2022-03-18T10:35:58.245804143</dc:date>
          </office:change-info>
          <table:previous>
            <table:change-track-table-cell office:value-type="float" office:value="6.496"/>
          </table:previous>
        </table:cell-content-change>
        <table:cell-content-change table:id="ct684">
          <table:cell-address table:column="3" table:row="67" table:table="0"/>
          <office:change-info>
            <dc:creator> </dc:creator>
            <dc:date>2022-03-18T10:36:01.242208775</dc:date>
          </office:change-info>
          <table:previous>
            <table:change-track-table-cell office:value-type="float" office:value="7.223"/>
          </table:previous>
        </table:cell-content-change>
        <table:cell-content-change table:id="ct685">
          <table:cell-address table:column="4" table:row="58" table:table="0"/>
          <office:change-info>
            <dc:creator> </dc:creator>
            <dc:date>2022-03-18T10:36:07.416460810</dc:date>
          </office:change-info>
          <table:previous>
            <table:change-track-table-cell office:value-type="float" office:value="0.756"/>
          </table:previous>
        </table:cell-content-change>
        <table:cell-content-change table:id="ct686">
          <table:cell-address table:column="4" table:row="59" table:table="0"/>
          <office:change-info>
            <dc:creator> </dc:creator>
            <dc:date>2022-03-18T10:36:09.919389730</dc:date>
          </office:change-info>
          <table:previous>
            <table:change-track-table-cell office:value-type="float" office:value="1.449"/>
          </table:previous>
        </table:cell-content-change>
        <table:cell-content-change table:id="ct687">
          <table:cell-address table:column="4" table:row="60" table:table="0"/>
          <office:change-info>
            <dc:creator> </dc:creator>
            <dc:date>2022-03-18T10:36:12.653733132</dc:date>
          </office:change-info>
          <table:previous>
            <table:change-track-table-cell office:value-type="float" office:value="2.188"/>
          </table:previous>
        </table:cell-content-change>
        <table:cell-content-change table:id="ct688">
          <table:cell-address table:column="4" table:row="61" table:table="0"/>
          <office:change-info>
            <dc:creator> </dc:creator>
            <dc:date>2022-03-18T10:36:14.907379547</dc:date>
          </office:change-info>
          <table:previous>
            <table:change-track-table-cell office:value-type="float" office:value="2.892"/>
          </table:previous>
        </table:cell-content-change>
        <table:cell-content-change table:id="ct689">
          <table:cell-address table:column="4" table:row="62" table:table="0"/>
          <office:change-info>
            <dc:creator> </dc:creator>
            <dc:date>2022-03-18T10:36:17.154974256</dc:date>
          </office:change-info>
          <table:previous>
            <table:change-track-table-cell office:value-type="float" office:value="3.629"/>
          </table:previous>
        </table:cell-content-change>
        <table:cell-content-change table:id="ct690">
          <table:cell-address table:column="4" table:row="63" table:table="0"/>
          <office:change-info>
            <dc:creator> </dc:creator>
            <dc:date>2022-03-18T10:36:19.378197411</dc:date>
          </office:change-info>
          <table:previous>
            <table:change-track-table-cell office:value-type="float" office:value="4.405"/>
          </table:previous>
        </table:cell-content-change>
        <table:cell-content-change table:id="ct691">
          <table:cell-address table:column="4" table:row="64" table:table="0"/>
          <office:change-info>
            <dc:creator> </dc:creator>
            <dc:date>2022-03-18T10:36:21.539145642</dc:date>
          </office:change-info>
          <table:previous>
            <table:change-track-table-cell office:value-type="float" office:value="5.093"/>
          </table:previous>
        </table:cell-content-change>
        <table:cell-content-change table:id="ct692">
          <table:cell-address table:column="4" table:row="65" table:table="0"/>
          <office:change-info>
            <dc:creator> </dc:creator>
            <dc:date>2022-03-18T10:36:27.024586086</dc:date>
          </office:change-info>
          <table:previous>
            <table:change-track-table-cell office:value-type="float" office:value="5.778"/>
          </table:previous>
        </table:cell-content-change>
        <table:cell-content-change table:id="ct693">
          <table:cell-address table:column="4" table:row="66" table:table="0"/>
          <office:change-info>
            <dc:creator> </dc:creator>
            <dc:date>2022-03-18T10:36:31.444156748</dc:date>
          </office:change-info>
          <table:previous>
            <table:change-track-table-cell office:value-type="float" office:value="6.532"/>
          </table:previous>
        </table:cell-content-change>
        <table:cell-content-change table:id="ct694">
          <table:cell-address table:column="4" table:row="67" table:table="0"/>
          <office:change-info>
            <dc:creator> </dc:creator>
            <dc:date>2022-03-18T10:36:37.993795635</dc:date>
          </office:change-info>
          <table:previous>
            <table:change-track-table-cell office:value-type="float" office:value="7.255"/>
          </table:previous>
        </table:cell-content-change>
        <table:cell-content-change table:id="ct695">
          <table:cell-address table:column="5" table:row="58" table:table="0"/>
          <office:change-info>
            <dc:creator> </dc:creator>
            <dc:date>2022-03-18T10:36:46.670515794</dc:date>
          </office:change-info>
          <table:previous>
            <table:change-track-table-cell office:value-type="float" office:value="0.787"/>
          </table:previous>
        </table:cell-content-change>
        <table:cell-content-change table:id="ct696">
          <table:cell-address table:column="5" table:row="59" table:table="0"/>
          <office:change-info>
            <dc:creator> </dc:creator>
            <dc:date>2022-03-18T10:36:50.208339960</dc:date>
          </office:change-info>
          <table:previous>
            <table:change-track-table-cell office:value-type="float" office:value="1.455"/>
          </table:previous>
        </table:cell-content-change>
        <table:cell-content-change table:id="ct697">
          <table:cell-address table:column="5" table:row="60" table:table="0"/>
          <office:change-info>
            <dc:creator> </dc:creator>
            <dc:date>2022-03-18T10:36:53.229844340</dc:date>
          </office:change-info>
          <table:previous>
            <table:change-track-table-cell office:value-type="float" office:value="2.221"/>
          </table:previous>
        </table:cell-content-change>
        <table:cell-content-change table:id="ct698">
          <table:cell-address table:column="5" table:row="61" table:table="0"/>
          <office:change-info>
            <dc:creator> </dc:creator>
            <dc:date>2022-03-18T10:36:55.962333572</dc:date>
          </office:change-info>
          <table:previous>
            <table:change-track-table-cell office:value-type="float" office:value="2.906"/>
          </table:previous>
        </table:cell-content-change>
        <table:cell-content-change table:id="ct699">
          <table:cell-address table:column="5" table:row="62" table:table="0"/>
          <office:change-info>
            <dc:creator> </dc:creator>
            <dc:date>2022-03-18T10:36:58.717886457</dc:date>
          </office:change-info>
          <table:previous>
            <table:change-track-table-cell office:value-type="float" office:value="3.608"/>
          </table:previous>
        </table:cell-content-change>
        <table:cell-content-change table:id="ct700">
          <table:cell-address table:column="5" table:row="63" table:table="0"/>
          <office:change-info>
            <dc:creator> </dc:creator>
            <dc:date>2022-03-18T10:37:08.227222381</dc:date>
          </office:change-info>
          <table:previous>
            <table:change-track-table-cell office:value-type="float" office:value="4.333"/>
          </table:previous>
        </table:cell-content-change>
        <table:cell-content-change table:id="ct701">
          <table:cell-address table:column="5" table:row="64" table:table="0"/>
          <office:change-info>
            <dc:creator> </dc:creator>
            <dc:date>2022-03-18T10:37:11.401823456</dc:date>
          </office:change-info>
          <table:previous>
            <table:change-track-table-cell office:value-type="float" office:value="5.078"/>
          </table:previous>
        </table:cell-content-change>
        <table:cell-content-change table:id="ct702">
          <table:cell-address table:column="5" table:row="66" table:table="0"/>
          <office:change-info>
            <dc:creator> </dc:creator>
            <dc:date>2022-03-18T10:37:19.907631893</dc:date>
          </office:change-info>
          <table:previous>
            <table:change-track-table-cell office:value-type="float" office:value="6.48"/>
          </table:previous>
        </table:cell-content-change>
        <table:cell-content-change table:id="ct703">
          <table:cell-address table:column="5" table:row="67" table:table="0"/>
          <office:change-info>
            <dc:creator> </dc:creator>
            <dc:date>2022-03-18T10:37:28.286936201</dc:date>
          </office:change-info>
          <table:previous>
            <table:change-track-table-cell office:value-type="float" office:value="7.237"/>
          </table:previous>
        </table:cell-content-change>
        <table:cell-content-change table:id="ct704">
          <table:cell-address table:column="5" table:row="62" table:table="0"/>
          <office:change-info>
            <dc:creator> </dc:creator>
            <dc:date>2022-03-18T10:37:31.722947184</dc:date>
          </office:change-info>
          <table:previous table:id="ct699">
            <table:change-track-table-cell office:value-type="float" office:value="2.809"/>
          </table:previous>
        </table:cell-content-change>
        <table:cell-content-change table:id="ct705">
          <table:cell-address table:column="5" table:row="63" table:table="0"/>
          <office:change-info>
            <dc:creator> </dc:creator>
            <dc:date>2022-03-18T10:37:35.486106258</dc:date>
          </office:change-info>
          <table:previous table:id="ct700">
            <table:change-track-table-cell office:value-type="float" office:value="3.305"/>
          </table:previous>
        </table:cell-content-change>
        <table:cell-content-change table:id="ct706">
          <table:cell-address table:column="5" table:row="64" table:table="0"/>
          <office:change-info>
            <dc:creator> </dc:creator>
            <dc:date>2022-03-18T10:37:37.245260764</dc:date>
          </office:change-info>
          <table:previous table:id="ct701">
            <table:change-track-table-cell office:value-type="float" office:value="3.783"/>
          </table:previous>
        </table:cell-content-change>
        <table:cell-content-change table:id="ct707">
          <table:cell-address table:column="5" table:row="65" table:table="0"/>
          <office:change-info>
            <dc:creator> </dc:creator>
            <dc:date>2022-03-18T10:37:41.963908081</dc:date>
          </office:change-info>
          <table:previous>
            <table:change-track-table-cell office:value-type="float" office:value="5.815"/>
          </table:previous>
        </table:cell-content-change>
        <table:cell-content-change table:id="ct708">
          <table:cell-address table:column="1" table:row="78" table:table="0"/>
          <office:change-info>
            <dc:creator> </dc:creator>
            <dc:date>2022-03-18T10:38:26.228643288</dc:date>
          </office:change-info>
          <table:previous>
            <table:change-track-table-cell office:value-type="float" office:value="0.879"/>
          </table:previous>
        </table:cell-content-change>
        <table:cell-content-change table:id="ct709">
          <table:cell-address table:column="1" table:row="79" table:table="0"/>
          <office:change-info>
            <dc:creator> </dc:creator>
            <dc:date>2022-03-18T10:38:28.280724671</dc:date>
          </office:change-info>
          <table:previous>
            <table:change-track-table-cell office:value-type="float" office:value="1.658"/>
          </table:previous>
        </table:cell-content-change>
        <table:cell-content-change table:id="ct710">
          <table:cell-address table:column="1" table:row="80" table:table="0"/>
          <office:change-info>
            <dc:creator> </dc:creator>
            <dc:date>2022-03-18T10:38:30.647125896</dc:date>
          </office:change-info>
          <table:previous>
            <table:change-track-table-cell office:value-type="float" office:value="2.513"/>
          </table:previous>
        </table:cell-content-change>
        <table:cell-content-change table:id="ct711">
          <table:cell-address table:column="1" table:row="81" table:table="0"/>
          <office:change-info>
            <dc:creator> </dc:creator>
            <dc:date>2022-03-18T10:38:33.181177774</dc:date>
          </office:change-info>
          <table:previous>
            <table:change-track-table-cell office:value-type="float" office:value="3.371"/>
          </table:previous>
        </table:cell-content-change>
        <table:cell-content-change table:id="ct712">
          <table:cell-address table:column="1" table:row="82" table:table="0"/>
          <office:change-info>
            <dc:creator> </dc:creator>
            <dc:date>2022-03-18T10:38:35.954197711</dc:date>
          </office:change-info>
          <table:previous>
            <table:change-track-table-cell office:value-type="float" office:value="4.175"/>
          </table:previous>
        </table:cell-content-change>
        <table:cell-content-change table:id="ct713">
          <table:cell-address table:column="1" table:row="83" table:table="0"/>
          <office:change-info>
            <dc:creator> </dc:creator>
            <dc:date>2022-03-18T10:38:38.284566332</dc:date>
          </office:change-info>
          <table:previous>
            <table:change-track-table-cell office:value-type="float" office:value="5.051"/>
          </table:previous>
        </table:cell-content-change>
        <table:cell-content-change table:id="ct714">
          <table:cell-address table:column="1" table:row="84" table:table="0"/>
          <office:change-info>
            <dc:creator> </dc:creator>
            <dc:date>2022-03-18T10:38:41.686314669</dc:date>
          </office:change-info>
          <table:previous>
            <table:change-track-table-cell office:value-type="float" office:value="5.901"/>
          </table:previous>
        </table:cell-content-change>
        <table:cell-content-change table:id="ct715">
          <table:cell-address table:column="1" table:row="85" table:table="0"/>
          <office:change-info>
            <dc:creator> </dc:creator>
            <dc:date>2022-03-18T10:38:44.989652140</dc:date>
          </office:change-info>
          <table:previous>
            <table:change-track-table-cell office:value-type="float" office:value="6.698"/>
          </table:previous>
        </table:cell-content-change>
        <table:cell-content-change table:id="ct716">
          <table:cell-address table:column="1" table:row="86" table:table="0"/>
          <office:change-info>
            <dc:creator> </dc:creator>
            <dc:date>2022-03-18T10:38:53.873966858</dc:date>
          </office:change-info>
          <table:previous>
            <table:change-track-table-cell office:value-type="float" office:value="7.517"/>
          </table:previous>
        </table:cell-content-change>
        <table:cell-content-change table:id="ct717">
          <table:cell-address table:column="1" table:row="87" table:table="0"/>
          <office:change-info>
            <dc:creator> </dc:creator>
            <dc:date>2022-03-18T10:39:30.537921647</dc:date>
          </office:change-info>
          <table:previous>
            <table:change-track-table-cell office:value-type="float" office:value="8.318"/>
          </table:previous>
        </table:cell-content-change>
        <table:cell-content-change table:id="ct718">
          <table:cell-address table:column="2" table:row="78" table:table="0"/>
          <office:change-info>
            <dc:creator> </dc:creator>
            <dc:date>2022-03-18T10:39:35.110402012</dc:date>
          </office:change-info>
          <table:previous>
            <table:change-track-table-cell office:value-type="float" office:value="0.842"/>
          </table:previous>
        </table:cell-content-change>
        <table:cell-content-change table:id="ct719">
          <table:cell-address table:column="2" table:row="79" table:table="0"/>
          <office:change-info>
            <dc:creator> </dc:creator>
            <dc:date>2022-03-18T10:39:38.222860536</dc:date>
          </office:change-info>
          <table:previous>
            <table:change-track-table-cell office:value-type="float" office:value="1.704"/>
          </table:previous>
        </table:cell-content-change>
        <table:cell-content-change table:id="ct720">
          <table:cell-address table:column="2" table:row="80" table:table="0"/>
          <office:change-info>
            <dc:creator> </dc:creator>
            <dc:date>2022-03-18T10:39:40.102399830</dc:date>
          </office:change-info>
          <table:previous>
            <table:change-track-table-cell office:value-type="float" office:value="2.524"/>
          </table:previous>
        </table:cell-content-change>
        <table:cell-content-change table:id="ct721">
          <table:cell-address table:column="2" table:row="81" table:table="0"/>
          <office:change-info>
            <dc:creator> </dc:creator>
            <dc:date>2022-03-18T10:39:42.891779601</dc:date>
          </office:change-info>
          <table:previous>
            <table:change-track-table-cell office:value-type="float" office:value="3.355"/>
          </table:previous>
        </table:cell-content-change>
        <table:cell-content-change table:id="ct722">
          <table:cell-address table:column="2" table:row="82" table:table="0"/>
          <office:change-info>
            <dc:creator> </dc:creator>
            <dc:date>2022-03-18T10:39:45.245097518</dc:date>
          </office:change-info>
          <table:previous>
            <table:change-track-table-cell office:value-type="float" office:value="4.184"/>
          </table:previous>
        </table:cell-content-change>
        <table:cell-content-change table:id="ct723">
          <table:cell-address table:column="2" table:row="83" table:table="0"/>
          <office:change-info>
            <dc:creator> </dc:creator>
            <dc:date>2022-03-18T10:39:48.381831680</dc:date>
          </office:change-info>
          <table:previous>
            <table:change-track-table-cell office:value-type="float" office:value="5.023"/>
          </table:previous>
        </table:cell-content-change>
        <table:cell-content-change table:id="ct724">
          <table:cell-address table:column="2" table:row="84" table:table="0"/>
          <office:change-info>
            <dc:creator> </dc:creator>
            <dc:date>2022-03-18T10:39:51.642503966</dc:date>
          </office:change-info>
          <table:previous>
            <table:change-track-table-cell office:value-type="float" office:value="5.912"/>
          </table:previous>
        </table:cell-content-change>
        <table:cell-content-change table:id="ct725">
          <table:cell-address table:column="2" table:row="85" table:table="0"/>
          <office:change-info>
            <dc:creator> </dc:creator>
            <dc:date>2022-03-18T10:39:55.144679852</dc:date>
          </office:change-info>
          <table:previous>
            <table:change-track-table-cell office:value-type="float" office:value="6.713"/>
          </table:previous>
        </table:cell-content-change>
        <table:cell-content-change table:id="ct726">
          <table:cell-address table:column="2" table:row="86" table:table="0"/>
          <office:change-info>
            <dc:creator> </dc:creator>
            <dc:date>2022-03-18T10:39:57.377099584</dc:date>
          </office:change-info>
          <table:previous>
            <table:change-track-table-cell office:value-type="float" office:value="7.515"/>
          </table:previous>
        </table:cell-content-change>
        <table:cell-content-change table:id="ct727">
          <table:cell-address table:column="2" table:row="87" table:table="0"/>
          <office:change-info>
            <dc:creator> </dc:creator>
            <dc:date>2022-03-18T10:40:02.292038809</dc:date>
          </office:change-info>
          <table:previous>
            <table:change-track-table-cell office:value-type="float" office:value="8.324"/>
          </table:previous>
        </table:cell-content-change>
        <table:cell-content-change table:id="ct728">
          <table:cell-address table:column="0" table:row="143" table:table="0"/>
          <office:change-info>
            <dc:creator> </dc:creator>
            <dc:date>2022-03-18T10:40:32.381023936</dc:date>
          </office:change-info>
          <table:previous table:id="ct8">
            <table:change-track-table-cell office:value-type="float" office:value="1"/>
          </table:previous>
        </table:cell-content-change>
        <table:cell-content-change table:id="ct729">
          <table:cell-address table:column="4" table:row="143" table:table="0"/>
          <office:change-info>
            <dc:creator> </dc:creator>
            <dc:date>2022-03-18T10:40:59.494425397</dc:date>
          </office:change-info>
          <table:previous table:id="ct582">
            <table:change-track-table-cell table:cell-address="Hoja1.E144" table:formula="of:=[.D144]/[.A144]" office:value-type="float" office:value="0"/>
          </table:previous>
        </table:cell-content-change>
        <table:cell-content-change table:id="ct730">
          <table:cell-address table:column="3" table:row="78" table:table="0"/>
          <office:change-info>
            <dc:creator> </dc:creator>
            <dc:date>2022-03-18T10:41:17.845722606</dc:date>
          </office:change-info>
          <table:previous>
            <table:change-track-table-cell office:value-type="float" office:value="0.84"/>
          </table:previous>
        </table:cell-content-change>
        <table:cell-content-change table:id="ct731">
          <table:cell-address table:column="3" table:row="79" table:table="0"/>
          <office:change-info>
            <dc:creator> </dc:creator>
            <dc:date>2022-03-18T10:41:20.291669350</dc:date>
          </office:change-info>
          <table:previous>
            <table:change-track-table-cell office:value-type="float" office:value="1.669"/>
          </table:previous>
        </table:cell-content-change>
        <table:cell-content-change table:id="ct732">
          <table:cell-address table:column="3" table:row="80" table:table="0"/>
          <office:change-info>
            <dc:creator> </dc:creator>
            <dc:date>2022-03-18T10:41:22.423965623</dc:date>
          </office:change-info>
          <table:previous>
            <table:change-track-table-cell office:value-type="float" office:value="2.531"/>
          </table:previous>
        </table:cell-content-change>
        <table:cell-content-change table:id="ct733">
          <table:cell-address table:column="3" table:row="81" table:table="0"/>
          <office:change-info>
            <dc:creator> </dc:creator>
            <dc:date>2022-03-18T10:41:25.692770879</dc:date>
          </office:change-info>
          <table:previous>
            <table:change-track-table-cell office:value-type="float" office:value="3.343"/>
          </table:previous>
        </table:cell-content-change>
        <table:cell-content-change table:id="ct734">
          <table:cell-address table:column="3" table:row="82" table:table="0"/>
          <office:change-info>
            <dc:creator> </dc:creator>
            <dc:date>2022-03-18T10:41:29.065377582</dc:date>
          </office:change-info>
          <table:previous>
            <table:change-track-table-cell office:value-type="float" office:value="4.179"/>
          </table:previous>
        </table:cell-content-change>
        <table:cell-content-change table:id="ct735">
          <table:cell-address table:column="3" table:row="83" table:table="0"/>
          <office:change-info>
            <dc:creator> </dc:creator>
            <dc:date>2022-03-18T10:41:32.403390737</dc:date>
          </office:change-info>
          <table:previous>
            <table:change-track-table-cell office:value-type="float" office:value="5.006"/>
          </table:previous>
        </table:cell-content-change>
        <table:cell-content-change table:id="ct736">
          <table:cell-address table:column="3" table:row="84" table:table="0"/>
          <office:change-info>
            <dc:creator> </dc:creator>
            <dc:date>2022-03-18T10:41:35.097975711</dc:date>
          </office:change-info>
          <table:previous>
            <table:change-track-table-cell office:value-type="float" office:value="5.876"/>
          </table:previous>
        </table:cell-content-change>
        <table:cell-content-change table:id="ct737">
          <table:cell-address table:column="3" table:row="85" table:table="0"/>
          <office:change-info>
            <dc:creator> </dc:creator>
            <dc:date>2022-03-18T10:41:37.321909634</dc:date>
          </office:change-info>
          <table:previous>
            <table:change-track-table-cell office:value-type="float" office:value="6.648"/>
          </table:previous>
        </table:cell-content-change>
        <table:cell-content-change table:id="ct738">
          <table:cell-address table:column="3" table:row="86" table:table="0"/>
          <office:change-info>
            <dc:creator> </dc:creator>
            <dc:date>2022-03-18T10:41:41.141829596</dc:date>
          </office:change-info>
          <table:previous>
            <table:change-track-table-cell office:value-type="float" office:value="7.491"/>
          </table:previous>
        </table:cell-content-change>
        <table:cell-content-change table:id="ct739">
          <table:cell-address table:column="3" table:row="87" table:table="0"/>
          <office:change-info>
            <dc:creator> </dc:creator>
            <dc:date>2022-03-18T10:41:43.979186782</dc:date>
          </office:change-info>
          <table:previous>
            <table:change-track-table-cell office:value-type="float" office:value="8.355"/>
          </table:previous>
        </table:cell-content-change>
        <table:cell-content-change table:id="ct740">
          <table:cell-address table:column="4" table:row="78" table:table="0"/>
          <office:change-info>
            <dc:creator> </dc:creator>
            <dc:date>2022-03-18T10:41:56.863952513</dc:date>
          </office:change-info>
          <table:previous>
            <table:change-track-table-cell office:value-type="float" office:value="0.855"/>
          </table:previous>
        </table:cell-content-change>
        <table:cell-content-change table:id="ct741">
          <table:cell-address table:column="4" table:row="79" table:table="0"/>
          <office:change-info>
            <dc:creator> </dc:creator>
            <dc:date>2022-03-18T10:41:58.522210006</dc:date>
          </office:change-info>
          <table:previous>
            <table:change-track-table-cell office:value-type="float" office:value="1.658"/>
          </table:previous>
        </table:cell-content-change>
        <table:cell-content-change table:id="ct742">
          <table:cell-address table:column="4" table:row="80" table:table="0"/>
          <office:change-info>
            <dc:creator> </dc:creator>
            <dc:date>2022-03-18T10:42:01.300106112</dc:date>
          </office:change-info>
          <table:previous>
            <table:change-track-table-cell office:value-type="float" office:value="2.501"/>
          </table:previous>
        </table:cell-content-change>
        <table:cell-content-change table:id="ct743">
          <table:cell-address table:column="4" table:row="81" table:table="0"/>
          <office:change-info>
            <dc:creator> </dc:creator>
            <dc:date>2022-03-18T10:42:04.249127744</dc:date>
          </office:change-info>
          <table:previous>
            <table:change-track-table-cell office:value-type="float" office:value="3.349"/>
          </table:previous>
        </table:cell-content-change>
        <table:cell-content-change table:id="ct744">
          <table:cell-address table:column="4" table:row="82" table:table="0"/>
          <office:change-info>
            <dc:creator> </dc:creator>
            <dc:date>2022-03-18T10:42:06.770482789</dc:date>
          </office:change-info>
          <table:previous>
            <table:change-track-table-cell office:value-type="float" office:value="4.176"/>
          </table:previous>
        </table:cell-content-change>
        <table:cell-content-change table:id="ct745">
          <table:cell-address table:column="4" table:row="83" table:table="0"/>
          <office:change-info>
            <dc:creator> </dc:creator>
            <dc:date>2022-03-18T10:42:10.111334079</dc:date>
          </office:change-info>
          <table:previous>
            <table:change-track-table-cell office:value-type="float" office:value="4.992"/>
          </table:previous>
        </table:cell-content-change>
        <table:cell-content-change table:id="ct746">
          <table:cell-address table:column="4" table:row="84" table:table="0"/>
          <office:change-info>
            <dc:creator> </dc:creator>
            <dc:date>2022-03-18T10:42:11.689906742</dc:date>
          </office:change-info>
          <table:previous>
            <table:change-track-table-cell office:value-type="float" office:value="5.876"/>
          </table:previous>
        </table:cell-content-change>
        <table:cell-content-change table:id="ct747">
          <table:cell-address table:column="4" table:row="85" table:table="0"/>
          <office:change-info>
            <dc:creator> </dc:creator>
            <dc:date>2022-03-18T10:42:14.123152667</dc:date>
          </office:change-info>
          <table:previous>
            <table:change-track-table-cell office:value-type="float" office:value="6.714"/>
          </table:previous>
        </table:cell-content-change>
        <table:cell-content-change table:id="ct748">
          <table:cell-address table:column="4" table:row="86" table:table="0"/>
          <office:change-info>
            <dc:creator> </dc:creator>
            <dc:date>2022-03-18T10:42:17.519856658</dc:date>
          </office:change-info>
          <table:previous>
            <table:change-track-table-cell office:value-type="float" office:value="7.491"/>
          </table:previous>
        </table:cell-content-change>
        <table:cell-content-change table:id="ct749">
          <table:cell-address table:column="4" table:row="87" table:table="0"/>
          <office:change-info>
            <dc:creator> </dc:creator>
            <dc:date>2022-03-18T10:42:21.512158292</dc:date>
          </office:change-info>
          <table:previous>
            <table:change-track-table-cell office:value-type="float" office:value="8.348"/>
          </table:previous>
        </table:cell-content-change>
        <table:cell-content-change table:id="ct750">
          <table:cell-address table:column="5" table:row="78" table:table="0"/>
          <office:change-info>
            <dc:creator> </dc:creator>
            <dc:date>2022-03-18T10:42:26.545360417</dc:date>
          </office:change-info>
          <table:previous>
            <table:change-track-table-cell office:value-type="float" office:value="0.851"/>
          </table:previous>
        </table:cell-content-change>
        <table:cell-content-change table:id="ct751">
          <table:cell-address table:column="5" table:row="79" table:table="0"/>
          <office:change-info>
            <dc:creator> </dc:creator>
            <dc:date>2022-03-18T10:42:27.915833535</dc:date>
          </office:change-info>
          <table:previous>
            <table:change-track-table-cell office:value-type="float" office:value="1.682"/>
          </table:previous>
        </table:cell-content-change>
        <table:cell-content-change table:id="ct752">
          <table:cell-address table:column="5" table:row="80" table:table="0"/>
          <office:change-info>
            <dc:creator> </dc:creator>
            <dc:date>2022-03-18T10:42:30.850377546</dc:date>
          </office:change-info>
          <table:previous>
            <table:change-track-table-cell office:value-type="float" office:value="2.523"/>
          </table:previous>
        </table:cell-content-change>
        <table:cell-content-change table:id="ct753">
          <table:cell-address table:column="5" table:row="81" table:table="0"/>
          <office:change-info>
            <dc:creator> </dc:creator>
            <dc:date>2022-03-18T10:42:34.097135911</dc:date>
          </office:change-info>
          <table:previous>
            <table:change-track-table-cell office:value-type="float" office:value="3.392"/>
          </table:previous>
        </table:cell-content-change>
        <table:cell-content-change table:id="ct754">
          <table:cell-address table:column="5" table:row="82" table:table="0"/>
          <office:change-info>
            <dc:creator> </dc:creator>
            <dc:date>2022-03-18T10:42:37.477961446</dc:date>
          </office:change-info>
          <table:previous>
            <table:change-track-table-cell office:value-type="float" office:value="4.179"/>
          </table:previous>
        </table:cell-content-change>
        <table:cell-content-change table:id="ct755">
          <table:cell-address table:column="5" table:row="83" table:table="0"/>
          <office:change-info>
            <dc:creator> </dc:creator>
            <dc:date>2022-03-18T10:42:42.779978563</dc:date>
          </office:change-info>
          <table:previous>
            <table:change-track-table-cell office:value-type="float" office:value="4.998"/>
          </table:previous>
        </table:cell-content-change>
        <table:cell-content-change table:id="ct756">
          <table:cell-address table:column="5" table:row="84" table:table="0"/>
          <office:change-info>
            <dc:creator> </dc:creator>
            <dc:date>2022-03-18T10:42:45.914672254</dc:date>
          </office:change-info>
          <table:previous>
            <table:change-track-table-cell office:value-type="float" office:value="5.8845"/>
          </table:previous>
        </table:cell-content-change>
        <table:cell-content-change table:id="ct757">
          <table:cell-address table:column="5" table:row="85" table:table="0"/>
          <office:change-info>
            <dc:creator> </dc:creator>
            <dc:date>2022-03-18T10:42:47.797402816</dc:date>
          </office:change-info>
          <table:previous>
            <table:change-track-table-cell office:value-type="float" office:value="6.68"/>
          </table:previous>
        </table:cell-content-change>
        <table:cell-content-change table:id="ct758">
          <table:cell-address table:column="5" table:row="86" table:table="0"/>
          <office:change-info>
            <dc:creator> </dc:creator>
            <dc:date>2022-03-18T10:42:49.804457498</dc:date>
          </office:change-info>
          <table:previous>
            <table:change-track-table-cell office:value-type="float" office:value="7.521"/>
          </table:previous>
        </table:cell-content-change>
        <table:cell-content-change table:id="ct759">
          <table:cell-address table:column="5" table:row="87" table:table="0"/>
          <office:change-info>
            <dc:creator> </dc:creator>
            <dc:date>2022-03-18T10:42:53.876926372</dc:date>
          </office:change-info>
          <table:previous>
            <table:change-track-table-cell office:value-type="float" office:value="8.347"/>
          </table:previous>
        </table:cell-content-change>
        <table:cell-content-change table:id="ct760">
          <table:cell-address table:column="1" table:row="99" table:table="0"/>
          <office:change-info>
            <dc:creator> </dc:creator>
            <dc:date>2022-03-18T10:43:55.065965378</dc:date>
          </office:change-info>
          <table:previous>
            <table:change-track-table-cell office:value-type="float" office:value="0.753"/>
          </table:previous>
        </table:cell-content-change>
        <table:cell-content-change table:id="ct761">
          <table:cell-address table:column="1" table:row="100" table:table="0"/>
          <office:change-info>
            <dc:creator> </dc:creator>
            <dc:date>2022-03-18T10:43:57.504218439</dc:date>
          </office:change-info>
          <table:previous>
            <table:change-track-table-cell office:value-type="float" office:value="1.443"/>
          </table:previous>
        </table:cell-content-change>
        <table:cell-content-change table:id="ct762">
          <table:cell-address table:column="1" table:row="101" table:table="0"/>
          <office:change-info>
            <dc:creator> </dc:creator>
            <dc:date>2022-03-18T10:43:59.470362557</dc:date>
          </office:change-info>
          <table:previous>
            <table:change-track-table-cell office:value-type="float" office:value="2.159"/>
          </table:previous>
        </table:cell-content-change>
        <table:cell-content-change table:id="ct763">
          <table:cell-address table:column="1" table:row="102" table:table="0"/>
          <office:change-info>
            <dc:creator> </dc:creator>
            <dc:date>2022-03-18T10:44:01.623114629</dc:date>
          </office:change-info>
          <table:previous>
            <table:change-track-table-cell office:value-type="float" office:value="2.988"/>
          </table:previous>
        </table:cell-content-change>
        <table:cell-content-change table:id="ct764">
          <table:cell-address table:column="1" table:row="103" table:table="0"/>
          <office:change-info>
            <dc:creator> </dc:creator>
            <dc:date>2022-03-18T10:44:03.338675314</dc:date>
          </office:change-info>
          <table:previous>
            <table:change-track-table-cell office:value-type="float" office:value="3.674"/>
          </table:previous>
        </table:cell-content-change>
        <table:cell-content-change table:id="ct765">
          <table:cell-address table:column="1" table:row="104" table:table="0"/>
          <office:change-info>
            <dc:creator> </dc:creator>
            <dc:date>2022-03-18T10:44:06.136712774</dc:date>
          </office:change-info>
          <table:previous>
            <table:change-track-table-cell office:value-type="float" office:value="4.317"/>
          </table:previous>
        </table:cell-content-change>
        <table:cell-content-change table:id="ct766">
          <table:cell-address table:column="1" table:row="105" table:table="0"/>
          <office:change-info>
            <dc:creator> </dc:creator>
            <dc:date>2022-03-18T10:44:10.460338340</dc:date>
          </office:change-info>
          <table:previous>
            <table:change-track-table-cell office:value-type="float" office:value="5.195"/>
          </table:previous>
        </table:cell-content-change>
        <table:cell-content-change table:id="ct767">
          <table:cell-address table:column="1" table:row="106" table:table="0"/>
          <office:change-info>
            <dc:creator> </dc:creator>
            <dc:date>2022-03-18T10:44:13.710554531</dc:date>
          </office:change-info>
          <table:previous>
            <table:change-track-table-cell office:value-type="float" office:value="5.792"/>
          </table:previous>
        </table:cell-content-change>
        <table:cell-content-change table:id="ct768">
          <table:cell-address table:column="1" table:row="107" table:table="0"/>
          <office:change-info>
            <dc:creator> </dc:creator>
            <dc:date>2022-03-18T10:44:17.695872358</dc:date>
          </office:change-info>
          <table:previous>
            <table:change-track-table-cell office:value-type="float" office:value="8.234"/>
          </table:previous>
        </table:cell-content-change>
        <table:cell-content-change table:id="ct769">
          <table:cell-address table:column="1" table:row="108" table:table="0"/>
          <office:change-info>
            <dc:creator> </dc:creator>
            <dc:date>2022-03-18T10:44:21.847765986</dc:date>
          </office:change-info>
          <table:previous>
            <table:change-track-table-cell office:value-type="float" office:value="8.025"/>
          </table:previous>
        </table:cell-content-change>
        <table:cell-content-change table:id="ct770">
          <table:cell-address table:column="2" table:row="99" table:table="0"/>
          <office:change-info>
            <dc:creator> </dc:creator>
            <dc:date>2022-03-18T10:44:32.934760487</dc:date>
          </office:change-info>
          <table:previous>
            <table:change-track-table-cell office:value-type="float" office:value="0.83"/>
          </table:previous>
        </table:cell-content-change>
        <table:cell-content-change table:id="ct771">
          <table:cell-address table:column="2" table:row="100" table:table="0"/>
          <office:change-info>
            <dc:creator> </dc:creator>
            <dc:date>2022-03-18T10:44:36.158160891</dc:date>
          </office:change-info>
          <table:previous>
            <table:change-track-table-cell office:value-type="float" office:value="1.636"/>
          </table:previous>
        </table:cell-content-change>
        <table:cell-content-change table:id="ct772">
          <table:cell-address table:column="2" table:row="101" table:table="0"/>
          <office:change-info>
            <dc:creator> </dc:creator>
            <dc:date>2022-03-18T10:44:39.117142197</dc:date>
          </office:change-info>
          <table:previous>
            <table:change-track-table-cell office:value-type="float" office:value="2.644"/>
          </table:previous>
        </table:cell-content-change>
        <table:cell-content-change table:id="ct773">
          <table:cell-address table:column="2" table:row="102" table:table="0"/>
          <office:change-info>
            <dc:creator> </dc:creator>
            <dc:date>2022-03-18T10:44:40.635300742</dc:date>
          </office:change-info>
          <table:previous>
            <table:change-track-table-cell office:value-type="float" office:value="3.295"/>
          </table:previous>
        </table:cell-content-change>
        <table:cell-content-change table:id="ct774">
          <table:cell-address table:column="2" table:row="103" table:table="0"/>
          <office:change-info>
            <dc:creator> </dc:creator>
            <dc:date>2022-03-18T10:44:44.810592796</dc:date>
          </office:change-info>
          <table:previous>
            <table:change-track-table-cell office:value-type="float" office:value="4.067"/>
          </table:previous>
        </table:cell-content-change>
        <table:cell-content-change table:id="ct775">
          <table:cell-address table:column="2" table:row="104" table:table="0"/>
          <office:change-info>
            <dc:creator> </dc:creator>
            <dc:date>2022-03-18T10:44:46.944589753</dc:date>
          </office:change-info>
          <table:previous>
            <table:change-track-table-cell office:value-type="float" office:value="4.488"/>
          </table:previous>
        </table:cell-content-change>
        <table:cell-content-change table:id="ct776">
          <table:cell-address table:column="2" table:row="105" table:table="0"/>
          <office:change-info>
            <dc:creator> </dc:creator>
            <dc:date>2022-03-18T10:44:48.372676116</dc:date>
          </office:change-info>
          <table:previous>
            <table:change-track-table-cell office:value-type="float" office:value="6.323"/>
          </table:previous>
        </table:cell-content-change>
        <table:cell-content-change table:id="ct777">
          <table:cell-address table:column="2" table:row="106" table:table="0"/>
          <office:change-info>
            <dc:creator> </dc:creator>
            <dc:date>2022-03-18T10:44:50.281496439</dc:date>
          </office:change-info>
          <table:previous>
            <table:change-track-table-cell office:value-type="float" office:value="6.499"/>
          </table:previous>
        </table:cell-content-change>
        <table:cell-content-change table:id="ct778">
          <table:cell-address table:column="2" table:row="107" table:table="0"/>
          <office:change-info>
            <dc:creator> </dc:creator>
            <dc:date>2022-03-18T10:44:56.181852998</dc:date>
          </office:change-info>
          <table:previous>
            <table:change-track-table-cell office:value-type="float" office:value="7.144"/>
          </table:previous>
        </table:cell-content-change>
        <table:cell-content-change table:id="ct779">
          <table:cell-address table:column="2" table:row="108" table:table="0"/>
          <office:change-info>
            <dc:creator> </dc:creator>
            <dc:date>2022-03-18T10:44:59.527153151</dc:date>
          </office:change-info>
          <table:previous>
            <table:change-track-table-cell office:value-type="float" office:value="9.025"/>
          </table:previous>
        </table:cell-content-change>
        <table:cell-content-change table:id="ct780">
          <table:cell-address table:column="3" table:row="99" table:table="0"/>
          <office:change-info>
            <dc:creator> </dc:creator>
            <dc:date>2022-03-18T10:45:04.182657691</dc:date>
          </office:change-info>
          <table:previous>
            <table:change-track-table-cell office:value-type="float" office:value="0.739"/>
          </table:previous>
        </table:cell-content-change>
        <table:cell-content-change table:id="ct781">
          <table:cell-address table:column="3" table:row="100" table:table="0"/>
          <office:change-info>
            <dc:creator> </dc:creator>
            <dc:date>2022-03-18T10:45:08.435989335</dc:date>
          </office:change-info>
          <table:previous>
            <table:change-track-table-cell office:value-type="float" office:value="1.536"/>
          </table:previous>
        </table:cell-content-change>
        <table:cell-content-change table:id="ct782">
          <table:cell-address table:column="3" table:row="101" table:table="0"/>
          <office:change-info>
            <dc:creator> </dc:creator>
            <dc:date>2022-03-18T10:45:10.452668450</dc:date>
          </office:change-info>
          <table:previous>
            <table:change-track-table-cell office:value-type="float" office:value="2.219"/>
          </table:previous>
        </table:cell-content-change>
        <table:cell-content-change table:id="ct783">
          <table:cell-address table:column="3" table:row="102" table:table="0"/>
          <office:change-info>
            <dc:creator> </dc:creator>
            <dc:date>2022-03-18T10:45:15.552800721</dc:date>
          </office:change-info>
          <table:previous>
            <table:change-track-table-cell office:value-type="float" office:value="2.932"/>
          </table:previous>
        </table:cell-content-change>
        <table:cell-content-change table:id="ct784">
          <table:cell-address table:column="3" table:row="103" table:table="0"/>
          <office:change-info>
            <dc:creator> </dc:creator>
            <dc:date>2022-03-18T10:45:18.049689329</dc:date>
          </office:change-info>
          <table:previous>
            <table:change-track-table-cell office:value-type="float" office:value="4.039"/>
          </table:previous>
        </table:cell-content-change>
        <table:cell-content-change table:id="ct785">
          <table:cell-address table:column="3" table:row="104" table:table="0"/>
          <office:change-info>
            <dc:creator> </dc:creator>
            <dc:date>2022-03-18T10:45:19.627122345</dc:date>
          </office:change-info>
          <table:previous>
            <table:change-track-table-cell office:value-type="float" office:value="5.413"/>
          </table:previous>
        </table:cell-content-change>
        <table:cell-content-change table:id="ct786">
          <table:cell-address table:column="3" table:row="105" table:table="0"/>
          <office:change-info>
            <dc:creator> </dc:creator>
            <dc:date>2022-03-18T10:45:22.692211396</dc:date>
          </office:change-info>
          <table:previous>
            <table:change-track-table-cell office:value-type="float" office:value="6.502"/>
          </table:previous>
        </table:cell-content-change>
        <table:cell-content-change table:id="ct787">
          <table:cell-address table:column="3" table:row="106" table:table="0"/>
          <office:change-info>
            <dc:creator> </dc:creator>
            <dc:date>2022-03-18T10:45:24.765753871</dc:date>
          </office:change-info>
          <table:previous>
            <table:change-track-table-cell office:value-type="float" office:value="7.35"/>
          </table:previous>
        </table:cell-content-change>
        <table:cell-content-change table:id="ct788">
          <table:cell-address table:column="3" table:row="107" table:table="0"/>
          <office:change-info>
            <dc:creator> </dc:creator>
            <dc:date>2022-03-18T10:45:28.113668905</dc:date>
          </office:change-info>
          <table:previous>
            <table:change-track-table-cell office:value-type="float" office:value="6.671"/>
          </table:previous>
        </table:cell-content-change>
        <table:cell-content-change table:id="ct789">
          <table:cell-address table:column="3" table:row="108" table:table="0"/>
          <office:change-info>
            <dc:creator> </dc:creator>
            <dc:date>2022-03-18T10:45:32.308567028</dc:date>
          </office:change-info>
          <table:previous>
            <table:change-track-table-cell office:value-type="float" office:value="7.629"/>
          </table:previous>
        </table:cell-content-change>
        <table:cell-content-change table:id="ct790">
          <table:cell-address table:column="4" table:row="99" table:table="0"/>
          <office:change-info>
            <dc:creator> </dc:creator>
            <dc:date>2022-03-18T10:45:36.344625312</dc:date>
          </office:change-info>
          <table:previous>
            <table:change-track-table-cell office:value-type="float" office:value="0.735"/>
          </table:previous>
        </table:cell-content-change>
        <table:cell-content-change table:id="ct791">
          <table:cell-address table:column="4" table:row="100" table:table="0"/>
          <office:change-info>
            <dc:creator> </dc:creator>
            <dc:date>2022-03-18T10:45:38.417030228</dc:date>
          </office:change-info>
          <table:previous>
            <table:change-track-table-cell office:value-type="float" office:value="1.78"/>
          </table:previous>
        </table:cell-content-change>
        <table:cell-content-change table:id="ct792">
          <table:cell-address table:column="4" table:row="101" table:table="0"/>
          <office:change-info>
            <dc:creator> </dc:creator>
            <dc:date>2022-03-18T10:45:41.574420171</dc:date>
          </office:change-info>
          <table:previous>
            <table:change-track-table-cell office:value-type="float" office:value="2.223"/>
          </table:previous>
        </table:cell-content-change>
        <table:cell-content-change table:id="ct793">
          <table:cell-address table:column="4" table:row="102" table:table="0"/>
          <office:change-info>
            <dc:creator> </dc:creator>
            <dc:date>2022-03-18T10:45:43.403065889</dc:date>
          </office:change-info>
          <table:previous>
            <table:change-track-table-cell office:value-type="float" office:value="3.201"/>
          </table:previous>
        </table:cell-content-change>
        <table:cell-content-change table:id="ct794">
          <table:cell-address table:column="4" table:row="103" table:table="0"/>
          <office:change-info>
            <dc:creator> </dc:creator>
            <dc:date>2022-03-18T10:45:45.299171302</dc:date>
          </office:change-info>
          <table:previous>
            <table:change-track-table-cell office:value-type="float" office:value="4.215"/>
          </table:previous>
        </table:cell-content-change>
        <table:cell-content-change table:id="ct795">
          <table:cell-address table:column="4" table:row="104" table:table="0"/>
          <office:change-info>
            <dc:creator> </dc:creator>
            <dc:date>2022-03-18T10:45:47.950134507</dc:date>
          </office:change-info>
          <table:previous>
            <table:change-track-table-cell office:value-type="float" office:value="5.044"/>
          </table:previous>
        </table:cell-content-change>
        <table:cell-content-change table:id="ct796">
          <table:cell-address table:column="4" table:row="105" table:table="0"/>
          <office:change-info>
            <dc:creator> </dc:creator>
            <dc:date>2022-03-18T10:45:50.076912831</dc:date>
          </office:change-info>
          <table:previous>
            <table:change-track-table-cell office:value-type="float" office:value="5.262"/>
          </table:previous>
        </table:cell-content-change>
        <table:cell-content-change table:id="ct797">
          <table:cell-address table:column="4" table:row="106" table:table="0"/>
          <office:change-info>
            <dc:creator> </dc:creator>
            <dc:date>2022-03-18T10:45:52.784604207</dc:date>
          </office:change-info>
          <table:previous>
            <table:change-track-table-cell office:value-type="float" office:value="7.25"/>
          </table:previous>
        </table:cell-content-change>
        <table:cell-content-change table:id="ct798">
          <table:cell-address table:column="4" table:row="107" table:table="0"/>
          <office:change-info>
            <dc:creator> </dc:creator>
            <dc:date>2022-03-18T10:45:55.662451798</dc:date>
          </office:change-info>
          <table:previous>
            <table:change-track-table-cell office:value-type="float" office:value="8.572"/>
          </table:previous>
        </table:cell-content-change>
        <table:cell-content-change table:id="ct799">
          <table:cell-address table:column="4" table:row="108" table:table="0"/>
          <office:change-info>
            <dc:creator> </dc:creator>
            <dc:date>2022-03-18T10:46:01.122671579</dc:date>
          </office:change-info>
          <table:previous>
            <table:change-track-table-cell office:value-type="float" office:value="7.856"/>
          </table:previous>
        </table:cell-content-change>
        <table:cell-content-change table:id="ct800">
          <table:cell-address table:column="5" table:row="99" table:table="0"/>
          <office:change-info>
            <dc:creator> </dc:creator>
            <dc:date>2022-03-18T10:46:26.467519126</dc:date>
          </office:change-info>
          <table:previous>
            <table:change-track-table-cell office:value-type="float" office:value="0.865"/>
          </table:previous>
        </table:cell-content-change>
        <table:cell-content-change table:id="ct801">
          <table:cell-address table:column="5" table:row="100" table:table="0"/>
          <office:change-info>
            <dc:creator> </dc:creator>
            <dc:date>2022-03-18T10:46:28.857805553</dc:date>
          </office:change-info>
          <table:previous>
            <table:change-track-table-cell office:value-type="float" office:value="1.491"/>
          </table:previous>
        </table:cell-content-change>
        <table:cell-content-change table:id="ct802">
          <table:cell-address table:column="5" table:row="101" table:table="0"/>
          <office:change-info>
            <dc:creator> </dc:creator>
            <dc:date>2022-03-18T10:46:30.948715162</dc:date>
          </office:change-info>
          <table:previous>
            <table:change-track-table-cell office:value-type="float" office:value="2.484"/>
          </table:previous>
        </table:cell-content-change>
        <table:cell-content-change table:id="ct803">
          <table:cell-address table:column="5" table:row="102" table:table="0"/>
          <office:change-info>
            <dc:creator> </dc:creator>
            <dc:date>2022-03-18T10:46:34.435798877</dc:date>
          </office:change-info>
          <table:previous>
            <table:change-track-table-cell office:value-type="float" office:value="2.944"/>
          </table:previous>
        </table:cell-content-change>
        <table:cell-content-change table:id="ct804">
          <table:cell-address table:column="5" table:row="103" table:table="0"/>
          <office:change-info>
            <dc:creator> </dc:creator>
            <dc:date>2022-03-18T10:46:36.569495443</dc:date>
          </office:change-info>
          <table:previous>
            <table:change-track-table-cell office:value-type="float" office:value="3.676"/>
          </table:previous>
        </table:cell-content-change>
        <table:cell-content-change table:id="ct805">
          <table:cell-address table:column="5" table:row="104" table:table="0"/>
          <office:change-info>
            <dc:creator> </dc:creator>
            <dc:date>2022-03-18T10:46:39.144416874</dc:date>
          </office:change-info>
          <table:previous>
            <table:change-track-table-cell office:value-type="float" office:value="4.425"/>
          </table:previous>
        </table:cell-content-change>
        <table:cell-content-change table:id="ct806">
          <table:cell-address table:column="5" table:row="105" table:table="0"/>
          <office:change-info>
            <dc:creator> </dc:creator>
            <dc:date>2022-03-18T10:46:41.141836235</dc:date>
          </office:change-info>
          <table:previous>
            <table:change-track-table-cell office:value-type="float" office:value="6.967"/>
          </table:previous>
        </table:cell-content-change>
        <table:cell-content-change table:id="ct807">
          <table:cell-address table:column="5" table:row="106" table:table="0"/>
          <office:change-info>
            <dc:creator> </dc:creator>
            <dc:date>2022-03-18T10:46:43.677085062</dc:date>
          </office:change-info>
          <table:previous>
            <table:change-track-table-cell office:value-type="float" office:value="5.926"/>
          </table:previous>
        </table:cell-content-change>
        <table:cell-content-change table:id="ct808">
          <table:cell-address table:column="5" table:row="107" table:table="0"/>
          <office:change-info>
            <dc:creator> </dc:creator>
            <dc:date>2022-03-18T10:46:47.085770856</dc:date>
          </office:change-info>
          <table:previous>
            <table:change-track-table-cell office:value-type="float" office:value="6.864"/>
          </table:previous>
        </table:cell-content-change>
        <table:cell-content-change table:id="ct809">
          <table:cell-address table:column="5" table:row="108" table:table="0"/>
          <office:change-info>
            <dc:creator> </dc:creator>
            <dc:date>2022-03-18T10:46:50.601837097</dc:date>
          </office:change-info>
          <table:previous>
            <table:change-track-table-cell office:value-type="float" office:value="9.69"/>
          </table:previous>
        </table:cell-content-change>
        <table:cell-content-change table:id="ct810">
          <table:cell-address table:column="1" table:row="131" table:table="0"/>
          <office:change-info>
            <dc:creator> </dc:creator>
            <dc:date>2022-03-18T10:47:14.450346878</dc:date>
          </office:change-info>
          <table:previous>
            <table:change-track-table-cell office:value-type="float" office:value="8.025"/>
          </table:previous>
        </table:cell-content-change>
        <table:cell-content-change table:id="ct811">
          <table:cell-address table:column="2" table:row="131" table:table="0"/>
          <office:change-info>
            <dc:creator> </dc:creator>
            <dc:date>2022-03-18T10:47:14.450371494</dc:date>
          </office:change-info>
          <table:previous>
            <table:change-track-table-cell office:value-type="float" office:value="9.025"/>
          </table:previous>
        </table:cell-content-change>
        <table:cell-content-change table:id="ct812">
          <table:cell-address table:column="3" table:row="131" table:table="0"/>
          <office:change-info>
            <dc:creator> </dc:creator>
            <dc:date>2022-03-18T10:47:14.450384045</dc:date>
          </office:change-info>
          <table:previous>
            <table:change-track-table-cell office:value-type="float" office:value="7.629"/>
          </table:previous>
        </table:cell-content-change>
        <table:cell-content-change table:id="ct813">
          <table:cell-address table:column="4" table:row="131" table:table="0"/>
          <office:change-info>
            <dc:creator> </dc:creator>
            <dc:date>2022-03-18T10:47:14.450395323</dc:date>
          </office:change-info>
          <table:previous>
            <table:change-track-table-cell office:value-type="float" office:value="7.856"/>
          </table:previous>
        </table:cell-content-change>
        <table:cell-content-change table:id="ct814">
          <table:cell-address table:column="5" table:row="131" table:table="0"/>
          <office:change-info>
            <dc:creator> </dc:creator>
            <dc:date>2022-03-18T10:47:14.450406724</dc:date>
          </office:change-info>
          <table:previous>
            <table:change-track-table-cell office:value-type="float" office:value="9.69"/>
          </table:previous>
        </table:cell-content-change>
        <table:cell-content-change table:id="ct815">
          <table:cell-address table:column="1" table:row="129" table:table="0"/>
          <office:change-info>
            <dc:creator> </dc:creator>
            <dc:date>2022-03-18T10:47:28.405818831</dc:date>
          </office:change-info>
          <table:previous>
            <table:change-track-table-cell office:value-type="float" office:value="8.318"/>
          </table:previous>
        </table:cell-content-change>
        <table:cell-content-change table:id="ct816">
          <table:cell-address table:column="2" table:row="129" table:table="0"/>
          <office:change-info>
            <dc:creator> </dc:creator>
            <dc:date>2022-03-18T10:47:28.405842781</dc:date>
          </office:change-info>
          <table:previous>
            <table:change-track-table-cell office:value-type="float" office:value="8.324"/>
          </table:previous>
        </table:cell-content-change>
        <table:cell-content-change table:id="ct817">
          <table:cell-address table:column="3" table:row="129" table:table="0"/>
          <office:change-info>
            <dc:creator> </dc:creator>
            <dc:date>2022-03-18T10:47:28.405856318</dc:date>
          </office:change-info>
          <table:previous>
            <table:change-track-table-cell office:value-type="float" office:value="8.355"/>
          </table:previous>
        </table:cell-content-change>
        <table:cell-content-change table:id="ct818">
          <table:cell-address table:column="4" table:row="129" table:table="0"/>
          <office:change-info>
            <dc:creator> </dc:creator>
            <dc:date>2022-03-18T10:47:28.405868135</dc:date>
          </office:change-info>
          <table:previous>
            <table:change-track-table-cell office:value-type="float" office:value="8.348"/>
          </table:previous>
        </table:cell-content-change>
        <table:cell-content-change table:id="ct819">
          <table:cell-address table:column="5" table:row="129" table:table="0"/>
          <office:change-info>
            <dc:creator> </dc:creator>
            <dc:date>2022-03-18T10:47:28.405880255</dc:date>
          </office:change-info>
          <table:previous>
            <table:change-track-table-cell office:value-type="float" office:value="8.347"/>
          </table:previous>
        </table:cell-content-change>
        <table:cell-content-change table:id="ct820">
          <table:cell-address table:column="1" table:row="130" table:table="0"/>
          <office:change-info>
            <dc:creator> </dc:creator>
            <dc:date>2022-03-18T10:47:37.424284033</dc:date>
          </office:change-info>
          <table:previous>
            <table:change-track-table-cell office:value-type="float" office:value="7.268"/>
          </table:previous>
        </table:cell-content-change>
        <table:cell-content-change table:id="ct821">
          <table:cell-address table:column="2" table:row="130" table:table="0"/>
          <office:change-info>
            <dc:creator> </dc:creator>
            <dc:date>2022-03-18T10:47:37.424309311</dc:date>
          </office:change-info>
          <table:previous>
            <table:change-track-table-cell office:value-type="float" office:value="7.197"/>
          </table:previous>
        </table:cell-content-change>
        <table:cell-content-change table:id="ct822">
          <table:cell-address table:column="3" table:row="130" table:table="0"/>
          <office:change-info>
            <dc:creator> </dc:creator>
            <dc:date>2022-03-18T10:47:37.424322236</dc:date>
          </office:change-info>
          <table:previous>
            <table:change-track-table-cell office:value-type="float" office:value="7.223"/>
          </table:previous>
        </table:cell-content-change>
        <table:cell-content-change table:id="ct823">
          <table:cell-address table:column="4" table:row="130" table:table="0"/>
          <office:change-info>
            <dc:creator> </dc:creator>
            <dc:date>2022-03-18T10:47:37.424334773</dc:date>
          </office:change-info>
          <table:previous>
            <table:change-track-table-cell office:value-type="float" office:value="7.255"/>
          </table:previous>
        </table:cell-content-change>
        <table:cell-content-change table:id="ct824">
          <table:cell-address table:column="5" table:row="130" table:table="0"/>
          <office:change-info>
            <dc:creator> </dc:creator>
            <dc:date>2022-03-18T10:47:37.424347505</dc:date>
          </office:change-info>
          <table:previous>
            <table:change-track-table-cell office:value-type="float" office:value="7.237"/>
          </table:previous>
        </table:cell-content-change>
        <table:cell-content-change table:id="ct825">
          <table:cell-address table:column="1" table:row="128" table:table="0"/>
          <office:change-info>
            <dc:creator> </dc:creator>
            <dc:date>2022-03-18T10:47:49.041980872</dc:date>
          </office:change-info>
          <table:previous>
            <table:change-track-table-cell office:value-type="float" office:value="10.883"/>
          </table:previous>
        </table:cell-content-change>
        <table:cell-content-change table:id="ct826">
          <table:cell-address table:column="2" table:row="128" table:table="0"/>
          <office:change-info>
            <dc:creator> </dc:creator>
            <dc:date>2022-03-18T10:47:49.042063765</dc:date>
          </office:change-info>
          <table:previous>
            <table:change-track-table-cell office:value-type="float" office:value="10.942"/>
          </table:previous>
        </table:cell-content-change>
        <table:cell-content-change table:id="ct827">
          <table:cell-address table:column="3" table:row="128" table:table="0"/>
          <office:change-info>
            <dc:creator> </dc:creator>
            <dc:date>2022-03-18T10:47:49.042100222</dc:date>
          </office:change-info>
          <table:previous>
            <table:change-track-table-cell office:value-type="float" office:value="10.878"/>
          </table:previous>
        </table:cell-content-change>
        <table:cell-content-change table:id="ct828">
          <table:cell-address table:column="4" table:row="128" table:table="0"/>
          <office:change-info>
            <dc:creator> </dc:creator>
            <dc:date>2022-03-18T10:47:49.042132305</dc:date>
          </office:change-info>
          <table:previous>
            <table:change-track-table-cell office:value-type="float" office:value="10.881"/>
          </table:previous>
        </table:cell-content-change>
        <table:cell-content-change table:id="ct829">
          <table:cell-address table:column="5" table:row="128" table:table="0"/>
          <office:change-info>
            <dc:creator> </dc:creator>
            <dc:date>2022-03-18T10:47:49.042163967</dc:date>
          </office:change-info>
          <table:previous>
            <table:change-track-table-cell office:value-type="float" office:value="10.882"/>
          </table:previous>
        </table:cell-content-change>
        <table:cell-content-change table:id="ct830">
          <table:cell-address table:column="1" table:row="144" table:table="0"/>
          <office:change-info>
            <dc:creator> </dc:creator>
            <dc:date>2022-03-18T10:48:05.775497317</dc:date>
          </office:change-info>
          <table:previous table:id="ct14">
            <table:change-track-table-cell office:value-type="float" office:value="10.8932"/>
          </table:previous>
        </table:cell-content-change>
        <table:cell-content-change table:id="ct831">
          <table:cell-address table:column="1" table:row="145" table:table="0"/>
          <office:change-info>
            <dc:creator> </dc:creator>
            <dc:date>2022-03-18T10:48:11.307707730</dc:date>
          </office:change-info>
          <table:previous table:id="ct15">
            <table:change-track-table-cell office:value-type="float" office:value="8.3384"/>
          </table:previous>
        </table:cell-content-change>
        <table:cell-content-change table:id="ct832">
          <table:cell-address table:column="1" table:row="146" table:table="0"/>
          <office:change-info>
            <dc:creator> </dc:creator>
            <dc:date>2022-03-18T10:48:15.424143959</dc:date>
          </office:change-info>
          <table:previous table:id="ct16">
            <table:change-track-table-cell office:value-type="float" office:value="7.236"/>
          </table:previous>
        </table:cell-content-change>
        <table:cell-content-change table:id="ct833">
          <table:cell-address table:column="1" table:row="147" table:table="0"/>
          <office:change-info>
            <dc:creator> </dc:creator>
            <dc:date>2022-03-18T10:48:17.857488102</dc:date>
          </office:change-info>
          <table:previous table:id="ct17">
            <table:change-track-table-cell office:value-type="float" office:value="8.445"/>
          </table:previous>
        </table:cell-content-change>
        <table:cell-content-change table:id="ct834">
          <table:cell-address table:column="19" table:row="37" table:table="0"/>
          <office:change-info>
            <dc:creator> </dc:creator>
            <dc:date>2022-03-18T11:10:14.264558718</dc:date>
          </office:change-info>
          <table:previous>
            <table:change-track-table-cell office:value-type="float" office:value="2.497"/>
          </table:previous>
        </table:cell-content-change>
        <table:cell-content-change table:id="ct835">
          <table:cell-address table:column="20" table:row="37" table:table="0"/>
          <office:change-info>
            <dc:creator> </dc:creator>
            <dc:date>2022-03-18T11:10:16.710953165</dc:date>
          </office:change-info>
          <table:previous>
            <table:change-track-table-cell office:value-type="float" office:value="2.473"/>
          </table:previous>
        </table:cell-content-change>
        <table:cell-content-change table:id="ct836">
          <table:cell-address table:column="21" table:row="37" table:table="0"/>
          <office:change-info>
            <dc:creator> </dc:creator>
            <dc:date>2022-03-18T11:10:18.200319246</dc:date>
          </office:change-info>
          <table:previous>
            <table:change-track-table-cell office:value-type="float" office:value="2.474"/>
          </table:previous>
        </table:cell-content-change>
        <table:cell-content-change table:id="ct837">
          <table:cell-address table:column="22" table:row="37" table:table="0"/>
          <office:change-info>
            <dc:creator> </dc:creator>
            <dc:date>2022-03-18T11:10:20.522606413</dc:date>
          </office:change-info>
          <table:previous>
            <table:change-track-table-cell office:value-type="float" office:value="2.479"/>
          </table:previous>
        </table:cell-content-change>
        <table:cell-content-change table:id="ct838">
          <table:cell-address table:column="23" table:row="37" table:table="0"/>
          <office:change-info>
            <dc:creator> </dc:creator>
            <dc:date>2022-03-18T11:10:24.996759428</dc:date>
          </office:change-info>
          <table:previous>
            <table:change-track-table-cell office:value-type="float" office:value="2.477"/>
          </table:previous>
        </table:cell-content-change>
        <table:cell-content-change table:id="ct839">
          <table:cell-address table:column="19" table:row="38" table:table="0"/>
          <office:change-info>
            <dc:creator> </dc:creator>
            <dc:date>2022-03-18T11:11:09.805774057</dc:date>
          </office:change-info>
          <table:previous table:id="ct308">
            <table:change-track-table-cell office:value-type="float" office:value="4.681"/>
          </table:previous>
        </table:cell-content-change>
        <table:cell-content-change table:id="ct840">
          <table:cell-address table:column="20" table:row="38" table:table="0"/>
          <office:change-info>
            <dc:creator> </dc:creator>
            <dc:date>2022-03-18T11:11:12.951421732</dc:date>
          </office:change-info>
          <table:previous table:id="ct309">
            <table:change-track-table-cell office:value-type="float" office:value="4.654"/>
          </table:previous>
        </table:cell-content-change>
        <table:cell-content-change table:id="ct841">
          <table:cell-address table:column="21" table:row="38" table:table="0"/>
          <office:change-info>
            <dc:creator> </dc:creator>
            <dc:date>2022-03-18T11:11:31.457040641</dc:date>
          </office:change-info>
          <table:previous table:id="ct310">
            <table:change-track-table-cell office:value-type="float" office:value="4.651"/>
          </table:previous>
        </table:cell-content-change>
        <table:cell-content-change table:id="ct842">
          <table:cell-address table:column="22" table:row="38" table:table="0"/>
          <office:change-info>
            <dc:creator> </dc:creator>
            <dc:date>2022-03-18T11:11:36.131395239</dc:date>
          </office:change-info>
          <table:previous table:id="ct311">
            <table:change-track-table-cell office:value-type="float" office:value="4.669"/>
          </table:previous>
        </table:cell-content-change>
        <table:cell-content-change table:id="ct843">
          <table:cell-address table:column="23" table:row="38" table:table="0"/>
          <office:change-info>
            <dc:creator> </dc:creator>
            <dc:date>2022-03-18T11:11:41.015704070</dc:date>
          </office:change-info>
          <table:previous table:id="ct312">
            <table:change-track-table-cell office:value-type="float" office:value="4.658"/>
          </table:previous>
        </table:cell-content-change>
        <table:cell-content-change table:id="ct844">
          <table:cell-address table:column="19" table:row="39" table:table="0"/>
          <office:change-info>
            <dc:creator> </dc:creator>
            <dc:date>2022-03-18T11:12:30.499925664</dc:date>
          </office:change-info>
          <table:previous table:id="ct328">
            <table:change-track-table-cell office:value-type="float" office:value="6.86"/>
          </table:previous>
        </table:cell-content-change>
        <table:cell-content-change table:id="ct845">
          <table:cell-address table:column="20" table:row="39" table:table="0"/>
          <office:change-info>
            <dc:creator> </dc:creator>
            <dc:date>2022-03-18T11:12:32.377276089</dc:date>
          </office:change-info>
          <table:previous table:id="ct329">
            <table:change-track-table-cell office:value-type="float" office:value="6.843"/>
          </table:previous>
        </table:cell-content-change>
        <table:cell-content-change table:id="ct846">
          <table:cell-address table:column="21" table:row="39" table:table="0"/>
          <office:change-info>
            <dc:creator> </dc:creator>
            <dc:date>2022-03-18T11:12:38.810984443</dc:date>
          </office:change-info>
          <table:previous table:id="ct330">
            <table:change-track-table-cell office:value-type="float" office:value="7.002"/>
          </table:previous>
        </table:cell-content-change>
        <table:cell-content-change table:id="ct847">
          <table:cell-address table:column="22" table:row="39" table:table="0"/>
          <office:change-info>
            <dc:creator> </dc:creator>
            <dc:date>2022-03-18T11:15:24.137768721</dc:date>
          </office:change-info>
          <table:previous table:id="ct331">
            <table:change-track-table-cell office:value-type="float" office:value="6.862"/>
          </table:previous>
        </table:cell-content-change>
        <table:cell-content-change table:id="ct848">
          <table:cell-address table:column="19" table:row="40" table:table="0"/>
          <office:change-info>
            <dc:creator> </dc:creator>
            <dc:date>2022-03-18T11:15:27.127456364</dc:date>
          </office:change-info>
          <table:previous table:id="ct353">
            <table:change-track-table-cell office:value-type="float" office:value="9.035"/>
          </table:previous>
        </table:cell-content-change>
        <table:cell-content-change table:id="ct849">
          <table:cell-address table:column="20" table:row="40" table:table="0"/>
          <office:change-info>
            <dc:creator> </dc:creator>
            <dc:date>2022-03-18T11:15:37.447580758</dc:date>
          </office:change-info>
          <table:previous table:id="ct354">
            <table:change-track-table-cell office:value-type="float" office:value="9.01"/>
          </table:previous>
        </table:cell-content-change>
        <table:cell-content-change table:id="ct850">
          <table:cell-address table:column="21" table:row="40" table:table="0"/>
          <office:change-info>
            <dc:creator> </dc:creator>
            <dc:date>2022-03-18T11:15:42.432738246</dc:date>
          </office:change-info>
          <table:previous table:id="ct355">
            <table:change-track-table-cell office:value-type="float" office:value="9.012"/>
          </table:previous>
        </table:cell-content-change>
        <table:cell-content-change table:id="ct851">
          <table:cell-address table:column="22" table:row="40" table:table="0"/>
          <office:change-info>
            <dc:creator> </dc:creator>
            <dc:date>2022-03-18T11:15:51.290015247</dc:date>
          </office:change-info>
          <table:previous table:id="ct356">
            <table:change-track-table-cell office:value-type="float" office:value="9.015"/>
          </table:previous>
        </table:cell-content-change>
        <table:cell-content-change table:id="ct852">
          <table:cell-address table:column="23" table:row="40" table:table="0"/>
          <office:change-info>
            <dc:creator> </dc:creator>
            <dc:date>2022-03-18T11:15:55.801000316</dc:date>
          </office:change-info>
          <table:previous table:id="ct357">
            <table:change-track-table-cell office:value-type="float" office:value="9.015"/>
          </table:previous>
        </table:cell-content-change>
        <table:cell-content-change table:id="ct853">
          <table:cell-address table:column="19" table:row="41" table:table="0"/>
          <office:change-info>
            <dc:creator> </dc:creator>
            <dc:date>2022-03-18T11:17:17.797741727</dc:date>
          </office:change-info>
          <table:previous table:id="ct373">
            <table:change-track-table-cell office:value-type="float" office:value="11.222"/>
          </table:previous>
        </table:cell-content-change>
        <table:cell-content-change table:id="ct854">
          <table:cell-address table:column="20" table:row="41" table:table="0"/>
          <office:change-info>
            <dc:creator> </dc:creator>
            <dc:date>2022-03-18T11:17:21.044258988</dc:date>
          </office:change-info>
          <table:previous table:id="ct374">
            <table:change-track-table-cell office:value-type="float" office:value="11.204"/>
          </table:previous>
        </table:cell-content-change>
        <table:cell-content-change table:id="ct855">
          <table:cell-address table:column="21" table:row="41" table:table="0"/>
          <office:change-info>
            <dc:creator> </dc:creator>
            <dc:date>2022-03-18T11:17:23.666461414</dc:date>
          </office:change-info>
          <table:previous table:id="ct375">
            <table:change-track-table-cell office:value-type="float" office:value="11.208"/>
          </table:previous>
        </table:cell-content-change>
        <table:cell-content-change table:id="ct856">
          <table:cell-address table:column="22" table:row="41" table:table="0"/>
          <office:change-info>
            <dc:creator> </dc:creator>
            <dc:date>2022-03-18T11:17:29.768133012</dc:date>
          </office:change-info>
          <table:previous table:id="ct376">
            <table:change-track-table-cell office:value-type="float" office:value="11.194"/>
          </table:previous>
        </table:cell-content-change>
        <table:cell-content-change table:id="ct857">
          <table:cell-address table:column="23" table:row="41" table:table="0"/>
          <office:change-info>
            <dc:creator> </dc:creator>
            <dc:date>2022-03-18T11:18:17.120833484</dc:date>
          </office:change-info>
          <table:previous table:id="ct377">
            <table:change-track-table-cell office:value-type="float" office:value="11.185"/>
          </table:previous>
        </table:cell-content-change>
        <table:cell-content-change table:id="ct858">
          <table:cell-address table:column="19" table:row="42" table:table="0"/>
          <office:change-info>
            <dc:creator> </dc:creator>
            <dc:date>2022-03-18T11:18:21.873496693</dc:date>
          </office:change-info>
          <table:previous table:id="ct393">
            <table:change-track-table-cell office:value-type="float" office:value="13.39"/>
          </table:previous>
        </table:cell-content-change>
        <table:cell-content-change table:id="ct859">
          <table:cell-address table:column="20" table:row="42" table:table="0"/>
          <office:change-info>
            <dc:creator> </dc:creator>
            <dc:date>2022-03-18T11:18:42.043223346</dc:date>
          </office:change-info>
          <table:previous table:id="ct394">
            <table:change-track-table-cell office:value-type="float" office:value="14.309"/>
          </table:previous>
        </table:cell-content-change>
        <table:cell-content-change table:id="ct860">
          <table:cell-address table:column="21" table:row="42" table:table="0"/>
          <office:change-info>
            <dc:creator> </dc:creator>
            <dc:date>2022-03-18T11:18:45.698254239</dc:date>
          </office:change-info>
          <table:previous table:id="ct395">
            <table:change-track-table-cell office:value-type="float" office:value="13.382"/>
          </table:previous>
        </table:cell-content-change>
        <table:cell-content-change table:id="ct861">
          <table:cell-address table:column="22" table:row="42" table:table="0"/>
          <office:change-info>
            <dc:creator> </dc:creator>
            <dc:date>2022-03-18T11:18:56.370444304</dc:date>
          </office:change-info>
          <table:previous table:id="ct396">
            <table:change-track-table-cell office:value-type="float" office:value="13.384"/>
          </table:previous>
        </table:cell-content-change>
        <table:cell-content-change table:id="ct862">
          <table:cell-address table:column="23" table:row="42" table:table="0"/>
          <office:change-info>
            <dc:creator> </dc:creator>
            <dc:date>2022-03-18T11:19:07.708497917</dc:date>
          </office:change-info>
          <table:previous table:id="ct397">
            <table:change-track-table-cell office:value-type="float" office:value="13.374"/>
          </table:previous>
        </table:cell-content-change>
        <table:cell-content-change table:id="ct863">
          <table:cell-address table:column="19" table:row="43" table:table="0"/>
          <office:change-info>
            <dc:creator> </dc:creator>
            <dc:date>2022-03-18T11:20:15.190626681</dc:date>
          </office:change-info>
          <table:previous table:id="ct413">
            <table:change-track-table-cell office:value-type="float" office:value="15.579"/>
          </table:previous>
        </table:cell-content-change>
        <table:cell-content-change table:id="ct864">
          <table:cell-address table:column="20" table:row="43" table:table="0"/>
          <office:change-info>
            <dc:creator> </dc:creator>
            <dc:date>2022-03-18T11:20:19.037295517</dc:date>
          </office:change-info>
          <table:previous table:id="ct414">
            <table:change-track-table-cell office:value-type="float" office:value="15.579"/>
          </table:previous>
        </table:cell-content-change>
        <table:cell-content-change table:id="ct865">
          <table:cell-address table:column="21" table:row="43" table:table="0"/>
          <office:change-info>
            <dc:creator> </dc:creator>
            <dc:date>2022-03-18T11:20:37.448308676</dc:date>
          </office:change-info>
          <table:previous table:id="ct415">
            <table:change-track-table-cell office:value-type="float" office:value="15.566"/>
          </table:previous>
        </table:cell-content-change>
        <table:cell-content-change table:id="ct866">
          <table:cell-address table:column="22" table:row="43" table:table="0"/>
          <office:change-info>
            <dc:creator> </dc:creator>
            <dc:date>2022-03-18T11:21:55.880649683</dc:date>
          </office:change-info>
          <table:previous table:id="ct416">
            <table:change-track-table-cell office:value-type="float" office:value="15.558"/>
          </table:previous>
        </table:cell-content-change>
        <table:cell-content-change table:id="ct867">
          <table:cell-address table:column="23" table:row="43" table:table="0"/>
          <office:change-info>
            <dc:creator> </dc:creator>
            <dc:date>2022-03-18T11:22:30.887431384</dc:date>
          </office:change-info>
          <table:previous table:id="ct417">
            <table:change-track-table-cell office:value-type="float" office:value="15.574"/>
          </table:previous>
        </table:cell-content-change>
        <table:cell-content-change table:id="ct868">
          <table:cell-address table:column="19" table:row="44" table:table="0"/>
          <office:change-info>
            <dc:creator> </dc:creator>
            <dc:date>2022-03-18T11:23:43.052152405</dc:date>
          </office:change-info>
          <table:previous table:id="ct433">
            <table:change-track-table-cell office:value-type="float" office:value="17.755"/>
          </table:previous>
        </table:cell-content-change>
        <table:cell-content-change table:id="ct869">
          <table:cell-address table:column="20" table:row="44" table:table="0"/>
          <office:change-info>
            <dc:creator> </dc:creator>
            <dc:date>2022-03-18T11:23:50.719632435</dc:date>
          </office:change-info>
          <table:previous table:id="ct434">
            <table:change-track-table-cell office:value-type="float" office:value="17.73"/>
          </table:previous>
        </table:cell-content-change>
        <table:cell-content-change table:id="ct870">
          <table:cell-address table:column="21" table:row="44" table:table="0"/>
          <office:change-info>
            <dc:creator> </dc:creator>
            <dc:date>2022-03-18T11:24:16.139578495</dc:date>
          </office:change-info>
          <table:previous table:id="ct435">
            <table:change-track-table-cell office:value-type="float" office:value="17.378"/>
          </table:previous>
        </table:cell-content-change>
        <table:cell-content-change table:id="ct871">
          <table:cell-address table:column="22" table:row="44" table:table="0"/>
          <office:change-info>
            <dc:creator> </dc:creator>
            <dc:date>2022-03-18T11:24:54.089264168</dc:date>
          </office:change-info>
          <table:previous table:id="ct436">
            <table:change-track-table-cell office:value-type="float" office:value="17.736"/>
          </table:previous>
        </table:cell-content-change>
        <table:cell-content-change table:id="ct872">
          <table:cell-address table:column="23" table:row="44" table:table="0"/>
          <office:change-info>
            <dc:creator> </dc:creator>
            <dc:date>2022-03-18T11:25:01.471225947</dc:date>
          </office:change-info>
          <table:previous table:id="ct437">
            <table:change-track-table-cell office:value-type="float" office:value="17.725"/>
          </table:previous>
        </table:cell-content-change>
        <table:cell-content-change table:id="ct873">
          <table:cell-address table:column="19" table:row="45" table:table="0"/>
          <office:change-info>
            <dc:creator> </dc:creator>
            <dc:date>2022-03-18T11:26:18.317992915</dc:date>
          </office:change-info>
          <table:previous table:id="ct453">
            <table:change-track-table-cell office:value-type="float" office:value="19.94"/>
          </table:previous>
        </table:cell-content-change>
        <table:cell-content-change table:id="ct874">
          <table:cell-address table:column="20" table:row="45" table:table="0"/>
          <office:change-info>
            <dc:creator> </dc:creator>
            <dc:date>2022-03-18T11:26:22.322978255</dc:date>
          </office:change-info>
          <table:previous table:id="ct454">
            <table:change-track-table-cell office:value-type="float" office:value="20.04"/>
          </table:previous>
        </table:cell-content-change>
        <table:cell-content-change table:id="ct875">
          <table:cell-address table:column="21" table:row="45" table:table="0"/>
          <office:change-info>
            <dc:creator> </dc:creator>
            <dc:date>2022-03-18T11:26:34.267538958</dc:date>
          </office:change-info>
          <table:previous table:id="ct455">
            <table:change-track-table-cell office:value-type="float" office:value="20.283"/>
          </table:previous>
        </table:cell-content-change>
        <table:cell-content-change table:id="ct876">
          <table:cell-address table:column="22" table:row="45" table:table="0"/>
          <office:change-info>
            <dc:creator> </dc:creator>
            <dc:date>2022-03-18T11:28:25.447375101</dc:date>
          </office:change-info>
          <table:previous table:id="ct456">
            <table:change-track-table-cell office:value-type="float" office:value="20.415"/>
          </table:previous>
        </table:cell-content-change>
        <table:cell-content-change table:id="ct877">
          <table:cell-address table:column="23" table:row="45" table:table="0"/>
          <office:change-info>
            <dc:creator> </dc:creator>
            <dc:date>2022-03-18T11:28:29.529316891</dc:date>
          </office:change-info>
          <table:previous table:id="ct457">
            <table:change-track-table-cell office:value-type="float" office:value="19.932"/>
          </table:previous>
        </table:cell-content-change>
        <table:cell-content-change table:id="ct878">
          <table:cell-address table:column="19" table:row="46" table:table="0"/>
          <office:change-info>
            <dc:creator> </dc:creator>
            <dc:date>2022-03-18T11:30:13.058459267</dc:date>
          </office:change-info>
          <table:previous table:id="ct473">
            <table:change-track-table-cell office:value-type="float" office:value="22.116"/>
          </table:previous>
        </table:cell-content-change>
        <table:cell-content-change table:id="ct879">
          <table:cell-address table:column="20" table:row="46" table:table="0"/>
          <office:change-info>
            <dc:creator> </dc:creator>
            <dc:date>2022-03-18T11:30:23.717169356</dc:date>
          </office:change-info>
          <table:previous table:id="ct474">
            <table:change-track-table-cell office:value-type="float" office:value="22.087"/>
          </table:previous>
        </table:cell-content-change>
        <table:cell-content-change table:id="ct880">
          <table:cell-address table:column="21" table:row="46" table:table="0"/>
          <office:change-info>
            <dc:creator> </dc:creator>
            <dc:date>2022-03-18T11:30:38.012480714</dc:date>
          </office:change-info>
          <table:previous table:id="ct475">
            <table:change-track-table-cell office:value-type="float" office:value="22.098"/>
          </table:previous>
        </table:cell-content-change>
        <table:cell-content-change table:id="ct881">
          <table:cell-address table:column="22" table:row="46" table:table="0"/>
          <office:change-info>
            <dc:creator> </dc:creator>
            <dc:date>2022-03-18T11:31:01.535127983</dc:date>
          </office:change-info>
          <table:previous table:id="ct476">
            <table:change-track-table-cell office:value-type="float" office:value="22.082"/>
          </table:previous>
        </table:cell-content-change>
        <table:cell-content-change table:id="ct882">
          <table:cell-address table:column="23" table:row="46" table:table="0"/>
          <office:change-info>
            <dc:creator> </dc:creator>
            <dc:date>2022-03-18T11:31:15.732547732</dc:date>
          </office:change-info>
          <table:previous table:id="ct477">
            <table:change-track-table-cell office:value-type="float" office:value="22.193"/>
          </table:previous>
        </table:cell-content-change>
        <table:cell-content-change table:id="ct883">
          <table:cell-address table:column="19" table:row="67" table:table="0"/>
          <office:change-info>
            <dc:creator> </dc:creator>
            <dc:date>2022-03-18T11:32:42.712422680</dc:date>
          </office:change-info>
          <table:previous table:id="ct478">
            <table:change-track-table-cell office:value-type="float" office:value="13.35"/>
          </table:previous>
        </table:cell-content-change>
        <table:cell-content-change table:id="ct884">
          <table:cell-address table:column="20" table:row="67" table:table="0"/>
          <office:change-info>
            <dc:creator> </dc:creator>
            <dc:date>2022-03-18T11:32:53.170561362</dc:date>
          </office:change-info>
          <table:previous table:id="ct479">
            <table:change-track-table-cell office:value-type="float" office:value="13.835"/>
          </table:previous>
        </table:cell-content-change>
        <table:cell-content-change table:id="ct885">
          <table:cell-address table:column="21" table:row="67" table:table="0"/>
          <office:change-info>
            <dc:creator> </dc:creator>
            <dc:date>2022-03-18T11:33:13.938814381</dc:date>
          </office:change-info>
          <table:previous table:id="ct480">
            <table:change-track-table-cell office:value-type="float" office:value="13.813"/>
          </table:previous>
        </table:cell-content-change>
        <table:cell-content-change table:id="ct886">
          <table:cell-address table:column="22" table:row="67" table:table="0"/>
          <office:change-info>
            <dc:creator> </dc:creator>
            <dc:date>2022-03-18T11:33:22.478100110</dc:date>
          </office:change-info>
          <table:previous table:id="ct481">
            <table:change-track-table-cell office:value-type="float" office:value="13.875"/>
          </table:previous>
        </table:cell-content-change>
        <table:cell-content-change table:id="ct887">
          <table:cell-address table:column="23" table:row="67" table:table="0"/>
          <office:change-info>
            <dc:creator> </dc:creator>
            <dc:date>2022-03-18T11:34:41.256944381</dc:date>
          </office:change-info>
          <table:previous table:id="ct482">
            <table:change-track-table-cell office:value-type="float" office:value="13.861"/>
          </table:previous>
        </table:cell-content-change>
        <table:cell-content-change table:id="ct888">
          <table:cell-address table:column="19" table:row="66" table:table="0"/>
          <office:change-info>
            <dc:creator> </dc:creator>
            <dc:date>2022-03-18T11:34:45.587221935</dc:date>
          </office:change-info>
          <table:previous table:id="ct458">
            <table:change-track-table-cell office:value-type="float" office:value="12.71"/>
          </table:previous>
        </table:cell-content-change>
        <table:cell-content-change table:id="ct889">
          <table:cell-address table:column="20" table:row="66" table:table="0"/>
          <office:change-info>
            <dc:creator> </dc:creator>
            <dc:date>2022-03-18T11:34:48.553949912</dc:date>
          </office:change-info>
          <table:previous table:id="ct459">
            <table:change-track-table-cell office:value-type="float" office:value="12.637"/>
          </table:previous>
        </table:cell-content-change>
        <table:cell-content-change table:id="ct890">
          <table:cell-address table:column="21" table:row="66" table:table="0"/>
          <office:change-info>
            <dc:creator> </dc:creator>
            <dc:date>2022-03-18T11:34:51.781814393</dc:date>
          </office:change-info>
          <table:previous table:id="ct460">
            <table:change-track-table-cell office:value-type="float" office:value="12.662"/>
          </table:previous>
        </table:cell-content-change>
        <table:cell-content-change table:id="ct891">
          <table:cell-address table:column="22" table:row="66" table:table="0"/>
          <office:change-info>
            <dc:creator> </dc:creator>
            <dc:date>2022-03-18T11:34:58.871403381</dc:date>
          </office:change-info>
          <table:previous table:id="ct461">
            <table:change-track-table-cell office:value-type="float" office:value="12.641"/>
          </table:previous>
        </table:cell-content-change>
        <table:cell-content-change table:id="ct892">
          <table:cell-address table:column="23" table:row="66" table:table="0"/>
          <office:change-info>
            <dc:creator> </dc:creator>
            <dc:date>2022-03-18T11:35:01.678755477</dc:date>
          </office:change-info>
          <table:previous table:id="ct462">
            <table:change-track-table-cell office:value-type="float" office:value="12.651"/>
          </table:previous>
        </table:cell-content-change>
        <table:cell-content-change table:id="ct893">
          <table:cell-address table:column="19" table:row="65" table:table="0"/>
          <office:change-info>
            <dc:creator> </dc:creator>
            <dc:date>2022-03-18T11:35:58.228874355</dc:date>
          </office:change-info>
          <table:previous table:id="ct438">
            <table:change-track-table-cell office:value-type="float" office:value="11.139"/>
          </table:previous>
        </table:cell-content-change>
        <table:cell-content-change table:id="ct894">
          <table:cell-address table:column="20" table:row="65" table:table="0"/>
          <office:change-info>
            <dc:creator> </dc:creator>
            <dc:date>2022-03-18T11:36:05.055671498</dc:date>
          </office:change-info>
          <table:previous table:id="ct439">
            <table:change-track-table-cell office:value-type="float" office:value="11.105"/>
          </table:previous>
        </table:cell-content-change>
        <table:cell-content-change table:id="ct895">
          <table:cell-address table:column="21" table:row="65" table:table="0"/>
          <office:change-info>
            <dc:creator> </dc:creator>
            <dc:date>2022-03-18T11:36:14.390083152</dc:date>
          </office:change-info>
          <table:previous table:id="ct440">
            <table:change-track-table-cell office:value-type="float" office:value="11.142"/>
          </table:previous>
        </table:cell-content-change>
        <table:cell-content-change table:id="ct896">
          <table:cell-address table:column="22" table:row="65" table:table="0"/>
          <office:change-info>
            <dc:creator> </dc:creator>
            <dc:date>2022-03-18T11:36:19.645809731</dc:date>
          </office:change-info>
          <table:previous table:id="ct441">
            <table:change-track-table-cell office:value-type="float" office:value="11.126"/>
          </table:previous>
        </table:cell-content-change>
        <table:cell-content-change table:id="ct897">
          <table:cell-address table:column="23" table:row="65" table:table="0"/>
          <office:change-info>
            <dc:creator> </dc:creator>
            <dc:date>2022-03-18T11:36:22.672336867</dc:date>
          </office:change-info>
          <table:previous table:id="ct442">
            <table:change-track-table-cell office:value-type="float" office:value="11.124"/>
          </table:previous>
        </table:cell-content-change>
        <table:cell-content-change table:id="ct898">
          <table:cell-address table:column="19" table:row="64" table:table="0"/>
          <office:change-info>
            <dc:creator> </dc:creator>
            <dc:date>2022-03-18T11:37:13.192393549</dc:date>
          </office:change-info>
          <table:previous table:id="ct418">
            <table:change-track-table-cell office:value-type="float" office:value="9.797"/>
          </table:previous>
        </table:cell-content-change>
        <table:cell-content-change table:id="ct899">
          <table:cell-address table:column="20" table:row="64" table:table="0"/>
          <office:change-info>
            <dc:creator> </dc:creator>
            <dc:date>2022-03-18T11:37:20.172526089</dc:date>
          </office:change-info>
          <table:previous table:id="ct419">
            <table:change-track-table-cell office:value-type="float" office:value="9.768"/>
          </table:previous>
        </table:cell-content-change>
        <table:cell-content-change table:id="ct900">
          <table:cell-address table:column="21" table:row="64" table:table="0"/>
          <office:change-info>
            <dc:creator> </dc:creator>
            <dc:date>2022-03-18T11:37:26.660589204</dc:date>
          </office:change-info>
          <table:previous table:id="ct420">
            <table:change-track-table-cell office:value-type="float" office:value="9.765"/>
          </table:previous>
        </table:cell-content-change>
        <table:cell-content-change table:id="ct901">
          <table:cell-address table:column="22" table:row="64" table:table="0"/>
          <office:change-info>
            <dc:creator> </dc:creator>
            <dc:date>2022-03-18T11:37:31.788087990</dc:date>
          </office:change-info>
          <table:previous table:id="ct421">
            <table:change-track-table-cell office:value-type="float" office:value="9.745"/>
          </table:previous>
        </table:cell-content-change>
        <table:cell-content-change table:id="ct902">
          <table:cell-address table:column="23" table:row="64" table:table="0"/>
          <office:change-info>
            <dc:creator> </dc:creator>
            <dc:date>2022-03-18T11:38:35.196706332</dc:date>
          </office:change-info>
          <table:previous table:id="ct422">
            <table:change-track-table-cell office:value-type="float" office:value="9.78"/>
          </table:previous>
        </table:cell-content-change>
        <table:cell-content-change table:id="ct903">
          <table:cell-address table:column="19" table:row="63" table:table="0"/>
          <office:change-info>
            <dc:creator> </dc:creator>
            <dc:date>2022-03-18T11:38:40.731219587</dc:date>
          </office:change-info>
          <table:previous table:id="ct398">
            <table:change-track-table-cell office:value-type="float" office:value="8.44"/>
          </table:previous>
        </table:cell-content-change>
        <table:cell-content-change table:id="ct904">
          <table:cell-address table:column="20" table:row="63" table:table="0"/>
          <office:change-info>
            <dc:creator> </dc:creator>
            <dc:date>2022-03-18T11:38:42.910479945</dc:date>
          </office:change-info>
          <table:previous table:id="ct399">
            <table:change-track-table-cell office:value-type="float" office:value="8.43"/>
          </table:previous>
        </table:cell-content-change>
        <table:cell-content-change table:id="ct905">
          <table:cell-address table:column="21" table:row="63" table:table="0"/>
          <office:change-info>
            <dc:creator> </dc:creator>
            <dc:date>2022-03-18T11:38:46.170102682</dc:date>
          </office:change-info>
          <table:previous table:id="ct400">
            <table:change-track-table-cell office:value-type="float" office:value="8.446"/>
          </table:previous>
        </table:cell-content-change>
        <table:cell-content-change table:id="ct906">
          <table:cell-address table:column="22" table:row="63" table:table="0"/>
          <office:change-info>
            <dc:creator> </dc:creator>
            <dc:date>2022-03-18T11:38:52.575101976</dc:date>
          </office:change-info>
          <table:previous table:id="ct401">
            <table:change-track-table-cell office:value-type="float" office:value="8.446"/>
          </table:previous>
        </table:cell-content-change>
        <table:cell-content-change table:id="ct907">
          <table:cell-address table:column="23" table:row="63" table:table="0"/>
          <office:change-info>
            <dc:creator> </dc:creator>
            <dc:date>2022-03-18T11:39:45.683918277</dc:date>
          </office:change-info>
          <table:previous table:id="ct402">
            <table:change-track-table-cell office:value-type="float" office:value="8.439"/>
          </table:previous>
        </table:cell-content-change>
        <table:cell-content-change table:id="ct908">
          <table:cell-address table:column="19" table:row="62" table:table="0"/>
          <office:change-info>
            <dc:creator> </dc:creator>
            <dc:date>2022-03-18T11:39:49.578209386</dc:date>
          </office:change-info>
          <table:previous table:id="ct378">
            <table:change-track-table-cell office:value-type="float" office:value="7.081"/>
          </table:previous>
        </table:cell-content-change>
        <table:cell-content-change table:id="ct909">
          <table:cell-address table:column="20" table:row="62" table:table="0"/>
          <office:change-info>
            <dc:creator> </dc:creator>
            <dc:date>2022-03-18T11:39:52.680307439</dc:date>
          </office:change-info>
          <table:previous table:id="ct379">
            <table:change-track-table-cell office:value-type="float" office:value="7.08"/>
          </table:previous>
        </table:cell-content-change>
        <table:cell-content-change table:id="ct910">
          <table:cell-address table:column="21" table:row="62" table:table="0"/>
          <office:change-info>
            <dc:creator> </dc:creator>
            <dc:date>2022-03-18T11:40:02.263838516</dc:date>
          </office:change-info>
          <table:previous table:id="ct380">
            <table:change-track-table-cell office:value-type="float" office:value="7.071"/>
          </table:previous>
        </table:cell-content-change>
        <table:cell-content-change table:id="ct911">
          <table:cell-address table:column="22" table:row="62" table:table="0"/>
          <office:change-info>
            <dc:creator> </dc:creator>
            <dc:date>2022-03-18T11:40:10.085238999</dc:date>
          </office:change-info>
          <table:previous table:id="ct381">
            <table:change-track-table-cell office:value-type="float" office:value="7.07"/>
          </table:previous>
        </table:cell-content-change>
        <table:cell-content-change table:id="ct912">
          <table:cell-address table:column="23" table:row="62" table:table="0"/>
          <office:change-info>
            <dc:creator> </dc:creator>
            <dc:date>2022-03-18T11:40:16.289297478</dc:date>
          </office:change-info>
          <table:previous table:id="ct382">
            <table:change-track-table-cell office:value-type="float" office:value="7.068"/>
          </table:previous>
        </table:cell-content-change>
        <table:cell-content-change table:id="ct913">
          <table:cell-address table:column="19" table:row="61" table:table="0"/>
          <office:change-info>
            <dc:creator> </dc:creator>
            <dc:date>2022-03-18T11:41:03.407901619</dc:date>
          </office:change-info>
          <table:previous table:id="ct358">
            <table:change-track-table-cell office:value-type="float" office:value="5.717"/>
          </table:previous>
        </table:cell-content-change>
        <table:cell-content-change table:id="ct914">
          <table:cell-address table:column="20" table:row="61" table:table="0"/>
          <office:change-info>
            <dc:creator> </dc:creator>
            <dc:date>2022-03-18T11:41:10.936893712</dc:date>
          </office:change-info>
          <table:previous table:id="ct359">
            <table:change-track-table-cell office:value-type="float" office:value="5.703"/>
          </table:previous>
        </table:cell-content-change>
        <table:cell-content-change table:id="ct915">
          <table:cell-address table:column="21" table:row="61" table:table="0"/>
          <office:change-info>
            <dc:creator> </dc:creator>
            <dc:date>2022-03-18T11:41:13.837713320</dc:date>
          </office:change-info>
          <table:previous table:id="ct360">
            <table:change-track-table-cell office:value-type="float" office:value="5.713"/>
          </table:previous>
        </table:cell-content-change>
        <table:cell-content-change table:id="ct916">
          <table:cell-address table:column="22" table:row="61" table:table="0"/>
          <office:change-info>
            <dc:creator> </dc:creator>
            <dc:date>2022-03-18T11:41:20.648139843</dc:date>
          </office:change-info>
          <table:previous table:id="ct361">
            <table:change-track-table-cell office:value-type="float" office:value="5.746"/>
          </table:previous>
        </table:cell-content-change>
        <table:cell-content-change table:id="ct917">
          <table:cell-address table:column="23" table:row="61" table:table="0"/>
          <office:change-info>
            <dc:creator> </dc:creator>
            <dc:date>2022-03-18T11:41:24.574916427</dc:date>
          </office:change-info>
          <table:previous table:id="ct362">
            <table:change-track-table-cell office:value-type="float" office:value="5.746"/>
          </table:previous>
        </table:cell-content-change>
        <table:cell-content-change table:id="ct918">
          <table:cell-address table:column="19" table:row="60" table:table="0"/>
          <office:change-info>
            <dc:creator> </dc:creator>
            <dc:date>2022-03-18T11:42:25.252134474</dc:date>
          </office:change-info>
          <table:previous table:id="ct338">
            <table:change-track-table-cell office:value-type="float" office:value="4.371"/>
          </table:previous>
        </table:cell-content-change>
        <table:cell-content-change table:id="ct919">
          <table:cell-address table:column="20" table:row="60" table:table="0"/>
          <office:change-info>
            <dc:creator> </dc:creator>
            <dc:date>2022-03-18T11:42:27.254598074</dc:date>
          </office:change-info>
          <table:previous table:id="ct339">
            <table:change-track-table-cell office:value-type="float" office:value="4.366"/>
          </table:previous>
        </table:cell-content-change>
        <table:cell-content-change table:id="ct920">
          <table:cell-address table:column="21" table:row="60" table:table="0"/>
          <office:change-info>
            <dc:creator> </dc:creator>
            <dc:date>2022-03-18T11:42:28.912134549</dc:date>
          </office:change-info>
          <table:previous table:id="ct340">
            <table:change-track-table-cell office:value-type="float" office:value="5.051"/>
          </table:previous>
        </table:cell-content-change>
        <table:cell-content-change table:id="ct921">
          <table:cell-address table:column="22" table:row="60" table:table="0"/>
          <office:change-info>
            <dc:creator> </dc:creator>
            <dc:date>2022-03-18T11:42:30.768579333</dc:date>
          </office:change-info>
          <table:previous table:id="ct341">
            <table:change-track-table-cell office:value-type="float" office:value="4.367"/>
          </table:previous>
        </table:cell-content-change>
        <table:cell-content-change table:id="ct922">
          <table:cell-address table:column="23" table:row="60" table:table="0"/>
          <office:change-info>
            <dc:creator> </dc:creator>
            <dc:date>2022-03-18T11:42:34.086388601</dc:date>
          </office:change-info>
          <table:previous table:id="ct342">
            <table:change-track-table-cell office:value-type="float" office:value="4.372"/>
          </table:previous>
        </table:cell-content-change>
        <table:cell-content-change table:id="ct923">
          <table:cell-address table:column="19" table:row="59" table:table="0"/>
          <office:change-info>
            <dc:creator> </dc:creator>
            <dc:date>2022-03-18T11:43:32.645360706</dc:date>
          </office:change-info>
          <table:previous table:id="ct313">
            <table:change-track-table-cell office:value-type="float" office:value="3.045"/>
          </table:previous>
        </table:cell-content-change>
        <table:cell-content-change table:id="ct924">
          <table:cell-address table:column="20" table:row="59" table:table="0"/>
          <office:change-info>
            <dc:creator> </dc:creator>
            <dc:date>2022-03-18T11:43:35.040013743</dc:date>
          </office:change-info>
          <table:previous table:id="ct314">
            <table:change-track-table-cell office:value-type="float" office:value="3.027"/>
          </table:previous>
        </table:cell-content-change>
        <table:cell-content-change table:id="ct925">
          <table:cell-address table:column="21" table:row="59" table:table="0"/>
          <office:change-info>
            <dc:creator> </dc:creator>
            <dc:date>2022-03-18T11:43:36.973921113</dc:date>
          </office:change-info>
          <table:previous table:id="ct315">
            <table:change-track-table-cell office:value-type="float" office:value="3.012"/>
          </table:previous>
        </table:cell-content-change>
        <table:cell-content-change table:id="ct926">
          <table:cell-address table:column="22" table:row="59" table:table="0"/>
          <office:change-info>
            <dc:creator> </dc:creator>
            <dc:date>2022-03-18T11:43:40.267868333</dc:date>
          </office:change-info>
          <table:previous table:id="ct316">
            <table:change-track-table-cell office:value-type="float" office:value="3.004"/>
          </table:previous>
        </table:cell-content-change>
        <table:cell-content-change table:id="ct927">
          <table:cell-address table:column="23" table:row="59" table:table="0"/>
          <office:change-info>
            <dc:creator> </dc:creator>
            <dc:date>2022-03-18T11:43:43.729217474</dc:date>
          </office:change-info>
          <table:previous table:id="ct317">
            <table:change-track-table-cell office:value-type="float" office:value="3.02"/>
          </table:previous>
        </table:cell-content-change>
        <table:cell-content-change table:id="ct928">
          <table:cell-address table:column="19" table:row="58" table:table="0"/>
          <office:change-info>
            <dc:creator> </dc:creator>
            <dc:date>2022-03-18T11:44:26.005376139</dc:date>
          </office:change-info>
          <table:previous table:id="ct293">
            <table:change-track-table-cell office:value-type="float" office:value="1.597"/>
          </table:previous>
        </table:cell-content-change>
        <table:cell-content-change table:id="ct929">
          <table:cell-address table:column="20" table:row="58" table:table="0"/>
          <office:change-info>
            <dc:creator> </dc:creator>
            <dc:date>2022-03-18T11:44:28.121371816</dc:date>
          </office:change-info>
          <table:previous table:id="ct294">
            <table:change-track-table-cell office:value-type="float" office:value="1.597"/>
          </table:previous>
        </table:cell-content-change>
        <table:cell-content-change table:id="ct930">
          <table:cell-address table:column="21" table:row="58" table:table="0"/>
          <office:change-info>
            <dc:creator> </dc:creator>
            <dc:date>2022-03-18T11:44:30.390464437</dc:date>
          </office:change-info>
          <table:previous table:id="ct295">
            <table:change-track-table-cell office:value-type="float" office:value="1.602"/>
          </table:previous>
        </table:cell-content-change>
        <table:cell-content-change table:id="ct931">
          <table:cell-address table:column="22" table:row="58" table:table="0"/>
          <office:change-info>
            <dc:creator> </dc:creator>
            <dc:date>2022-03-18T11:44:32.537130043</dc:date>
          </office:change-info>
          <table:previous table:id="ct296">
            <table:change-track-table-cell office:value-type="float" office:value="1.588"/>
          </table:previous>
        </table:cell-content-change>
        <table:cell-content-change table:id="ct932">
          <table:cell-address table:column="23" table:row="58" table:table="0"/>
          <office:change-info>
            <dc:creator> </dc:creator>
            <dc:date>2022-03-18T11:44:35.676014356</dc:date>
          </office:change-info>
          <table:previous table:id="ct297">
            <table:change-track-table-cell office:value-type="float" office:value="1.6"/>
          </table:previous>
        </table:cell-content-change>
        <table:cell-content-change table:id="ct933">
          <table:cell-address table:column="19" table:row="78" table:table="0"/>
          <office:change-info>
            <dc:creator> </dc:creator>
            <dc:date>2022-03-18T11:45:25.223791796</dc:date>
          </office:change-info>
          <table:previous table:id="ct298">
            <table:change-track-table-cell office:value-type="float" office:value="1.937"/>
          </table:previous>
        </table:cell-content-change>
        <table:cell-content-change table:id="ct934">
          <table:cell-address table:column="20" table:row="78" table:table="0"/>
          <office:change-info>
            <dc:creator> </dc:creator>
            <dc:date>2022-03-18T11:45:28.767375665</dc:date>
          </office:change-info>
          <table:previous table:id="ct299">
            <table:change-track-table-cell office:value-type="float" office:value="1.926"/>
          </table:previous>
        </table:cell-content-change>
        <table:cell-content-change table:id="ct935">
          <table:cell-address table:column="21" table:row="78" table:table="0"/>
          <office:change-info>
            <dc:creator> </dc:creator>
            <dc:date>2022-03-18T11:45:30.961022708</dc:date>
          </office:change-info>
          <table:previous table:id="ct300">
            <table:change-track-table-cell office:value-type="float" office:value="1.926"/>
          </table:previous>
        </table:cell-content-change>
        <table:cell-content-change table:id="ct936">
          <table:cell-address table:column="22" table:row="78" table:table="0"/>
          <office:change-info>
            <dc:creator> </dc:creator>
            <dc:date>2022-03-18T11:45:35.254059853</dc:date>
          </office:change-info>
          <table:previous table:id="ct301">
            <table:change-track-table-cell office:value-type="float" office:value="1.936"/>
          </table:previous>
        </table:cell-content-change>
        <table:cell-content-change table:id="ct937">
          <table:cell-address table:column="23" table:row="78" table:table="0"/>
          <office:change-info>
            <dc:creator> </dc:creator>
            <dc:date>2022-03-18T11:45:38.690282063</dc:date>
          </office:change-info>
          <table:previous table:id="ct302">
            <table:change-track-table-cell office:value-type="float" office:value="1.919"/>
          </table:previous>
        </table:cell-content-change>
        <table:cell-content-change table:id="ct938">
          <table:cell-address table:column="19" table:row="79" table:table="0"/>
          <office:change-info>
            <dc:creator> </dc:creator>
            <dc:date>2022-03-18T11:47:03.689345182</dc:date>
          </office:change-info>
          <table:previous table:id="ct318">
            <table:change-track-table-cell office:value-type="float" office:value="3.6"/>
          </table:previous>
        </table:cell-content-change>
        <table:cell-content-change table:id="ct939">
          <table:cell-address table:column="20" table:row="79" table:table="0"/>
          <office:change-info>
            <dc:creator> </dc:creator>
            <dc:date>2022-03-18T11:47:08.914296711</dc:date>
          </office:change-info>
          <table:previous table:id="ct319">
            <table:change-track-table-cell office:value-type="float" office:value="3.604"/>
          </table:previous>
        </table:cell-content-change>
        <table:cell-content-change table:id="ct940">
          <table:cell-address table:column="21" table:row="79" table:table="0"/>
          <office:change-info>
            <dc:creator> </dc:creator>
            <dc:date>2022-03-18T11:47:11.518302919</dc:date>
          </office:change-info>
          <table:previous table:id="ct320">
            <table:change-track-table-cell office:value-type="float" office:value="3.585"/>
          </table:previous>
        </table:cell-content-change>
        <table:cell-content-change table:id="ct941">
          <table:cell-address table:column="22" table:row="79" table:table="0"/>
          <office:change-info>
            <dc:creator> </dc:creator>
            <dc:date>2022-03-18T11:47:14.133112509</dc:date>
          </office:change-info>
          <table:previous table:id="ct321">
            <table:change-track-table-cell office:value-type="float" office:value="3.561"/>
          </table:previous>
        </table:cell-content-change>
        <table:cell-content-change table:id="ct942">
          <table:cell-address table:column="23" table:row="79" table:table="0"/>
          <office:change-info>
            <dc:creator> </dc:creator>
            <dc:date>2022-03-18T11:47:17.106937585</dc:date>
          </office:change-info>
          <table:previous table:id="ct322">
            <table:change-track-table-cell office:value-type="float" office:value="3.58"/>
          </table:previous>
        </table:cell-content-change>
        <table:cell-content-change table:id="ct943">
          <table:cell-address table:column="19" table:row="80" table:table="0"/>
          <office:change-info>
            <dc:creator> </dc:creator>
            <dc:date>2022-03-18T11:48:03.233359801</dc:date>
          </office:change-info>
          <table:previous table:id="ct343">
            <table:change-track-table-cell office:value-type="float" office:value="5.199"/>
          </table:previous>
        </table:cell-content-change>
        <table:cell-content-change table:id="ct944">
          <table:cell-address table:column="20" table:row="80" table:table="0"/>
          <office:change-info>
            <dc:creator> </dc:creator>
            <dc:date>2022-03-18T11:48:08.187605748</dc:date>
          </office:change-info>
          <table:previous table:id="ct344">
            <table:change-track-table-cell office:value-type="float" office:value="5.257"/>
          </table:previous>
        </table:cell-content-change>
        <table:cell-content-change table:id="ct945">
          <table:cell-address table:column="21" table:row="80" table:table="0"/>
          <office:change-info>
            <dc:creator> </dc:creator>
            <dc:date>2022-03-18T11:48:11.533376090</dc:date>
          </office:change-info>
          <table:previous table:id="ct345">
            <table:change-track-table-cell office:value-type="float" office:value="5.212"/>
          </table:previous>
        </table:cell-content-change>
        <table:cell-content-change table:id="ct946">
          <table:cell-address table:column="22" table:row="80" table:table="0"/>
          <office:change-info>
            <dc:creator> </dc:creator>
            <dc:date>2022-03-18T11:48:17.008396091</dc:date>
          </office:change-info>
          <table:previous table:id="ct346">
            <table:change-track-table-cell office:value-type="float" office:value="5.187"/>
          </table:previous>
        </table:cell-content-change>
        <table:cell-content-change table:id="ct947">
          <table:cell-address table:column="23" table:row="80" table:table="0"/>
          <office:change-info>
            <dc:creator> </dc:creator>
            <dc:date>2022-03-18T11:48:20.766432762</dc:date>
          </office:change-info>
          <table:previous table:id="ct347">
            <table:change-track-table-cell office:value-type="float" office:value="5.211"/>
          </table:previous>
        </table:cell-content-change>
        <table:cell-content-change table:id="ct948">
          <table:cell-address table:column="19" table:row="81" table:table="0"/>
          <office:change-info>
            <dc:creator> </dc:creator>
            <dc:date>2022-03-18T11:49:13.379383124</dc:date>
          </office:change-info>
          <table:previous table:id="ct363">
            <table:change-track-table-cell office:value-type="float" office:value="6.829"/>
          </table:previous>
        </table:cell-content-change>
        <table:cell-content-change table:id="ct949">
          <table:cell-address table:column="20" table:row="81" table:table="0"/>
          <office:change-info>
            <dc:creator> </dc:creator>
            <dc:date>2022-03-18T11:49:16.467625930</dc:date>
          </office:change-info>
          <table:previous table:id="ct364">
            <table:change-track-table-cell office:value-type="float" office:value="6.844"/>
          </table:previous>
        </table:cell-content-change>
        <table:cell-content-change table:id="ct950">
          <table:cell-address table:column="21" table:row="81" table:table="0"/>
          <office:change-info>
            <dc:creator> </dc:creator>
            <dc:date>2022-03-18T11:49:18.815335076</dc:date>
          </office:change-info>
          <table:previous table:id="ct365">
            <table:change-track-table-cell office:value-type="float" office:value="6.857"/>
          </table:previous>
        </table:cell-content-change>
        <table:cell-content-change table:id="ct951">
          <table:cell-address table:column="22" table:row="81" table:table="0"/>
          <office:change-info>
            <dc:creator> </dc:creator>
            <dc:date>2022-03-18T11:49:24.265024458</dc:date>
          </office:change-info>
          <table:previous table:id="ct366">
            <table:change-track-table-cell office:value-type="float" office:value="6.793"/>
          </table:previous>
        </table:cell-content-change>
        <table:cell-content-change table:id="ct952">
          <table:cell-address table:column="23" table:row="81" table:table="0"/>
          <office:change-info>
            <dc:creator> </dc:creator>
            <dc:date>2022-03-18T11:49:27.594426228</dc:date>
          </office:change-info>
          <table:previous table:id="ct367">
            <table:change-track-table-cell office:value-type="float" office:value="6.86"/>
          </table:previous>
        </table:cell-content-change>
        <table:cell-content-change table:id="ct953">
          <table:cell-address table:column="19" table:row="82" table:table="0"/>
          <office:change-info>
            <dc:creator> </dc:creator>
            <dc:date>2022-03-18T11:50:26.751413867</dc:date>
          </office:change-info>
          <table:previous table:id="ct383">
            <table:change-track-table-cell office:value-type="float" office:value="8.537"/>
          </table:previous>
        </table:cell-content-change>
        <table:cell-content-change table:id="ct954">
          <table:cell-address table:column="20" table:row="82" table:table="0"/>
          <office:change-info>
            <dc:creator> </dc:creator>
            <dc:date>2022-03-18T11:50:30.082708046</dc:date>
          </office:change-info>
          <table:previous table:id="ct384">
            <table:change-track-table-cell office:value-type="float" office:value="8.498"/>
          </table:previous>
        </table:cell-content-change>
        <table:cell-content-change table:id="ct955">
          <table:cell-address table:column="21" table:row="82" table:table="0"/>
          <office:change-info>
            <dc:creator> </dc:creator>
            <dc:date>2022-03-18T11:50:35.731642391</dc:date>
          </office:change-info>
          <table:previous table:id="ct385">
            <table:change-track-table-cell office:value-type="float" office:value="8.506"/>
          </table:previous>
        </table:cell-content-change>
        <table:cell-content-change table:id="ct956">
          <table:cell-address table:column="22" table:row="82" table:table="0"/>
          <office:change-info>
            <dc:creator> </dc:creator>
            <dc:date>2022-03-18T11:50:41.213394095</dc:date>
          </office:change-info>
          <table:previous table:id="ct386">
            <table:change-track-table-cell office:value-type="float" office:value="8.467"/>
          </table:previous>
        </table:cell-content-change>
        <table:cell-content-change table:id="ct957">
          <table:cell-address table:column="23" table:row="82" table:table="0"/>
          <office:change-info>
            <dc:creator> </dc:creator>
            <dc:date>2022-03-18T11:50:44.424704321</dc:date>
          </office:change-info>
          <table:previous table:id="ct387">
            <table:change-track-table-cell office:value-type="float" office:value="8.488"/>
          </table:previous>
        </table:cell-content-change>
        <table:cell-content-change table:id="ct958">
          <table:cell-address table:column="19" table:row="83" table:table="0"/>
          <office:change-info>
            <dc:creator> </dc:creator>
            <dc:date>2022-03-18T11:51:37.090487642</dc:date>
          </office:change-info>
          <table:previous table:id="ct403">
            <table:change-track-table-cell office:value-type="float" office:value="10.143"/>
          </table:previous>
        </table:cell-content-change>
        <table:cell-content-change table:id="ct959">
          <table:cell-address table:column="20" table:row="83" table:table="0"/>
          <office:change-info>
            <dc:creator> </dc:creator>
            <dc:date>2022-03-18T11:51:42.991336325</dc:date>
          </office:change-info>
          <table:previous table:id="ct404">
            <table:change-track-table-cell office:value-type="float" office:value="10.153"/>
          </table:previous>
        </table:cell-content-change>
        <table:cell-content-change table:id="ct960">
          <table:cell-address table:column="21" table:row="83" table:table="0"/>
          <office:change-info>
            <dc:creator> </dc:creator>
            <dc:date>2022-03-18T11:51:52.083089157</dc:date>
          </office:change-info>
          <table:previous table:id="ct405">
            <table:change-track-table-cell office:value-type="float" office:value="10.071"/>
          </table:previous>
        </table:cell-content-change>
        <table:cell-content-change table:id="ct961">
          <table:cell-address table:column="22" table:row="83" table:table="0"/>
          <office:change-info>
            <dc:creator> </dc:creator>
            <dc:date>2022-03-18T11:52:00.603250467</dc:date>
          </office:change-info>
          <table:previous table:id="ct406">
            <table:change-track-table-cell office:value-type="float" office:value="10.078"/>
          </table:previous>
        </table:cell-content-change>
        <table:cell-content-change table:id="ct962">
          <table:cell-address table:column="23" table:row="83" table:table="0"/>
          <office:change-info>
            <dc:creator> </dc:creator>
            <dc:date>2022-03-18T11:52:04.506116523</dc:date>
          </office:change-info>
          <table:previous table:id="ct407">
            <table:change-track-table-cell office:value-type="float" office:value="10.076"/>
          </table:previous>
        </table:cell-content-change>
        <table:cell-content-change table:id="ct963">
          <table:cell-address table:column="19" table:row="84" table:table="0"/>
          <office:change-info>
            <dc:creator> </dc:creator>
            <dc:date>2022-03-18T11:52:59.874841917</dc:date>
          </office:change-info>
          <table:previous table:id="ct423">
            <table:change-track-table-cell office:value-type="float" office:value="11.736"/>
          </table:previous>
        </table:cell-content-change>
        <table:cell-content-change table:id="ct964">
          <table:cell-address table:column="20" table:row="84" table:table="0"/>
          <office:change-info>
            <dc:creator> </dc:creator>
            <dc:date>2022-03-18T11:53:02.541629208</dc:date>
          </office:change-info>
          <table:previous table:id="ct424">
            <table:change-track-table-cell office:value-type="float" office:value="11.745"/>
          </table:previous>
        </table:cell-content-change>
        <table:cell-content-change table:id="ct965">
          <table:cell-address table:column="21" table:row="84" table:table="0"/>
          <office:change-info>
            <dc:creator> </dc:creator>
            <dc:date>2022-03-18T11:53:12.878978736</dc:date>
          </office:change-info>
          <table:previous table:id="ct425">
            <table:change-track-table-cell office:value-type="float" office:value="11.692"/>
          </table:previous>
        </table:cell-content-change>
        <table:cell-content-change table:id="ct966">
          <table:cell-address table:column="22" table:row="84" table:table="0"/>
          <office:change-info>
            <dc:creator> </dc:creator>
            <dc:date>2022-03-18T11:53:22.833784169</dc:date>
          </office:change-info>
          <table:previous table:id="ct426">
            <table:change-track-table-cell office:value-type="float" office:value="11.649"/>
          </table:previous>
        </table:cell-content-change>
        <table:cell-content-change table:id="ct967">
          <table:cell-address table:column="23" table:row="84" table:table="0"/>
          <office:change-info>
            <dc:creator> </dc:creator>
            <dc:date>2022-03-18T11:53:27.315516907</dc:date>
          </office:change-info>
          <table:previous table:id="ct427">
            <table:change-track-table-cell office:value-type="float" office:value="11.676"/>
          </table:previous>
        </table:cell-content-change>
        <table:cell-content-change table:id="ct968">
          <table:cell-address table:column="19" table:row="85" table:table="0"/>
          <office:change-info>
            <dc:creator> </dc:creator>
            <dc:date>2022-03-18T11:54:59.194190588</dc:date>
          </office:change-info>
          <table:previous table:id="ct443">
            <table:change-track-table-cell office:value-type="float" office:value="13.416"/>
          </table:previous>
        </table:cell-content-change>
        <table:cell-content-change table:id="ct969">
          <table:cell-address table:column="20" table:row="85" table:table="0"/>
          <office:change-info>
            <dc:creator> </dc:creator>
            <dc:date>2022-03-18T11:55:02.083355951</dc:date>
          </office:change-info>
          <table:previous table:id="ct444">
            <table:change-track-table-cell office:value-type="float" office:value="13.442"/>
          </table:previous>
        </table:cell-content-change>
        <table:cell-content-change table:id="ct970">
          <table:cell-address table:column="21" table:row="85" table:table="0"/>
          <office:change-info>
            <dc:creator> </dc:creator>
            <dc:date>2022-03-18T11:55:04.663155426</dc:date>
          </office:change-info>
          <table:previous table:id="ct445">
            <table:change-track-table-cell office:value-type="float" office:value="13.384"/>
          </table:previous>
        </table:cell-content-change>
        <table:cell-content-change table:id="ct971">
          <table:cell-address table:column="22" table:row="85" table:table="0"/>
          <office:change-info>
            <dc:creator> </dc:creator>
            <dc:date>2022-03-18T11:55:12.863948441</dc:date>
          </office:change-info>
          <table:previous table:id="ct446">
            <table:change-track-table-cell office:value-type="float" office:value="13.34"/>
          </table:previous>
        </table:cell-content-change>
        <table:cell-content-change table:id="ct972">
          <table:cell-address table:column="23" table:row="85" table:table="0"/>
          <office:change-info>
            <dc:creator> </dc:creator>
            <dc:date>2022-03-18T11:55:18.019417096</dc:date>
          </office:change-info>
          <table:previous table:id="ct447">
            <table:change-track-table-cell office:value-type="float" office:value="13.557"/>
          </table:previous>
        </table:cell-content-change>
        <table:cell-content-change table:id="ct973">
          <table:cell-address table:column="19" table:row="86" table:table="0"/>
          <office:change-info>
            <dc:creator> </dc:creator>
            <dc:date>2022-03-18T11:56:20.746972329</dc:date>
          </office:change-info>
          <table:previous table:id="ct463">
            <table:change-track-table-cell office:value-type="float" office:value="15.033"/>
          </table:previous>
        </table:cell-content-change>
        <table:cell-content-change table:id="ct974">
          <table:cell-address table:column="20" table:row="86" table:table="0"/>
          <office:change-info>
            <dc:creator> </dc:creator>
            <dc:date>2022-03-18T11:56:23.672219399</dc:date>
          </office:change-info>
          <table:previous table:id="ct464">
            <table:change-track-table-cell office:value-type="float" office:value="15.051"/>
          </table:previous>
        </table:cell-content-change>
        <table:cell-content-change table:id="ct975">
          <table:cell-address table:column="21" table:row="86" table:table="0"/>
          <office:change-info>
            <dc:creator> </dc:creator>
            <dc:date>2022-03-18T11:56:44.170443036</dc:date>
          </office:change-info>
          <table:previous table:id="ct465">
            <table:change-track-table-cell office:value-type="float" office:value="15.122"/>
          </table:previous>
        </table:cell-content-change>
        <table:cell-content-change table:id="ct976">
          <table:cell-address table:column="22" table:row="86" table:table="0"/>
          <office:change-info>
            <dc:creator> </dc:creator>
            <dc:date>2022-03-18T11:56:59.760491936</dc:date>
          </office:change-info>
          <table:previous table:id="ct466">
            <table:change-track-table-cell office:value-type="float" office:value="15.036"/>
          </table:previous>
        </table:cell-content-change>
        <table:cell-content-change table:id="ct977">
          <table:cell-address table:column="23" table:row="86" table:table="0"/>
          <office:change-info>
            <dc:creator> </dc:creator>
            <dc:date>2022-03-18T11:57:06.669275315</dc:date>
          </office:change-info>
          <table:previous table:id="ct467">
            <table:change-track-table-cell office:value-type="float" office:value="15.006"/>
          </table:previous>
        </table:cell-content-change>
        <table:cell-content-change table:id="ct978">
          <table:cell-address table:column="19" table:row="87" table:table="0"/>
          <office:change-info>
            <dc:creator> </dc:creator>
            <dc:date>2022-03-18T11:59:34.224171769</dc:date>
          </office:change-info>
          <table:previous table:id="ct483">
            <table:change-track-table-cell office:value-type="float" office:value="16.668"/>
          </table:previous>
        </table:cell-content-change>
        <table:cell-content-change table:id="ct979">
          <table:cell-address table:column="20" table:row="87" table:table="0"/>
          <office:change-info>
            <dc:creator> </dc:creator>
            <dc:date>2022-03-18T11:59:38.416897893</dc:date>
          </office:change-info>
          <table:previous table:id="ct484">
            <table:change-track-table-cell office:value-type="float" office:value="16.661"/>
          </table:previous>
        </table:cell-content-change>
        <table:cell-content-change table:id="ct980">
          <table:cell-address table:column="21" table:row="87" table:table="0"/>
          <office:change-info>
            <dc:creator> </dc:creator>
            <dc:date>2022-03-18T11:59:49.242419696</dc:date>
          </office:change-info>
          <table:previous table:id="ct485">
            <table:change-track-table-cell office:value-type="float" office:value="16.721"/>
          </table:previous>
        </table:cell-content-change>
        <table:cell-content-change table:id="ct981">
          <table:cell-address table:column="22" table:row="87" table:table="0"/>
          <office:change-info>
            <dc:creator> </dc:creator>
            <dc:date>2022-03-18T12:00:11.289983373</dc:date>
          </office:change-info>
          <table:previous table:id="ct486">
            <table:change-track-table-cell office:value-type="float" office:value="16.532"/>
          </table:previous>
        </table:cell-content-change>
        <table:cell-content-change table:id="ct982">
          <table:cell-address table:column="23" table:row="87" table:table="0"/>
          <office:change-info>
            <dc:creator> </dc:creator>
            <dc:date>2022-03-18T12:00:15.788213512</dc:date>
          </office:change-info>
          <table:previous table:id="ct487">
            <table:change-track-table-cell office:value-type="float" office:value="16.575"/>
          </table:previous>
        </table:cell-content-change>
        <table:cell-content-change table:id="ct983">
          <table:cell-address table:column="19" table:row="108" table:table="0"/>
          <office:change-info>
            <dc:creator> </dc:creator>
            <dc:date>2022-03-18T12:01:02.730427389</dc:date>
          </office:change-info>
          <table:previous table:id="ct488">
            <table:change-track-table-cell office:value-type="float" office:value="12.303"/>
          </table:previous>
        </table:cell-content-change>
        <table:cell-content-change table:id="ct984">
          <table:cell-address table:column="20" table:row="108" table:table="0"/>
          <office:change-info>
            <dc:creator> </dc:creator>
            <dc:date>2022-03-18T12:01:05.788174031</dc:date>
          </office:change-info>
          <table:previous table:id="ct489">
            <table:change-track-table-cell office:value-type="float" office:value="12.094"/>
          </table:previous>
        </table:cell-content-change>
        <table:cell-content-change table:id="ct985">
          <table:cell-address table:column="21" table:row="108" table:table="0"/>
          <office:change-info>
            <dc:creator> </dc:creator>
            <dc:date>2022-03-18T12:01:15.079683597</dc:date>
          </office:change-info>
          <table:previous table:id="ct490">
            <table:change-track-table-cell office:value-type="float" office:value="10.355"/>
          </table:previous>
        </table:cell-content-change>
        <table:cell-content-change table:id="ct986">
          <table:cell-address table:column="22" table:row="108" table:table="0"/>
          <office:change-info>
            <dc:creator> </dc:creator>
            <dc:date>2022-03-18T12:01:21.166357344</dc:date>
          </office:change-info>
          <table:previous table:id="ct491">
            <table:change-track-table-cell office:value-type="float" office:value="10.297"/>
          </table:previous>
        </table:cell-content-change>
        <table:cell-content-change table:id="ct987">
          <table:cell-address table:column="23" table:row="108" table:table="0"/>
          <office:change-info>
            <dc:creator> </dc:creator>
            <dc:date>2022-03-18T12:01:25.321114628</dc:date>
          </office:change-info>
          <table:previous table:id="ct492">
            <table:change-track-table-cell office:value-type="float" office:value="10.352"/>
          </table:previous>
        </table:cell-content-change>
        <table:cell-content-change table:id="ct988">
          <table:cell-address table:column="19" table:row="107" table:table="0"/>
          <office:change-info>
            <dc:creator> </dc:creator>
            <dc:date>2022-03-18T12:02:42.954560099</dc:date>
          </office:change-info>
          <table:previous table:id="ct468">
            <table:change-track-table-cell office:value-type="float" office:value="9.203"/>
          </table:previous>
        </table:cell-content-change>
        <table:cell-content-change table:id="ct989">
          <table:cell-address table:column="20" table:row="107" table:table="0"/>
          <office:change-info>
            <dc:creator> </dc:creator>
            <dc:date>2022-03-18T12:02:45.027148074</dc:date>
          </office:change-info>
          <table:previous table:id="ct469">
            <table:change-track-table-cell office:value-type="float" office:value="9.402"/>
          </table:previous>
        </table:cell-content-change>
        <table:cell-content-change table:id="ct990">
          <table:cell-address table:column="21" table:row="107" table:table="0"/>
          <office:change-info>
            <dc:creator> </dc:creator>
            <dc:date>2022-03-18T12:02:48.244792204</dc:date>
          </office:change-info>
          <table:previous table:id="ct470">
            <table:change-track-table-cell office:value-type="float" office:value="9.414"/>
          </table:previous>
        </table:cell-content-change>
        <table:cell-content-change table:id="ct991">
          <table:cell-address table:column="22" table:row="107" table:table="0"/>
          <office:change-info>
            <dc:creator> </dc:creator>
            <dc:date>2022-03-18T12:02:50.805488889</dc:date>
          </office:change-info>
          <table:previous table:id="ct471">
            <table:change-track-table-cell office:value-type="float" office:value="9.378"/>
          </table:previous>
        </table:cell-content-change>
        <table:cell-content-change table:id="ct992">
          <table:cell-address table:column="23" table:row="107" table:table="0"/>
          <office:change-info>
            <dc:creator> </dc:creator>
            <dc:date>2022-03-18T12:02:55.428252820</dc:date>
          </office:change-info>
          <table:previous table:id="ct472">
            <table:change-track-table-cell office:value-type="float" office:value="9.313"/>
          </table:previous>
        </table:cell-content-change>
        <table:cell-content-change table:id="ct993">
          <table:cell-address table:column="19" table:row="107" table:table="0"/>
          <office:change-info>
            <dc:creator> </dc:creator>
            <dc:date>2022-03-18T12:03:28.022459731</dc:date>
          </office:change-info>
          <table:previous table:id="ct988">
            <table:change-track-table-cell office:value-type="float" office:value="5.524"/>
          </table:previous>
        </table:cell-content-change>
        <table:cell-content-change table:id="ct994">
          <table:cell-address table:column="20" table:row="107" table:table="0"/>
          <office:change-info>
            <dc:creator> </dc:creator>
            <dc:date>2022-03-18T12:03:33.103928497</dc:date>
          </office:change-info>
          <table:previous table:id="ct989">
            <table:change-track-table-cell office:value-type="float" office:value="5.502"/>
          </table:previous>
        </table:cell-content-change>
        <table:cell-content-change table:id="ct995">
          <table:cell-address table:column="21" table:row="107" table:table="0"/>
          <office:change-info>
            <dc:creator> </dc:creator>
            <dc:date>2022-03-18T12:03:41.892185971</dc:date>
          </office:change-info>
          <table:previous table:id="ct990">
            <table:change-track-table-cell office:value-type="float" office:value="5.538"/>
          </table:previous>
        </table:cell-content-change>
        <table:cell-content-change table:id="ct996">
          <table:cell-address table:column="22" table:row="107" table:table="0"/>
          <office:change-info>
            <dc:creator> </dc:creator>
            <dc:date>2022-03-18T12:03:46.935029840</dc:date>
          </office:change-info>
          <table:previous table:id="ct991">
            <table:change-track-table-cell office:value-type="float" office:value="5.476"/>
          </table:previous>
        </table:cell-content-change>
        <table:cell-content-change table:id="ct997">
          <table:cell-address table:column="23" table:row="107" table:table="0"/>
          <office:change-info>
            <dc:creator> </dc:creator>
            <dc:date>2022-03-18T12:03:49.606342141</dc:date>
          </office:change-info>
          <table:previous table:id="ct992">
            <table:change-track-table-cell office:value-type="float" office:value="5.487"/>
          </table:previous>
        </table:cell-content-change>
        <table:cell-content-change table:id="ct998">
          <table:cell-address table:column="19" table:row="106" table:table="0"/>
          <office:change-info>
            <dc:creator> </dc:creator>
            <dc:date>2022-03-18T12:04:52.620646562</dc:date>
          </office:change-info>
          <table:previous table:id="ct448">
            <table:change-track-table-cell office:value-type="float" office:value="8.313"/>
          </table:previous>
        </table:cell-content-change>
        <table:cell-content-change table:id="ct999">
          <table:cell-address table:column="20" table:row="106" table:table="0"/>
          <office:change-info>
            <dc:creator> </dc:creator>
            <dc:date>2022-03-18T12:04:54.354560490</dc:date>
          </office:change-info>
          <table:previous table:id="ct449">
            <table:change-track-table-cell office:value-type="float" office:value="8.405"/>
          </table:previous>
        </table:cell-content-change>
        <table:cell-content-change table:id="ct1000">
          <table:cell-address table:column="21" table:row="106" table:table="0"/>
          <office:change-info>
            <dc:creator> </dc:creator>
            <dc:date>2022-03-18T12:04:56.468193898</dc:date>
          </office:change-info>
          <table:previous table:id="ct450">
            <table:change-track-table-cell office:value-type="float" office:value="8.304"/>
          </table:previous>
        </table:cell-content-change>
        <table:cell-content-change table:id="ct1001">
          <table:cell-address table:column="22" table:row="106" table:table="0"/>
          <office:change-info>
            <dc:creator> </dc:creator>
            <dc:date>2022-03-18T12:04:58.407437880</dc:date>
          </office:change-info>
          <table:previous table:id="ct451">
            <table:change-track-table-cell office:value-type="float" office:value="8.345"/>
          </table:previous>
        </table:cell-content-change>
        <table:cell-content-change table:id="ct1002">
          <table:cell-address table:column="23" table:row="106" table:table="0"/>
          <office:change-info>
            <dc:creator> </dc:creator>
            <dc:date>2022-03-18T12:05:05.312619953</dc:date>
          </office:change-info>
          <table:previous table:id="ct452">
            <table:change-track-table-cell office:value-type="float" office:value="8.367"/>
          </table:previous>
        </table:cell-content-change>
        <table:cell-content-change table:id="ct1003">
          <table:cell-address table:column="19" table:row="105" table:table="0"/>
          <office:change-info>
            <dc:creator> </dc:creator>
            <dc:date>2022-03-18T12:05:51.753134052</dc:date>
          </office:change-info>
          <table:previous table:id="ct428">
            <table:change-track-table-cell office:value-type="float" office:value="7.32"/>
          </table:previous>
        </table:cell-content-change>
        <table:cell-content-change table:id="ct1004">
          <table:cell-address table:column="20" table:row="105" table:table="0"/>
          <office:change-info>
            <dc:creator> </dc:creator>
            <dc:date>2022-03-18T12:05:54.467156455</dc:date>
          </office:change-info>
          <table:previous table:id="ct429">
            <table:change-track-table-cell office:value-type="float" office:value="7.338"/>
          </table:previous>
        </table:cell-content-change>
        <table:cell-content-change table:id="ct1005">
          <table:cell-address table:column="21" table:row="105" table:table="0"/>
          <office:change-info>
            <dc:creator> </dc:creator>
            <dc:date>2022-03-18T12:05:57.876557481</dc:date>
          </office:change-info>
          <table:previous table:id="ct430">
            <table:change-track-table-cell office:value-type="float" office:value="7.332"/>
          </table:previous>
        </table:cell-content-change>
        <table:cell-content-change table:id="ct1006">
          <table:cell-address table:column="22" table:row="105" table:table="0"/>
          <office:change-info>
            <dc:creator> </dc:creator>
            <dc:date>2022-03-18T12:06:03.463396800</dc:date>
          </office:change-info>
          <table:previous table:id="ct431">
            <table:change-track-table-cell office:value-type="float" office:value="7.195"/>
          </table:previous>
        </table:cell-content-change>
        <table:cell-content-change table:id="ct1007">
          <table:cell-address table:column="23" table:row="105" table:table="0"/>
          <office:change-info>
            <dc:creator> </dc:creator>
            <dc:date>2022-03-18T12:06:06.993075885</dc:date>
          </office:change-info>
          <table:previous table:id="ct432">
            <table:change-track-table-cell office:value-type="float" office:value="7.346"/>
          </table:previous>
        </table:cell-content-change>
        <table:cell-content-change table:id="ct1008">
          <table:cell-address table:column="19" table:row="104" table:table="0"/>
          <office:change-info>
            <dc:creator> </dc:creator>
            <dc:date>2022-03-18T12:06:58.103527130</dc:date>
          </office:change-info>
          <table:previous table:id="ct408">
            <table:change-track-table-cell office:value-type="float" office:value="6.28"/>
          </table:previous>
        </table:cell-content-change>
        <table:cell-content-change table:id="ct1009">
          <table:cell-address table:column="20" table:row="104" table:table="0"/>
          <office:change-info>
            <dc:creator> </dc:creator>
            <dc:date>2022-03-18T12:07:01.040976041</dc:date>
          </office:change-info>
          <table:previous table:id="ct409">
            <table:change-track-table-cell office:value-type="float" office:value="6.246"/>
          </table:previous>
        </table:cell-content-change>
        <table:cell-content-change table:id="ct1010">
          <table:cell-address table:column="21" table:row="104" table:table="0"/>
          <office:change-info>
            <dc:creator> </dc:creator>
            <dc:date>2022-03-18T12:07:03.319400024</dc:date>
          </office:change-info>
          <table:previous table:id="ct410">
            <table:change-track-table-cell office:value-type="float" office:value="6.335"/>
          </table:previous>
        </table:cell-content-change>
        <table:cell-content-change table:id="ct1011">
          <table:cell-address table:column="22" table:row="104" table:table="0"/>
          <office:change-info>
            <dc:creator> </dc:creator>
            <dc:date>2022-03-18T12:07:04.900432214</dc:date>
          </office:change-info>
          <table:previous table:id="ct411">
            <table:change-track-table-cell office:value-type="float" office:value="6.347"/>
          </table:previous>
        </table:cell-content-change>
        <table:cell-content-change table:id="ct1012">
          <table:cell-address table:column="23" table:row="104" table:table="0"/>
          <office:change-info>
            <dc:creator> </dc:creator>
            <dc:date>2022-03-18T12:07:09.482680273</dc:date>
          </office:change-info>
          <table:previous table:id="ct412">
            <table:change-track-table-cell office:value-type="float" office:value="6.278"/>
          </table:previous>
        </table:cell-content-change>
        <table:cell-content-change table:id="ct1013">
          <table:cell-address table:column="19" table:row="103" table:table="0"/>
          <office:change-info>
            <dc:creator> </dc:creator>
            <dc:date>2022-03-18T12:07:49.395821102</dc:date>
          </office:change-info>
          <table:previous table:id="ct388">
            <table:change-track-table-cell office:value-type="float" office:value="5.308"/>
          </table:previous>
        </table:cell-content-change>
        <table:cell-content-change table:id="ct1014">
          <table:cell-address table:column="20" table:row="103" table:table="0"/>
          <office:change-info>
            <dc:creator> </dc:creator>
            <dc:date>2022-03-18T12:07:51.499475131</dc:date>
          </office:change-info>
          <table:previous table:id="ct389">
            <table:change-track-table-cell office:value-type="float" office:value="5.203"/>
          </table:previous>
        </table:cell-content-change>
        <table:cell-content-change table:id="ct1015">
          <table:cell-address table:column="21" table:row="103" table:table="0"/>
          <office:change-info>
            <dc:creator> </dc:creator>
            <dc:date>2022-03-18T12:07:57.003947549</dc:date>
          </office:change-info>
          <table:previous table:id="ct390">
            <table:change-track-table-cell office:value-type="float" office:value="5.301"/>
          </table:previous>
        </table:cell-content-change>
        <table:cell-content-change table:id="ct1016">
          <table:cell-address table:column="22" table:row="103" table:table="0"/>
          <office:change-info>
            <dc:creator> </dc:creator>
            <dc:date>2022-03-18T12:08:00.778317367</dc:date>
          </office:change-info>
          <table:previous table:id="ct391">
            <table:change-track-table-cell office:value-type="float" office:value="5.297"/>
          </table:previous>
        </table:cell-content-change>
        <table:cell-content-change table:id="ct1017">
          <table:cell-address table:column="23" table:row="103" table:table="0"/>
          <office:change-info>
            <dc:creator> </dc:creator>
            <dc:date>2022-03-18T12:08:03.377377189</dc:date>
          </office:change-info>
          <table:previous table:id="ct392">
            <table:change-track-table-cell office:value-type="float" office:value="5.268"/>
          </table:previous>
        </table:cell-content-change>
        <table:cell-content-change table:id="ct1018">
          <table:cell-address table:column="19" table:row="102" table:table="0"/>
          <office:change-info>
            <dc:creator> </dc:creator>
            <dc:date>2022-03-18T12:08:41.368088291</dc:date>
          </office:change-info>
          <table:previous table:id="ct368">
            <table:change-track-table-cell office:value-type="float" office:value="4.28"/>
          </table:previous>
        </table:cell-content-change>
        <table:cell-content-change table:id="ct1019">
          <table:cell-address table:column="20" table:row="102" table:table="0"/>
          <office:change-info>
            <dc:creator> </dc:creator>
            <dc:date>2022-03-18T12:08:43.902508738</dc:date>
          </office:change-info>
          <table:previous table:id="ct369">
            <table:change-track-table-cell office:value-type="float" office:value="4.275"/>
          </table:previous>
        </table:cell-content-change>
        <table:cell-content-change table:id="ct1020">
          <table:cell-address table:column="21" table:row="102" table:table="0"/>
          <office:change-info>
            <dc:creator> </dc:creator>
            <dc:date>2022-03-18T12:08:46.238479157</dc:date>
          </office:change-info>
          <table:previous table:id="ct370">
            <table:change-track-table-cell office:value-type="float" office:value="4.252"/>
          </table:previous>
        </table:cell-content-change>
        <table:cell-content-change table:id="ct1021">
          <table:cell-address table:column="22" table:row="102" table:table="0"/>
          <office:change-info>
            <dc:creator> </dc:creator>
            <dc:date>2022-03-18T12:08:52.710211198</dc:date>
          </office:change-info>
          <table:previous table:id="ct371">
            <table:change-track-table-cell office:value-type="float" office:value="4.278"/>
          </table:previous>
        </table:cell-content-change>
        <table:cell-content-change table:id="ct1022">
          <table:cell-address table:column="23" table:row="102" table:table="0"/>
          <office:change-info>
            <dc:creator> </dc:creator>
            <dc:date>2022-03-18T12:08:56.456461544</dc:date>
          </office:change-info>
          <table:previous table:id="ct372">
            <table:change-track-table-cell office:value-type="float" office:value="4.263"/>
          </table:previous>
        </table:cell-content-change>
        <table:cell-content-change table:id="ct1023">
          <table:cell-address table:column="19" table:row="101" table:table="0"/>
          <office:change-info>
            <dc:creator> </dc:creator>
            <dc:date>2022-03-18T12:09:39.814963821</dc:date>
          </office:change-info>
          <table:previous table:id="ct348">
            <table:change-track-table-cell office:value-type="float" office:value="3.271"/>
          </table:previous>
        </table:cell-content-change>
        <table:cell-content-change table:id="ct1024">
          <table:cell-address table:column="20" table:row="101" table:table="0"/>
          <office:change-info>
            <dc:creator> </dc:creator>
            <dc:date>2022-03-18T12:09:41.692008270</dc:date>
          </office:change-info>
          <table:previous table:id="ct349">
            <table:change-track-table-cell office:value-type="float" office:value="3.255"/>
          </table:previous>
        </table:cell-content-change>
        <table:cell-content-change table:id="ct1025">
          <table:cell-address table:column="21" table:row="101" table:table="0"/>
          <office:change-info>
            <dc:creator> </dc:creator>
            <dc:date>2022-03-18T12:09:43.965056701</dc:date>
          </office:change-info>
          <table:previous table:id="ct350">
            <table:change-track-table-cell office:value-type="float" office:value="3.244"/>
          </table:previous>
        </table:cell-content-change>
        <table:cell-content-change table:id="ct1026">
          <table:cell-address table:column="22" table:row="101" table:table="0"/>
          <office:change-info>
            <dc:creator> </dc:creator>
            <dc:date>2022-03-18T12:09:45.939019137</dc:date>
          </office:change-info>
          <table:previous table:id="ct351">
            <table:change-track-table-cell office:value-type="float" office:value="3.27"/>
          </table:previous>
        </table:cell-content-change>
        <table:cell-content-change table:id="ct1027">
          <table:cell-address table:column="23" table:row="101" table:table="0"/>
          <office:change-info>
            <dc:creator> </dc:creator>
            <dc:date>2022-03-18T12:09:49.647514299</dc:date>
          </office:change-info>
          <table:previous table:id="ct352">
            <table:change-track-table-cell office:value-type="float" office:value="3.26"/>
          </table:previous>
        </table:cell-content-change>
        <table:cell-content-change table:id="ct1028">
          <table:cell-address table:column="19" table:row="100" table:table="0"/>
          <office:change-info>
            <dc:creator> </dc:creator>
            <dc:date>2022-03-18T12:10:28.469540342</dc:date>
          </office:change-info>
          <table:previous table:id="ct323">
            <table:change-track-table-cell office:value-type="float" office:value="2.24"/>
          </table:previous>
        </table:cell-content-change>
        <table:cell-content-change table:id="ct1029">
          <table:cell-address table:column="20" table:row="100" table:table="0"/>
          <office:change-info>
            <dc:creator> </dc:creator>
            <dc:date>2022-03-18T12:10:30.526513049</dc:date>
          </office:change-info>
          <table:previous table:id="ct324">
            <table:change-track-table-cell office:value-type="float" office:value="2.238"/>
          </table:previous>
        </table:cell-content-change>
        <table:cell-content-change table:id="ct1030">
          <table:cell-address table:column="21" table:row="100" table:table="0"/>
          <office:change-info>
            <dc:creator> </dc:creator>
            <dc:date>2022-03-18T12:10:32.401205930</dc:date>
          </office:change-info>
          <table:previous table:id="ct325">
            <table:change-track-table-cell office:value-type="float" office:value="2.606"/>
          </table:previous>
        </table:cell-content-change>
        <table:cell-content-change table:id="ct1031">
          <table:cell-address table:column="22" table:row="100" table:table="0"/>
          <office:change-info>
            <dc:creator> </dc:creator>
            <dc:date>2022-03-18T12:10:36.551705785</dc:date>
          </office:change-info>
          <table:previous table:id="ct326">
            <table:change-track-table-cell office:value-type="float" office:value="2.209"/>
          </table:previous>
        </table:cell-content-change>
        <table:cell-content-change table:id="ct1032">
          <table:cell-address table:column="23" table:row="100" table:table="0"/>
          <office:change-info>
            <dc:creator> </dc:creator>
            <dc:date>2022-03-18T12:10:38.626458710</dc:date>
          </office:change-info>
          <table:previous table:id="ct327">
            <table:change-track-table-cell office:value-type="float" office:value="2.219"/>
          </table:previous>
        </table:cell-content-change>
        <table:cell-content-change table:id="ct1033">
          <table:cell-address table:column="19" table:row="99" table:table="0"/>
          <office:change-info>
            <dc:creator> </dc:creator>
            <dc:date>2022-03-18T12:11:18.611840054</dc:date>
          </office:change-info>
          <table:previous table:id="ct303">
            <table:change-track-table-cell office:value-type="float" office:value="1.122"/>
          </table:previous>
        </table:cell-content-change>
        <table:cell-content-change table:id="ct1034">
          <table:cell-address table:column="20" table:row="99" table:table="0"/>
          <office:change-info>
            <dc:creator> </dc:creator>
            <dc:date>2022-03-18T12:11:21.365449825</dc:date>
          </office:change-info>
          <table:previous table:id="ct304">
            <table:change-track-table-cell office:value-type="float" office:value="1.116"/>
          </table:previous>
        </table:cell-content-change>
        <table:cell-content-change table:id="ct1035">
          <table:cell-address table:column="21" table:row="99" table:table="0"/>
          <office:change-info>
            <dc:creator> </dc:creator>
            <dc:date>2022-03-18T12:11:24.169448672</dc:date>
          </office:change-info>
          <table:previous table:id="ct305">
            <table:change-track-table-cell office:value-type="float" office:value="1.122"/>
          </table:previous>
        </table:cell-content-change>
        <table:cell-content-change table:id="ct1036">
          <table:cell-address table:column="22" table:row="99" table:table="0"/>
          <office:change-info>
            <dc:creator> </dc:creator>
            <dc:date>2022-03-18T12:11:27.655168008</dc:date>
          </office:change-info>
          <table:previous table:id="ct306">
            <table:change-track-table-cell office:value-type="float" office:value="1.125"/>
          </table:previous>
        </table:cell-content-change>
        <table:cell-content-change table:id="ct1037">
          <table:cell-address table:column="23" table:row="99" table:table="0"/>
          <office:change-info>
            <dc:creator> </dc:creator>
            <dc:date>2022-03-18T12:11:30.319718744</dc:date>
          </office:change-info>
          <table:previous table:id="ct307">
            <table:change-track-table-cell office:value-type="float" office:value="1.124"/>
          </table:previous>
        </table:cell-content-change>
        <table:cell-content-change table:id="ct1038">
          <table:cell-address table:column="19" table:row="128" table:table="0"/>
          <office:change-info>
            <dc:creator> </dc:creator>
            <dc:date>2022-03-18T12:11:42.047056763</dc:date>
          </office:change-info>
          <table:previous table:id="ct510">
            <table:change-track-table-cell office:value-type="float" office:value="12.303"/>
          </table:previous>
        </table:cell-content-change>
        <table:cell-content-change table:id="ct1039">
          <table:cell-address table:column="20" table:row="128" table:table="0"/>
          <office:change-info>
            <dc:creator> </dc:creator>
            <dc:date>2022-03-18T12:11:42.047100689</dc:date>
          </office:change-info>
          <table:previous table:id="ct511">
            <table:change-track-table-cell office:value-type="float" office:value="12.094"/>
          </table:previous>
        </table:cell-content-change>
        <table:cell-content-change table:id="ct1040">
          <table:cell-address table:column="21" table:row="128" table:table="0"/>
          <office:change-info>
            <dc:creator> </dc:creator>
            <dc:date>2022-03-18T12:11:42.047109888</dc:date>
          </office:change-info>
          <table:previous table:id="ct512">
            <table:change-track-table-cell office:value-type="float" office:value="10.355"/>
          </table:previous>
        </table:cell-content-change>
        <table:cell-content-change table:id="ct1041">
          <table:cell-address table:column="22" table:row="128" table:table="0"/>
          <office:change-info>
            <dc:creator> </dc:creator>
            <dc:date>2022-03-18T12:11:42.047118798</dc:date>
          </office:change-info>
          <table:previous table:id="ct513">
            <table:change-track-table-cell office:value-type="float" office:value="10.297"/>
          </table:previous>
        </table:cell-content-change>
        <table:cell-content-change table:id="ct1042">
          <table:cell-address table:column="23" table:row="128" table:table="0"/>
          <office:change-info>
            <dc:creator> </dc:creator>
            <dc:date>2022-03-18T12:11:42.047128684</dc:date>
          </office:change-info>
          <table:previous table:id="ct514">
            <table:change-track-table-cell office:value-type="float" office:value="10.352"/>
          </table:previous>
        </table:cell-content-change>
        <table:cell-content-change table:id="ct1043">
          <table:cell-address table:column="19" table:row="126" table:table="0"/>
          <office:change-info>
            <dc:creator> </dc:creator>
            <dc:date>2022-03-18T12:11:51.276737459</dc:date>
          </office:change-info>
          <table:previous table:id="ct515">
            <table:change-track-table-cell office:value-type="float" office:value="16.668"/>
          </table:previous>
        </table:cell-content-change>
        <table:cell-content-change table:id="ct1044">
          <table:cell-address table:column="20" table:row="126" table:table="0"/>
          <office:change-info>
            <dc:creator> </dc:creator>
            <dc:date>2022-03-18T12:11:51.276835200</dc:date>
          </office:change-info>
          <table:previous table:id="ct516">
            <table:change-track-table-cell office:value-type="float" office:value="16.661"/>
          </table:previous>
        </table:cell-content-change>
        <table:cell-content-change table:id="ct1045">
          <table:cell-address table:column="21" table:row="126" table:table="0"/>
          <office:change-info>
            <dc:creator> </dc:creator>
            <dc:date>2022-03-18T12:11:51.276870533</dc:date>
          </office:change-info>
          <table:previous table:id="ct517">
            <table:change-track-table-cell office:value-type="float" office:value="16.721"/>
          </table:previous>
        </table:cell-content-change>
        <table:cell-content-change table:id="ct1046">
          <table:cell-address table:column="22" table:row="126" table:table="0"/>
          <office:change-info>
            <dc:creator> </dc:creator>
            <dc:date>2022-03-18T12:11:51.276901790</dc:date>
          </office:change-info>
          <table:previous table:id="ct518">
            <table:change-track-table-cell office:value-type="float" office:value="16.532"/>
          </table:previous>
        </table:cell-content-change>
        <table:cell-content-change table:id="ct1047">
          <table:cell-address table:column="23" table:row="126" table:table="0"/>
          <office:change-info>
            <dc:creator> </dc:creator>
            <dc:date>2022-03-18T12:11:51.276930484</dc:date>
          </office:change-info>
          <table:previous table:id="ct519">
            <table:change-track-table-cell office:value-type="float" office:value="16.575"/>
          </table:previous>
        </table:cell-content-change>
        <table:cell-content-change table:id="ct1048">
          <table:cell-address table:column="19" table:row="127" table:table="0"/>
          <office:change-info>
            <dc:creator> </dc:creator>
            <dc:date>2022-03-18T12:11:59.535228007</dc:date>
          </office:change-info>
          <table:previous table:id="ct520">
            <table:change-track-table-cell office:value-type="float" office:value="13.35"/>
          </table:previous>
        </table:cell-content-change>
        <table:cell-content-change table:id="ct1049">
          <table:cell-address table:column="20" table:row="127" table:table="0"/>
          <office:change-info>
            <dc:creator> </dc:creator>
            <dc:date>2022-03-18T12:11:59.535324247</dc:date>
          </office:change-info>
          <table:previous table:id="ct521">
            <table:change-track-table-cell office:value-type="float" office:value="13.835"/>
          </table:previous>
        </table:cell-content-change>
        <table:cell-content-change table:id="ct1050">
          <table:cell-address table:column="21" table:row="127" table:table="0"/>
          <office:change-info>
            <dc:creator> </dc:creator>
            <dc:date>2022-03-18T12:11:59.535357787</dc:date>
          </office:change-info>
          <table:previous table:id="ct522">
            <table:change-track-table-cell office:value-type="float" office:value="13.813"/>
          </table:previous>
        </table:cell-content-change>
        <table:cell-content-change table:id="ct1051">
          <table:cell-address table:column="22" table:row="127" table:table="0"/>
          <office:change-info>
            <dc:creator> </dc:creator>
            <dc:date>2022-03-18T12:11:59.535388600</dc:date>
          </office:change-info>
          <table:previous table:id="ct523">
            <table:change-track-table-cell office:value-type="float" office:value="13.875"/>
          </table:previous>
        </table:cell-content-change>
        <table:cell-content-change table:id="ct1052">
          <table:cell-address table:column="23" table:row="127" table:table="0"/>
          <office:change-info>
            <dc:creator> </dc:creator>
            <dc:date>2022-03-18T12:11:59.535416795</dc:date>
          </office:change-info>
          <table:previous table:id="ct524">
            <table:change-track-table-cell office:value-type="float" office:value="13.861"/>
          </table:previous>
        </table:cell-content-change>
        <table:cell-content-change table:id="ct1053">
          <table:cell-address table:column="19" table:row="125" table:table="0"/>
          <office:change-info>
            <dc:creator> </dc:creator>
            <dc:date>2022-03-18T12:12:09.491341939</dc:date>
          </office:change-info>
          <table:previous table:id="ct525">
            <table:change-track-table-cell office:value-type="float" office:value="22.116"/>
          </table:previous>
        </table:cell-content-change>
        <table:cell-content-change table:id="ct1054">
          <table:cell-address table:column="20" table:row="125" table:table="0"/>
          <office:change-info>
            <dc:creator> </dc:creator>
            <dc:date>2022-03-18T12:12:09.491442250</dc:date>
          </office:change-info>
          <table:previous table:id="ct526">
            <table:change-track-table-cell office:value-type="float" office:value="22.087"/>
          </table:previous>
        </table:cell-content-change>
        <table:cell-content-change table:id="ct1055">
          <table:cell-address table:column="21" table:row="125" table:table="0"/>
          <office:change-info>
            <dc:creator> </dc:creator>
            <dc:date>2022-03-18T12:12:09.491477243</dc:date>
          </office:change-info>
          <table:previous table:id="ct527">
            <table:change-track-table-cell office:value-type="float" office:value="22.098"/>
          </table:previous>
        </table:cell-content-change>
        <table:cell-content-change table:id="ct1056">
          <table:cell-address table:column="22" table:row="125" table:table="0"/>
          <office:change-info>
            <dc:creator> </dc:creator>
            <dc:date>2022-03-18T12:12:09.491507287</dc:date>
          </office:change-info>
          <table:previous table:id="ct528">
            <table:change-track-table-cell office:value-type="float" office:value="22.082"/>
          </table:previous>
        </table:cell-content-change>
        <table:cell-content-change table:id="ct1057">
          <table:cell-address table:column="23" table:row="125" table:table="0"/>
          <office:change-info>
            <dc:creator> </dc:creator>
            <dc:date>2022-03-18T12:12:09.491535179</dc:date>
          </office:change-info>
          <table:previous table:id="ct529">
            <table:change-track-table-cell office:value-type="float" office:value="22.193"/>
          </table:previous>
        </table:cell-content-change>
        <table:cell-content-change table:id="ct1058">
          <table:cell-address table:column="20" table:row="143" table:table="0"/>
          <office:change-info>
            <dc:creator> </dc:creator>
            <dc:date>2022-03-18T12:12:21.704642132</dc:date>
          </office:change-info>
          <table:previous table:id="ct570">
            <table:change-track-table-cell office:value-type="float" office:value="22.1152"/>
          </table:previous>
        </table:cell-content-change>
        <table:cell-content-change table:id="ct1059">
          <table:cell-address table:column="20" table:row="144" table:table="0"/>
          <office:change-info>
            <dc:creator> </dc:creator>
            <dc:date>2022-03-18T12:12:26.121418789</dc:date>
          </office:change-info>
          <table:previous table:id="ct571">
            <table:change-track-table-cell office:value-type="float" office:value="16.6314"/>
          </table:previous>
        </table:cell-content-change>
        <table:cell-content-change table:id="ct1060">
          <table:cell-address table:column="20" table:row="145" table:table="0"/>
          <office:change-info>
            <dc:creator> </dc:creator>
            <dc:date>2022-03-18T12:12:30.790568499</dc:date>
          </office:change-info>
          <table:previous table:id="ct572">
            <table:change-track-table-cell office:value-type="float" office:value="13.7468"/>
          </table:previous>
        </table:cell-content-change>
        <table:cell-content-change table:id="ct1061">
          <table:cell-address table:column="20" table:row="146" table:table="0"/>
          <office:change-info>
            <dc:creator> </dc:creator>
            <dc:date>2022-03-18T12:12:34.054507399</dc:date>
          </office:change-info>
          <table:previous table:id="ct573">
            <table:change-track-table-cell office:value-type="float" office:value="11.0802"/>
          </table:previous>
        </table:cell-content-change>
        <table:cell-content-change table:id="ct1062">
          <table:cell-address table:column="19" table:row="142" table:table="0"/>
          <office:change-info>
            <dc:creator> </dc:creator>
            <dc:date>2022-03-18T12:13:02.120033497</dc:date>
          </office:change-info>
          <table:previous table:id="ct547">
            <table:change-track-table-cell office:value-type="float" office:value="1"/>
          </table:previous>
        </table:cell-content-change>
        <table:cell-content-change table:id="ct1063">
          <table:cell-address table:column="23" table:row="142" table:table="0"/>
          <office:change-info>
            <dc:creator> </dc:creator>
            <dc:date>2022-03-18T12:13:04.435525238</dc:date>
          </office:change-info>
          <table:previous table:id="ct588">
            <table:change-track-table-cell table:cell-address="Hoja1.X143" table:formula="of:=[.W143]/[.T143]" office:value-type="float" office:value="0"/>
          </table:previous>
        </table:cell-content-change>
        <table:cell-content-change table:id="ct1064">
          <table:cell-address table:column="0" table:row="143" table:table="0"/>
          <office:change-info>
            <dc:creator> </dc:creator>
            <dc:date>2022-03-18T12:30:27.873701174</dc:date>
          </office:change-info>
          <table:previous table:id="ct728">
            <table:change-track-table-cell office:value-type="string">
              <text:p>Secuencial</text:p>
            </table:change-track-table-cell>
          </table:previous>
        </table:cell-content-change>
        <table:cell-content-change table:id="ct1065">
          <table:cell-address table:column="19" table:row="142" table:table="0"/>
          <office:change-info>
            <dc:creator> </dc:creator>
            <dc:date>2022-03-18T12:30:33.813867756</dc:date>
          </office:change-info>
          <table:previous table:id="ct1062">
            <table:change-track-table-cell office:value-type="string">
              <text:p>Secuencial</text:p>
            </table:change-track-table-cell>
          </table:previous>
        </table:cell-content-change>
        <table:cell-content-change table:id="ct1066">
          <table:cell-address table:column="19" table:row="141" table:table="0"/>
          <office:change-info>
            <dc:creator> </dc:creator>
            <dc:date>2022-03-18T12:39:13.087671968</dc:date>
          </office:change-info>
          <table:previous table:id="ct546">
            <table:change-track-table-cell office:value-type="string">
              <text:p>Cores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.917cm" svg:y="5.013cm">
            <draw:object draw:notify-on-update-of-ranges="Hoja1.A2:Hoja1.A11 Hoja1.G2:Hoja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376cm" svg:y="5.093cm">
            <draw:object draw:notify-on-update-of-ranges="Hoja1.K2:Hoja1.K11 Hoja1.Q2:Hoja1.Q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467cm" svg:y="14.735cm">
            <draw:object draw:notify-on-update-of-ranges="Hoja1.A38:Hoja1.A47 Hoja1.G38:Hoja1.G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604cm" svg:y="23.943cm">
            <draw:object draw:notify-on-update-of-ranges="Hoja1.A59:Hoja1.A68 Hoja1.G59:Hoja1.G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548cm" svg:y="33.346cm">
            <draw:object draw:notify-on-update-of-ranges="Hoja1.A79:Hoja1.A88 Hoja1.G79:Hoja1.G8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8.549cm" svg:y="42.936cm">
            <draw:object draw:notify-on-update-of-ranges="Hoja1.A100:Hoja1.A109 Hoja1.G100:Hoja1.G10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8.383cm" svg:y="53.614cm">
            <draw:object draw:notify-on-update-of-ranges="Hoja1.A128:Hoja1.A132 Hoja1.G128:Hoja1.G1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18.411cm" svg:y="62.991cm">
            <draw:object draw:notify-on-update-of-ranges="Hoja1.A144:Hoja1.A148 Hoja1.D144:Hoja1.D14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60.429cm" svg:y="14.524cm">
            <draw:object draw:notify-on-update-of-ranges="Hoja1.S38:Hoja1.S47 Hoja1.Y38:Hoja1.Y4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60.512cm" svg:y="24.112cm">
            <draw:object draw:notify-on-update-of-ranges="Hoja1.S59:Hoja1.S68 Hoja1.Y59:Hoja1.Y6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60.62cm" svg:y="33.647cm">
            <draw:object draw:notify-on-update-of-ranges="Hoja1.S79:Hoja1.S88 Hoja1.Y79:Hoja1.Y8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60.538cm" svg:y="43.024cm">
            <draw:object draw:notify-on-update-of-ranges="Hoja1.S100:Hoja1.S109 Hoja1.Y100:Hoja1.Y10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60.538cm" svg:y="52.498cm">
            <draw:object draw:notify-on-update-of-ranges="Hoja1.S125:Hoja1.S129 Hoja1.Y125:Hoja1.Y12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60.499cm" svg:y="62.008cm">
            <draw:object draw:notify-on-update-of-ranges="Hoja1.T143:Hoja1.T147 Hoja1.W143:Hoja1.W14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5.999cm" svg:height="8.999cm" svg:x="1.147cm" svg:y="67.435cm">
            <draw:object draw:notify-on-update-of-ranges="Hoja1.A144:Hoja1.A148 Hoja1.E144:Hoja1.E14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41.788cm" svg:y="67.647cm">
            <draw:object draw:notify-on-update-of-ranges="Hoja1.T143:Hoja1.T147 Hoja1.X143:Hoja1.X14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  <table:table-cell table:number-columns-repeated="2"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on T</text:p>
          </table:table-cell>
          <table:table-cell table:number-columns-repeated="8"/>
        </table:table-row>
        <table:table-row table:style-name="ro1"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1.96" calcext:value-type="float">
            <text:p>1,96</text:p>
          </table:table-cell>
          <table:table-cell table:style-name="ce2" office:value-type="float" office:value="1.992" calcext:value-type="float">
            <text:p>1,992</text:p>
          </table:table-cell>
          <table:table-cell table:style-name="ce2" office:value-type="float" office:value="1.98" calcext:value-type="float">
            <text:p>1,98</text:p>
          </table:table-cell>
          <table:table-cell table:style-name="ce2" office:value-type="float" office:value="1.95" calcext:value-type="float">
            <text:p>1,95</text:p>
          </table:table-cell>
          <table:table-cell table:style-name="ce2" office:value-type="float" office:value="1.97" calcext:value-type="float">
            <text:p>1,97</text:p>
          </table:table-cell>
          <table:table-cell table:style-name="ce2" table:formula="of:=AVERAGE([.B2:.F2])" office:value-type="float" office:value="1.9704" calcext:value-type="float">
            <text:p>1,9704</text:p>
          </table:table-cell>
          <table:table-cell table:style-name="ce2" table:formula="of:=STDEV([.B2:.F2])" office:value-type="float" office:value="0.0164560019445793" calcext:value-type="float">
            <text:p>0,016456001944579</text:p>
          </table:table-cell>
          <table:table-cell table:number-columns-repeated="2"/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3.97" calcext:value-type="float">
            <text:p>3,97</text:p>
          </table:table-cell>
          <table:table-cell table:style-name="ce2" office:value-type="float" office:value="3.985" calcext:value-type="float">
            <text:p>3,985</text:p>
          </table:table-cell>
          <table:table-cell table:style-name="ce2" office:value-type="float" office:value="4.294" calcext:value-type="float">
            <text:p>4,294</text:p>
          </table:table-cell>
          <table:table-cell table:style-name="ce2" office:value-type="float" office:value="4.256" calcext:value-type="float">
            <text:p>4,256</text:p>
          </table:table-cell>
          <table:table-cell table:style-name="ce2" office:value-type="float" office:value="4.26" calcext:value-type="float">
            <text:p>4,26</text:p>
          </table:table-cell>
          <table:table-cell table:style-name="ce2" table:formula="of:=AVERAGE([.L2:.P2])" office:value-type="float" office:value="4.153" calcext:value-type="float">
            <text:p>4,153</text:p>
          </table:table-cell>
          <table:table-cell table:style-name="ce2" table:formula="of:=STDEV([.L2:.P2])" office:value-type="float" office:value="0.16097515336225" calcext:value-type="float">
            <text:p>0,16097515336225</text:p>
          </table:table-cell>
          <table:table-cell table:number-columns-repeated="8"/>
        </table:table-row>
        <table:table-row table:style-name="ro1">
          <table:table-cell table:style-name="ce1" table:formula="of:=[.A2]+214748365" office:value-type="float" office:value="429496727" calcext:value-type="float">
            <text:p>429496727</text:p>
          </table:table-cell>
          <table:table-cell table:style-name="ce2" office:value-type="float" office:value="3.709" calcext:value-type="float">
            <text:p>3,709</text:p>
          </table:table-cell>
          <table:table-cell table:style-name="ce2" office:value-type="float" office:value="3.753" calcext:value-type="float">
            <text:p>3,753</text:p>
          </table:table-cell>
          <table:table-cell table:number-columns-repeated="2" table:style-name="ce2" office:value-type="float" office:value="3.724" calcext:value-type="float">
            <text:p>3,724</text:p>
          </table:table-cell>
          <table:table-cell table:style-name="ce2" office:value-type="float" office:value="3.732" calcext:value-type="float">
            <text:p>3,732</text:p>
          </table:table-cell>
          <table:table-cell table:style-name="ce2" table:formula="of:=AVERAGE([.B3:.F3])" office:value-type="float" office:value="3.7284" calcext:value-type="float">
            <text:p>3,7284</text:p>
          </table:table-cell>
          <table:table-cell table:style-name="ce2" table:formula="of:=STDEV([.B3:.F3])" office:value-type="float" office:value="0.0160717142831747" calcext:value-type="float">
            <text:p>0,016071714283175</text:p>
          </table:table-cell>
          <table:table-cell table:number-columns-repeated="2"/>
          <table:table-cell table:style-name="ce1" table:formula="of:=[.K2]+214748365" office:value-type="float" office:value="429496727" calcext:value-type="float">
            <text:p>429496727</text:p>
          </table:table-cell>
          <table:table-cell table:style-name="ce2" office:value-type="float" office:value="7.94" calcext:value-type="float">
            <text:p>7,94</text:p>
          </table:table-cell>
          <table:table-cell table:style-name="ce2" office:value-type="float" office:value="8.112" calcext:value-type="float">
            <text:p>8,112</text:p>
          </table:table-cell>
          <table:table-cell table:style-name="ce2" office:value-type="float" office:value="8.065" calcext:value-type="float">
            <text:p>8,065</text:p>
          </table:table-cell>
          <table:table-cell table:style-name="ce2" office:value-type="float" office:value="8.262" calcext:value-type="float">
            <text:p>8,262</text:p>
          </table:table-cell>
          <table:table-cell table:style-name="ce2" office:value-type="float" office:value="8.229" calcext:value-type="float">
            <text:p>8,229</text:p>
          </table:table-cell>
          <table:table-cell table:style-name="ce2" table:formula="of:=AVERAGE([.L3:.P3])" office:value-type="float" office:value="8.1216" calcext:value-type="float">
            <text:p>8,1216</text:p>
          </table:table-cell>
          <table:table-cell table:style-name="ce2" table:formula="of:=STDEV([.L3:.P3])" office:value-type="float" office:value="0.129924208675674" calcext:value-type="float">
            <text:p>0,129924208675674</text:p>
          </table:table-cell>
          <table:table-cell table:number-columns-repeated="8"/>
        </table:table-row>
        <table:table-row table:style-name="ro1">
          <table:table-cell table:style-name="ce1" table:formula="of:=[.A3]+214748365" office:value-type="float" office:value="644245092" calcext:value-type="float">
            <text:p>644245092</text:p>
          </table:table-cell>
          <table:table-cell table:style-name="ce2" office:value-type="float" office:value="5.907" calcext:value-type="float">
            <text:p>5,907</text:p>
          </table:table-cell>
          <table:table-cell table:style-name="ce2" office:value-type="float" office:value="5.555" calcext:value-type="float">
            <text:p>5,555</text:p>
          </table:table-cell>
          <table:table-cell table:style-name="ce2" office:value-type="float" office:value="5.557" calcext:value-type="float">
            <text:p>5,557</text:p>
          </table:table-cell>
          <table:table-cell table:style-name="ce2" office:value-type="float" office:value="5.699" calcext:value-type="float">
            <text:p>5,699</text:p>
          </table:table-cell>
          <table:table-cell table:style-name="ce2" office:value-type="float" office:value="5.548" calcext:value-type="float">
            <text:p>5,548</text:p>
          </table:table-cell>
          <table:table-cell table:style-name="ce2" table:formula="of:=AVERAGE([.B4:.F4])" office:value-type="float" office:value="5.6532" calcext:value-type="float">
            <text:p>5,6532</text:p>
          </table:table-cell>
          <table:table-cell table:style-name="ce2" table:formula="of:=STDEV([.B4:.F4])" office:value-type="float" office:value="0.15530357368715" calcext:value-type="float">
            <text:p>0,15530357368715</text:p>
          </table:table-cell>
          <table:table-cell table:number-columns-repeated="2"/>
          <table:table-cell table:style-name="ce1" table:formula="of:=[.K3]+214748365" office:value-type="float" office:value="644245092" calcext:value-type="float">
            <text:p>644245092</text:p>
          </table:table-cell>
          <table:table-cell table:style-name="ce2" office:value-type="float" office:value="12.187" calcext:value-type="float">
            <text:p>12,187</text:p>
          </table:table-cell>
          <table:table-cell table:style-name="ce2" office:value-type="float" office:value="12.219" calcext:value-type="float">
            <text:p>12,219</text:p>
          </table:table-cell>
          <table:table-cell table:style-name="ce2" office:value-type="float" office:value="12.215" calcext:value-type="float">
            <text:p>12,215</text:p>
          </table:table-cell>
          <table:table-cell table:style-name="ce2" office:value-type="float" office:value="12.228" calcext:value-type="float">
            <text:p>12,228</text:p>
          </table:table-cell>
          <table:table-cell table:style-name="ce2" office:value-type="float" office:value="12.227" calcext:value-type="float">
            <text:p>12,227</text:p>
          </table:table-cell>
          <table:table-cell table:style-name="ce2" table:formula="of:=AVERAGE([.L4:.P4])" office:value-type="float" office:value="12.2152" calcext:value-type="float">
            <text:p>12,2152</text:p>
          </table:table-cell>
          <table:table-cell table:style-name="ce2" table:formula="of:=STDEV([.L4:.P4])" office:value-type="float" office:value="0.0166793285236549" calcext:value-type="float">
            <text:p>0,016679328523655</text:p>
          </table:table-cell>
          <table:table-cell table:number-columns-repeated="8"/>
        </table:table-row>
        <table:table-row table:style-name="ro1">
          <table:table-cell table:style-name="ce1" table:formula="of:=[.A4]+214748365" office:value-type="float" office:value="858993457" calcext:value-type="float">
            <text:p>858993457</text:p>
          </table:table-cell>
          <table:table-cell table:style-name="ce2" office:value-type="float" office:value="7.449" calcext:value-type="float">
            <text:p>7,449</text:p>
          </table:table-cell>
          <table:table-cell table:style-name="ce2" office:value-type="float" office:value="7.407" calcext:value-type="float">
            <text:p>7,407</text:p>
          </table:table-cell>
          <table:table-cell table:style-name="ce2" office:value-type="float" office:value="7.432" calcext:value-type="float">
            <text:p>7,432</text:p>
          </table:table-cell>
          <table:table-cell table:style-name="ce2" office:value-type="float" office:value="7.386" calcext:value-type="float">
            <text:p>7,386</text:p>
          </table:table-cell>
          <table:table-cell table:style-name="ce2" office:value-type="float" office:value="7.404" calcext:value-type="float">
            <text:p>7,404</text:p>
          </table:table-cell>
          <table:table-cell table:style-name="ce2" table:formula="of:=AVERAGE([.B5:.F5])" office:value-type="float" office:value="7.4156" calcext:value-type="float">
            <text:p>7,4156</text:p>
          </table:table-cell>
          <table:table-cell table:style-name="ce2" table:formula="of:=STDEV([.B5:.F5])" office:value-type="float" office:value="0.024845522735495" calcext:value-type="float">
            <text:p>0,024845522735495</text:p>
          </table:table-cell>
          <table:table-cell table:number-columns-repeated="2"/>
          <table:table-cell table:style-name="ce1" table:formula="of:=[.K4]+214748365" office:value-type="float" office:value="858993457" calcext:value-type="float">
            <text:p>858993457</text:p>
          </table:table-cell>
          <table:table-cell table:style-name="ce2" office:value-type="float" office:value="16.191" calcext:value-type="float">
            <text:p>16,191</text:p>
          </table:table-cell>
          <table:table-cell table:style-name="ce2" office:value-type="float" office:value="16.314" calcext:value-type="float">
            <text:p>16,314</text:p>
          </table:table-cell>
          <table:table-cell table:style-name="ce2" office:value-type="float" office:value="16.191" calcext:value-type="float">
            <text:p>16,191</text:p>
          </table:table-cell>
          <table:table-cell table:style-name="ce2" office:value-type="float" office:value="16.151" calcext:value-type="float">
            <text:p>16,151</text:p>
          </table:table-cell>
          <table:table-cell table:style-name="ce2" office:value-type="float" office:value="16.185" calcext:value-type="float">
            <text:p>16,185</text:p>
          </table:table-cell>
          <table:table-cell table:style-name="ce2" table:formula="of:=AVERAGE([.L5:.P5])" office:value-type="float" office:value="16.2064" calcext:value-type="float">
            <text:p>16,2064</text:p>
          </table:table-cell>
          <table:table-cell table:style-name="ce2" table:formula="of:=STDEV([.L5:.P5])" office:value-type="float" office:value="0.0624083327769621" calcext:value-type="float">
            <text:p>0,062408332776962</text:p>
          </table:table-cell>
          <table:table-cell table:number-columns-repeated="8"/>
        </table:table-row>
        <table:table-row table:style-name="ro1">
          <table:table-cell table:style-name="ce1" table:formula="of:=[.A5]+214748365" office:value-type="float" office:value="1073741822" calcext:value-type="float">
            <text:p>1073741822</text:p>
          </table:table-cell>
          <table:table-cell table:style-name="ce2" office:value-type="float" office:value="9.405" calcext:value-type="float">
            <text:p>9,405</text:p>
          </table:table-cell>
          <table:table-cell table:style-name="ce2" office:value-type="float" office:value="9.225" calcext:value-type="float">
            <text:p>9,225</text:p>
          </table:table-cell>
          <table:table-cell table:style-name="ce2" office:value-type="float" office:value="9.24" calcext:value-type="float">
            <text:p>9,24</text:p>
          </table:table-cell>
          <table:table-cell table:style-name="ce2" office:value-type="float" office:value="9.241" calcext:value-type="float">
            <text:p>9,241</text:p>
          </table:table-cell>
          <table:table-cell table:style-name="ce2" office:value-type="float" office:value="9.244" calcext:value-type="float">
            <text:p>9,244</text:p>
          </table:table-cell>
          <table:table-cell table:style-name="ce2" table:formula="of:=AVERAGE([.B6:.F6])" office:value-type="float" office:value="9.271" calcext:value-type="float">
            <text:p>9,271</text:p>
          </table:table-cell>
          <table:table-cell table:style-name="ce2" table:formula="of:=STDEV([.B6:.F6])" office:value-type="float" office:value="0.0752695157417661" calcext:value-type="float">
            <text:p>0,075269515741766</text:p>
          </table:table-cell>
          <table:table-cell table:number-columns-repeated="2"/>
          <table:table-cell table:style-name="ce1" table:formula="of:=[.K5]+214748365" office:value-type="float" office:value="1073741822" calcext:value-type="float">
            <text:p>1073741822</text:p>
          </table:table-cell>
          <table:table-cell table:style-name="ce2" office:value-type="float" office:value="20.139" calcext:value-type="float">
            <text:p>20,139</text:p>
          </table:table-cell>
          <table:table-cell table:style-name="ce2" office:value-type="float" office:value="20.114" calcext:value-type="float">
            <text:p>20,114</text:p>
          </table:table-cell>
          <table:table-cell table:style-name="ce2" office:value-type="float" office:value="20.087" calcext:value-type="float">
            <text:p>20,087</text:p>
          </table:table-cell>
          <table:table-cell table:style-name="ce2" office:value-type="float" office:value="20.118" calcext:value-type="float">
            <text:p>20,118</text:p>
          </table:table-cell>
          <table:table-cell table:style-name="ce2" office:value-type="float" office:value="20.115" calcext:value-type="float">
            <text:p>20,115</text:p>
          </table:table-cell>
          <table:table-cell table:style-name="ce2" table:formula="of:=AVERAGE([.L6:.P6])" office:value-type="float" office:value="20.1146" calcext:value-type="float">
            <text:p>20,1146</text:p>
          </table:table-cell>
          <table:table-cell table:style-name="ce2" table:formula="of:=STDEV([.L6:.P6])" office:value-type="float" office:value="0.0185013513019993" calcext:value-type="float">
            <text:p>0,018501351301999</text:p>
          </table:table-cell>
          <table:table-cell table:number-columns-repeated="8"/>
        </table:table-row>
        <table:table-row table:style-name="ro1">
          <table:table-cell table:style-name="ce1" table:formula="of:=[.A6]+214748365" office:value-type="float" office:value="1288490187" calcext:value-type="float">
            <text:p>1288490187</text:p>
          </table:table-cell>
          <table:table-cell table:style-name="ce2" office:value-type="float" office:value="11.14" calcext:value-type="float">
            <text:p>11,14</text:p>
          </table:table-cell>
          <table:table-cell table:style-name="ce2" office:value-type="float" office:value="11.028" calcext:value-type="float">
            <text:p>11,028</text:p>
          </table:table-cell>
          <table:table-cell table:style-name="ce2" office:value-type="float" office:value="11.118" calcext:value-type="float">
            <text:p>11,118</text:p>
          </table:table-cell>
          <table:table-cell table:style-name="ce2" office:value-type="float" office:value="11.08" calcext:value-type="float">
            <text:p>11,08</text:p>
          </table:table-cell>
          <table:table-cell table:style-name="ce2" office:value-type="float" office:value="11.108" calcext:value-type="float">
            <text:p>11,108</text:p>
          </table:table-cell>
          <table:table-cell table:style-name="ce2" table:formula="of:=AVERAGE([.B7:.F7])" office:value-type="float" office:value="11.0948" calcext:value-type="float">
            <text:p>11,0948</text:p>
          </table:table-cell>
          <table:table-cell table:style-name="ce2" table:formula="of:=STDEV([.B7:.F7])" office:value-type="float" office:value="0.043118441530278" calcext:value-type="float">
            <text:p>0,043118441530278</text:p>
          </table:table-cell>
          <table:table-cell table:number-columns-repeated="2"/>
          <table:table-cell table:style-name="ce1" table:formula="of:=[.K6]+214748365" office:value-type="float" office:value="1288490187" calcext:value-type="float">
            <text:p>1288490187</text:p>
          </table:table-cell>
          <table:table-cell table:style-name="ce2" office:value-type="float" office:value="24.119" calcext:value-type="float">
            <text:p>24,119</text:p>
          </table:table-cell>
          <table:table-cell table:style-name="ce2" office:value-type="float" office:value="24.295" calcext:value-type="float">
            <text:p>24,295</text:p>
          </table:table-cell>
          <table:table-cell table:style-name="ce2" office:value-type="float" office:value="23.874" calcext:value-type="float">
            <text:p>23,874</text:p>
          </table:table-cell>
          <table:table-cell table:style-name="ce2" office:value-type="float" office:value="24.075" calcext:value-type="float">
            <text:p>24,075</text:p>
          </table:table-cell>
          <table:table-cell table:style-name="ce2" office:value-type="float" office:value="24.119" calcext:value-type="float">
            <text:p>24,119</text:p>
          </table:table-cell>
          <table:table-cell table:style-name="ce2" table:formula="of:=AVERAGE([.L7:.P7])" office:value-type="float" office:value="24.0964" calcext:value-type="float">
            <text:p>24,0964</text:p>
          </table:table-cell>
          <table:table-cell table:style-name="ce2" table:formula="of:=STDEV([.L7:.P7])" office:value-type="float" office:value="0.150318994142458" calcext:value-type="float">
            <text:p>0,150318994142458</text:p>
          </table:table-cell>
          <table:table-cell table:number-columns-repeated="8"/>
        </table:table-row>
        <table:table-row table:style-name="ro1">
          <table:table-cell table:style-name="ce1" table:formula="of:=[.A7]+214748365" office:value-type="float" office:value="1503238552" calcext:value-type="float">
            <text:p>1503238552</text:p>
          </table:table-cell>
          <table:table-cell table:style-name="ce2" office:value-type="float" office:value="12.956" calcext:value-type="float">
            <text:p>12,956</text:p>
          </table:table-cell>
          <table:table-cell table:style-name="ce2" office:value-type="float" office:value="12.941" calcext:value-type="float">
            <text:p>12,941</text:p>
          </table:table-cell>
          <table:table-cell table:style-name="ce2" office:value-type="float" office:value="12.931" calcext:value-type="float">
            <text:p>12,931</text:p>
          </table:table-cell>
          <table:table-cell table:style-name="ce2" office:value-type="float" office:value="12.947" calcext:value-type="float">
            <text:p>12,947</text:p>
          </table:table-cell>
          <table:table-cell table:style-name="ce2" office:value-type="float" office:value="12.945" calcext:value-type="float">
            <text:p>12,945</text:p>
          </table:table-cell>
          <table:table-cell table:style-name="ce2" table:formula="of:=AVERAGE([.B8:.F8])" office:value-type="float" office:value="12.944" calcext:value-type="float">
            <text:p>12,944</text:p>
          </table:table-cell>
          <table:table-cell table:style-name="ce2" table:formula="of:=STDEV([.B8:.F8])" office:value-type="float" office:value="0.00911043357914369" calcext:value-type="float">
            <text:p>0,009110433579144</text:p>
          </table:table-cell>
          <table:table-cell table:number-columns-repeated="2"/>
          <table:table-cell table:style-name="ce1" table:formula="of:=[.K7]+214748365" office:value-type="float" office:value="1503238552" calcext:value-type="float">
            <text:p>1503238552</text:p>
          </table:table-cell>
          <table:table-cell table:style-name="ce2" office:value-type="float" office:value="28.081" calcext:value-type="float">
            <text:p>28,081</text:p>
          </table:table-cell>
          <table:table-cell table:style-name="ce2" office:value-type="float" office:value="28.073" calcext:value-type="float">
            <text:p>28,073</text:p>
          </table:table-cell>
          <table:table-cell table:number-columns-repeated="2" table:style-name="ce2" office:value-type="float" office:value="28.083" calcext:value-type="float">
            <text:p>28,083</text:p>
          </table:table-cell>
          <table:table-cell table:style-name="ce2" office:value-type="float" office:value="28.081" calcext:value-type="float">
            <text:p>28,081</text:p>
          </table:table-cell>
          <table:table-cell table:style-name="ce2" table:formula="of:=AVERAGE([.L8:.P8])" office:value-type="float" office:value="28.0802" calcext:value-type="float">
            <text:p>28,0802</text:p>
          </table:table-cell>
          <table:table-cell table:style-name="ce2" table:formula="of:=STDEV([.L8:.P8])" office:value-type="float" office:value="0.00414728827066479" calcext:value-type="float">
            <text:p>0,004147288270665</text:p>
          </table:table-cell>
          <table:table-cell table:number-columns-repeated="8"/>
        </table:table-row>
        <table:table-row table:style-name="ro1">
          <table:table-cell table:style-name="ce1" table:formula="of:=[.A8]+214748365" office:value-type="float" office:value="1717986917" calcext:value-type="float">
            <text:p>1717986917</text:p>
          </table:table-cell>
          <table:table-cell table:style-name="ce2" office:value-type="float" office:value="14.844" calcext:value-type="float">
            <text:p>14,844</text:p>
          </table:table-cell>
          <table:table-cell table:style-name="ce2" office:value-type="float" office:value="14.787" calcext:value-type="float">
            <text:p>14,787</text:p>
          </table:table-cell>
          <table:table-cell table:style-name="ce2" office:value-type="float" office:value="14.809" calcext:value-type="float">
            <text:p>14,809</text:p>
          </table:table-cell>
          <table:table-cell table:style-name="ce2" office:value-type="float" office:value="14.972" calcext:value-type="float">
            <text:p>14,972</text:p>
          </table:table-cell>
          <table:table-cell table:style-name="ce2" office:value-type="float" office:value="14.779" calcext:value-type="float">
            <text:p>14,779</text:p>
          </table:table-cell>
          <table:table-cell table:style-name="ce2" table:formula="of:=AVERAGE([.B9:.F9])" office:value-type="float" office:value="14.8382" calcext:value-type="float">
            <text:p>14,8382</text:p>
          </table:table-cell>
          <table:table-cell table:style-name="ce2" table:formula="of:=STDEV([.B9:.F9])" office:value-type="float" office:value="0.0789221135043909" calcext:value-type="float">
            <text:p>0,078922113504391</text:p>
          </table:table-cell>
          <table:table-cell table:number-columns-repeated="2"/>
          <table:table-cell table:style-name="ce1" table:formula="of:=[.K8]+214748365" office:value-type="float" office:value="1717986917" calcext:value-type="float">
            <text:p>1717986917</text:p>
          </table:table-cell>
          <table:table-cell table:style-name="ce2" office:value-type="float" office:value="32.039" calcext:value-type="float">
            <text:p>32,039</text:p>
          </table:table-cell>
          <table:table-cell table:style-name="ce2" office:value-type="float" office:value="32.044" calcext:value-type="float">
            <text:p>32,044</text:p>
          </table:table-cell>
          <table:table-cell table:style-name="ce2" office:value-type="float" office:value="32.045" calcext:value-type="float">
            <text:p>32,045</text:p>
          </table:table-cell>
          <table:table-cell table:style-name="ce2" office:value-type="float" office:value="32.039" calcext:value-type="float">
            <text:p>32,039</text:p>
          </table:table-cell>
          <table:table-cell table:style-name="ce2" office:value-type="float" office:value="32.012" calcext:value-type="float">
            <text:p>32,012</text:p>
          </table:table-cell>
          <table:table-cell table:style-name="ce2" table:formula="of:=AVERAGE([.L9:.P9])" office:value-type="float" office:value="32.0358" calcext:value-type="float">
            <text:p>32,0358</text:p>
          </table:table-cell>
          <table:table-cell table:style-name="ce2" table:formula="of:=STDEV([.L9:.P9])" office:value-type="float" office:value="0.0135904378148754" calcext:value-type="float">
            <text:p>0,013590437814875</text:p>
          </table:table-cell>
          <table:table-cell table:number-columns-repeated="8"/>
        </table:table-row>
        <table:table-row table:style-name="ro1">
          <table:table-cell table:style-name="ce1" table:formula="of:=[.A9]+214748365" office:value-type="float" office:value="1932735282" calcext:value-type="float">
            <text:p>1932735282</text:p>
          </table:table-cell>
          <table:table-cell table:style-name="ce2" office:value-type="float" office:value="16.709" calcext:value-type="float">
            <text:p>16,709</text:p>
          </table:table-cell>
          <table:table-cell table:style-name="ce2" office:value-type="float" office:value="16.648" calcext:value-type="float">
            <text:p>16,648</text:p>
          </table:table-cell>
          <table:table-cell table:style-name="ce2" office:value-type="float" office:value="16.625" calcext:value-type="float">
            <text:p>16,625</text:p>
          </table:table-cell>
          <table:table-cell table:style-name="ce2" office:value-type="float" office:value="16.624" calcext:value-type="float">
            <text:p>16,624</text:p>
          </table:table-cell>
          <table:table-cell table:style-name="ce2" office:value-type="float" office:value="16.645" calcext:value-type="float">
            <text:p>16,645</text:p>
          </table:table-cell>
          <table:table-cell table:style-name="ce2" table:formula="of:=AVERAGE([.B10:.F10])" office:value-type="float" office:value="16.6502" calcext:value-type="float">
            <text:p>16,6502</text:p>
          </table:table-cell>
          <table:table-cell table:style-name="ce2" table:formula="of:=STDEV([.B10:.F10])" office:value-type="float" office:value="0.0346799653979067" calcext:value-type="float">
            <text:p>0,034679965397907</text:p>
          </table:table-cell>
          <table:table-cell table:number-columns-repeated="2"/>
          <table:table-cell table:style-name="ce1" table:formula="of:=[.K9]+214748365" office:value-type="float" office:value="1932735282" calcext:value-type="float">
            <text:p>1932735282</text:p>
          </table:table-cell>
          <table:table-cell table:style-name="ce2" office:value-type="float" office:value="35.98" calcext:value-type="float">
            <text:p>35,98</text:p>
          </table:table-cell>
          <table:table-cell table:style-name="ce2" office:value-type="float" office:value="35.979" calcext:value-type="float">
            <text:p>35,979</text:p>
          </table:table-cell>
          <table:table-cell table:style-name="ce2" office:value-type="float" office:value="36.008" calcext:value-type="float">
            <text:p>36,008</text:p>
          </table:table-cell>
          <table:table-cell table:style-name="ce2" office:value-type="float" office:value="36.003" calcext:value-type="float">
            <text:p>36,003</text:p>
          </table:table-cell>
          <table:table-cell table:style-name="ce2" office:value-type="float" office:value="36.005" calcext:value-type="float">
            <text:p>36,005</text:p>
          </table:table-cell>
          <table:table-cell table:style-name="ce2" table:formula="of:=AVERAGE([.L10:.P10])" office:value-type="float" office:value="35.995" calcext:value-type="float">
            <text:p>35,995</text:p>
          </table:table-cell>
          <table:table-cell table:style-name="ce2" table:formula="of:=STDEV([.L10:.P10])" office:value-type="float" office:value="0.0142653426176892" calcext:value-type="float">
            <text:p>0,014265342617689</text:p>
          </table:table-cell>
          <table:table-cell table:number-columns-repeated="8"/>
        </table:table-row>
        <table:table-row table:style-name="ro1">
          <table:table-cell table:style-name="ce1" table:formula="of:=[.A10]+214748365" office:value-type="float" office:value="2147483647" calcext:value-type="float">
            <text:p>2147483647</text:p>
          </table:table-cell>
          <table:table-cell table:style-name="ce2" office:value-type="float" office:value="18.667" calcext:value-type="float">
            <text:p>18,667</text:p>
          </table:table-cell>
          <table:table-cell table:style-name="ce2" office:value-type="float" office:value="18.6" calcext:value-type="float">
            <text:p>18,6</text:p>
          </table:table-cell>
          <table:table-cell table:style-name="ce2" office:value-type="float" office:value="18.539" calcext:value-type="float">
            <text:p>18,539</text:p>
          </table:table-cell>
          <table:table-cell table:style-name="ce2" office:value-type="float" office:value="18.493" calcext:value-type="float">
            <text:p>18,493</text:p>
          </table:table-cell>
          <table:table-cell table:style-name="ce2" office:value-type="float" office:value="18.47" calcext:value-type="float">
            <text:p>18,47</text:p>
          </table:table-cell>
          <table:table-cell table:style-name="ce2" table:formula="of:=AVERAGE([.B11:.F11])" office:value-type="float" office:value="18.5538" calcext:value-type="float">
            <text:p>18,5538</text:p>
          </table:table-cell>
          <table:table-cell table:style-name="ce2" table:formula="of:=STDEV([.B11:.F11])" office:value-type="float" office:value="0.0804468768815807" calcext:value-type="float">
            <text:p>0,080446876881581</text:p>
          </table:table-cell>
          <table:table-cell table:number-columns-repeated="2"/>
          <table:table-cell table:style-name="ce1" table:formula="of:=[.K10]+214748365" office:value-type="float" office:value="2147483647" calcext:value-type="float">
            <text:p>2147483647</text:p>
          </table:table-cell>
          <table:table-cell table:style-name="ce2" office:value-type="float" office:value="39.974" calcext:value-type="float">
            <text:p>39,974</text:p>
          </table:table-cell>
          <table:table-cell table:style-name="ce2" office:value-type="float" office:value="39.957" calcext:value-type="float">
            <text:p>39,957</text:p>
          </table:table-cell>
          <table:table-cell table:style-name="ce2" office:value-type="float" office:value="39.933" calcext:value-type="float">
            <text:p>39,933</text:p>
          </table:table-cell>
          <table:table-cell table:style-name="ce2" office:value-type="float" office:value="39.945" calcext:value-type="float">
            <text:p>39,945</text:p>
          </table:table-cell>
          <table:table-cell table:style-name="ce2" office:value-type="float" office:value="39.973" calcext:value-type="float">
            <text:p>39,973</text:p>
          </table:table-cell>
          <table:table-cell table:style-name="ce2" table:formula="of:=AVERAGE([.L11:.P11])" office:value-type="float" office:value="39.9564" calcext:value-type="float">
            <text:p>39,9564</text:p>
          </table:table-cell>
          <table:table-cell table:style-name="ce2" table:formula="of:=STDEV([.L11:.P11])" office:value-type="float" office:value="0.0177707625047425" calcext:value-type="float">
            <text:p>0,017770762504743</text:p>
          </table:table-cell>
          <table:table-cell table:number-columns-repeated="8"/>
        </table:table-row>
        <table:table-row table:style-name="ro1" table:number-rows-repeated="21">
          <table:table-cell table:number-columns-repeated="26"/>
        </table:table-row>
        <table:table-row table:style-name="ro1">
          <table:table-cell table:number-columns-repeated="2"/>
          <table:table-cell table:style-name="ce3"/>
          <table:table-cell table:number-columns-repeated="2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  <table:table-cell table:number-columns-repeated="10"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</table:table-row>
        <table:table-row table:style-name="ro1"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0.929" calcext:value-type="float">
            <text:p>0,929</text:p>
          </table:table-cell>
          <table:table-cell table:style-name="ce2" office:value-type="float" office:value="0.937" calcext:value-type="float">
            <text:p>0,937</text:p>
          </table:table-cell>
          <table:table-cell table:style-name="ce2" office:value-type="float" office:value="0.922" calcext:value-type="float">
            <text:p>0,922</text:p>
          </table:table-cell>
          <table:table-cell table:style-name="ce2" office:value-type="float" office:value="0.935" calcext:value-type="float">
            <text:p>0,935</text:p>
          </table:table-cell>
          <table:table-cell table:style-name="ce2" office:value-type="float" office:value="0.913" calcext:value-type="float">
            <text:p>0,913</text:p>
          </table:table-cell>
          <table:table-cell table:style-name="ce2" table:formula="of:=AVERAGE([.B38:.F38])" office:value-type="float" office:value="0.9272" calcext:value-type="float">
            <text:p>0,9272</text:p>
          </table:table-cell>
          <table:table-cell table:style-name="ce2" table:formula="of:=STDEV([.B38:.F38])" office:value-type="float" office:value="0.009859006035093" calcext:value-type="float">
            <text:p>0,009859006035093</text:p>
          </table:table-cell>
          <table:table-cell table:number-columns-repeated="10"/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2.279" calcext:value-type="float">
            <text:p>2,279</text:p>
          </table:table-cell>
          <table:table-cell table:style-name="ce2" office:value-type="float" office:value="2.289" calcext:value-type="float">
            <text:p>2,289</text:p>
          </table:table-cell>
          <table:table-cell table:style-name="ce2" office:value-type="float" office:value="2.275" calcext:value-type="float">
            <text:p>2,275</text:p>
          </table:table-cell>
          <table:table-cell table:style-name="ce2" office:value-type="float" office:value="2.278" calcext:value-type="float">
            <text:p>2,278</text:p>
          </table:table-cell>
          <table:table-cell table:style-name="ce2" office:value-type="float" office:value="2.276" calcext:value-type="float">
            <text:p>2,276</text:p>
          </table:table-cell>
          <table:table-cell table:style-name="ce2" table:formula="of:=AVERAGE([.T38:.X38])" office:value-type="float" office:value="2.2794" calcext:value-type="float">
            <text:p>2,2794</text:p>
          </table:table-cell>
          <table:table-cell table:style-name="ce2" table:formula="of:=STDEV([.T38:.X38])" office:value-type="float" office:value="0.00559464029227986" calcext:value-type="float">
            <text:p>0,00559464029228</text:p>
          </table:table-cell>
        </table:table-row>
        <table:table-row table:style-name="ro1">
          <table:table-cell table:style-name="ce1" table:formula="of:=[.A38]+214748365" office:value-type="float" office:value="429496727" calcext:value-type="float">
            <text:p>429496727</text:p>
          </table:table-cell>
          <table:table-cell table:style-name="ce2" office:value-type="float" office:value="1.853" calcext:value-type="float">
            <text:p>1,853</text:p>
          </table:table-cell>
          <table:table-cell table:style-name="ce2" office:value-type="float" office:value="1.833" calcext:value-type="float">
            <text:p>1,833</text:p>
          </table:table-cell>
          <table:table-cell table:style-name="ce2" office:value-type="float" office:value="1.876" calcext:value-type="float">
            <text:p>1,876</text:p>
          </table:table-cell>
          <table:table-cell table:style-name="ce2" office:value-type="float" office:value="1.912" calcext:value-type="float">
            <text:p>1,912</text:p>
          </table:table-cell>
          <table:table-cell table:style-name="ce2" office:value-type="float" office:value="1.833" calcext:value-type="float">
            <text:p>1,833</text:p>
          </table:table-cell>
          <table:table-cell table:style-name="ce2" table:formula="of:=AVERAGE([.B39:.F39])" office:value-type="float" office:value="1.8614" calcext:value-type="float">
            <text:p>1,8614</text:p>
          </table:table-cell>
          <table:table-cell table:style-name="ce2" table:formula="of:=STDEV([.B39:.F39])" office:value-type="float" office:value="0.0333811323954116" calcext:value-type="float">
            <text:p>0,033381132395412</text:p>
          </table:table-cell>
          <table:table-cell table:number-columns-repeated="10"/>
          <table:table-cell table:style-name="ce1" table:formula="of:=[.S38]+214748365" office:value-type="float" office:value="429496727" calcext:value-type="float">
            <text:p>429496727</text:p>
          </table:table-cell>
          <table:table-cell table:style-name="ce2" office:value-type="float" office:value="4.269" calcext:value-type="float">
            <text:p>4,269</text:p>
          </table:table-cell>
          <table:table-cell table:style-name="ce2" office:value-type="float" office:value="4.27" calcext:value-type="float">
            <text:p>4,27</text:p>
          </table:table-cell>
          <table:table-cell table:style-name="ce2" office:value-type="float" office:value="4.38" calcext:value-type="float">
            <text:p>4,38</text:p>
          </table:table-cell>
          <table:table-cell table:style-name="ce2" office:value-type="float" office:value="4.329" calcext:value-type="float">
            <text:p>4,329</text:p>
          </table:table-cell>
          <table:table-cell table:style-name="ce2" office:value-type="float" office:value="4.257" calcext:value-type="float">
            <text:p>4,257</text:p>
          </table:table-cell>
          <table:table-cell table:style-name="ce2" table:formula="of:=AVERAGE([.T39:.X39])" office:value-type="float" office:value="4.301" calcext:value-type="float">
            <text:p>4,301</text:p>
          </table:table-cell>
          <table:table-cell table:style-name="ce2" table:formula="of:=STDEV([.T39:.X39])" office:value-type="float" office:value="0.0523115665986023" calcext:value-type="float">
            <text:p>0,052311566598602</text:p>
          </table:table-cell>
        </table:table-row>
        <table:table-row table:style-name="ro1">
          <table:table-cell table:style-name="ce1" table:formula="of:=[.A39]+214748365" office:value-type="float" office:value="644245092" calcext:value-type="float">
            <text:p>644245092</text:p>
          </table:table-cell>
          <table:table-cell table:style-name="ce2" office:value-type="float" office:value="2.761" calcext:value-type="float">
            <text:p>2,761</text:p>
          </table:table-cell>
          <table:table-cell table:style-name="ce2" office:value-type="float" office:value="2.762" calcext:value-type="float">
            <text:p>2,762</text:p>
          </table:table-cell>
          <table:table-cell table:style-name="ce2" office:value-type="float" office:value="2.802" calcext:value-type="float">
            <text:p>2,802</text:p>
          </table:table-cell>
          <table:table-cell table:style-name="ce2" office:value-type="float" office:value="2.846" calcext:value-type="float">
            <text:p>2,846</text:p>
          </table:table-cell>
          <table:table-cell table:style-name="ce2" office:value-type="float" office:value="2.759" calcext:value-type="float">
            <text:p>2,759</text:p>
          </table:table-cell>
          <table:table-cell table:style-name="ce2" table:formula="of:=AVERAGE([.B40:.F40])" office:value-type="float" office:value="2.786" calcext:value-type="float">
            <text:p>2,786</text:p>
          </table:table-cell>
          <table:table-cell table:style-name="ce2" table:formula="of:=STDEV([.B40:.F40])" office:value-type="float" office:value="0.0380328805114733" calcext:value-type="float">
            <text:p>0,038032880511473</text:p>
          </table:table-cell>
          <table:table-cell table:number-columns-repeated="10"/>
          <table:table-cell table:style-name="ce1" table:formula="of:=[.S39]+214748365" office:value-type="float" office:value="644245092" calcext:value-type="float">
            <text:p>644245092</text:p>
          </table:table-cell>
          <table:table-cell table:style-name="ce2" office:value-type="float" office:value="6.287" calcext:value-type="float">
            <text:p>6,287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6.248" calcext:value-type="float">
            <text:p>6,248</text:p>
          </table:table-cell>
          <table:table-cell table:style-name="ce2" office:value-type="float" office:value="6.253" calcext:value-type="float">
            <text:p>6,253</text:p>
          </table:table-cell>
          <table:table-cell table:style-name="ce2" office:value-type="float" office:value="6.831" calcext:value-type="float">
            <text:p>6,831</text:p>
          </table:table-cell>
          <table:table-cell table:style-name="ce2" table:formula="of:=AVERAGE([.T40:.X40])" office:value-type="float" office:value="6.3738" calcext:value-type="float">
            <text:p>6,3738</text:p>
          </table:table-cell>
          <table:table-cell table:style-name="ce2" table:formula="of:=STDEV([.T40:.X40])" office:value-type="float" office:value="0.25608143236088" calcext:value-type="float">
            <text:p>0,25608143236088</text:p>
          </table:table-cell>
        </table:table-row>
        <table:table-row table:style-name="ro1">
          <table:table-cell table:style-name="ce1" table:formula="of:=[.A40]+214748365" office:value-type="float" office:value="858993457" calcext:value-type="float">
            <text:p>858993457</text:p>
          </table:table-cell>
          <table:table-cell table:style-name="ce2" office:value-type="float" office:value="3.655" calcext:value-type="float">
            <text:p>3,655</text:p>
          </table:table-cell>
          <table:table-cell table:style-name="ce2" office:value-type="float" office:value="3.666" calcext:value-type="float">
            <text:p>3,666</text:p>
          </table:table-cell>
          <table:table-cell table:style-name="ce2" office:value-type="float" office:value="3.676" calcext:value-type="float">
            <text:p>3,676</text:p>
          </table:table-cell>
          <table:table-cell table:style-name="ce2" office:value-type="float" office:value="3.763" calcext:value-type="float">
            <text:p>3,763</text:p>
          </table:table-cell>
          <table:table-cell table:style-name="ce2" office:value-type="float" office:value="3.668" calcext:value-type="float">
            <text:p>3,668</text:p>
          </table:table-cell>
          <table:table-cell table:style-name="ce2" table:formula="of:=AVERAGE([.B41:.F41])" office:value-type="float" office:value="3.6856" calcext:value-type="float">
            <text:p>3,6856</text:p>
          </table:table-cell>
          <table:table-cell table:style-name="ce2" table:formula="of:=STDEV([.B41:.F41])" office:value-type="float" office:value="0.0439124128237107" calcext:value-type="float">
            <text:p>0,043912412823711</text:p>
          </table:table-cell>
          <table:table-cell table:number-columns-repeated="10"/>
          <table:table-cell table:style-name="ce1" table:formula="of:=[.S40]+214748365" office:value-type="float" office:value="858993457" calcext:value-type="float">
            <text:p>858993457</text:p>
          </table:table-cell>
          <table:table-cell table:style-name="ce2" office:value-type="float" office:value="8.228" calcext:value-type="float">
            <text:p>8,228</text:p>
          </table:table-cell>
          <table:table-cell table:style-name="ce2" office:value-type="float" office:value="8.241" calcext:value-type="float">
            <text:p>8,241</text:p>
          </table:table-cell>
          <table:table-cell table:style-name="ce2" office:value-type="float" office:value="8.235" calcext:value-type="float">
            <text:p>8,235</text:p>
          </table:table-cell>
          <table:table-cell table:style-name="ce2" office:value-type="float" office:value="8.257" calcext:value-type="float">
            <text:p>8,257</text:p>
          </table:table-cell>
          <table:table-cell table:style-name="ce2" office:value-type="float" office:value="8.243" calcext:value-type="float">
            <text:p>8,243</text:p>
          </table:table-cell>
          <table:table-cell table:style-name="ce2" table:formula="of:=AVERAGE([.T41:.X41])" office:value-type="float" office:value="8.2408" calcext:value-type="float">
            <text:p>8,2408</text:p>
          </table:table-cell>
          <table:table-cell table:style-name="ce2" table:formula="of:=STDEV([.T41:.X41])" office:value-type="float" office:value="0.0107796103825695" calcext:value-type="float">
            <text:p>0,01077961038257</text:p>
          </table:table-cell>
        </table:table-row>
        <table:table-row table:style-name="ro1">
          <table:table-cell table:style-name="ce1" table:formula="of:=[.A41]+214748365" office:value-type="float" office:value="1073741822" calcext:value-type="float">
            <text:p>1073741822</text:p>
          </table:table-cell>
          <table:table-cell table:style-name="ce2" office:value-type="float" office:value="4.677" calcext:value-type="float">
            <text:p>4,677</text:p>
          </table:table-cell>
          <table:table-cell table:style-name="ce2" office:value-type="float" office:value="4.58" calcext:value-type="float">
            <text:p>4,58</text:p>
          </table:table-cell>
          <table:table-cell table:style-name="ce2" office:value-type="float" office:value="4.672" calcext:value-type="float">
            <text:p>4,672</text:p>
          </table:table-cell>
          <table:table-cell table:style-name="ce2" office:value-type="float" office:value="4.665" calcext:value-type="float">
            <text:p>4,665</text:p>
          </table:table-cell>
          <table:table-cell table:style-name="ce2" office:value-type="float" office:value="4.569" calcext:value-type="float">
            <text:p>4,569</text:p>
          </table:table-cell>
          <table:table-cell table:style-name="ce2" table:formula="of:=AVERAGE([.B42:.F42])" office:value-type="float" office:value="4.6326" calcext:value-type="float">
            <text:p>4,6326</text:p>
          </table:table-cell>
          <table:table-cell table:style-name="ce2" table:formula="of:=STDEV([.B42:.F42])" office:value-type="float" office:value="0.0533507263305757" calcext:value-type="float">
            <text:p>0,053350726330576</text:p>
          </table:table-cell>
          <table:table-cell table:number-columns-repeated="10"/>
          <table:table-cell table:style-name="ce1" table:formula="of:=[.S41]+214748365" office:value-type="float" office:value="1073741822" calcext:value-type="float">
            <text:p>1073741822</text:p>
          </table:table-cell>
          <table:table-cell table:style-name="ce2" office:value-type="float" office:value="10.317" calcext:value-type="float">
            <text:p>10,317</text:p>
          </table:table-cell>
          <table:table-cell table:style-name="ce2" office:value-type="float" office:value="10.243" calcext:value-type="float">
            <text:p>10,243</text:p>
          </table:table-cell>
          <table:table-cell table:style-name="ce2" office:value-type="float" office:value="10.247" calcext:value-type="float">
            <text:p>10,247</text:p>
          </table:table-cell>
          <table:table-cell table:style-name="ce2" office:value-type="float" office:value="10.232" calcext:value-type="float">
            <text:p>10,232</text:p>
          </table:table-cell>
          <table:table-cell table:style-name="ce2" office:value-type="float" office:value="10.236" calcext:value-type="float">
            <text:p>10,236</text:p>
          </table:table-cell>
          <table:table-cell table:style-name="ce2" table:formula="of:=AVERAGE([.T42:.X42])" office:value-type="float" office:value="10.255" calcext:value-type="float">
            <text:p>10,255</text:p>
          </table:table-cell>
          <table:table-cell table:style-name="ce2" table:formula="of:=STDEV([.T42:.X42])" office:value-type="float" office:value="0.0351496799416439" calcext:value-type="float">
            <text:p>0,035149679941644</text:p>
          </table:table-cell>
        </table:table-row>
        <table:table-row table:style-name="ro1">
          <table:table-cell table:style-name="ce1" table:formula="of:=[.A42]+214748365" office:value-type="float" office:value="1288490187" calcext:value-type="float">
            <text:p>1288490187</text:p>
          </table:table-cell>
          <table:table-cell table:style-name="ce2" office:value-type="float" office:value="5.601" calcext:value-type="float">
            <text:p>5,601</text:p>
          </table:table-cell>
          <table:table-cell table:style-name="ce2" office:value-type="float" office:value="5.503" calcext:value-type="float">
            <text:p>5,503</text:p>
          </table:table-cell>
          <table:table-cell table:style-name="ce2" office:value-type="float" office:value="5.517" calcext:value-type="float">
            <text:p>5,517</text:p>
          </table:table-cell>
          <table:table-cell table:style-name="ce2" office:value-type="float" office:value="5.652" calcext:value-type="float">
            <text:p>5,652</text:p>
          </table:table-cell>
          <table:table-cell table:style-name="ce2" office:value-type="float" office:value="5.508" calcext:value-type="float">
            <text:p>5,508</text:p>
          </table:table-cell>
          <table:table-cell table:style-name="ce2" table:formula="of:=AVERAGE([.B43:.F43])" office:value-type="float" office:value="5.5562" calcext:value-type="float">
            <text:p>5,5562</text:p>
          </table:table-cell>
          <table:table-cell table:style-name="ce2" table:formula="of:=STDEV([.B43:.F43])" office:value-type="float" office:value="0.0668483358057626" calcext:value-type="float">
            <text:p>0,066848335805763</text:p>
          </table:table-cell>
          <table:table-cell table:number-columns-repeated="10"/>
          <table:table-cell table:style-name="ce1" table:formula="of:=[.S42]+214748365" office:value-type="float" office:value="1288490187" calcext:value-type="float">
            <text:p>1288490187</text:p>
          </table:table-cell>
          <table:table-cell table:style-name="ce2" office:value-type="float" office:value="12.235" calcext:value-type="float">
            <text:p>12,235</text:p>
          </table:table-cell>
          <table:table-cell table:style-name="ce2" office:value-type="float" office:value="12.204" calcext:value-type="float">
            <text:p>12,204</text:p>
          </table:table-cell>
          <table:table-cell table:style-name="ce2" office:value-type="float" office:value="12.241" calcext:value-type="float">
            <text:p>12,241</text:p>
          </table:table-cell>
          <table:table-cell table:style-name="ce2" office:value-type="float" office:value="12.226" calcext:value-type="float">
            <text:p>12,226</text:p>
          </table:table-cell>
          <table:table-cell table:style-name="ce2" office:value-type="float" office:value="12.236" calcext:value-type="float">
            <text:p>12,236</text:p>
          </table:table-cell>
          <table:table-cell table:style-name="ce2" table:formula="of:=AVERAGE([.T43:.X43])" office:value-type="float" office:value="12.2284" calcext:value-type="float">
            <text:p>12,2284</text:p>
          </table:table-cell>
          <table:table-cell table:style-name="ce2" table:formula="of:=STDEV([.T43:.X43])" office:value-type="float" office:value="0.0146731046476194" calcext:value-type="float">
            <text:p>0,014673104647619</text:p>
          </table:table-cell>
        </table:table-row>
        <table:table-row table:style-name="ro1">
          <table:table-cell table:style-name="ce1" table:formula="of:=[.A43]+214748365" office:value-type="float" office:value="1503238552" calcext:value-type="float">
            <text:p>1503238552</text:p>
          </table:table-cell>
          <table:table-cell table:style-name="ce2" office:value-type="float" office:value="6.517" calcext:value-type="float">
            <text:p>6,517</text:p>
          </table:table-cell>
          <table:table-cell table:style-name="ce2" office:value-type="float" office:value="6.435" calcext:value-type="float">
            <text:p>6,435</text:p>
          </table:table-cell>
          <table:table-cell table:number-columns-repeated="2" table:style-name="ce2" office:value-type="float" office:value="6.422" calcext:value-type="float">
            <text:p>6,422</text:p>
          </table:table-cell>
          <table:table-cell table:style-name="ce2" office:value-type="float" office:value="6.379" calcext:value-type="float">
            <text:p>6,379</text:p>
          </table:table-cell>
          <table:table-cell table:style-name="ce2" table:formula="of:=AVERAGE([.B44:.F44])" office:value-type="float" office:value="6.435" calcext:value-type="float">
            <text:p>6,435</text:p>
          </table:table-cell>
          <table:table-cell table:style-name="ce2" table:formula="of:=STDEV([.B44:.F44])" office:value-type="float" office:value="0.0504925737113888" calcext:value-type="float">
            <text:p>0,050492573711389</text:p>
          </table:table-cell>
          <table:table-cell table:number-columns-repeated="10"/>
          <table:table-cell table:style-name="ce1" table:formula="of:=[.S43]+214748365" office:value-type="float" office:value="1503238552" calcext:value-type="float">
            <text:p>1503238552</text:p>
          </table:table-cell>
          <table:table-cell table:style-name="ce2" office:value-type="float" office:value="14.213" calcext:value-type="float">
            <text:p>14,213</text:p>
          </table:table-cell>
          <table:table-cell table:style-name="ce2" office:value-type="float" office:value="14.192" calcext:value-type="float">
            <text:p>14,192</text:p>
          </table:table-cell>
          <table:table-cell table:style-name="ce2" office:value-type="float" office:value="14.202" calcext:value-type="float">
            <text:p>14,202</text:p>
          </table:table-cell>
          <table:table-cell table:style-name="ce2" office:value-type="float" office:value="14.448" calcext:value-type="float">
            <text:p>14,448</text:p>
          </table:table-cell>
          <table:table-cell table:style-name="ce2" office:value-type="float" office:value="14.182" calcext:value-type="float">
            <text:p>14,182</text:p>
          </table:table-cell>
          <table:table-cell table:style-name="ce2" table:formula="of:=AVERAGE([.T44:.X44])" office:value-type="float" office:value="14.2474" calcext:value-type="float">
            <text:p>14,2474</text:p>
          </table:table-cell>
          <table:table-cell table:style-name="ce2" table:formula="of:=STDEV([.T44:.X44])" office:value-type="float" office:value="0.112728878287687" calcext:value-type="float">
            <text:p>0,112728878287687</text:p>
          </table:table-cell>
        </table:table-row>
        <table:table-row table:style-name="ro1">
          <table:table-cell table:style-name="ce1" table:formula="of:=[.A44]+214748365" office:value-type="float" office:value="1717986917" calcext:value-type="float">
            <text:p>1717986917</text:p>
          </table:table-cell>
          <table:table-cell table:style-name="ce2" office:value-type="float" office:value="7.314" calcext:value-type="float">
            <text:p>7,314</text:p>
          </table:table-cell>
          <table:table-cell table:style-name="ce2" office:value-type="float" office:value="7.336" calcext:value-type="float">
            <text:p>7,336</text:p>
          </table:table-cell>
          <table:table-cell table:style-name="ce2" office:value-type="float" office:value="7.331" calcext:value-type="float">
            <text:p>7,331</text:p>
          </table:table-cell>
          <table:table-cell table:style-name="ce2" office:value-type="float" office:value="7.345" calcext:value-type="float">
            <text:p>7,345</text:p>
          </table:table-cell>
          <table:table-cell table:style-name="ce2" office:value-type="float" office:value="7.36" calcext:value-type="float">
            <text:p>7,36</text:p>
          </table:table-cell>
          <table:table-cell table:style-name="ce2" table:formula="of:=AVERAGE([.B45:.F45])" office:value-type="float" office:value="7.3372" calcext:value-type="float">
            <text:p>7,3372</text:p>
          </table:table-cell>
          <table:table-cell table:style-name="ce2" table:formula="of:=STDEV([.B45:.F45])" office:value-type="float" office:value="0.0170205757834452" calcext:value-type="float">
            <text:p>0,017020575783445</text:p>
          </table:table-cell>
          <table:table-cell table:number-columns-repeated="10"/>
          <table:table-cell table:style-name="ce1" table:formula="of:=[.S44]+214748365" office:value-type="float" office:value="1717986917" calcext:value-type="float">
            <text:p>1717986917</text:p>
          </table:table-cell>
          <table:table-cell table:style-name="ce7" office:value-type="float" office:value="16.169" calcext:value-type="float">
            <text:p>16,169</text:p>
          </table:table-cell>
          <table:table-cell table:style-name="ce2" office:value-type="float" office:value="16.244" calcext:value-type="float">
            <text:p>16,244</text:p>
          </table:table-cell>
          <table:table-cell table:style-name="ce2" office:value-type="float" office:value="16.198" calcext:value-type="float">
            <text:p>16,198</text:p>
          </table:table-cell>
          <table:table-cell table:style-name="ce2" office:value-type="float" office:value="16.191" calcext:value-type="float">
            <text:p>16,191</text:p>
          </table:table-cell>
          <table:table-cell table:style-name="ce2" office:value-type="float" office:value="16.17" calcext:value-type="float">
            <text:p>16,17</text:p>
          </table:table-cell>
          <table:table-cell table:style-name="ce2" table:formula="of:=AVERAGE([.T45:.X45])" office:value-type="float" office:value="16.1944" calcext:value-type="float">
            <text:p>16,1944</text:p>
          </table:table-cell>
          <table:table-cell table:style-name="ce2" table:formula="of:=STDEV([.T45:.X45])" office:value-type="float" office:value="0.0305172082602582" calcext:value-type="float">
            <text:p>0,030517208260258</text:p>
          </table:table-cell>
        </table:table-row>
        <table:table-row table:style-name="ro1">
          <table:table-cell table:style-name="ce1" table:formula="of:=[.A45]+214748365" office:value-type="float" office:value="1932735282" calcext:value-type="float">
            <text:p>1932735282</text:p>
          </table:table-cell>
          <table:table-cell table:style-name="ce2" office:value-type="float" office:value="8.238" calcext:value-type="float">
            <text:p>8,238</text:p>
          </table:table-cell>
          <table:table-cell table:style-name="ce2" office:value-type="float" office:value="8.247" calcext:value-type="float">
            <text:p>8,247</text:p>
          </table:table-cell>
          <table:table-cell table:style-name="ce2" office:value-type="float" office:value="8.204" calcext:value-type="float">
            <text:p>8,204</text:p>
          </table:table-cell>
          <table:table-cell table:style-name="ce2" office:value-type="float" office:value="8.215" calcext:value-type="float">
            <text:p>8,215</text:p>
          </table:table-cell>
          <table:table-cell table:style-name="ce2" office:value-type="float" office:value="8.235" calcext:value-type="float">
            <text:p>8,235</text:p>
          </table:table-cell>
          <table:table-cell table:style-name="ce2" table:formula="of:=AVERAGE([.B46:.F46])" office:value-type="float" office:value="8.2278" calcext:value-type="float">
            <text:p>8,2278</text:p>
          </table:table-cell>
          <table:table-cell table:style-name="ce2" table:formula="of:=STDEV([.B46:.F46])" office:value-type="float" office:value="0.0177115781340904" calcext:value-type="float">
            <text:p>0,01771157813409</text:p>
          </table:table-cell>
          <table:table-cell table:number-columns-repeated="10"/>
          <table:table-cell table:style-name="ce1" table:formula="of:=[.S45]+214748365" office:value-type="float" office:value="1932735282" calcext:value-type="float">
            <text:p>1932735282</text:p>
          </table:table-cell>
          <table:table-cell table:style-name="ce2" office:value-type="float" office:value="18.554" calcext:value-type="float">
            <text:p>18,554</text:p>
          </table:table-cell>
          <table:table-cell table:style-name="ce2" office:value-type="float" office:value="18.183" calcext:value-type="float">
            <text:p>18,183</text:p>
          </table:table-cell>
          <table:table-cell table:style-name="ce2" office:value-type="float" office:value="18.165" calcext:value-type="float">
            <text:p>18,165</text:p>
          </table:table-cell>
          <table:table-cell table:style-name="ce2" office:value-type="float" office:value="18.158" calcext:value-type="float">
            <text:p>18,158</text:p>
          </table:table-cell>
          <table:table-cell table:style-name="ce2" office:value-type="float" office:value="18.172" calcext:value-type="float">
            <text:p>18,172</text:p>
          </table:table-cell>
          <table:table-cell table:style-name="ce2" table:formula="of:=AVERAGE([.T46:.X46])" office:value-type="float" office:value="18.2464" calcext:value-type="float">
            <text:p>18,2464</text:p>
          </table:table-cell>
          <table:table-cell table:style-name="ce2" table:formula="of:=STDEV([.T46:.X46])" office:value-type="float" office:value="0.172201335651033" calcext:value-type="float">
            <text:p>0,172201335651033</text:p>
          </table:table-cell>
        </table:table-row>
        <table:table-row table:style-name="ro1">
          <table:table-cell table:style-name="ce1" table:formula="of:=[.A46]+214748365" office:value-type="float" office:value="2147483647" calcext:value-type="float">
            <text:p>2147483647</text:p>
          </table:table-cell>
          <table:table-cell table:style-name="ce2" office:value-type="float" office:value="9.164" calcext:value-type="float">
            <text:p>9,164</text:p>
          </table:table-cell>
          <table:table-cell table:style-name="ce2" office:value-type="float" office:value="9.136" calcext:value-type="float">
            <text:p>9,136</text:p>
          </table:table-cell>
          <table:table-cell table:style-name="ce2" office:value-type="float" office:value="9.115" calcext:value-type="float">
            <text:p>9,115</text:p>
          </table:table-cell>
          <table:table-cell table:style-name="ce2" office:value-type="float" office:value="9.139" calcext:value-type="float">
            <text:p>9,139</text:p>
          </table:table-cell>
          <table:table-cell table:style-name="ce2" office:value-type="float" office:value="9.126" calcext:value-type="float">
            <text:p>9,126</text:p>
          </table:table-cell>
          <table:table-cell table:style-name="ce2" table:formula="of:=AVERAGE([.B47:.F47])" office:value-type="float" office:value="9.136" calcext:value-type="float">
            <text:p>9,136</text:p>
          </table:table-cell>
          <table:table-cell table:style-name="ce2" table:formula="of:=STDEV([.B47:.F47])" office:value-type="float" office:value="0.0182619823677496" calcext:value-type="float">
            <text:p>0,01826198236775</text:p>
          </table:table-cell>
          <table:table-cell table:number-columns-repeated="10"/>
          <table:table-cell table:style-name="ce1" table:formula="of:=[.S46]+214748365" office:value-type="float" office:value="2147483647" calcext:value-type="float">
            <text:p>2147483647</text:p>
          </table:table-cell>
          <table:table-cell table:style-name="ce2" office:value-type="float" office:value="20.153" calcext:value-type="float">
            <text:p>20,153</text:p>
          </table:table-cell>
          <table:table-cell table:style-name="ce2" office:value-type="float" office:value="20.156" calcext:value-type="float">
            <text:p>20,156</text:p>
          </table:table-cell>
          <table:table-cell table:style-name="ce2" office:value-type="float" office:value="20.255" calcext:value-type="float">
            <text:p>20,255</text:p>
          </table:table-cell>
          <table:table-cell table:style-name="ce2" office:value-type="float" office:value="20.135" calcext:value-type="float">
            <text:p>20,135</text:p>
          </table:table-cell>
          <table:table-cell table:style-name="ce2" office:value-type="float" office:value="20.157" calcext:value-type="float">
            <text:p>20,157</text:p>
          </table:table-cell>
          <table:table-cell table:style-name="ce2" table:formula="of:=AVERAGE([.T47:.X47])" office:value-type="float" office:value="20.1712" calcext:value-type="float">
            <text:p>20,1712</text:p>
          </table:table-cell>
          <table:table-cell table:style-name="ce2" table:formula="of:=STDEV([.T47:.X47])" office:value-type="float" office:value="0.0476885730547681" calcext:value-type="float">
            <text:p>0,047688573054768</text:p>
          </table:table-cell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  <table:table-cell table:number-columns-repeated="10"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</table:table-row>
        <table:table-row table:style-name="ro1"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0.56" calcext:value-type="float">
            <text:p>0,56</text:p>
          </table:table-cell>
          <table:table-cell table:style-name="ce2" office:value-type="float" office:value="0.537" calcext:value-type="float">
            <text:p>0,537</text:p>
          </table:table-cell>
          <table:table-cell table:style-name="ce2" office:value-type="float" office:value="0.487" calcext:value-type="float">
            <text:p>0,487</text:p>
          </table:table-cell>
          <table:table-cell table:style-name="ce2" office:value-type="float" office:value="0.515" calcext:value-type="float">
            <text:p>0,515</text:p>
          </table:table-cell>
          <table:table-cell table:style-name="ce2" office:value-type="float" office:value="0.47" calcext:value-type="float">
            <text:p>0,47</text:p>
          </table:table-cell>
          <table:table-cell table:style-name="ce2" table:formula="of:=AVERAGE([.B59:.F59])" office:value-type="float" office:value="0.5138" calcext:value-type="float">
            <text:p>0,5138</text:p>
          </table:table-cell>
          <table:table-cell table:style-name="ce2" table:formula="of:=STDEV([.B59:.F59])" office:value-type="float" office:value="0.0364376179243375" calcext:value-type="float">
            <text:p>0,036437617924338</text:p>
          </table:table-cell>
          <table:table-cell table:number-columns-repeated="10"/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1.183" calcext:value-type="float">
            <text:p>1,183</text:p>
          </table:table-cell>
          <table:table-cell table:style-name="ce2" office:value-type="float" office:value="1.167" calcext:value-type="float">
            <text:p>1,167</text:p>
          </table:table-cell>
          <table:table-cell table:style-name="ce2" office:value-type="float" office:value="1.179" calcext:value-type="float">
            <text:p>1,179</text:p>
          </table:table-cell>
          <table:table-cell table:style-name="ce2" office:value-type="float" office:value="1.171" calcext:value-type="float">
            <text:p>1,171</text:p>
          </table:table-cell>
          <table:table-cell table:style-name="ce2" office:value-type="float" office:value="1.175" calcext:value-type="float">
            <text:p>1,175</text:p>
          </table:table-cell>
          <table:table-cell table:style-name="ce2" table:formula="of:=AVERAGE([.T59:.X59])" office:value-type="float" office:value="1.175" calcext:value-type="float">
            <text:p>1,175</text:p>
          </table:table-cell>
          <table:table-cell table:style-name="ce2" table:formula="of:=STDEV([.T59:.X59])" office:value-type="float" office:value="0.00632455532033676" calcext:value-type="float">
            <text:p>0,006324555320337</text:p>
          </table:table-cell>
        </table:table-row>
        <table:table-row table:style-name="ro1">
          <table:table-cell table:style-name="ce1" table:formula="of:=[.A59]+214748365" office:value-type="float" office:value="429496727" calcext:value-type="float">
            <text:p>429496727</text:p>
          </table:table-cell>
          <table:table-cell table:style-name="ce2" office:value-type="float" office:value="1.149" calcext:value-type="float">
            <text:p>1,149</text:p>
          </table:table-cell>
          <table:table-cell table:style-name="ce2" office:value-type="float" office:value="0.942" calcext:value-type="float">
            <text:p>0,942</text:p>
          </table:table-cell>
          <table:table-cell table:style-name="ce2" office:value-type="float" office:value="0.969" calcext:value-type="float">
            <text:p>0,969</text:p>
          </table:table-cell>
          <table:table-cell table:style-name="ce2" office:value-type="float" office:value="0.955" calcext:value-type="float">
            <text:p>0,955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table:formula="of:=AVERAGE([.B60:.F60])" office:value-type="float" office:value="0.999" calcext:value-type="float">
            <text:p>0,999</text:p>
          </table:table-cell>
          <table:table-cell table:style-name="ce2" table:formula="of:=STDEV([.B60:.F60])" office:value-type="float" office:value="0.0850676201618454" calcext:value-type="float">
            <text:p>0,085067620161845</text:p>
          </table:table-cell>
          <table:table-cell table:number-columns-repeated="10"/>
          <table:table-cell table:style-name="ce1" table:formula="of:=[.S59]+214748365" office:value-type="float" office:value="429496727" calcext:value-type="float">
            <text:p>429496727</text:p>
          </table:table-cell>
          <table:table-cell table:style-name="ce2" office:value-type="float" office:value="2.326" calcext:value-type="float">
            <text:p>2,326</text:p>
          </table:table-cell>
          <table:table-cell table:style-name="ce2" office:value-type="float" office:value="2.325" calcext:value-type="float">
            <text:p>2,325</text:p>
          </table:table-cell>
          <table:table-cell table:style-name="ce2" office:value-type="float" office:value="2.301" calcext:value-type="float">
            <text:p>2,301</text:p>
          </table:table-cell>
          <table:table-cell table:style-name="ce2" office:value-type="float" office:value="2.304" calcext:value-type="float">
            <text:p>2,304</text:p>
          </table:table-cell>
          <table:table-cell table:style-name="ce2" office:value-type="float" office:value="2.293" calcext:value-type="float">
            <text:p>2,293</text:p>
          </table:table-cell>
          <table:table-cell table:style-name="ce2" table:formula="of:=AVERAGE([.T60:.X60])" office:value-type="float" office:value="2.3098" calcext:value-type="float">
            <text:p>2,3098</text:p>
          </table:table-cell>
          <table:table-cell table:style-name="ce2" table:formula="of:=STDEV([.T60:.X60])" office:value-type="float" office:value="0.0148895936814945" calcext:value-type="float">
            <text:p>0,014889593681495</text:p>
          </table:table-cell>
        </table:table-row>
        <table:table-row table:style-name="ro1">
          <table:table-cell table:style-name="ce1" table:formula="of:=[.A60]+214748365" office:value-type="float" office:value="644245092" calcext:value-type="float">
            <text:p>644245092</text:p>
          </table:table-cell>
          <table:table-cell table:style-name="ce2" office:value-type="float" office:value="1.471" calcext:value-type="float">
            <text:p>1,471</text:p>
          </table:table-cell>
          <table:table-cell table:style-name="ce2" office:value-type="float" office:value="1.405" calcext:value-type="float">
            <text:p>1,405</text:p>
          </table:table-cell>
          <table:table-cell table:style-name="ce2" office:value-type="float" office:value="1.48" calcext:value-type="float">
            <text:p>1,48</text:p>
          </table:table-cell>
          <table:table-cell table:style-name="ce2" office:value-type="float" office:value="1.464" calcext:value-type="float">
            <text:p>1,464</text:p>
          </table:table-cell>
          <table:table-cell table:style-name="ce2" office:value-type="float" office:value="1.402" calcext:value-type="float">
            <text:p>1,402</text:p>
          </table:table-cell>
          <table:table-cell table:style-name="ce2" table:formula="of:=AVERAGE([.B61:.F61])" office:value-type="float" office:value="1.4444" calcext:value-type="float">
            <text:p>1,4444</text:p>
          </table:table-cell>
          <table:table-cell table:style-name="ce2" table:formula="of:=STDEV([.B61:.F61])" office:value-type="float" office:value="0.0377796241378868" calcext:value-type="float">
            <text:p>0,037779624137887</text:p>
          </table:table-cell>
          <table:table-cell table:number-columns-repeated="10"/>
          <table:table-cell table:style-name="ce1" table:formula="of:=[.S60]+214748365" office:value-type="float" office:value="644245092" calcext:value-type="float">
            <text:p>644245092</text:p>
          </table:table-cell>
          <table:table-cell table:style-name="ce2" office:value-type="float" office:value="3.319" calcext:value-type="float">
            <text:p>3,319</text:p>
          </table:table-cell>
          <table:table-cell table:style-name="ce2" office:value-type="float" office:value="3.298" calcext:value-type="float">
            <text:p>3,298</text:p>
          </table:table-cell>
          <table:table-cell table:style-name="ce2" office:value-type="float" office:value="3.308" calcext:value-type="float">
            <text:p>3,308</text:p>
          </table:table-cell>
          <table:table-cell table:style-name="ce2" office:value-type="float" office:value="3.325" calcext:value-type="float">
            <text:p>3,325</text:p>
          </table:table-cell>
          <table:table-cell table:style-name="ce2" office:value-type="float" office:value="3.331" calcext:value-type="float">
            <text:p>3,331</text:p>
          </table:table-cell>
          <table:table-cell table:style-name="ce2" table:formula="of:=AVERAGE([.T61:.X61])" office:value-type="float" office:value="3.3162" calcext:value-type="float">
            <text:p>3,3162</text:p>
          </table:table-cell>
          <table:table-cell table:style-name="ce2" table:formula="of:=STDEV([.T61:.X61])" office:value-type="float" office:value="0.0132551876637036" calcext:value-type="float">
            <text:p>0,013255187663704</text:p>
          </table:table-cell>
        </table:table-row>
        <table:table-row table:style-name="ro1">
          <table:table-cell table:style-name="ce1" table:formula="of:=[.A61]+214748365" office:value-type="float" office:value="858993457" calcext:value-type="float">
            <text:p>858993457</text:p>
          </table:table-cell>
          <table:table-cell table:style-name="ce2" office:value-type="float" office:value="1.915" calcext:value-type="float">
            <text:p>1,915</text:p>
          </table:table-cell>
          <table:table-cell table:style-name="ce2" office:value-type="float" office:value="1.882" calcext:value-type="float">
            <text:p>1,882</text:p>
          </table:table-cell>
          <table:table-cell table:style-name="ce2" office:value-type="float" office:value="1.941" calcext:value-type="float">
            <text:p>1,941</text:p>
          </table:table-cell>
          <table:table-cell table:style-name="ce2" office:value-type="float" office:value="1.887" calcext:value-type="float">
            <text:p>1,887</text:p>
          </table:table-cell>
          <table:table-cell table:style-name="ce2" office:value-type="float" office:value="1.88" calcext:value-type="float">
            <text:p>1,88</text:p>
          </table:table-cell>
          <table:table-cell table:style-name="ce2" table:formula="of:=AVERAGE([.B62:.F62])" office:value-type="float" office:value="1.901" calcext:value-type="float">
            <text:p>1,901</text:p>
          </table:table-cell>
          <table:table-cell table:style-name="ce2" table:formula="of:=STDEV([.B62:.F62])" office:value-type="float" office:value="0.026429150572805" calcext:value-type="float">
            <text:p>0,026429150572805</text:p>
          </table:table-cell>
          <table:table-cell table:number-columns-repeated="10"/>
          <table:table-cell table:style-name="ce1" table:formula="of:=[.S61]+214748365" office:value-type="float" office:value="858993457" calcext:value-type="float">
            <text:p>858993457</text:p>
          </table:table-cell>
          <table:table-cell table:style-name="ce2" office:value-type="float" office:value="4.345" calcext:value-type="float">
            <text:p>4,345</text:p>
          </table:table-cell>
          <table:table-cell table:style-name="ce2" office:value-type="float" office:value="4.318" calcext:value-type="float">
            <text:p>4,318</text:p>
          </table:table-cell>
          <table:table-cell table:style-name="ce2" office:value-type="float" office:value="4.308" calcext:value-type="float">
            <text:p>4,308</text:p>
          </table:table-cell>
          <table:table-cell table:style-name="ce2" office:value-type="float" office:value="4.318" calcext:value-type="float">
            <text:p>4,318</text:p>
          </table:table-cell>
          <table:table-cell table:style-name="ce2" office:value-type="float" office:value="4.335" calcext:value-type="float">
            <text:p>4,335</text:p>
          </table:table-cell>
          <table:table-cell table:style-name="ce2" table:formula="of:=AVERAGE([.T62:.X62])" office:value-type="float" office:value="4.3248" calcext:value-type="float">
            <text:p>4,3248</text:p>
          </table:table-cell>
          <table:table-cell table:style-name="ce2" table:formula="of:=STDEV([.T62:.X62])" office:value-type="float" office:value="0.0148895936814945" calcext:value-type="float">
            <text:p>0,014889593681495</text:p>
          </table:table-cell>
        </table:table-row>
        <table:table-row table:style-name="ro1">
          <table:table-cell table:style-name="ce1" table:formula="of:=[.A62]+214748365" office:value-type="float" office:value="1073741822" calcext:value-type="float">
            <text:p>1073741822</text:p>
          </table:table-cell>
          <table:table-cell table:style-name="ce2" office:value-type="float" office:value="2.36" calcext:value-type="float">
            <text:p>2,36</text:p>
          </table:table-cell>
          <table:table-cell table:style-name="ce2" office:value-type="float" office:value="2.446" calcext:value-type="float">
            <text:p>2,446</text:p>
          </table:table-cell>
          <table:table-cell table:style-name="ce2" office:value-type="float" office:value="2.409" calcext:value-type="float">
            <text:p>2,409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2.394" calcext:value-type="float">
            <text:p>2,394</text:p>
          </table:table-cell>
          <table:table-cell table:style-name="ce2" table:formula="of:=AVERAGE([.B63:.F63])" office:value-type="float" office:value="2.4018" calcext:value-type="float">
            <text:p>2,4018</text:p>
          </table:table-cell>
          <table:table-cell table:style-name="ce2" table:formula="of:=STDEV([.B63:.F63])" office:value-type="float" office:value="0.0308901278728335" calcext:value-type="float">
            <text:p>0,030890127872834</text:p>
          </table:table-cell>
          <table:table-cell table:number-columns-repeated="10"/>
          <table:table-cell table:style-name="ce1" table:formula="of:=[.S62]+214748365" office:value-type="float" office:value="1073741822" calcext:value-type="float">
            <text:p>1073741822</text:p>
          </table:table-cell>
          <table:table-cell table:style-name="ce2" office:value-type="float" office:value="5.303" calcext:value-type="float">
            <text:p>5,303</text:p>
          </table:table-cell>
          <table:table-cell table:style-name="ce2" office:value-type="float" office:value="5.315" calcext:value-type="float">
            <text:p>5,315</text:p>
          </table:table-cell>
          <table:table-cell table:style-name="ce2" office:value-type="float" office:value="5.34" calcext:value-type="float">
            <text:p>5,34</text:p>
          </table:table-cell>
          <table:table-cell table:style-name="ce2" office:value-type="float" office:value="5.321" calcext:value-type="float">
            <text:p>5,321</text:p>
          </table:table-cell>
          <table:table-cell table:style-name="ce2" office:value-type="float" office:value="5.342" calcext:value-type="float">
            <text:p>5,342</text:p>
          </table:table-cell>
          <table:table-cell table:style-name="ce2" table:formula="of:=AVERAGE([.T63:.X63])" office:value-type="float" office:value="5.3242" calcext:value-type="float">
            <text:p>5,3242</text:p>
          </table:table-cell>
          <table:table-cell table:style-name="ce2" table:formula="of:=STDEV([.T63:.X63])" office:value-type="float" office:value="0.016664333169977" calcext:value-type="float">
            <text:p>0,016664333169977</text:p>
          </table:table-cell>
        </table:table-row>
        <table:table-row table:style-name="ro1">
          <table:table-cell table:style-name="ce1" table:formula="of:=[.A63]+214748365" office:value-type="float" office:value="1288490187" calcext:value-type="float">
            <text:p>1288490187</text:p>
          </table:table-cell>
          <table:table-cell table:style-name="ce2" office:value-type="float" office:value="2.856" calcext:value-type="float">
            <text:p>2,856</text:p>
          </table:table-cell>
          <table:table-cell table:style-name="ce2" office:value-type="float" office:value="2.829" calcext:value-type="float">
            <text:p>2,829</text:p>
          </table:table-cell>
          <table:table-cell table:style-name="ce2" office:value-type="float" office:value="2.819" calcext:value-type="float">
            <text:p>2,819</text:p>
          </table:table-cell>
          <table:table-cell table:style-name="ce2" office:value-type="float" office:value="2.843" calcext:value-type="float">
            <text:p>2,843</text:p>
          </table:table-cell>
          <table:table-cell table:style-name="ce2" office:value-type="float" office:value="2.809" calcext:value-type="float">
            <text:p>2,809</text:p>
          </table:table-cell>
          <table:table-cell table:style-name="ce2" table:formula="of:=AVERAGE([.B64:.F64])" office:value-type="float" office:value="2.8312" calcext:value-type="float">
            <text:p>2,8312</text:p>
          </table:table-cell>
          <table:table-cell table:style-name="ce2" table:formula="of:=STDEV([.B64:.F64])" office:value-type="float" office:value="0.0187136313953224" calcext:value-type="float">
            <text:p>0,018713631395322</text:p>
          </table:table-cell>
          <table:table-cell table:number-columns-repeated="10"/>
          <table:table-cell table:style-name="ce1" table:formula="of:=[.S63]+214748365" office:value-type="float" office:value="1288490187" calcext:value-type="float">
            <text:p>1288490187</text:p>
          </table:table-cell>
          <table:table-cell table:style-name="ce2" office:value-type="float" office:value="6.345" calcext:value-type="float">
            <text:p>6,345</text:p>
          </table:table-cell>
          <table:table-cell table:style-name="ce2" office:value-type="float" office:value="6.302" calcext:value-type="float">
            <text:p>6,302</text:p>
          </table:table-cell>
          <table:table-cell table:style-name="ce2" office:value-type="float" office:value="6.307" calcext:value-type="float">
            <text:p>6,307</text:p>
          </table:table-cell>
          <table:table-cell table:style-name="ce2" office:value-type="float" office:value="6.296" calcext:value-type="float">
            <text:p>6,296</text:p>
          </table:table-cell>
          <table:table-cell table:style-name="ce2" office:value-type="float" office:value="6.329" calcext:value-type="float">
            <text:p>6,329</text:p>
          </table:table-cell>
          <table:table-cell table:style-name="ce2" table:formula="of:=AVERAGE([.T64:.X64])" office:value-type="float" office:value="6.3158" calcext:value-type="float">
            <text:p>6,3158</text:p>
          </table:table-cell>
          <table:table-cell table:style-name="ce2" table:formula="of:=STDEV([.T64:.X64])" office:value-type="float" office:value="0.0205353354002313" calcext:value-type="float">
            <text:p>0,020535335400231</text:p>
          </table:table-cell>
        </table:table-row>
        <table:table-row table:style-name="ro1">
          <table:table-cell table:style-name="ce1" table:formula="of:=[.A64]+214748365" office:value-type="float" office:value="1503238552" calcext:value-type="float">
            <text:p>1503238552</text:p>
          </table:table-cell>
          <table:table-cell table:style-name="ce2" office:value-type="float" office:value="3.284" calcext:value-type="float">
            <text:p>3,284</text:p>
          </table:table-cell>
          <table:table-cell table:style-name="ce2" office:value-type="float" office:value="3.289" calcext:value-type="float">
            <text:p>3,289</text:p>
          </table:table-cell>
          <table:table-cell table:style-name="ce2" office:value-type="float" office:value="3.269" calcext:value-type="float">
            <text:p>3,269</text:p>
          </table:table-cell>
          <table:table-cell table:style-name="ce2" office:value-type="float" office:value="3.352" calcext:value-type="float">
            <text:p>3,352</text:p>
          </table:table-cell>
          <table:table-cell table:style-name="ce2" office:value-type="float" office:value="3.305" calcext:value-type="float">
            <text:p>3,305</text:p>
          </table:table-cell>
          <table:table-cell table:style-name="ce2" table:formula="of:=AVERAGE([.B65:.F65])" office:value-type="float" office:value="3.2998" calcext:value-type="float">
            <text:p>3,2998</text:p>
          </table:table-cell>
          <table:table-cell table:style-name="ce2" table:formula="of:=STDEV([.B65:.F65])" office:value-type="float" office:value="0.0318857334869373" calcext:value-type="float">
            <text:p>0,031885733486937</text:p>
          </table:table-cell>
          <table:table-cell table:number-columns-repeated="10"/>
          <table:table-cell table:style-name="ce1" table:formula="of:=[.S64]+214748365" office:value-type="float" office:value="1503238552" calcext:value-type="float">
            <text:p>1503238552</text:p>
          </table:table-cell>
          <table:table-cell table:style-name="ce2" office:value-type="float" office:value="7.314" calcext:value-type="float">
            <text:p>7,314</text:p>
          </table:table-cell>
          <table:table-cell table:style-name="ce2" office:value-type="float" office:value="7.305" calcext:value-type="float">
            <text:p>7,305</text:p>
          </table:table-cell>
          <table:table-cell table:style-name="ce2" office:value-type="float" office:value="7.323" calcext:value-type="float">
            <text:p>7,323</text:p>
          </table:table-cell>
          <table:table-cell table:style-name="ce2" office:value-type="float" office:value="7.33" calcext:value-type="float">
            <text:p>7,33</text:p>
          </table:table-cell>
          <table:table-cell table:style-name="ce2" office:value-type="float" office:value="7.287" calcext:value-type="float">
            <text:p>7,287</text:p>
          </table:table-cell>
          <table:table-cell table:style-name="ce2" table:formula="of:=AVERAGE([.T65:.X65])" office:value-type="float" office:value="7.3118" calcext:value-type="float">
            <text:p>7,3118</text:p>
          </table:table-cell>
          <table:table-cell table:style-name="ce2" table:formula="of:=STDEV([.T65:.X65])" office:value-type="float" office:value="0.0167541039748476" calcext:value-type="float">
            <text:p>0,016754103974848</text:p>
          </table:table-cell>
        </table:table-row>
        <table:table-row table:style-name="ro1">
          <table:table-cell table:style-name="ce1" table:formula="of:=[.A65]+214748365" office:value-type="float" office:value="1717986917" calcext:value-type="float">
            <text:p>1717986917</text:p>
          </table:table-cell>
          <table:table-cell table:style-name="ce2" office:value-type="float" office:value="3.744" calcext:value-type="float">
            <text:p>3,744</text:p>
          </table:table-cell>
          <table:table-cell table:style-name="ce2" office:value-type="float" office:value="3.749" calcext:value-type="float">
            <text:p>3,749</text:p>
          </table:table-cell>
          <table:table-cell table:style-name="ce2" office:value-type="float" office:value="3.755" calcext:value-type="float">
            <text:p>3,755</text:p>
          </table:table-cell>
          <table:table-cell table:style-name="ce2" office:value-type="float" office:value="3.773" calcext:value-type="float">
            <text:p>3,773</text:p>
          </table:table-cell>
          <table:table-cell table:style-name="ce2" office:value-type="float" office:value="3.783" calcext:value-type="float">
            <text:p>3,783</text:p>
          </table:table-cell>
          <table:table-cell table:style-name="ce2" table:formula="of:=AVERAGE([.B66:.F66])" office:value-type="float" office:value="3.7608" calcext:value-type="float">
            <text:p>3,7608</text:p>
          </table:table-cell>
          <table:table-cell table:style-name="ce2" table:formula="of:=STDEV([.B66:.F66])" office:value-type="float" office:value="0.0165589854761698" calcext:value-type="float">
            <text:p>0,01655898547617</text:p>
          </table:table-cell>
          <table:table-cell table:number-columns-repeated="10"/>
          <table:table-cell table:style-name="ce1" table:formula="of:=[.S65]+214748365" office:value-type="float" office:value="1717986917" calcext:value-type="float">
            <text:p>1717986917</text:p>
          </table:table-cell>
          <table:table-cell table:style-name="ce2" office:value-type="float" office:value="8.334" calcext:value-type="float">
            <text:p>8,334</text:p>
          </table:table-cell>
          <table:table-cell table:style-name="ce2" office:value-type="float" office:value="8.364" calcext:value-type="float">
            <text:p>8,364</text:p>
          </table:table-cell>
          <table:table-cell table:style-name="ce2" office:value-type="float" office:value="8.296" calcext:value-type="float">
            <text:p>8,296</text:p>
          </table:table-cell>
          <table:table-cell table:style-name="ce2" office:value-type="float" office:value="8.31" calcext:value-type="float">
            <text:p>8,31</text:p>
          </table:table-cell>
          <table:table-cell table:style-name="ce2" office:value-type="float" office:value="8.32" calcext:value-type="float">
            <text:p>8,32</text:p>
          </table:table-cell>
          <table:table-cell table:style-name="ce2" table:formula="of:=AVERAGE([.T66:.X66])" office:value-type="float" office:value="8.3248" calcext:value-type="float">
            <text:p>8,3248</text:p>
          </table:table-cell>
          <table:table-cell table:style-name="ce2" table:formula="of:=STDEV([.T66:.X66])" office:value-type="float" office:value="0.0259460979725279" calcext:value-type="float">
            <text:p>0,025946097972528</text:p>
          </table:table-cell>
        </table:table-row>
        <table:table-row table:style-name="ro1">
          <table:table-cell table:style-name="ce1" table:formula="of:=[.A66]+214748365" office:value-type="float" office:value="1932735282" calcext:value-type="float">
            <text:p>1932735282</text:p>
          </table:table-cell>
          <table:table-cell table:style-name="ce2" office:value-type="float" office:value="4.24" calcext:value-type="float">
            <text:p>4,24</text:p>
          </table:table-cell>
          <table:table-cell table:style-name="ce2" office:value-type="float" office:value="4.264" calcext:value-type="float">
            <text:p>4,264</text:p>
          </table:table-cell>
          <table:table-cell table:style-name="ce2" office:value-type="float" office:value="4.202" calcext:value-type="float">
            <text:p>4,202</text:p>
          </table:table-cell>
          <table:table-cell table:style-name="ce2" office:value-type="float" office:value="4.254" calcext:value-type="float">
            <text:p>4,254</text:p>
          </table:table-cell>
          <table:table-cell table:style-name="ce2" office:value-type="float" office:value="4.211" calcext:value-type="float">
            <text:p>4,211</text:p>
          </table:table-cell>
          <table:table-cell table:style-name="ce2" table:formula="of:=AVERAGE([.B67:.F67])" office:value-type="float" office:value="4.2342" calcext:value-type="float">
            <text:p>4,2342</text:p>
          </table:table-cell>
          <table:table-cell table:style-name="ce2" table:formula="of:=STDEV([.B67:.F67])" office:value-type="float" office:value="0.0268737790420327" calcext:value-type="float">
            <text:p>0,026873779042033</text:p>
          </table:table-cell>
          <table:table-cell table:number-columns-repeated="10"/>
          <table:table-cell table:style-name="ce1" table:formula="of:=[.S66]+214748365" office:value-type="float" office:value="1932735282" calcext:value-type="float">
            <text:p>1932735282</text:p>
          </table:table-cell>
          <table:table-cell table:style-name="ce2" office:value-type="float" office:value="9.367" calcext:value-type="float">
            <text:p>9,367</text:p>
          </table:table-cell>
          <table:table-cell table:style-name="ce2" office:value-type="float" office:value="9.301" calcext:value-type="float">
            <text:p>9,301</text:p>
          </table:table-cell>
          <table:table-cell table:style-name="ce2" office:value-type="float" office:value="9.394" calcext:value-type="float">
            <text:p>9,394</text:p>
          </table:table-cell>
          <table:table-cell table:style-name="ce2" office:value-type="float" office:value="9.351" calcext:value-type="float">
            <text:p>9,351</text:p>
          </table:table-cell>
          <table:table-cell table:style-name="ce2" office:value-type="float" office:value="9.322" calcext:value-type="float">
            <text:p>9,322</text:p>
          </table:table-cell>
          <table:table-cell table:style-name="ce2" table:formula="of:=AVERAGE([.T67:.X67])" office:value-type="float" office:value="9.347" calcext:value-type="float">
            <text:p>9,347</text:p>
          </table:table-cell>
          <table:table-cell table:style-name="ce2" table:formula="of:=STDEV([.T67:.X67])" office:value-type="float" office:value="0.0366264931436251" calcext:value-type="float">
            <text:p>0,036626493143625</text:p>
          </table:table-cell>
        </table:table-row>
        <table:table-row table:style-name="ro1">
          <table:table-cell table:style-name="ce1" table:formula="of:=[.A67]+214748365" office:value-type="float" office:value="2147483647" calcext:value-type="float">
            <text:p>2147483647</text:p>
          </table:table-cell>
          <table:table-cell table:style-name="ce2" office:value-type="float" office:value="4.742" calcext:value-type="float">
            <text:p>4,742</text:p>
          </table:table-cell>
          <table:table-cell table:style-name="ce2" office:value-type="float" office:value="4.678" calcext:value-type="float">
            <text:p>4,678</text:p>
          </table:table-cell>
          <table:table-cell table:style-name="ce2" office:value-type="float" office:value="4.691" calcext:value-type="float">
            <text:p>4,691</text:p>
          </table:table-cell>
          <table:table-cell table:style-name="ce2" office:value-type="float" office:value="4.692" calcext:value-type="float">
            <text:p>4,692</text:p>
          </table:table-cell>
          <table:table-cell table:style-name="ce2" office:value-type="float" office:value="4.7" calcext:value-type="float">
            <text:p>4,7</text:p>
          </table:table-cell>
          <table:table-cell table:style-name="ce2" table:formula="of:=AVERAGE([.B68:.F68])" office:value-type="float" office:value="4.7006" calcext:value-type="float">
            <text:p>4,7006</text:p>
          </table:table-cell>
          <table:table-cell table:style-name="ce2" table:formula="of:=STDEV([.B68:.F68])" office:value-type="float" office:value="0.0244499488752022" calcext:value-type="float">
            <text:p>0,024449948875202</text:p>
          </table:table-cell>
          <table:table-cell table:number-columns-repeated="10"/>
          <table:table-cell table:style-name="ce1" table:formula="of:=[.S67]+214748365" office:value-type="float" office:value="2147483647" calcext:value-type="float">
            <text:p>2147483647</text:p>
          </table:table-cell>
          <table:table-cell table:style-name="ce2" office:value-type="float" office:value="10.359" calcext:value-type="float">
            <text:p>10,359</text:p>
          </table:table-cell>
          <table:table-cell table:style-name="ce2" office:value-type="float" office:value="10.356" calcext:value-type="float">
            <text:p>10,356</text:p>
          </table:table-cell>
          <table:table-cell table:style-name="ce2" office:value-type="float" office:value="10.304" calcext:value-type="float">
            <text:p>10,304</text:p>
          </table:table-cell>
          <table:table-cell table:style-name="ce2" office:value-type="float" office:value="10.375" calcext:value-type="float">
            <text:p>10,375</text:p>
          </table:table-cell>
          <table:table-cell table:style-name="ce2" office:value-type="float" office:value="10.304" calcext:value-type="float">
            <text:p>10,304</text:p>
          </table:table-cell>
          <table:table-cell table:style-name="ce2" table:formula="of:=AVERAGE([.T68:.X68])" office:value-type="float" office:value="10.3396" calcext:value-type="float">
            <text:p>10,3396</text:p>
          </table:table-cell>
          <table:table-cell table:style-name="ce2" table:formula="of:=STDEV([.T68:.X68])" office:value-type="float" office:value="0.0332911399624583" calcext:value-type="float">
            <text:p>0,033291139962458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  <table:table-cell table:number-columns-repeated="10"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</table:table-row>
        <table:table-row table:style-name="ro1"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0.649" calcext:value-type="float">
            <text:p>0,649</text:p>
          </table:table-cell>
          <table:table-cell table:number-columns-repeated="2" table:style-name="ce2" office:value-type="float" office:value="0.626" calcext:value-type="float">
            <text:p>0,626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627" calcext:value-type="float">
            <text:p>0,627</text:p>
          </table:table-cell>
          <table:table-cell table:style-name="ce2" table:formula="of:=AVERAGE([.B79:.F79])" office:value-type="float" office:value="0.6356" calcext:value-type="float">
            <text:p>0,6356</text:p>
          </table:table-cell>
          <table:table-cell table:style-name="ce2" table:formula="of:=STDEV([.B79:.F79])" office:value-type="float" office:value="0.0127003936946852" calcext:value-type="float">
            <text:p>0,012700393694685</text:p>
          </table:table-cell>
          <table:table-cell table:number-columns-repeated="10"/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1.571" calcext:value-type="float">
            <text:p>1,571</text:p>
          </table:table-cell>
          <table:table-cell table:style-name="ce2" office:value-type="float" office:value="1.586" calcext:value-type="float">
            <text:p>1,586</text:p>
          </table:table-cell>
          <table:table-cell table:style-name="ce2" office:value-type="float" office:value="1.581" calcext:value-type="float">
            <text:p>1,581</text:p>
          </table:table-cell>
          <table:table-cell table:style-name="ce2" office:value-type="float" office:value="1.595" calcext:value-type="float">
            <text:p>1,595</text:p>
          </table:table-cell>
          <table:table-cell table:style-name="ce2" office:value-type="float" office:value="1.594" calcext:value-type="float">
            <text:p>1,594</text:p>
          </table:table-cell>
          <table:table-cell table:style-name="ce2" table:formula="of:=AVERAGE([.T79:.X79])" office:value-type="float" office:value="1.5854" calcext:value-type="float">
            <text:p>1,5854</text:p>
          </table:table-cell>
          <table:table-cell table:style-name="ce2" table:formula="of:=STDEV([.T79:.X79])" office:value-type="float" office:value="0.00991463564635625" calcext:value-type="float">
            <text:p>0,009914635646356</text:p>
          </table:table-cell>
        </table:table-row>
        <table:table-row table:style-name="ro1">
          <table:table-cell table:style-name="ce1" table:formula="of:=[.A79]+214748365" office:value-type="float" office:value="429496727" calcext:value-type="float">
            <text:p>429496727</text:p>
          </table:table-cell>
          <table:table-cell table:style-name="ce2" office:value-type="float" office:value="1.296" calcext:value-type="float">
            <text:p>1,296</text:p>
          </table:table-cell>
          <table:table-cell table:style-name="ce2" office:value-type="float" office:value="1.228" calcext:value-type="float">
            <text:p>1,228</text:p>
          </table:table-cell>
          <table:table-cell table:style-name="ce2" office:value-type="float" office:value="1.244" calcext:value-type="float">
            <text:p>1,244</text:p>
          </table:table-cell>
          <table:table-cell table:style-name="ce2" office:value-type="float" office:value="1.342" calcext:value-type="float">
            <text:p>1,342</text:p>
          </table:table-cell>
          <table:table-cell table:style-name="ce2" office:value-type="float" office:value="1.233" calcext:value-type="float">
            <text:p>1,233</text:p>
          </table:table-cell>
          <table:table-cell table:style-name="ce2" table:formula="of:=AVERAGE([.B80:.F80])" office:value-type="float" office:value="1.2686" calcext:value-type="float">
            <text:p>1,2686</text:p>
          </table:table-cell>
          <table:table-cell table:style-name="ce2" table:formula="of:=STDEV([.B80:.F80])" office:value-type="float" office:value="0.0491406145667716" calcext:value-type="float">
            <text:p>0,049140614566772</text:p>
          </table:table-cell>
          <table:table-cell table:number-columns-repeated="10"/>
          <table:table-cell table:style-name="ce1" table:formula="of:=[.S79]+214748365" office:value-type="float" office:value="429496727" calcext:value-type="float">
            <text:p>429496727</text:p>
          </table:table-cell>
          <table:table-cell table:style-name="ce2" office:value-type="float" office:value="3.006" calcext:value-type="float">
            <text:p>3,006</text:p>
          </table:table-cell>
          <table:table-cell table:style-name="ce2" office:value-type="float" office:value="2.979" calcext:value-type="float">
            <text:p>2,979</text:p>
          </table:table-cell>
          <table:table-cell table:style-name="ce2" office:value-type="float" office:value="2.964" calcext:value-type="float">
            <text:p>2,964</text:p>
          </table:table-cell>
          <table:table-cell table:style-name="ce2" office:value-type="float" office:value="3.011" calcext:value-type="float">
            <text:p>3,011</text:p>
          </table:table-cell>
          <table:table-cell table:style-name="ce2" office:value-type="float" office:value="2.974" calcext:value-type="float">
            <text:p>2,974</text:p>
          </table:table-cell>
          <table:table-cell table:style-name="ce2" table:formula="of:=AVERAGE([.T80:.X80])" office:value-type="float" office:value="2.9868" calcext:value-type="float">
            <text:p>2,9868</text:p>
          </table:table-cell>
          <table:table-cell table:style-name="ce2" table:formula="of:=STDEV([.T80:.X80])" office:value-type="float" office:value="0.0206082507748717" calcext:value-type="float">
            <text:p>0,020608250774872</text:p>
          </table:table-cell>
        </table:table-row>
        <table:table-row table:style-name="ro1">
          <table:table-cell table:style-name="ce1" table:formula="of:=[.A80]+214748365" office:value-type="float" office:value="644245092" calcext:value-type="float">
            <text:p>644245092</text:p>
          </table:table-cell>
          <table:table-cell table:style-name="ce2" office:value-type="float" office:value="2.016" calcext:value-type="float">
            <text:p>2,016</text:p>
          </table:table-cell>
          <table:table-cell table:style-name="ce2" office:value-type="float" office:value="1.834" calcext:value-type="float">
            <text:p>1,834</text:p>
          </table:table-cell>
          <table:table-cell table:style-name="ce2" office:value-type="float" office:value="1.869" calcext:value-type="float">
            <text:p>1,869</text:p>
          </table:table-cell>
          <table:table-cell table:style-name="ce2" office:value-type="float" office:value="1.888" calcext:value-type="float">
            <text:p>1,888</text:p>
          </table:table-cell>
          <table:table-cell table:style-name="ce2" office:value-type="float" office:value="1.876" calcext:value-type="float">
            <text:p>1,876</text:p>
          </table:table-cell>
          <table:table-cell table:style-name="ce2" table:formula="of:=AVERAGE([.B81:.F81])" office:value-type="float" office:value="1.8966" calcext:value-type="float">
            <text:p>1,8966</text:p>
          </table:table-cell>
          <table:table-cell table:style-name="ce2" table:formula="of:=STDEV([.B81:.F81])" office:value-type="float" office:value="0.0697050930707362" calcext:value-type="float">
            <text:p>0,069705093070736</text:p>
          </table:table-cell>
          <table:table-cell table:number-columns-repeated="10"/>
          <table:table-cell table:style-name="ce1" table:formula="of:=[.S80]+214748365" office:value-type="float" office:value="644245092" calcext:value-type="float">
            <text:p>644245092</text:p>
          </table:table-cell>
          <table:table-cell table:style-name="ce2" office:value-type="float" office:value="4.356" calcext:value-type="float">
            <text:p>4,356</text:p>
          </table:table-cell>
          <table:table-cell table:style-name="ce2" office:value-type="float" office:value="4.336" calcext:value-type="float">
            <text:p>4,336</text:p>
          </table:table-cell>
          <table:table-cell table:style-name="ce2" office:value-type="float" office:value="4.342" calcext:value-type="float">
            <text:p>4,342</text:p>
          </table:table-cell>
          <table:table-cell table:style-name="ce2" office:value-type="float" office:value="4.344" calcext:value-type="float">
            <text:p>4,344</text:p>
          </table:table-cell>
          <table:table-cell table:style-name="ce2" office:value-type="float" office:value="4.327" calcext:value-type="float">
            <text:p>4,327</text:p>
          </table:table-cell>
          <table:table-cell table:style-name="ce2" table:formula="of:=AVERAGE([.T81:.X81])" office:value-type="float" office:value="4.341" calcext:value-type="float">
            <text:p>4,341</text:p>
          </table:table-cell>
          <table:table-cell table:style-name="ce2" table:formula="of:=STDEV([.T81:.X81])" office:value-type="float" office:value="0.0106770782520313" calcext:value-type="float">
            <text:p>0,010677078252031</text:p>
          </table:table-cell>
        </table:table-row>
        <table:table-row table:style-name="ro1">
          <table:table-cell table:style-name="ce1" table:formula="of:=[.A81]+214748365" office:value-type="float" office:value="858993457" calcext:value-type="float">
            <text:p>858993457</text:p>
          </table:table-cell>
          <table:table-cell table:style-name="ce2" office:value-type="float" office:value="2.574" calcext:value-type="float">
            <text:p>2,574</text:p>
          </table:table-cell>
          <table:table-cell table:style-name="ce2" office:value-type="float" office:value="2.453" calcext:value-type="float">
            <text:p>2,453</text:p>
          </table:table-cell>
          <table:table-cell table:style-name="ce2" office:value-type="float" office:value="2.478" calcext:value-type="float">
            <text:p>2,478</text:p>
          </table:table-cell>
          <table:table-cell table:style-name="ce2" office:value-type="float" office:value="2.513" calcext:value-type="float">
            <text:p>2,513</text:p>
          </table:table-cell>
          <table:table-cell table:style-name="ce2" office:value-type="float" office:value="2.466" calcext:value-type="float">
            <text:p>2,466</text:p>
          </table:table-cell>
          <table:table-cell table:style-name="ce2" table:formula="of:=AVERAGE([.B82:.F82])" office:value-type="float" office:value="2.4968" calcext:value-type="float">
            <text:p>2,4968</text:p>
          </table:table-cell>
          <table:table-cell table:style-name="ce2" table:formula="of:=STDEV([.B82:.F82])" office:value-type="float" office:value="0.0485870353077855" calcext:value-type="float">
            <text:p>0,048587035307786</text:p>
          </table:table-cell>
          <table:table-cell table:number-columns-repeated="10"/>
          <table:table-cell table:style-name="ce1" table:formula="of:=[.S81]+214748365" office:value-type="float" office:value="858993457" calcext:value-type="float">
            <text:p>858993457</text:p>
          </table:table-cell>
          <table:table-cell table:style-name="ce2" office:value-type="float" office:value="5.699" calcext:value-type="float">
            <text:p>5,699</text:p>
          </table:table-cell>
          <table:table-cell table:style-name="ce2" office:value-type="float" office:value="5.628" calcext:value-type="float">
            <text:p>5,628</text:p>
          </table:table-cell>
          <table:table-cell table:style-name="ce2" office:value-type="float" office:value="5.717" calcext:value-type="float">
            <text:p>5,717</text:p>
          </table:table-cell>
          <table:table-cell table:style-name="ce2" office:value-type="float" office:value="5.699" calcext:value-type="float">
            <text:p>5,699</text:p>
          </table:table-cell>
          <table:table-cell table:style-name="ce2" office:value-type="float" office:value="5.706" calcext:value-type="float">
            <text:p>5,706</text:p>
          </table:table-cell>
          <table:table-cell table:style-name="ce2" table:formula="of:=AVERAGE([.T82:.X82])" office:value-type="float" office:value="5.6898" calcext:value-type="float">
            <text:p>5,6898</text:p>
          </table:table-cell>
          <table:table-cell table:style-name="ce2" table:formula="of:=STDEV([.T82:.X82])" office:value-type="float" office:value="0.0353227971712319" calcext:value-type="float">
            <text:p>0,035322797171232</text:p>
          </table:table-cell>
        </table:table-row>
        <table:table-row table:style-name="ro1">
          <table:table-cell table:style-name="ce1" table:formula="of:=[.A82]+214748365" office:value-type="float" office:value="1073741822" calcext:value-type="float">
            <text:p>1073741822</text:p>
          </table:table-cell>
          <table:table-cell table:style-name="ce2" office:value-type="float" office:value="3.079" calcext:value-type="float">
            <text:p>3,079</text:p>
          </table:table-cell>
          <table:table-cell table:style-name="ce2" office:value-type="float" office:value="3.102" calcext:value-type="float">
            <text:p>3,102</text:p>
          </table:table-cell>
          <table:table-cell table:style-name="ce2" office:value-type="float" office:value="3.068" calcext:value-type="float">
            <text:p>3,068</text:p>
          </table:table-cell>
          <table:table-cell table:style-name="ce2" office:value-type="float" office:value="3.07" calcext:value-type="float">
            <text:p>3,07</text:p>
          </table:table-cell>
          <table:table-cell table:style-name="ce2" office:value-type="float" office:value="3.13" calcext:value-type="float">
            <text:p>3,13</text:p>
          </table:table-cell>
          <table:table-cell table:style-name="ce2" table:formula="of:=AVERAGE([.B83:.F83])" office:value-type="float" office:value="3.0898" calcext:value-type="float">
            <text:p>3,0898</text:p>
          </table:table-cell>
          <table:table-cell table:style-name="ce2" table:formula="of:=STDEV([.B83:.F83])" office:value-type="float" office:value="0.0262144998044974" calcext:value-type="float">
            <text:p>0,026214499804498</text:p>
          </table:table-cell>
          <table:table-cell table:number-columns-repeated="10"/>
          <table:table-cell table:style-name="ce1" table:formula="of:=[.S82]+214748365" office:value-type="float" office:value="1073741822" calcext:value-type="float">
            <text:p>1073741822</text:p>
          </table:table-cell>
          <table:table-cell table:style-name="ce2" office:value-type="float" office:value="7.074" calcext:value-type="float">
            <text:p>7,074</text:p>
          </table:table-cell>
          <table:table-cell table:style-name="ce2" office:value-type="float" office:value="7.047" calcext:value-type="float">
            <text:p>7,047</text:p>
          </table:table-cell>
          <table:table-cell table:style-name="ce2" office:value-type="float" office:value="7.005" calcext:value-type="float">
            <text:p>7,005</text:p>
          </table:table-cell>
          <table:table-cell table:style-name="ce2" office:value-type="float" office:value="7.045" calcext:value-type="float">
            <text:p>7,045</text:p>
          </table:table-cell>
          <table:table-cell table:style-name="ce2" office:value-type="float" office:value="6.996" calcext:value-type="float">
            <text:p>6,996</text:p>
          </table:table-cell>
          <table:table-cell table:style-name="ce2" table:formula="of:=AVERAGE([.T83:.X83])" office:value-type="float" office:value="7.0334" calcext:value-type="float">
            <text:p>7,0334</text:p>
          </table:table-cell>
          <table:table-cell table:style-name="ce2" table:formula="of:=STDEV([.T83:.X83])" office:value-type="float" office:value="0.0323001547983905" calcext:value-type="float">
            <text:p>0,032300154798391</text:p>
          </table:table-cell>
        </table:table-row>
        <table:table-row table:style-name="ro1">
          <table:table-cell table:style-name="ce1" table:formula="of:=[.A83]+214748365" office:value-type="float" office:value="1288490187" calcext:value-type="float">
            <text:p>1288490187</text:p>
          </table:table-cell>
          <table:table-cell table:style-name="ce2" office:value-type="float" office:value="3.704" calcext:value-type="float">
            <text:p>3,704</text:p>
          </table:table-cell>
          <table:table-cell table:style-name="ce2" office:value-type="float" office:value="3.701" calcext:value-type="float">
            <text:p>3,701</text:p>
          </table:table-cell>
          <table:table-cell table:style-name="ce2" office:value-type="float" office:value="3.707" calcext:value-type="float">
            <text:p>3,707</text:p>
          </table:table-cell>
          <table:table-cell table:style-name="ce2" office:value-type="float" office:value="3.83" calcext:value-type="float">
            <text:p>3,83</text:p>
          </table:table-cell>
          <table:table-cell table:style-name="ce2" office:value-type="float" office:value="3.739" calcext:value-type="float">
            <text:p>3,739</text:p>
          </table:table-cell>
          <table:table-cell table:style-name="ce2" table:formula="of:=AVERAGE([.B84:.F84])" office:value-type="float" office:value="3.7362" calcext:value-type="float">
            <text:p>3,7362</text:p>
          </table:table-cell>
          <table:table-cell table:style-name="ce2" table:formula="of:=STDEV([.B84:.F84])" office:value-type="float" office:value="0.0546232551208733" calcext:value-type="float">
            <text:p>0,054623255120873</text:p>
          </table:table-cell>
          <table:table-cell table:number-columns-repeated="10"/>
          <table:table-cell table:style-name="ce1" table:formula="of:=[.S83]+214748365" office:value-type="float" office:value="1288490187" calcext:value-type="float">
            <text:p>1288490187</text:p>
          </table:table-cell>
          <table:table-cell table:style-name="ce2" office:value-type="float" office:value="8.324" calcext:value-type="float">
            <text:p>8,324</text:p>
          </table:table-cell>
          <table:table-cell table:style-name="ce2" office:value-type="float" office:value="8.331" calcext:value-type="float">
            <text:p>8,331</text:p>
          </table:table-cell>
          <table:table-cell table:style-name="ce2" office:value-type="float" office:value="8.388" calcext:value-type="float">
            <text:p>8,388</text:p>
          </table:table-cell>
          <table:table-cell table:style-name="ce2" office:value-type="float" office:value="8.402" calcext:value-type="float">
            <text:p>8,402</text:p>
          </table:table-cell>
          <table:table-cell table:style-name="ce2" office:value-type="float" office:value="8.358" calcext:value-type="float">
            <text:p>8,358</text:p>
          </table:table-cell>
          <table:table-cell table:style-name="ce2" table:formula="of:=AVERAGE([.T84:.X84])" office:value-type="float" office:value="8.3606" calcext:value-type="float">
            <text:p>8,3606</text:p>
          </table:table-cell>
          <table:table-cell table:style-name="ce2" table:formula="of:=STDEV([.T84:.X84])" office:value-type="float" office:value="0.0342315643814301" calcext:value-type="float">
            <text:p>0,03423156438143</text:p>
          </table:table-cell>
        </table:table-row>
        <table:table-row table:style-name="ro1">
          <table:table-cell table:style-name="ce1" table:formula="of:=[.A84]+214748365" office:value-type="float" office:value="1503238552" calcext:value-type="float">
            <text:p>1503238552</text:p>
          </table:table-cell>
          <table:table-cell table:style-name="ce2" office:value-type="float" office:value="4.315" calcext:value-type="float">
            <text:p>4,315</text:p>
          </table:table-cell>
          <table:table-cell table:style-name="ce2" office:value-type="float" office:value="4.279" calcext:value-type="float">
            <text:p>4,279</text:p>
          </table:table-cell>
          <table:table-cell table:style-name="ce2" office:value-type="float" office:value="4.308" calcext:value-type="float">
            <text:p>4,308</text:p>
          </table:table-cell>
          <table:table-cell table:style-name="ce2" office:value-type="float" office:value="4.455" calcext:value-type="float">
            <text:p>4,455</text:p>
          </table:table-cell>
          <table:table-cell table:style-name="ce2" office:value-type="float" office:value="4.298" calcext:value-type="float">
            <text:p>4,298</text:p>
          </table:table-cell>
          <table:table-cell table:style-name="ce2" table:formula="of:=AVERAGE([.B85:.F85])" office:value-type="float" office:value="4.331" calcext:value-type="float">
            <text:p>4,331</text:p>
          </table:table-cell>
          <table:table-cell table:style-name="ce2" table:formula="of:=STDEV([.B85:.F85])" office:value-type="float" office:value="0.070629314027534" calcext:value-type="float">
            <text:p>0,070629314027534</text:p>
          </table:table-cell>
          <table:table-cell table:number-columns-repeated="10"/>
          <table:table-cell table:style-name="ce1" table:formula="of:=[.S84]+214748365" office:value-type="float" office:value="1503238552" calcext:value-type="float">
            <text:p>1503238552</text:p>
          </table:table-cell>
          <table:table-cell table:style-name="ce2" office:value-type="float" office:value="9.719" calcext:value-type="float">
            <text:p>9,719</text:p>
          </table:table-cell>
          <table:table-cell table:style-name="ce2" office:value-type="float" office:value="9.702" calcext:value-type="float">
            <text:p>9,702</text:p>
          </table:table-cell>
          <table:table-cell table:style-name="ce2" office:value-type="float" office:value="9.727" calcext:value-type="float">
            <text:p>9,727</text:p>
          </table:table-cell>
          <table:table-cell table:style-name="ce2" office:value-type="float" office:value="9.764" calcext:value-type="float">
            <text:p>9,764</text:p>
          </table:table-cell>
          <table:table-cell table:style-name="ce2" office:value-type="float" office:value="9.769" calcext:value-type="float">
            <text:p>9,769</text:p>
          </table:table-cell>
          <table:table-cell table:style-name="ce2" table:formula="of:=AVERAGE([.T85:.X85])" office:value-type="float" office:value="9.7362" calcext:value-type="float">
            <text:p>9,7362</text:p>
          </table:table-cell>
          <table:table-cell table:style-name="ce2" table:formula="of:=STDEV([.T85:.X85])" office:value-type="float" office:value="0.0291496140626252" calcext:value-type="float">
            <text:p>0,029149614062625</text:p>
          </table:table-cell>
        </table:table-row>
        <table:table-row table:style-name="ro1">
          <table:table-cell table:style-name="ce1" table:formula="of:=[.A85]+214748365" office:value-type="float" office:value="1717986917" calcext:value-type="float">
            <text:p>1717986917</text:p>
          </table:table-cell>
          <table:table-cell table:style-name="ce2" office:value-type="float" office:value="4.915" calcext:value-type="float">
            <text:p>4,915</text:p>
          </table:table-cell>
          <table:table-cell table:style-name="ce2" office:value-type="float" office:value="5.007" calcext:value-type="float">
            <text:p>5,007</text:p>
          </table:table-cell>
          <table:table-cell table:style-name="ce2" office:value-type="float" office:value="4.925" calcext:value-type="float">
            <text:p>4,925</text:p>
          </table:table-cell>
          <table:table-cell table:style-name="ce2" office:value-type="float" office:value="5.074" calcext:value-type="float">
            <text:p>5,074</text:p>
          </table:table-cell>
          <table:table-cell table:style-name="ce2" office:value-type="float" office:value="4.944" calcext:value-type="float">
            <text:p>4,944</text:p>
          </table:table-cell>
          <table:table-cell table:style-name="ce2" table:formula="of:=AVERAGE([.B86:.F86])" office:value-type="float" office:value="4.973" calcext:value-type="float">
            <text:p>4,973</text:p>
          </table:table-cell>
          <table:table-cell table:style-name="ce2" table:formula="of:=STDEV([.B86:.F86])" office:value-type="float" office:value="0.0668318786209096" calcext:value-type="float">
            <text:p>0,06683187862091</text:p>
          </table:table-cell>
          <table:table-cell table:number-columns-repeated="10"/>
          <table:table-cell table:style-name="ce1" table:formula="of:=[.S85]+214748365" office:value-type="float" office:value="1717986917" calcext:value-type="float">
            <text:p>1717986917</text:p>
          </table:table-cell>
          <table:table-cell table:style-name="ce2" office:value-type="float" office:value="11.084" calcext:value-type="float">
            <text:p>11,084</text:p>
          </table:table-cell>
          <table:table-cell table:style-name="ce2" office:value-type="float" office:value="11.016" calcext:value-type="float">
            <text:p>11,016</text:p>
          </table:table-cell>
          <table:table-cell table:style-name="ce2" office:value-type="float" office:value="11.083" calcext:value-type="float">
            <text:p>11,083</text:p>
          </table:table-cell>
          <table:table-cell table:style-name="ce2" office:value-type="float" office:value="11.163" calcext:value-type="float">
            <text:p>11,163</text:p>
          </table:table-cell>
          <table:table-cell table:style-name="ce2" office:value-type="float" office:value="11.125" calcext:value-type="float">
            <text:p>11,125</text:p>
          </table:table-cell>
          <table:table-cell table:style-name="ce2" table:formula="of:=AVERAGE([.T86:.X86])" office:value-type="float" office:value="11.0942" calcext:value-type="float">
            <text:p>11,0942</text:p>
          </table:table-cell>
          <table:table-cell table:style-name="ce2" table:formula="of:=STDEV([.T86:.X86])" office:value-type="float" office:value="0.0548333839918713" calcext:value-type="float">
            <text:p>0,054833383991871</text:p>
          </table:table-cell>
        </table:table-row>
        <table:table-row table:style-name="ro1">
          <table:table-cell table:style-name="ce1" table:formula="of:=[.A86]+214748365" office:value-type="float" office:value="1932735282" calcext:value-type="float">
            <text:p>1932735282</text:p>
          </table:table-cell>
          <table:table-cell table:style-name="ce2" office:value-type="float" office:value="5.525" calcext:value-type="float">
            <text:p>5,525</text:p>
          </table:table-cell>
          <table:table-cell table:style-name="ce2" office:value-type="float" office:value="5.502" calcext:value-type="float">
            <text:p>5,502</text:p>
          </table:table-cell>
          <table:table-cell table:style-name="ce2" office:value-type="float" office:value="5.66" calcext:value-type="float">
            <text:p>5,66</text:p>
          </table:table-cell>
          <table:table-cell table:style-name="ce2" office:value-type="float" office:value="5.856" calcext:value-type="float">
            <text:p>5,856</text:p>
          </table:table-cell>
          <table:table-cell table:style-name="ce2" office:value-type="float" office:value="5.555" calcext:value-type="float">
            <text:p>5,555</text:p>
          </table:table-cell>
          <table:table-cell table:style-name="ce2" table:formula="of:=AVERAGE([.B87:.F87])" office:value-type="float" office:value="5.6196" calcext:value-type="float">
            <text:p>5,6196</text:p>
          </table:table-cell>
          <table:table-cell table:style-name="ce2" table:formula="of:=STDEV([.B87:.F87])" office:value-type="float" office:value="0.145317927318002" calcext:value-type="float">
            <text:p>0,145317927318002</text:p>
          </table:table-cell>
          <table:table-cell table:number-columns-repeated="10"/>
          <table:table-cell table:style-name="ce1" table:formula="of:=[.S86]+214748365" office:value-type="float" office:value="1932735282" calcext:value-type="float">
            <text:p>1932735282</text:p>
          </table:table-cell>
          <table:table-cell table:style-name="ce2" office:value-type="float" office:value="12.404" calcext:value-type="float">
            <text:p>12,404</text:p>
          </table:table-cell>
          <table:table-cell table:style-name="ce2" office:value-type="float" office:value="12.373" calcext:value-type="float">
            <text:p>12,373</text:p>
          </table:table-cell>
          <table:table-cell table:style-name="ce2" office:value-type="float" office:value="12.499" calcext:value-type="float">
            <text:p>12,499</text:p>
          </table:table-cell>
          <table:table-cell table:style-name="ce2" office:value-type="float" office:value="12.444" calcext:value-type="float">
            <text:p>12,444</text:p>
          </table:table-cell>
          <table:table-cell table:style-name="ce2" office:value-type="float" office:value="12.397" calcext:value-type="float">
            <text:p>12,397</text:p>
          </table:table-cell>
          <table:table-cell table:style-name="ce2" table:formula="of:=AVERAGE([.T87:.X87])" office:value-type="float" office:value="12.4234" calcext:value-type="float">
            <text:p>12,4234</text:p>
          </table:table-cell>
          <table:table-cell table:style-name="ce2" table:formula="of:=STDEV([.T87:.X87])" office:value-type="float" office:value="0.0493791453956024" calcext:value-type="float">
            <text:p>0,049379145395603</text:p>
          </table:table-cell>
        </table:table-row>
        <table:table-row table:style-name="ro1">
          <table:table-cell table:style-name="ce1" table:formula="of:=[.A87]+214748365" office:value-type="float" office:value="2147483647" calcext:value-type="float">
            <text:p>2147483647</text:p>
          </table:table-cell>
          <table:table-cell table:style-name="ce2" office:value-type="float" office:value="6.143" calcext:value-type="float">
            <text:p>6,143</text:p>
          </table:table-cell>
          <table:table-cell table:style-name="ce2" office:value-type="float" office:value="6.16" calcext:value-type="float">
            <text:p>6,16</text:p>
          </table:table-cell>
          <table:table-cell table:style-name="ce2" office:value-type="float" office:value="6.266" calcext:value-type="float">
            <text:p>6,266</text:p>
          </table:table-cell>
          <table:table-cell table:style-name="ce2" office:value-type="float" office:value="6.135" calcext:value-type="float">
            <text:p>6,135</text:p>
          </table:table-cell>
          <table:table-cell table:style-name="ce2" office:value-type="float" office:value="6.136" calcext:value-type="float">
            <text:p>6,136</text:p>
          </table:table-cell>
          <table:table-cell table:style-name="ce2" table:formula="of:=AVERAGE([.B88:.F88])" office:value-type="float" office:value="6.168" calcext:value-type="float">
            <text:p>6,168</text:p>
          </table:table-cell>
          <table:table-cell table:style-name="ce2" table:formula="of:=STDEV([.B88:.F88])" office:value-type="float" office:value="0.0556911123968628" calcext:value-type="float">
            <text:p>0,055691112396863</text:p>
          </table:table-cell>
          <table:table-cell table:number-columns-repeated="10"/>
          <table:table-cell table:style-name="ce1" table:formula="of:=[.S87]+214748365" office:value-type="float" office:value="2147483647" calcext:value-type="float">
            <text:p>2147483647</text:p>
          </table:table-cell>
          <table:table-cell table:style-name="ce2" office:value-type="float" office:value="13.865" calcext:value-type="float">
            <text:p>13,865</text:p>
          </table:table-cell>
          <table:table-cell table:style-name="ce2" office:value-type="float" office:value="13.708" calcext:value-type="float">
            <text:p>13,708</text:p>
          </table:table-cell>
          <table:table-cell table:style-name="ce2" office:value-type="float" office:value="13.862" calcext:value-type="float">
            <text:p>13,862</text:p>
          </table:table-cell>
          <table:table-cell table:style-name="ce2" office:value-type="float" office:value="13.773" calcext:value-type="float">
            <text:p>13,773</text:p>
          </table:table-cell>
          <table:table-cell table:style-name="ce2" office:value-type="float" office:value="13.838" calcext:value-type="float">
            <text:p>13,838</text:p>
          </table:table-cell>
          <table:table-cell table:style-name="ce2" table:formula="of:=AVERAGE([.T88:.X88])" office:value-type="float" office:value="13.8092" calcext:value-type="float">
            <text:p>13,8092</text:p>
          </table:table-cell>
          <table:table-cell table:style-name="ce2" table:formula="of:=STDEV([.T88:.X88])" office:value-type="float" office:value="0.0676069523052178" calcext:value-type="float">
            <text:p>0,067606952305218</text:p>
          </table:table-cell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  <table:table-cell table:number-columns-repeated="10"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</table:table-row>
        <table:table-row table:style-name="ro1"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279" calcext:value-type="float">
            <text:p>0,279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281" calcext:value-type="float">
            <text:p>0,281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table:formula="of:=AVERAGE([.B100:.F100])" office:value-type="float" office:value="0.288" calcext:value-type="float">
            <text:p>0,288</text:p>
          </table:table-cell>
          <table:table-cell table:style-name="ce2" table:formula="of:=STDEV([.B100:.F100])" office:value-type="float" office:value="0.00839642781187333" calcext:value-type="float">
            <text:p>0,008396427811873</text:p>
          </table:table-cell>
          <table:table-cell table:number-columns-repeated="10"/>
          <table:table-cell table:style-name="ce1" office:value-type="float" office:value="214748362" calcext:value-type="float">
            <text:p>214748362</text:p>
          </table:table-cell>
          <table:table-cell table:style-name="ce2" office:value-type="float" office:value="0.594" calcext:value-type="float">
            <text:p>0,594</text:p>
          </table:table-cell>
          <table:table-cell table:style-name="ce2" office:value-type="float" office:value="0.582" calcext:value-type="float">
            <text:p>0,582</text:p>
          </table:table-cell>
          <table:table-cell table:style-name="ce2" office:value-type="float" office:value="0.607" calcext:value-type="float">
            <text:p>0,607</text:p>
          </table:table-cell>
          <table:table-cell table:style-name="ce2" office:value-type="float" office:value="0.603" calcext:value-type="float">
            <text:p>0,603</text:p>
          </table:table-cell>
          <table:table-cell table:style-name="ce2" office:value-type="float" office:value="0.599" calcext:value-type="float">
            <text:p>0,599</text:p>
          </table:table-cell>
          <table:table-cell table:style-name="ce2" table:formula="of:=AVERAGE([.T100:.X100])" office:value-type="float" office:value="0.597" calcext:value-type="float">
            <text:p>0,597</text:p>
          </table:table-cell>
          <table:table-cell table:style-name="ce2" table:formula="of:=STDEV([.T100:.X100])" office:value-type="float" office:value="0.00966953980290687" calcext:value-type="float">
            <text:p>0,009669539802907</text:p>
          </table:table-cell>
        </table:table-row>
        <table:table-row table:style-name="ro1">
          <table:table-cell table:style-name="ce1" table:formula="of:=[.A100]+214748365" office:value-type="float" office:value="429496727" calcext:value-type="float">
            <text:p>429496727</text:p>
          </table:table-cell>
          <table:table-cell table:style-name="ce2" office:value-type="float" office:value="0.589" calcext:value-type="float">
            <text:p>0,589</text:p>
          </table:table-cell>
          <table:table-cell table:style-name="ce2" office:value-type="float" office:value="0.569" calcext:value-type="float">
            <text:p>0,569</text:p>
          </table:table-cell>
          <table:table-cell table:style-name="ce2" office:value-type="float" office:value="0.558" calcext:value-type="float">
            <text:p>0,558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0.566" calcext:value-type="float">
            <text:p>0,566</text:p>
          </table:table-cell>
          <table:table-cell table:style-name="ce2" table:formula="of:=AVERAGE([.B101:.F101])" office:value-type="float" office:value="0.5704" calcext:value-type="float">
            <text:p>0,5704</text:p>
          </table:table-cell>
          <table:table-cell table:style-name="ce2" table:formula="of:=STDEV([.B101:.F101])" office:value-type="float" office:value="0.0114149025401008" calcext:value-type="float">
            <text:p>0,011414902540101</text:p>
          </table:table-cell>
          <table:table-cell table:number-columns-repeated="10"/>
          <table:table-cell table:style-name="ce1" table:formula="of:=[.S100]+214748365" office:value-type="float" office:value="429496727" calcext:value-type="float">
            <text:p>429496727</text:p>
          </table:table-cell>
          <table:table-cell table:style-name="ce2" office:value-type="float" office:value="1.168" calcext:value-type="float">
            <text:p>1,168</text:p>
          </table:table-cell>
          <table:table-cell table:style-name="ce2" office:value-type="float" office:value="1.171" calcext:value-type="float">
            <text:p>1,171</text:p>
          </table:table-cell>
          <table:table-cell table:style-name="ce2" office:value-type="float" office:value="1.198" calcext:value-type="float">
            <text:p>1,198</text:p>
          </table:table-cell>
          <table:table-cell table:style-name="ce2" office:value-type="float" office:value="1.161" calcext:value-type="float">
            <text:p>1,161</text:p>
          </table:table-cell>
          <table:table-cell table:style-name="ce2" office:value-type="float" office:value="1.168" calcext:value-type="float">
            <text:p>1,168</text:p>
          </table:table-cell>
          <table:table-cell table:style-name="ce2" table:formula="of:=AVERAGE([.T101:.X101])" office:value-type="float" office:value="1.1732" calcext:value-type="float">
            <text:p>1,1732</text:p>
          </table:table-cell>
          <table:table-cell table:style-name="ce2" table:formula="of:=STDEV([.T101:.X101])" office:value-type="float" office:value="0.0143422452914458" calcext:value-type="float">
            <text:p>0,014342245291446</text:p>
          </table:table-cell>
        </table:table-row>
        <table:table-row table:style-name="ro1">
          <table:table-cell table:style-name="ce1" table:formula="of:=[.A101]+214748365" office:value-type="float" office:value="644245092" calcext:value-type="float">
            <text:p>644245092</text:p>
          </table:table-cell>
          <table:table-cell table:style-name="ce2" office:value-type="float" office:value="0.841" calcext:value-type="float">
            <text:p>0,841</text:p>
          </table:table-cell>
          <table:table-cell table:style-name="ce2" office:value-type="float" office:value="0.849" calcext:value-type="float">
            <text:p>0,849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0.84" calcext:value-type="float">
            <text:p>0,84</text:p>
          </table:table-cell>
          <table:table-cell table:style-name="ce2" office:value-type="float" office:value="0.842" calcext:value-type="float">
            <text:p>0,842</text:p>
          </table:table-cell>
          <table:table-cell table:style-name="ce2" table:formula="of:=AVERAGE([.B102:.F102])" office:value-type="float" office:value="0.8444" calcext:value-type="float">
            <text:p>0,8444</text:p>
          </table:table-cell>
          <table:table-cell table:style-name="ce2" table:formula="of:=STDEV([.B102:.F102])" office:value-type="float" office:value="0.00472228758124704" calcext:value-type="float">
            <text:p>0,004722287581247</text:p>
          </table:table-cell>
          <table:table-cell table:number-columns-repeated="10"/>
          <table:table-cell table:style-name="ce1" table:formula="of:=[.S101]+214748365" office:value-type="float" office:value="644245092" calcext:value-type="float">
            <text:p>644245092</text:p>
          </table:table-cell>
          <table:table-cell table:style-name="ce2" office:value-type="float" office:value="1.768" calcext:value-type="float">
            <text:p>1,768</text:p>
          </table:table-cell>
          <table:table-cell table:style-name="ce2" office:value-type="float" office:value="1.764" calcext:value-type="float">
            <text:p>1,764</text:p>
          </table:table-cell>
          <table:table-cell table:style-name="ce2" office:value-type="float" office:value="1.771" calcext:value-type="float">
            <text:p>1,771</text:p>
          </table:table-cell>
          <table:table-cell table:style-name="ce2" office:value-type="float" office:value="1.749" calcext:value-type="float">
            <text:p>1,749</text:p>
          </table:table-cell>
          <table:table-cell table:style-name="ce2" office:value-type="float" office:value="1.746" calcext:value-type="float">
            <text:p>1,746</text:p>
          </table:table-cell>
          <table:table-cell table:style-name="ce2" table:formula="of:=AVERAGE([.T102:.X102])" office:value-type="float" office:value="1.7596" calcext:value-type="float">
            <text:p>1,7596</text:p>
          </table:table-cell>
          <table:table-cell table:style-name="ce2" table:formula="of:=STDEV([.T102:.X102])" office:value-type="float" office:value="0.0113710157857598" calcext:value-type="float">
            <text:p>0,01137101578576</text:p>
          </table:table-cell>
        </table:table-row>
        <table:table-row table:style-name="ro1">
          <table:table-cell table:style-name="ce1" table:formula="of:=[.A102]+214748365" office:value-type="float" office:value="858993457" calcext:value-type="float">
            <text:p>858993457</text:p>
          </table:table-cell>
          <table:table-cell table:style-name="ce2" office:value-type="float" office:value="1.217" calcext:value-type="float">
            <text:p>1,217</text:p>
          </table:table-cell>
          <table:table-cell table:style-name="ce2" office:value-type="float" office:value="1.112" calcext:value-type="float">
            <text:p>1,112</text:p>
          </table:table-cell>
          <table:table-cell table:style-name="ce2" office:value-type="float" office:value="1.115" calcext:value-type="float">
            <text:p>1,115</text:p>
          </table:table-cell>
          <table:table-cell table:style-name="ce2" office:value-type="float" office:value="1.125" calcext:value-type="float">
            <text:p>1,125</text:p>
          </table:table-cell>
          <table:table-cell table:style-name="ce2" office:value-type="float" office:value="1.154" calcext:value-type="float">
            <text:p>1,154</text:p>
          </table:table-cell>
          <table:table-cell table:style-name="ce2" table:formula="of:=AVERAGE([.B103:.F103])" office:value-type="float" office:value="1.1446" calcext:value-type="float">
            <text:p>1,1446</text:p>
          </table:table-cell>
          <table:table-cell table:style-name="ce2" table:formula="of:=STDEV([.B103:.F103])" office:value-type="float" office:value="0.0437412848462411" calcext:value-type="float">
            <text:p>0,043741284846241</text:p>
          </table:table-cell>
          <table:table-cell table:number-columns-repeated="10"/>
          <table:table-cell table:style-name="ce1" table:formula="of:=[.S102]+214748365" office:value-type="float" office:value="858993457" calcext:value-type="float">
            <text:p>858993457</text:p>
          </table:table-cell>
          <table:table-cell table:style-name="ce2" office:value-type="float" office:value="2.325" calcext:value-type="float">
            <text:p>2,325</text:p>
          </table:table-cell>
          <table:table-cell table:style-name="ce2" office:value-type="float" office:value="2.31" calcext:value-type="float">
            <text:p>2,31</text:p>
          </table:table-cell>
          <table:table-cell table:style-name="ce2" office:value-type="float" office:value="2.302" calcext:value-type="float">
            <text:p>2,302</text:p>
          </table:table-cell>
          <table:table-cell table:style-name="ce2" office:value-type="float" office:value="2.298" calcext:value-type="float">
            <text:p>2,298</text:p>
          </table:table-cell>
          <table:table-cell table:style-name="ce2" office:value-type="float" office:value="2.306" calcext:value-type="float">
            <text:p>2,306</text:p>
          </table:table-cell>
          <table:table-cell table:style-name="ce2" table:formula="of:=AVERAGE([.T103:.X103])" office:value-type="float" office:value="2.3082" calcext:value-type="float">
            <text:p>2,3082</text:p>
          </table:table-cell>
          <table:table-cell table:style-name="ce2" table:formula="of:=STDEV([.T103:.X103])" office:value-type="float" office:value="0.0104019228991567" calcext:value-type="float">
            <text:p>0,010401922899157</text:p>
          </table:table-cell>
        </table:table-row>
        <table:table-row table:style-name="ro1">
          <table:table-cell table:style-name="ce1" table:formula="of:=[.A103]+214748365" office:value-type="float" office:value="1073741822" calcext:value-type="float">
            <text:p>1073741822</text:p>
          </table:table-cell>
          <table:table-cell table:style-name="ce2" office:value-type="float" office:value="1.431" calcext:value-type="float">
            <text:p>1,431</text:p>
          </table:table-cell>
          <table:table-cell table:style-name="ce2" office:value-type="float" office:value="1.429" calcext:value-type="float">
            <text:p>1,429</text:p>
          </table:table-cell>
          <table:table-cell table:style-name="ce2" office:value-type="float" office:value="1.419" calcext:value-type="float">
            <text:p>1,419</text:p>
          </table:table-cell>
          <table:table-cell table:style-name="ce2" office:value-type="float" office:value="1.435" calcext:value-type="float">
            <text:p>1,435</text:p>
          </table:table-cell>
          <table:table-cell table:style-name="ce2" office:value-type="float" office:value="1.413" calcext:value-type="float">
            <text:p>1,413</text:p>
          </table:table-cell>
          <table:table-cell table:style-name="ce2" table:formula="of:=AVERAGE([.B104:.F104])" office:value-type="float" office:value="1.4254" calcext:value-type="float">
            <text:p>1,4254</text:p>
          </table:table-cell>
          <table:table-cell table:style-name="ce2" table:formula="of:=STDEV([.B104:.F104])" office:value-type="float" office:value="0.00909945053286187" calcext:value-type="float">
            <text:p>0,009099450532862</text:p>
          </table:table-cell>
          <table:table-cell table:number-columns-repeated="10"/>
          <table:table-cell table:style-name="ce1" table:formula="of:=[.S103]+214748365" office:value-type="float" office:value="1073741822" calcext:value-type="float">
            <text:p>1073741822</text:p>
          </table:table-cell>
          <table:table-cell table:style-name="ce2" office:value-type="float" office:value="2.846" calcext:value-type="float">
            <text:p>2,846</text:p>
          </table:table-cell>
          <table:table-cell table:style-name="ce2" office:value-type="float" office:value="2.882" calcext:value-type="float">
            <text:p>2,882</text:p>
          </table:table-cell>
          <table:table-cell table:style-name="ce2" office:value-type="float" office:value="2.815" calcext:value-type="float">
            <text:p>2,815</text:p>
          </table:table-cell>
          <table:table-cell table:style-name="ce2" office:value-type="float" office:value="2.836" calcext:value-type="float">
            <text:p>2,836</text:p>
          </table:table-cell>
          <table:table-cell table:style-name="ce2" office:value-type="float" office:value="2.848" calcext:value-type="float">
            <text:p>2,848</text:p>
          </table:table-cell>
          <table:table-cell table:style-name="ce2" table:formula="of:=AVERAGE([.T104:.X104])" office:value-type="float" office:value="2.8454" calcext:value-type="float">
            <text:p>2,8454</text:p>
          </table:table-cell>
          <table:table-cell table:style-name="ce2" table:formula="of:=STDEV([.T104:.X104])" office:value-type="float" office:value="0.0242857983191824" calcext:value-type="float">
            <text:p>0,024285798319183</text:p>
          </table:table-cell>
        </table:table-row>
        <table:table-row table:style-name="ro1">
          <table:table-cell table:style-name="ce1" table:formula="of:=[.A104]+214748365" office:value-type="float" office:value="1288490187" calcext:value-type="float">
            <text:p>1288490187</text:p>
          </table:table-cell>
          <table:table-cell table:style-name="ce2" office:value-type="float" office:value="1.69" calcext:value-type="float">
            <text:p>1,69</text:p>
          </table:table-cell>
          <table:table-cell table:style-name="ce2" office:value-type="float" office:value="1.739" calcext:value-type="float">
            <text:p>1,739</text:p>
          </table:table-cell>
          <table:table-cell table:style-name="ce2" office:value-type="float" office:value="1.741" calcext:value-type="float">
            <text:p>1,741</text:p>
          </table:table-cell>
          <table:table-cell table:style-name="ce2" office:value-type="float" office:value="1.709" calcext:value-type="float">
            <text:p>1,709</text:p>
          </table:table-cell>
          <table:table-cell table:style-name="ce2" office:value-type="float" office:value="1.69" calcext:value-type="float">
            <text:p>1,69</text:p>
          </table:table-cell>
          <table:table-cell table:style-name="ce2" table:formula="of:=AVERAGE([.B105:.F105])" office:value-type="float" office:value="1.7138" calcext:value-type="float">
            <text:p>1,7138</text:p>
          </table:table-cell>
          <table:table-cell table:style-name="ce2" table:formula="of:=STDEV([.B105:.F105])" office:value-type="float" office:value="0.0251535285795055" calcext:value-type="float">
            <text:p>0,025153528579506</text:p>
          </table:table-cell>
          <table:table-cell table:number-columns-repeated="10"/>
          <table:table-cell table:style-name="ce1" table:formula="of:=[.S104]+214748365" office:value-type="float" office:value="1288490187" calcext:value-type="float">
            <text:p>1288490187</text:p>
          </table:table-cell>
          <table:table-cell table:style-name="ce2" office:value-type="float" office:value="3.38" calcext:value-type="float">
            <text:p>3,38</text:p>
          </table:table-cell>
          <table:table-cell table:style-name="ce2" office:value-type="float" office:value="3.377" calcext:value-type="float">
            <text:p>3,377</text:p>
          </table:table-cell>
          <table:table-cell table:style-name="ce2" office:value-type="float" office:value="3.351" calcext:value-type="float">
            <text:p>3,351</text:p>
          </table:table-cell>
          <table:table-cell table:style-name="ce2" office:value-type="float" office:value="3.39" calcext:value-type="float">
            <text:p>3,39</text:p>
          </table:table-cell>
          <table:table-cell table:style-name="ce2" office:value-type="float" office:value="3.368" calcext:value-type="float">
            <text:p>3,368</text:p>
          </table:table-cell>
          <table:table-cell table:style-name="ce2" table:formula="of:=AVERAGE([.T105:.X105])" office:value-type="float" office:value="3.3732" calcext:value-type="float">
            <text:p>3,3732</text:p>
          </table:table-cell>
          <table:table-cell table:style-name="ce2" table:formula="of:=STDEV([.T105:.X105])" office:value-type="float" office:value="0.0146867287031524" calcext:value-type="float">
            <text:p>0,014686728703152</text:p>
          </table:table-cell>
        </table:table-row>
        <table:table-row table:style-name="ro1">
          <table:table-cell table:style-name="ce1" table:formula="of:=[.A105]+214748365" office:value-type="float" office:value="1503238552" calcext:value-type="float">
            <text:p>1503238552</text:p>
          </table:table-cell>
          <table:table-cell table:style-name="ce2" office:value-type="float" office:value="1.984" calcext:value-type="float">
            <text:p>1,98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012" calcext:value-type="float">
            <text:p>2,012</text:p>
          </table:table-cell>
          <table:table-cell table:style-name="ce2" office:value-type="float" office:value="1.982" calcext:value-type="float">
            <text:p>1,982</text:p>
          </table:table-cell>
          <table:table-cell table:style-name="ce2" office:value-type="float" office:value="1.952" calcext:value-type="float">
            <text:p>1,952</text:p>
          </table:table-cell>
          <table:table-cell table:style-name="ce2" table:formula="of:=AVERAGE([.B106:.F106])" office:value-type="float" office:value="1.986" calcext:value-type="float">
            <text:p>1,986</text:p>
          </table:table-cell>
          <table:table-cell table:style-name="ce2" table:formula="of:=STDEV([.B106:.F106])" office:value-type="float" office:value="0.0226274169979695" calcext:value-type="float">
            <text:p>0,02262741699797</text:p>
          </table:table-cell>
          <table:table-cell table:number-columns-repeated="10"/>
          <table:table-cell table:style-name="ce1" table:formula="of:=[.S105]+214748365" office:value-type="float" office:value="1503238552" calcext:value-type="float">
            <text:p>1503238552</text:p>
          </table:table-cell>
          <table:table-cell table:style-name="ce2" office:value-type="float" office:value="3.903" calcext:value-type="float">
            <text:p>3,903</text:p>
          </table:table-cell>
          <table:table-cell table:style-name="ce2" office:value-type="float" office:value="3.952" calcext:value-type="float">
            <text:p>3,952</text:p>
          </table:table-cell>
          <table:table-cell table:style-name="ce2" office:value-type="float" office:value="3.963" calcext:value-type="float">
            <text:p>3,963</text:p>
          </table:table-cell>
          <table:table-cell table:style-name="ce2" office:value-type="float" office:value="3.932" calcext:value-type="float">
            <text:p>3,932</text:p>
          </table:table-cell>
          <table:table-cell table:style-name="ce2" office:value-type="float" office:value="3.921" calcext:value-type="float">
            <text:p>3,921</text:p>
          </table:table-cell>
          <table:table-cell table:style-name="ce2" table:formula="of:=AVERAGE([.T106:.X106])" office:value-type="float" office:value="3.9342" calcext:value-type="float">
            <text:p>3,9342</text:p>
          </table:table-cell>
          <table:table-cell table:style-name="ce2" table:formula="of:=STDEV([.T106:.X106])" office:value-type="float" office:value="0.023972901368003" calcext:value-type="float">
            <text:p>0,023972901368003</text:p>
          </table:table-cell>
        </table:table-row>
        <table:table-row table:style-name="ro1">
          <table:table-cell table:style-name="ce1" table:formula="of:=[.A106]+214748365" office:value-type="float" office:value="1717986917" calcext:value-type="float">
            <text:p>1717986917</text:p>
          </table:table-cell>
          <table:table-cell table:style-name="ce2" office:value-type="float" office:value="2.243" calcext:value-type="float">
            <text:p>2,243</text:p>
          </table:table-cell>
          <table:table-cell table:style-name="ce2" office:value-type="float" office:value="2.295" calcext:value-type="float">
            <text:p>2,295</text:p>
          </table:table-cell>
          <table:table-cell table:style-name="ce2" office:value-type="float" office:value="2.259" calcext:value-type="float">
            <text:p>2,259</text:p>
          </table:table-cell>
          <table:table-cell table:style-name="ce2" office:value-type="float" office:value="2.277" calcext:value-type="float">
            <text:p>2,277</text:p>
          </table:table-cell>
          <table:table-cell table:style-name="ce2" office:value-type="float" office:value="2.279" calcext:value-type="float">
            <text:p>2,279</text:p>
          </table:table-cell>
          <table:table-cell table:style-name="ce2" table:formula="of:=AVERAGE([.B107:.F107])" office:value-type="float" office:value="2.2706" calcext:value-type="float">
            <text:p>2,2706</text:p>
          </table:table-cell>
          <table:table-cell table:style-name="ce2" table:formula="of:=STDEV([.B107:.F107])" office:value-type="float" office:value="0.0200199900099876" calcext:value-type="float">
            <text:p>0,020019990009988</text:p>
          </table:table-cell>
          <table:table-cell table:number-columns-repeated="10"/>
          <table:table-cell table:style-name="ce1" table:formula="of:=[.S106]+214748365" office:value-type="float" office:value="1717986917" calcext:value-type="float">
            <text:p>1717986917</text:p>
          </table:table-cell>
          <table:table-cell table:style-name="ce2" office:value-type="float" office:value="4.471" calcext:value-type="float">
            <text:p>4,471</text:p>
          </table:table-cell>
          <table:table-cell table:style-name="ce2" office:value-type="float" office:value="4.43" calcext:value-type="float">
            <text:p>4,43</text:p>
          </table:table-cell>
          <table:table-cell table:style-name="ce2" office:value-type="float" office:value="4.459" calcext:value-type="float">
            <text:p>4,459</text:p>
          </table:table-cell>
          <table:table-cell table:style-name="ce2" office:value-type="float" office:value="4.388" calcext:value-type="float">
            <text:p>4,388</text:p>
          </table:table-cell>
          <table:table-cell table:style-name="ce2" office:value-type="float" office:value="4.376" calcext:value-type="float">
            <text:p>4,376</text:p>
          </table:table-cell>
          <table:table-cell table:style-name="ce2" table:formula="of:=AVERAGE([.T107:.X107])" office:value-type="float" office:value="4.4248" calcext:value-type="float">
            <text:p>4,4248</text:p>
          </table:table-cell>
          <table:table-cell table:style-name="ce2" table:formula="of:=STDEV([.T107:.X107])" office:value-type="float" office:value="0.042032130566984" calcext:value-type="float">
            <text:p>0,042032130566984</text:p>
          </table:table-cell>
        </table:table-row>
        <table:table-row table:style-name="ro1">
          <table:table-cell table:style-name="ce1" table:formula="of:=[.A107]+214748365" office:value-type="float" office:value="1932735282" calcext:value-type="float">
            <text:p>1932735282</text:p>
          </table:table-cell>
          <table:table-cell table:style-name="ce2" office:value-type="float" office:value="2.538" calcext:value-type="float">
            <text:p>2,538</text:p>
          </table:table-cell>
          <table:table-cell table:style-name="ce2" office:value-type="float" office:value="2.519" calcext:value-type="float">
            <text:p>2,519</text:p>
          </table:table-cell>
          <table:table-cell table:style-name="ce2" office:value-type="float" office:value="2.746" calcext:value-type="float">
            <text:p>2,746</text:p>
          </table:table-cell>
          <table:table-cell table:style-name="ce2" office:value-type="float" office:value="2.568" calcext:value-type="float">
            <text:p>2,568</text:p>
          </table:table-cell>
          <table:table-cell table:style-name="ce2" office:value-type="float" office:value="2.517" calcext:value-type="float">
            <text:p>2,517</text:p>
          </table:table-cell>
          <table:table-cell table:style-name="ce2" table:formula="of:=AVERAGE([.B108:.F108])" office:value-type="float" office:value="2.5776" calcext:value-type="float">
            <text:p>2,5776</text:p>
          </table:table-cell>
          <table:table-cell table:style-name="ce2" table:formula="of:=STDEV([.B108:.F108])" office:value-type="float" office:value="0.096339503839287" calcext:value-type="float">
            <text:p>0,096339503839287</text:p>
          </table:table-cell>
          <table:table-cell table:number-columns-repeated="10"/>
          <table:table-cell table:style-name="ce1" table:formula="of:=[.S107]+214748365" office:value-type="float" office:value="1932735282" calcext:value-type="float">
            <text:p>1932735282</text:p>
          </table:table-cell>
          <table:table-cell table:style-name="ce2" office:value-type="float" office:value="4.971" calcext:value-type="float">
            <text:p>4,971</text:p>
          </table:table-cell>
          <table:table-cell table:style-name="ce2" office:value-type="float" office:value="4.983" calcext:value-type="float">
            <text:p>4,983</text:p>
          </table:table-cell>
          <table:table-cell table:style-name="ce2" office:value-type="float" office:value="4.99" calcext:value-type="float">
            <text:p>4,99</text:p>
          </table:table-cell>
          <table:table-cell table:style-name="ce2" office:value-type="float" office:value="4.971" calcext:value-type="float">
            <text:p>4,971</text:p>
          </table:table-cell>
          <table:table-cell table:style-name="ce2" office:value-type="float" office:value="4.897" calcext:value-type="float">
            <text:p>4,897</text:p>
          </table:table-cell>
          <table:table-cell table:style-name="ce2" table:formula="of:=AVERAGE([.T108:.X108])" office:value-type="float" office:value="4.9624" calcext:value-type="float">
            <text:p>4,9624</text:p>
          </table:table-cell>
          <table:table-cell table:style-name="ce2" table:formula="of:=STDEV([.T108:.X108])" office:value-type="float" office:value="0.037453971752005" calcext:value-type="float">
            <text:p>0,037453971752005</text:p>
          </table:table-cell>
        </table:table-row>
        <table:table-row table:style-name="ro1">
          <table:table-cell table:style-name="ce1" table:formula="of:=[.A108]+214748365" office:value-type="float" office:value="2147483647" calcext:value-type="float">
            <text:p>2147483647</text:p>
          </table:table-cell>
          <table:table-cell table:style-name="ce2" office:value-type="float" office:value="2.822" calcext:value-type="float">
            <text:p>2,822</text:p>
          </table:table-cell>
          <table:table-cell table:style-name="ce2" office:value-type="float" office:value="2.814" calcext:value-type="float">
            <text:p>2,814</text:p>
          </table:table-cell>
          <table:table-cell table:style-name="ce2" office:value-type="float" office:value="2.836" calcext:value-type="float">
            <text:p>2,836</text:p>
          </table:table-cell>
          <table:table-cell table:style-name="ce2" office:value-type="float" office:value="2.846" calcext:value-type="float">
            <text:p>2,846</text:p>
          </table:table-cell>
          <table:table-cell table:style-name="ce2" office:value-type="float" office:value="2.79" calcext:value-type="float">
            <text:p>2,79</text:p>
          </table:table-cell>
          <table:table-cell table:style-name="ce2" table:formula="of:=AVERAGE([.B109:.F109])" office:value-type="float" office:value="2.8216" calcext:value-type="float">
            <text:p>2,8216</text:p>
          </table:table-cell>
          <table:table-cell table:style-name="ce2" table:formula="of:=STDEV([.B109:.F109])" office:value-type="float" office:value="0.021559220765139" calcext:value-type="float">
            <text:p>0,021559220765139</text:p>
          </table:table-cell>
          <table:table-cell table:number-columns-repeated="10"/>
          <table:table-cell table:style-name="ce1" table:formula="of:=[.S108]+214748365" office:value-type="float" office:value="2147483647" calcext:value-type="float">
            <text:p>2147483647</text:p>
          </table:table-cell>
          <table:table-cell table:style-name="ce2" office:value-type="float" office:value="5.447" calcext:value-type="float">
            <text:p>5,447</text:p>
          </table:table-cell>
          <table:table-cell table:style-name="ce2" office:value-type="float" office:value="5.534" calcext:value-type="float">
            <text:p>5,534</text:p>
          </table:table-cell>
          <table:table-cell table:style-name="ce2" office:value-type="float" office:value="5.559" calcext:value-type="float">
            <text:p>5,559</text:p>
          </table:table-cell>
          <table:table-cell table:style-name="ce2" office:value-type="float" office:value="5.527" calcext:value-type="float">
            <text:p>5,527</text:p>
          </table:table-cell>
          <table:table-cell table:style-name="ce2" office:value-type="float" office:value="5.539" calcext:value-type="float">
            <text:p>5,539</text:p>
          </table:table-cell>
          <table:table-cell table:style-name="ce2" table:formula="of:=AVERAGE([.T109:.X109])" office:value-type="float" office:value="5.5212" calcext:value-type="float">
            <text:p>5,5212</text:p>
          </table:table-cell>
          <table:table-cell table:style-name="ce2" table:formula="of:=STDEV([.T109:.X109])" office:value-type="float" office:value="0.0431532154074293" calcext:value-type="float">
            <text:p>0,043153215407429</text:p>
          </table:table-cell>
        </table:table-row>
        <table:table-row table:style-name="ro1" table:number-rows-repeated="14">
          <table:table-cell table:number-columns-repeated="26"/>
        </table:table-row>
        <table:table-row table:style-name="ro1">
          <table:table-cell table:number-columns-repeated="18"/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</table:table-row>
        <table:table-row table:style-name="ro1">
          <table:table-cell table:number-columns-repeated="18"/>
          <table:table-cell table:style-name="ce1" office:value-type="float" office:value="1" calcext:value-type="float">
            <text:p>1</text:p>
          </table:table-cell>
          <table:table-cell table:style-name="ce2" office:value-type="float" office:value="39.974" calcext:value-type="float">
            <text:p>39,974</text:p>
          </table:table-cell>
          <table:table-cell table:style-name="ce2" office:value-type="float" office:value="39.957" calcext:value-type="float">
            <text:p>39,957</text:p>
          </table:table-cell>
          <table:table-cell table:style-name="ce2" office:value-type="float" office:value="39.933" calcext:value-type="float">
            <text:p>39,933</text:p>
          </table:table-cell>
          <table:table-cell table:style-name="ce2" office:value-type="float" office:value="39.945" calcext:value-type="float">
            <text:p>39,945</text:p>
          </table:table-cell>
          <table:table-cell table:style-name="ce2" office:value-type="float" office:value="39.973" calcext:value-type="float">
            <text:p>39,973</text:p>
          </table:table-cell>
          <table:table-cell table:style-name="ce2" table:formula="of:=AVERAGE([.T125:.X125])" office:value-type="float" office:value="39.9564" calcext:value-type="float">
            <text:p>39,9564</text:p>
          </table:table-cell>
          <table:table-cell table:style-name="ce2" table:formula="of:=STDEV([.T125:.X125])" office:value-type="float" office:value="0.0177707625047425" calcext:value-type="float">
            <text:p>0,017770762504743</text:p>
          </table:table-cell>
        </table:table-row>
        <table:table-row table:style-name="ro1">
          <table:table-cell table:number-columns-repeated="18"/>
          <table:table-cell table:style-name="ce1" office:value-type="float" office:value="2" calcext:value-type="float">
            <text:p>2</text:p>
          </table:table-cell>
          <table:table-cell table:style-name="ce2" office:value-type="float" office:value="20.153" calcext:value-type="float">
            <text:p>20,153</text:p>
          </table:table-cell>
          <table:table-cell table:style-name="ce2" office:value-type="float" office:value="20.156" calcext:value-type="float">
            <text:p>20,156</text:p>
          </table:table-cell>
          <table:table-cell table:style-name="ce2" office:value-type="float" office:value="20.255" calcext:value-type="float">
            <text:p>20,255</text:p>
          </table:table-cell>
          <table:table-cell table:style-name="ce2" office:value-type="float" office:value="20.135" calcext:value-type="float">
            <text:p>20,135</text:p>
          </table:table-cell>
          <table:table-cell table:style-name="ce2" office:value-type="float" office:value="20.157" calcext:value-type="float">
            <text:p>20,157</text:p>
          </table:table-cell>
          <table:table-cell table:style-name="ce2" table:formula="of:=AVERAGE([.T126:.X126])" office:value-type="float" office:value="20.1712" calcext:value-type="float">
            <text:p>20,1712</text:p>
          </table:table-cell>
          <table:table-cell table:style-name="ce2" table:formula="of:=STDEV([.T126:.X126])" office:value-type="float" office:value="0.0476885730547681" calcext:value-type="float">
            <text:p>0,047688573054768</text:p>
          </table:table-cell>
        </table:table-row>
        <table:table-row table:style-name="ro1"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iempo 1</text:p>
          </table:table-cell>
          <table:table-cell table:style-name="ce1" office:value-type="string" calcext:value-type="string">
            <text:p>Tiempo 2</text:p>
          </table:table-cell>
          <table:table-cell table:style-name="ce1" office:value-type="string" calcext:value-type="string">
            <text:p>Tiempo 3</text:p>
          </table:table-cell>
          <table:table-cell table:style-name="ce1" office:value-type="string" calcext:value-type="string">
            <text:p>Tiempo 4</text:p>
          </table:table-cell>
          <table:table-cell table:style-name="ce1" office:value-type="string" calcext:value-type="string">
            <text:p>Tiempo 5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esviación T</text:p>
          </table:table-cell>
          <table:table-cell table:number-columns-repeated="10"/>
          <table:table-cell table:style-name="ce1" office:value-type="float" office:value="3" calcext:value-type="float">
            <text:p>3</text:p>
          </table:table-cell>
          <table:table-cell table:style-name="ce2" office:value-type="float" office:value="13.865" calcext:value-type="float">
            <text:p>13,865</text:p>
          </table:table-cell>
          <table:table-cell table:style-name="ce2" office:value-type="float" office:value="13.708" calcext:value-type="float">
            <text:p>13,708</text:p>
          </table:table-cell>
          <table:table-cell table:style-name="ce2" office:value-type="float" office:value="13.862" calcext:value-type="float">
            <text:p>13,862</text:p>
          </table:table-cell>
          <table:table-cell table:style-name="ce2" office:value-type="float" office:value="13.773" calcext:value-type="float">
            <text:p>13,773</text:p>
          </table:table-cell>
          <table:table-cell table:style-name="ce2" office:value-type="float" office:value="13.838" calcext:value-type="float">
            <text:p>13,838</text:p>
          </table:table-cell>
          <table:table-cell table:style-name="ce2" table:formula="of:=AVERAGE([.T127:.X127])" office:value-type="float" office:value="13.8092" calcext:value-type="float">
            <text:p>13,8092</text:p>
          </table:table-cell>
          <table:table-cell table:style-name="ce2" table:formula="of:=STDEV([.T127:.X127])" office:value-type="float" office:value="0.0676069523052178" calcext:value-type="float">
            <text:p>0,067606952305218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 office:value-type="float" office:value="18.667" calcext:value-type="float">
            <text:p>18,667</text:p>
          </table:table-cell>
          <table:table-cell table:style-name="ce2" office:value-type="float" office:value="18.6" calcext:value-type="float">
            <text:p>18,6</text:p>
          </table:table-cell>
          <table:table-cell table:style-name="ce2" office:value-type="float" office:value="18.539" calcext:value-type="float">
            <text:p>18,539</text:p>
          </table:table-cell>
          <table:table-cell table:style-name="ce2" office:value-type="float" office:value="18.493" calcext:value-type="float">
            <text:p>18,493</text:p>
          </table:table-cell>
          <table:table-cell table:style-name="ce2" office:value-type="float" office:value="18.47" calcext:value-type="float">
            <text:p>18,47</text:p>
          </table:table-cell>
          <table:table-cell table:style-name="ce2" table:formula="of:=AVERAGE([.B128:.F128])" office:value-type="float" office:value="18.5538" calcext:value-type="float">
            <text:p>18,5538</text:p>
          </table:table-cell>
          <table:table-cell table:style-name="ce2" table:formula="of:=STDEV([.B128:.G128])" office:value-type="float" office:value="0.0719538741139083" calcext:value-type="float">
            <text:p>0,071953874113908</text:p>
          </table:table-cell>
          <table:table-cell table:number-columns-repeated="10"/>
          <table:table-cell table:style-name="ce1" office:value-type="float" office:value="4" calcext:value-type="float">
            <text:p>4</text:p>
          </table:table-cell>
          <table:table-cell table:style-name="ce2" office:value-type="float" office:value="10.359" calcext:value-type="float">
            <text:p>10,359</text:p>
          </table:table-cell>
          <table:table-cell table:style-name="ce2" office:value-type="float" office:value="10.356" calcext:value-type="float">
            <text:p>10,356</text:p>
          </table:table-cell>
          <table:table-cell table:style-name="ce2" office:value-type="float" office:value="10.304" calcext:value-type="float">
            <text:p>10,304</text:p>
          </table:table-cell>
          <table:table-cell table:style-name="ce2" office:value-type="float" office:value="10.375" calcext:value-type="float">
            <text:p>10,375</text:p>
          </table:table-cell>
          <table:table-cell table:style-name="ce2" office:value-type="float" office:value="10.304" calcext:value-type="float">
            <text:p>10,304</text:p>
          </table:table-cell>
          <table:table-cell table:style-name="ce2" table:formula="of:=AVERAGE([.T128:.X128])" office:value-type="float" office:value="10.3396" calcext:value-type="float">
            <text:p>10,3396</text:p>
          </table:table-cell>
          <table:table-cell table:style-name="ce2" table:formula="of:=STDEV([.T128:.X128])" office:value-type="float" office:value="0.0332911399624583" calcext:value-type="float">
            <text:p>0,03329113996245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9.164" calcext:value-type="float">
            <text:p>9,164</text:p>
          </table:table-cell>
          <table:table-cell table:style-name="ce2" office:value-type="float" office:value="9.136" calcext:value-type="float">
            <text:p>9,136</text:p>
          </table:table-cell>
          <table:table-cell table:style-name="ce2" office:value-type="float" office:value="9.115" calcext:value-type="float">
            <text:p>9,115</text:p>
          </table:table-cell>
          <table:table-cell table:style-name="ce2" office:value-type="float" office:value="9.139" calcext:value-type="float">
            <text:p>9,139</text:p>
          </table:table-cell>
          <table:table-cell table:style-name="ce2" office:value-type="float" office:value="9.126" calcext:value-type="float">
            <text:p>9,126</text:p>
          </table:table-cell>
          <table:table-cell table:style-name="ce2" table:formula="of:=AVERAGE([.B129:.F129])" office:value-type="float" office:value="9.136" calcext:value-type="float">
            <text:p>9,136</text:p>
          </table:table-cell>
          <table:table-cell table:style-name="ce2" table:formula="of:=STDEV([.B129:.G129])" office:value-type="float" office:value="0.0163340135912762" calcext:value-type="float">
            <text:p>0,016334013591276</text:p>
          </table:table-cell>
          <table:table-cell table:number-columns-repeated="10"/>
          <table:table-cell table:style-name="ce1" office:value-type="float" office:value="8" calcext:value-type="float">
            <text:p>8</text:p>
          </table:table-cell>
          <table:table-cell table:style-name="ce2" office:value-type="float" office:value="5.447" calcext:value-type="float">
            <text:p>5,447</text:p>
          </table:table-cell>
          <table:table-cell table:style-name="ce2" office:value-type="float" office:value="5.534" calcext:value-type="float">
            <text:p>5,534</text:p>
          </table:table-cell>
          <table:table-cell table:style-name="ce2" office:value-type="float" office:value="5.559" calcext:value-type="float">
            <text:p>5,559</text:p>
          </table:table-cell>
          <table:table-cell table:style-name="ce2" office:value-type="float" office:value="5.527" calcext:value-type="float">
            <text:p>5,527</text:p>
          </table:table-cell>
          <table:table-cell table:style-name="ce2" office:value-type="float" office:value="5.539" calcext:value-type="float">
            <text:p>5,539</text:p>
          </table:table-cell>
          <table:table-cell table:style-name="ce2" table:formula="of:=AVERAGE([.T129:.X129])" office:value-type="float" office:value="5.5212" calcext:value-type="float">
            <text:p>5,5212</text:p>
          </table:table-cell>
          <table:table-cell table:style-name="ce2" table:formula="of:=STDEV([.T129:.X129])" office:value-type="float" office:value="0.0431532154074293" calcext:value-type="float">
            <text:p>0,04315321540742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6.143" calcext:value-type="float">
            <text:p>6,143</text:p>
          </table:table-cell>
          <table:table-cell table:style-name="ce2" office:value-type="float" office:value="6.16" calcext:value-type="float">
            <text:p>6,16</text:p>
          </table:table-cell>
          <table:table-cell table:style-name="ce2" office:value-type="float" office:value="6.266" calcext:value-type="float">
            <text:p>6,266</text:p>
          </table:table-cell>
          <table:table-cell table:style-name="ce2" office:value-type="float" office:value="6.135" calcext:value-type="float">
            <text:p>6,135</text:p>
          </table:table-cell>
          <table:table-cell table:style-name="ce2" office:value-type="float" office:value="6.136" calcext:value-type="float">
            <text:p>6,136</text:p>
          </table:table-cell>
          <table:table-cell table:style-name="ce2" table:formula="of:=AVERAGE([.B130:.F130])" office:value-type="float" office:value="6.168" calcext:value-type="float">
            <text:p>6,168</text:p>
          </table:table-cell>
          <table:table-cell table:style-name="ce2" table:formula="of:=STDEV([.B130:.G130])" office:value-type="float" office:value="0.0498116452247866" calcext:value-type="float">
            <text:p>0,049811645224787</text:p>
          </table:table-cell>
          <table:table-cell table:number-columns-repeated="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4.742" calcext:value-type="float">
            <text:p>4,742</text:p>
          </table:table-cell>
          <table:table-cell table:style-name="ce2" office:value-type="float" office:value="4.678" calcext:value-type="float">
            <text:p>4,678</text:p>
          </table:table-cell>
          <table:table-cell table:style-name="ce2" office:value-type="float" office:value="4.691" calcext:value-type="float">
            <text:p>4,691</text:p>
          </table:table-cell>
          <table:table-cell table:style-name="ce2" office:value-type="float" office:value="4.692" calcext:value-type="float">
            <text:p>4,692</text:p>
          </table:table-cell>
          <table:table-cell table:style-name="ce2" office:value-type="float" office:value="4.7" calcext:value-type="float">
            <text:p>4,7</text:p>
          </table:table-cell>
          <table:table-cell table:style-name="ce2" table:formula="of:=AVERAGE([.B131:.F131])" office:value-type="float" office:value="4.7006" calcext:value-type="float">
            <text:p>4,7006</text:p>
          </table:table-cell>
          <table:table-cell table:style-name="ce2" table:formula="of:=STDEV([.B131:.G131])" office:value-type="float" office:value="0.0218686990925386" calcext:value-type="float">
            <text:p>0,021868699092539</text:p>
          </table:table-cell>
          <table:table-cell table:number-columns-repeated="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2.822" calcext:value-type="float">
            <text:p>2,822</text:p>
          </table:table-cell>
          <table:table-cell table:style-name="ce2" office:value-type="float" office:value="2.814" calcext:value-type="float">
            <text:p>2,814</text:p>
          </table:table-cell>
          <table:table-cell table:style-name="ce2" office:value-type="float" office:value="2.836" calcext:value-type="float">
            <text:p>2,836</text:p>
          </table:table-cell>
          <table:table-cell table:style-name="ce2" office:value-type="float" office:value="2.846" calcext:value-type="float">
            <text:p>2,846</text:p>
          </table:table-cell>
          <table:table-cell table:style-name="ce2" office:value-type="float" office:value="2.79" calcext:value-type="float">
            <text:p>2,79</text:p>
          </table:table-cell>
          <table:table-cell table:style-name="ce2" table:formula="of:=AVERAGE([.B132:.F132])" office:value-type="float" office:value="2.8216" calcext:value-type="float">
            <text:p>2,8216</text:p>
          </table:table-cell>
          <table:table-cell table:style-name="ce2" table:formula="of:=STDEV([.B132:.G132])" office:value-type="float" office:value="0.0192831532691103" calcext:value-type="float">
            <text:p>0,01928315326911</text:p>
          </table:table-cell>
          <table:table-cell table:number-columns-repeated="18"/>
        </table:table-row>
        <table:table-row table:style-name="ro1" table:number-rows-repeated="9">
          <table:table-cell table:number-columns-repeated="26"/>
        </table:table-row>
        <table:table-row table:style-name="ro1">
          <table:table-cell table:number-columns-repeated="19"/>
          <table:table-cell table:style-name="ce1" office:value-type="string" calcext:value-type="string">
            <text:p><text:s/>bas</text:p>
          </table:table-cell>
          <table:table-cell table:style-name="ce1" office:value-type="string" calcext:value-type="string">
            <text:p>Tiempo </text:p>
          </table:table-cell>
          <table:table-cell table:style-name="ce1" office:value-type="string" calcext:value-type="string">
            <text:p>Tiempo Max</text:p>
          </table:table-cell>
          <table:table-cell table:style-name="ce1" office:value-type="string" calcext:value-type="string">
            <text:p>Ganancia</text:p>
          </table:table-cell>
          <table:table-cell table:style-name="ce1" office:value-type="string" calcext:value-type="string">
            <text:p>Eficiencia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Cores</text:p>
          </table:table-cell>
          <table:table-cell table:style-name="ce1" office:value-type="string" calcext:value-type="string">
            <text:p>Tiempo </text:p>
          </table:table-cell>
          <table:table-cell table:style-name="ce1" office:value-type="string" calcext:value-type="string">
            <text:p>Tiempo Max</text:p>
          </table:table-cell>
          <table:table-cell table:style-name="ce1" office:value-type="string" calcext:value-type="string">
            <text:p>Ganancia</text:p>
          </table:table-cell>
          <table:table-cell table:style-name="ce1" office:value-type="string" calcext:value-type="string">
            <text:p>Eficiencia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float" office:value="39.9564" calcext:value-type="float">
            <text:p>39,9564</text:p>
          </table:table-cell>
          <table:table-cell table:style-name="ce2" table:formula="of:=[.V143]/[.U143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18.5538" calcext:value-type="float">
            <text:p>18,5538</text:p>
          </table:table-cell>
          <table:table-cell table:style-name="ce2" table:formula="of:=[.C144]/[.B144]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style-name="ce2" office:value-type="float" office:value="20.1712" calcext:value-type="float">
            <text:p>20,1712</text:p>
          </table:table-cell>
          <table:table-cell table:style-name="ce2" office:value-type="float" office:value="39.9564" calcext:value-type="float">
            <text:p>39,9564</text:p>
          </table:table-cell>
          <table:table-cell table:style-name="ce2" table:formula="of:=[.V144]/[.U144]" office:value-type="float" office:value="1.98086380582216" calcext:value-type="float">
            <text:p>1,98086380582216</text:p>
          </table:table-cell>
          <table:table-cell table:style-name="ce2" table:formula="of:=[.W144]/[.T144]" office:value-type="float" office:value="0.990431902911081" calcext:value-type="float">
            <text:p>0,990431902911081</text:p>
          </table:table-cell>
          <table:table-cell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" office:value-type="float" office:value="9.136" calcext:value-type="float">
            <text:p>9,136</text:p>
          </table:table-cell>
          <table:table-cell table:style-name="ce2" office:value-type="float" office:value="18.5538" calcext:value-type="float">
            <text:p>18,5538</text:p>
          </table:table-cell>
          <table:table-cell table:style-name="ce2" table:formula="of:=[.C145]/[.B145]" office:value-type="float" office:value="2.03084500875657" calcext:value-type="float">
            <text:p>2,03084500875657</text:p>
          </table:table-cell>
          <table:table-cell table:style-name="ce2" table:formula="of:=[.D145]/[.A145]" office:value-type="float" office:value="1.01542250437828" calcext:value-type="float">
            <text:p>1,01542250437828</text:p>
          </table:table-cell>
          <table:table-cell table:number-columns-repeated="14"/>
          <table:table-cell table:style-name="ce1" office:value-type="float" office:value="3" calcext:value-type="float">
            <text:p>3</text:p>
          </table:table-cell>
          <table:table-cell table:style-name="ce2" office:value-type="float" office:value="13.8092" calcext:value-type="float">
            <text:p>13,8092</text:p>
          </table:table-cell>
          <table:table-cell table:style-name="ce2" office:value-type="float" office:value="39.9564" calcext:value-type="float">
            <text:p>39,9564</text:p>
          </table:table-cell>
          <table:table-cell table:style-name="ce2" table:formula="of:=[.V145]/[.U145]" office:value-type="float" office:value="2.89346232946152" calcext:value-type="float">
            <text:p>2,89346232946152</text:p>
          </table:table-cell>
          <table:table-cell table:style-name="ce2" table:formula="of:=[.W145]/[.T145]" office:value-type="float" office:value="0.964487443153839" calcext:value-type="float">
            <text:p>0,964487443153839</text:p>
          </table:table-cell>
          <table:table-cell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" office:value-type="float" office:value="6.143" calcext:value-type="float">
            <text:p>6,143</text:p>
          </table:table-cell>
          <table:table-cell table:style-name="ce2" office:value-type="float" office:value="18.5538" calcext:value-type="float">
            <text:p>18,5538</text:p>
          </table:table-cell>
          <table:table-cell table:style-name="ce2" table:formula="of:=[.C146]/[.B146]" office:value-type="float" office:value="3.02031580660915" calcext:value-type="float">
            <text:p>3,02031580660915</text:p>
          </table:table-cell>
          <table:table-cell table:style-name="ce2" table:formula="of:=[.D146]/[.A146]" office:value-type="float" office:value="1.00677193553638" calcext:value-type="float">
            <text:p>1,00677193553638</text:p>
          </table:table-cell>
          <table:table-cell table:number-columns-repeated="14"/>
          <table:table-cell table:style-name="ce1" office:value-type="float" office:value="4" calcext:value-type="float">
            <text:p>4</text:p>
          </table:table-cell>
          <table:table-cell table:style-name="ce2" office:value-type="float" office:value="10.3396" calcext:value-type="float">
            <text:p>10,3396</text:p>
          </table:table-cell>
          <table:table-cell table:style-name="ce2" office:value-type="float" office:value="39.9564" calcext:value-type="float">
            <text:p>39,9564</text:p>
          </table:table-cell>
          <table:table-cell table:style-name="ce2" table:formula="of:=[.V146]/[.U146]" office:value-type="float" office:value="3.86440481256528" calcext:value-type="float">
            <text:p>3,86440481256528</text:p>
          </table:table-cell>
          <table:table-cell table:style-name="ce2" table:formula="of:=[.W146]/[.T146]" office:value-type="float" office:value="0.966101203141321" calcext:value-type="float">
            <text:p>0,966101203141321</text:p>
          </table:table-cell>
          <table:table-cell table:number-columns-repeated="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" office:value-type="float" office:value="4.742" calcext:value-type="float">
            <text:p>4,742</text:p>
          </table:table-cell>
          <table:table-cell table:style-name="ce2" office:value-type="float" office:value="18.5538" calcext:value-type="float">
            <text:p>18,5538</text:p>
          </table:table-cell>
          <table:table-cell table:style-name="ce2" table:formula="of:=[.C147]/[.B147]" office:value-type="float" office:value="3.91265288907634" calcext:value-type="float">
            <text:p>3,91265288907634</text:p>
          </table:table-cell>
          <table:table-cell table:style-name="ce2" table:formula="of:=[.D147]/[.A147]" office:value-type="float" office:value="0.978163222269085" calcext:value-type="float">
            <text:p>0,978163222269085</text:p>
          </table:table-cell>
          <table:table-cell table:number-columns-repeated="14"/>
          <table:table-cell table:style-name="ce1" office:value-type="float" office:value="8" calcext:value-type="float">
            <text:p>8</text:p>
          </table:table-cell>
          <table:table-cell table:style-name="ce2" office:value-type="float" office:value="5.5212" calcext:value-type="float">
            <text:p>5,5212</text:p>
          </table:table-cell>
          <table:table-cell table:style-name="ce2" office:value-type="float" office:value="39.9564" calcext:value-type="float">
            <text:p>39,9564</text:p>
          </table:table-cell>
          <table:table-cell table:style-name="ce2" table:formula="of:=[.V147]/[.U147]" office:value-type="float" office:value="7.23690502064769" calcext:value-type="float">
            <text:p>7,23690502064769</text:p>
          </table:table-cell>
          <table:table-cell table:style-name="ce2" table:formula="of:=[.W147]/[.T147]" office:value-type="float" office:value="0.904613127580961" calcext:value-type="float">
            <text:p>0,904613127580961</text:p>
          </table:table-cell>
          <table:table-cell table:number-columns-repeated="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" office:value-type="float" office:value="2.822" calcext:value-type="float">
            <text:p>2,822</text:p>
          </table:table-cell>
          <table:table-cell table:style-name="ce2" office:value-type="float" office:value="18.5538" calcext:value-type="float">
            <text:p>18,5538</text:p>
          </table:table-cell>
          <table:table-cell table:style-name="ce2" table:formula="of:=[.C148]/[.B148]" office:value-type="float" office:value="6.57469879518072" calcext:value-type="float">
            <text:p>6,57469879518072</text:p>
          </table:table-cell>
          <table:table-cell table:style-name="ce2" table:formula="of:=[.D148]/[.A148]" office:value-type="float" office:value="0.82183734939759" calcext:value-type="float">
            <text:p>0,82183734939759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1:28:29.5603722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6:26:15.824628610</meta:creation-date>
    <dc:date>2022-03-18T13:41:28.680803034</dc:date>
    <meta:editing-duration>PT4H49M55S</meta:editing-duration>
    <meta:editing-cycles>80</meta:editing-cycles>
    <meta:generator>LibreOffice/6.4.7.2$Linux_X86_64 LibreOffice_project/40$Build-2</meta:generator>
    <meta:document-statistic meta:table-count="1" meta:cell-count="1036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81cm" svg:y="0.316cm" chart:style-name="ch2">
          <text:p>Evolución del Tiempo de Ejecución (1 core, PC)</text:p>
        </chart:title>
        <chart:legend chart:legend-position="end" svg:x="13.489cm" svg:y="4.201cm" style:legend-expansion="custom" chartooo:width="2.301cm" chartooo:height="0.598cm" style:legend-expansion-aspect-ratio="3.84782608695652" chart:style-name="ch3"/>
        <chart:plot-area chart:style-name="ch4" table:cell-range-address="Hoja1.A2:Hoja1.A11 Hoja1.G2:Hoja1.G11" chart:data-source-has-labels="row" svg:x="1.331cm" svg:y="1.275cm" svg:width="11.973cm" svg:height="6.564cm">
          <chartooo:coordinate-region svg:x="1.767cm" svg:y="1.474cm" svg:width="10.425cm" svg:height="5.718cm"/>
          <chart:axis chart:dimension="x" chart:name="primary-x" chart:style-name="ch5">
            <chart:title svg:x="6.664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G2:Hoja1.G11" loext:label-string="tiempo" chart:class="chart:scatter">
            <chart:domain table:cell-range-address="Hoja1.A2:Hoja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A2:Hoja1.A11</svg:desc>
                </draw:g>
              </table:table-cell>
              <table:table-cell office:value-type="float" office:value="1.9704">
                <text:p>1.9704</text:p>
                <draw:g>
                  <svg:desc>Hoja1.G2:Hoja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3.7284">
                <text:p>3.7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5.6532">
                <text:p>5.6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7.4156">
                <text:p>7.4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9.271">
                <text:p>9.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11.0948">
                <text:p>11.0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12.944">
                <text:p>12.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14.8382">
                <text:p>14.8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16.6502">
                <text:p>16.6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18.5538">
                <text:p>18.5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74cm" svg:y="0.316cm" chart:style-name="ch2">
          <text:p>Evolución del Tiempo de Ejecución (ATCGRID, 4 cores)</text:p>
        </chart:title>
        <chart:legend chart:legend-position="end" svg:x="13.624cm" svg:y="4.201cm" style:legend-expansion="high" chart:style-name="ch3"/>
        <chart:plot-area chart:style-name="ch4" table:cell-range-address="Hoja1.S59:Hoja1.S68 Hoja1.Y59:Hoja1.Y68" chart:data-source-has-labels="row" svg:x="1.331cm" svg:y="1.275cm" svg:width="11.973cm" svg:height="6.564cm">
          <chartooo:coordinate-region svg:x="1.767cm" svg:y="1.474cm" svg:width="10.425cm" svg:height="5.718cm"/>
          <chart:axis chart:dimension="x" chart:name="primary-x" chart:style-name="ch5">
            <chart:title svg:x="6.664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Y59:Hoja1.Y68" loext:label-string="tiempo" chart:class="chart:scatter">
            <chart:domain table:cell-range-address="Hoja1.S59:Hoja1.S6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S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S59:Hoja1.S68</svg:desc>
                </draw:g>
              </table:table-cell>
              <table:table-cell office:value-type="float" office:value="1.175">
                <text:p>1.175</text:p>
                <draw:g>
                  <svg:desc>Hoja1.Y59:Hoja1.Y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4.3248">
                <text:p>4.3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5.3242">
                <text:p>5.3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6.3158">
                <text:p>6.3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7.3118">
                <text:p>7.3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8.3248">
                <text:p>8.3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9.347">
                <text:p>9.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10.3396">
                <text:p>10.33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74cm" svg:y="0.316cm" chart:style-name="ch2">
          <text:p>Evolución del Tiempo de Ejecución (ATCGRID, 3 cores)</text:p>
        </chart:title>
        <chart:legend chart:legend-position="end" svg:x="13.624cm" svg:y="4.201cm" style:legend-expansion="high" chart:style-name="ch3"/>
        <chart:plot-area chart:style-name="ch4" table:cell-range-address="Hoja1.S79:Hoja1.S88 Hoja1.Y79:Hoja1.Y88" chart:data-source-has-labels="row" svg:x="1.331cm" svg:y="1.275cm" svg:width="11.973cm" svg:height="6.564cm">
          <chartooo:coordinate-region svg:x="1.767cm" svg:y="1.474cm" svg:width="10.425cm" svg:height="5.718cm"/>
          <chart:axis chart:dimension="x" chart:name="primary-x" chart:style-name="ch5">
            <chart:title svg:x="6.664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Y79:Hoja1.Y88" loext:label-string="tiempo" chart:class="chart:scatter">
            <chart:domain table:cell-range-address="Hoja1.S79:Hoja1.S8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S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S79:Hoja1.S88</svg:desc>
                </draw:g>
              </table:table-cell>
              <table:table-cell office:value-type="float" office:value="1.5854">
                <text:p>1.5854</text:p>
                <draw:g>
                  <svg:desc>Hoja1.Y79:Hoja1.Y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2.9868">
                <text:p>2.9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4.341">
                <text:p>4.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5.6898">
                <text:p>5.6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7.0334">
                <text:p>7.0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8.3606">
                <text:p>8.3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9.7362">
                <text:p>9.7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11.0942">
                <text:p>11.0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12.4234">
                <text:p>12.4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13.8092">
                <text:p>13.809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93cm" svg:y="0.316cm" chart:style-name="ch2">
          <text:p>Evolución del Tiemo de Ejecución (ATCGRID, 8 cores)</text:p>
        </chart:title>
        <chart:legend chart:legend-position="end" svg:x="13.624cm" svg:y="4.201cm" style:legend-expansion="high" chart:style-name="ch3"/>
        <chart:plot-area chart:style-name="ch4" table:cell-range-address="Hoja1.S100:Hoja1.S109 Hoja1.Y100:Hoja1.Y109" chart:data-source-has-labels="row" svg:x="1.331cm" svg:y="1.275cm" svg:width="11.973cm" svg:height="6.564cm">
          <chartooo:coordinate-region svg:x="1.767cm" svg:y="1.474cm" svg:width="10.61cm" svg:height="5.718cm"/>
          <chart:axis chart:dimension="x" chart:name="primary-x" chart:style-name="ch5">
            <chart:title svg:x="6.664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Y100:Hoja1.Y109" loext:label-string="tiempo" chart:class="chart:scatter">
            <chart:domain table:cell-range-address="Hoja1.S100:Hoja1.S10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S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S100:Hoja1.S109</svg:desc>
                </draw:g>
              </table:table-cell>
              <table:table-cell office:value-type="float" office:value="0.597">
                <text:p>0.597</text:p>
                <draw:g>
                  <svg:desc>Hoja1.Y100:Hoja1.Y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1.1732">
                <text:p>1.1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1.7596">
                <text:p>1.7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2.3082">
                <text:p>2.3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2.8454">
                <text:p>2.8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3.3732">
                <text:p>3.3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3.9342">
                <text:p>3.9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4.4248">
                <text:p>4.4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4.9624">
                <text:p>4.9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5.5212">
                <text:p>5.521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02cm" svg:y="0.316cm" chart:style-name="ch2">
          <text:p>Evolución del Tiempo de Ejecución por Cores (ATCGRID)</text:p>
        </chart:title>
        <chart:legend chart:legend-position="end" svg:x="13.624cm" svg:y="4.201cm" style:legend-expansion="high" chart:style-name="ch3"/>
        <chart:plot-area chart:style-name="ch4" table:cell-range-address="Hoja1.S125:Hoja1.S129 Hoja1.Y125:Hoja1.Y129" chart:data-source-has-labels="row" svg:x="1.331cm" svg:y="1.275cm" svg:width="11.973cm" svg:height="6.564cm">
          <chartooo:coordinate-region svg:x="1.952cm" svg:y="1.474cm" svg:width="11.258cm" svg:height="5.718cm"/>
          <chart:axis chart:dimension="x" chart:name="primary-x" chart:style-name="ch5">
            <chart:title svg:x="6.823cm" svg:y="8.019cm" chart:style-name="ch6">
              <text:p>Cores</text:p>
            </chart:title>
          </chart:axis>
          <chart:axis chart:dimension="y" chart:name="primary-y" chart:style-name="ch5">
            <chart:title svg:x="0.451cm" svg:y="5.064cm" chart:style-name="ch7">
              <text:p>Tiemp</text:p>
            </chart:title>
            <chart:grid chart:style-name="ch8" chart:class="major"/>
          </chart:axis>
          <chart:series chart:style-name="ch9" chart:values-cell-range-address="Hoja1.Y125:Hoja1.Y129" loext:label-string="tiempo" chart:class="chart:scatter">
            <chart:domain table:cell-range-address="Hoja1.S125:Hoja1.S12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S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S125:Hoja1.S129</svg:desc>
                </draw:g>
              </table:table-cell>
              <table:table-cell office:value-type="float" office:value="39.9564">
                <text:p>39.9564</text:p>
                <draw:g>
                  <svg:desc>Hoja1.Y125:Hoja1.Y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1712">
                <text:p>20.1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.8092">
                <text:p>13.8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3396">
                <text:p>10.3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.5212">
                <text:p>5.52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86cm" svg:y="0.316cm" chart:style-name="ch2">
          <text:p>Evolución de la Ganancia (ATCGRID)</text:p>
        </chart:title>
        <chart:legend chart:legend-position="end" svg:x="13.624cm" svg:y="4.201cm" style:legend-expansion="high" chart:style-name="ch3"/>
        <chart:plot-area chart:style-name="ch4" table:cell-range-address="Hoja1.T143:Hoja1.T147 Hoja1.W143:Hoja1.W147" chart:data-source-has-labels="row" svg:x="1.331cm" svg:y="1.275cm" svg:width="11.973cm" svg:height="6.564cm">
          <chartooo:coordinate-region svg:x="1.767cm" svg:y="1.474cm" svg:width="11.443cm" svg:height="5.718cm"/>
          <chart:axis chart:dimension="x" chart:name="primary-x" chart:style-name="ch5">
            <chart:title svg:x="6.823cm" svg:y="8.019cm" chart:style-name="ch6">
              <text:p>Cores</text:p>
            </chart:title>
          </chart:axis>
          <chart:axis chart:dimension="y" chart:name="primary-y" chart:style-name="ch5">
            <chart:title svg:x="0.451cm" svg:y="5.315cm" chart:style-name="ch7">
              <text:p>Ganancia</text:p>
            </chart:title>
            <chart:grid chart:style-name="ch8" chart:class="major"/>
          </chart:axis>
          <chart:series chart:style-name="ch9" chart:values-cell-range-address="Hoja1.W143:Hoja1.W147" loext:label-string="tiempo" chart:class="chart:scatter">
            <chart:domain table:cell-range-address="Hoja1.T143:Hoja1.T14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T143:Hoja1.T147</svg:desc>
                </draw:g>
              </table:table-cell>
              <table:table-cell office:value-type="float" office:value="1">
                <text:p>1</text:p>
                <draw:g>
                  <svg:desc>Hoja1.W143:Hoja1.W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086380582216">
                <text:p>1.9808638058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9346232946152">
                <text:p>2.89346232946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6440481256528">
                <text:p>3.86440481256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23690502064769">
                <text:p>7.236905020647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" chart:maximum="1.0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48cm" svg:y="0.316cm" chart:style-name="ch2">
          <text:p>Evolución de la Eficiencia (PC)</text:p>
        </chart:title>
        <chart:legend chart:legend-position="end" svg:x="13.201cm" svg:y="4.201cm" style:legend-expansion="high" chart:style-name="ch3"/>
        <chart:plot-area chart:style-name="ch4" table:cell-range-address="Hoja1.A144:Hoja1.A148 Hoja1.E144:Hoja1.E148" chart:data-source-has-labels="row" svg:x="1.248cm" svg:y="1.48cm" svg:width="11.734cm" svg:height="6.363cm">
          <chartooo:coordinate-region svg:x="2.16cm" svg:y="1.48cm" svg:width="10.728cm" svg:height="5.716cm"/>
          <chart:axis chart:dimension="x" chart:name="primary-x" chart:style-name="ch5">
            <chart:title svg:x="6.621cm" svg:y="8.023cm" chart:style-name="ch6">
              <text:p>Cores</text:p>
            </chart:title>
          </chart:axis>
          <chart:axis chart:dimension="y" chart:name="primary-y" chart:style-name="ch7">
            <chart:title svg:x="0.368cm" svg:y="5.419cm" chart:style-name="ch8">
              <text:p>Eficiencia</text:p>
            </chart:title>
            <chart:grid chart:style-name="ch9" chart:class="major"/>
          </chart:axis>
          <chart:series chart:style-name="ch10" chart:values-cell-range-address="Hoja1.E144:Hoja1.E148" loext:label-string="eficiencia" chart:class="chart:scatter">
            <chart:domain table:cell-range-address="Hoja1.A144:Hoja1.A148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ficie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44:Hoja1.A148</svg:desc>
                </draw:g>
              </table:table-cell>
              <table:table-cell office:value-type="float" office:value="1">
                <text:p>1</text:p>
                <draw:g>
                  <svg:desc>Hoja1.E144:Hoja1.E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1542250437828">
                <text:p>1.01542250437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0677193553638">
                <text:p>1.006771935536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8163222269085">
                <text:p>0.978163222269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2183734939759">
                <text:p>0.821837349397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6cm" svg:y="0.316cm" chart:style-name="ch2">
          <text:p>Evolución de la Eficiencia (ATCGRID)</text:p>
        </chart:title>
        <chart:legend chart:legend-position="end" svg:x="13.201cm" svg:y="4.201cm" style:legend-expansion="high" chart:style-name="ch3"/>
        <chart:plot-area chart:style-name="ch4" table:cell-range-address="Hoja1.T143:Hoja1.T147 Hoja1.X143:Hoja1.X147" chart:data-source-has-labels="row" svg:x="1.331cm" svg:y="1.275cm" svg:width="11.55cm" svg:height="6.564cm">
          <chartooo:coordinate-region svg:x="2.243cm" svg:y="1.474cm" svg:width="10.544cm" svg:height="5.718cm"/>
          <chart:axis chart:dimension="x" chart:name="primary-x" chart:style-name="ch5">
            <chart:title svg:x="6.612cm" svg:y="8.019cm" chart:style-name="ch6">
              <text:p>Cores</text:p>
            </chart:title>
          </chart:axis>
          <chart:axis chart:dimension="y" chart:name="primary-y" chart:style-name="ch5">
            <chart:title svg:x="0.451cm" svg:y="5.315cm" chart:style-name="ch7">
              <text:p>Eficiencia</text:p>
            </chart:title>
            <chart:grid chart:style-name="ch8" chart:class="major"/>
          </chart:axis>
          <chart:series chart:style-name="ch9" chart:values-cell-range-address="Hoja1.X143:Hoja1.X147" loext:label-string="eficiencia" chart:class="chart:scatter">
            <chart:domain table:cell-range-address="Hoja1.T143:Hoja1.T14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eficie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T143:Hoja1.T147</svg:desc>
                </draw:g>
              </table:table-cell>
              <table:table-cell office:value-type="float" office:value="1">
                <text:p>1</text:p>
                <draw:g>
                  <svg:desc>Hoja1.X143:Hoja1.X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0431902911081">
                <text:p>0.990431902911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64487443153839">
                <text:p>0.964487443153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66101203141321">
                <text:p>0.9661012031413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904613127580961">
                <text:p>0.90461312758096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93cm" svg:y="0.316cm" chart:style-name="ch2">
          <text:p>Evolución del Tiempo de Ejecución (1 core, ATCGRID)</text:p>
        </chart:title>
        <chart:legend chart:legend-position="end" svg:x="13.624cm" svg:y="4.201cm" style:legend-expansion="high" chart:style-name="ch3"/>
        <chart:plot-area chart:style-name="ch4" table:cell-range-address="Hoja1.K2:Hoja1.K11 Hoja1.Q2:Hoja1.Q11" chart:data-source-has-labels="row" svg:x="1.331cm" svg:y="1.275cm" svg:width="11.973cm" svg:height="6.564cm">
          <chartooo:coordinate-region svg:x="1.952cm" svg:y="1.474cm" svg:width="10.424cm" svg:height="5.718cm"/>
          <chart:axis chart:dimension="x" chart:name="primary-x" chart:style-name="ch5">
            <chart:title svg:x="6.664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Q2:Hoja1.Q11" loext:label-string="tiempo" chart:class="chart:scatter">
            <chart:domain table:cell-range-address="Hoja1.K2:Hoja1.K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K2:Hoja1.K11</svg:desc>
                </draw:g>
              </table:table-cell>
              <table:table-cell office:value-type="float" office:value="4.153">
                <text:p>4.153</text:p>
                <draw:g>
                  <svg:desc>Hoja1.Q2:Hoja1.Q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8.1216">
                <text:p>8.1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12.2152">
                <text:p>12.2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16.2064">
                <text:p>16.2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20.1146">
                <text:p>20.1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24.0964">
                <text:p>24.0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28.0802">
                <text:p>28.0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32.0358">
                <text:p>32.0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35.995">
                <text:p>35.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39.9564">
                <text:p>39.95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62cm" svg:y="0.316cm" chart:style-name="ch2">
          <text:p>Evolución del Tiempo de Ejecución (PC, 2 cores)</text:p>
        </chart:title>
        <chart:legend chart:legend-position="end" svg:x="13.624cm" svg:y="4.201cm" style:legend-expansion="high" chart:style-name="ch3"/>
        <chart:plot-area chart:style-name="ch4" table:cell-range-address="Hoja1.A38:Hoja1.A47 Hoja1.G38:Hoja1.G47" chart:data-source-has-labels="row" svg:x="1.331cm" svg:y="1.275cm" svg:width="11.973cm" svg:height="6.564cm">
          <chartooo:coordinate-region svg:x="1.767cm" svg:y="1.474cm" svg:width="10.425cm" svg:height="5.718cm"/>
          <chart:axis chart:dimension="x" chart:name="primary-x" chart:style-name="ch5">
            <chart:title svg:x="6.664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G38:Hoja1.G47" loext:label-string="tiempo" chart:class="chart:scatter">
            <chart:domain table:cell-range-address="Hoja1.A38:Hoja1.A47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A38:Hoja1.A47</svg:desc>
                </draw:g>
              </table:table-cell>
              <table:table-cell office:value-type="float" office:value="0.9272">
                <text:p>0.9272</text:p>
                <draw:g>
                  <svg:desc>Hoja1.G38:Hoja1.G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1.8614">
                <text:p>1.8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2.786">
                <text:p>2.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3.6856">
                <text:p>3.6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4.6326">
                <text:p>4.6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5.5562">
                <text:p>5.5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6.435">
                <text:p>6.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7.3372">
                <text:p>7.33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8.2278">
                <text:p>8.2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9.136">
                <text:p>9.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3.71cm" svg:y="0.18cm" chart:style-name="ch2">
          <text:p>Evolucion del Tiempo de Ejecución (PC, 4 cores)</text:p>
        </chart:subtitle>
        <chart:legend chart:legend-position="end" svg:x="13.624cm" svg:y="4.201cm" style:legend-expansion="high" chart:style-name="ch3"/>
        <chart:plot-area chart:style-name="ch4" table:cell-range-address="Hoja1.A59:Hoja1.A68 Hoja1.G59:Hoja1.G68" chart:data-source-has-labels="row" svg:x="1.331cm" svg:y="1.043cm" svg:width="11.973cm" svg:height="6.796cm">
          <chartooo:coordinate-region svg:x="2.058cm" svg:y="1.242cm" svg:width="10.318cm" svg:height="5.95cm"/>
          <chart:axis chart:dimension="x" chart:name="primary-x" chart:style-name="ch5">
            <chart:title svg:x="6.664cm" svg:y="8.019cm" chart:style-name="ch6">
              <text:p>Tamaño</text:p>
            </chart:title>
          </chart:axis>
          <chart:axis chart:dimension="y" chart:name="primary-y" chart:style-name="ch5">
            <chart:title svg:x="0.451cm" svg:y="5.041cm" chart:style-name="ch7">
              <text:p>Tiempo</text:p>
            </chart:title>
            <chart:grid chart:style-name="ch8" chart:class="major"/>
          </chart:axis>
          <chart:series chart:style-name="ch9" chart:values-cell-range-address="Hoja1.G59:Hoja1.G68" loext:label-string="tiempo" chart:class="chart:scatter">
            <chart:domain table:cell-range-address="Hoja1.A59:Hoja1.A6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A59:Hoja1.A68</svg:desc>
                </draw:g>
              </table:table-cell>
              <table:table-cell office:value-type="float" office:value="0.5138">
                <text:p>0.5138</text:p>
                <draw:g>
                  <svg:desc>Hoja1.G59:Hoja1.G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1.4444">
                <text:p>1.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1.901">
                <text:p>1.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2.4018">
                <text:p>2.4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2.8312">
                <text:p>2.8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3.2998">
                <text:p>3.2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3.7608">
                <text:p>3.7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4.2342">
                <text:p>4.2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4.7006">
                <text:p>4.70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62cm" svg:y="0.316cm" chart:style-name="ch2">
          <text:p>Evolución del Tiempo de Ejecución (PC, 3 cores)</text:p>
        </chart:title>
        <chart:legend chart:legend-position="end" svg:x="13.624cm" svg:y="4.201cm" style:legend-expansion="high" chart:style-name="ch3"/>
        <chart:plot-area chart:style-name="ch4" table:cell-range-address="Hoja1.A79:Hoja1.A88 Hoja1.G79:Hoja1.G88" chart:data-source-has-labels="row" svg:x="1.331cm" svg:y="1.275cm" svg:width="11.973cm" svg:height="6.564cm">
          <chartooo:coordinate-region svg:x="1.767cm" svg:y="1.474cm" svg:width="10.61cm" svg:height="5.718cm"/>
          <chart:axis chart:dimension="x" chart:name="primary-x" chart:style-name="ch5">
            <chart:title svg:x="6.664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G79:Hoja1.G88" loext:label-string="tiempo" chart:class="chart:scatter">
            <chart:domain table:cell-range-address="Hoja1.A79:Hoja1.A8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A79:Hoja1.A88</svg:desc>
                </draw:g>
              </table:table-cell>
              <table:table-cell office:value-type="float" office:value="0.6356">
                <text:p>0.6356</text:p>
                <draw:g>
                  <svg:desc>Hoja1.G79:Hoja1.G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1.2686">
                <text:p>1.2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1.8966">
                <text:p>1.8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2.4968">
                <text:p>2.4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3.0898">
                <text:p>3.0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3.7362">
                <text:p>3.7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4.331">
                <text:p>4.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4.973">
                <text:p>4.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5.6196">
                <text:p>5.6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6.168">
                <text:p>6.1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62cm" svg:y="0.316cm" chart:style-name="ch2">
          <text:p>Evolución del Tiempo de Ejecución (PC, 8 cores)</text:p>
        </chart:title>
        <chart:legend chart:legend-position="end" svg:x="13.624cm" svg:y="4.201cm" style:legend-expansion="high" chart:style-name="ch3"/>
        <chart:plot-area chart:style-name="ch4" table:cell-range-address="Hoja1.A100:Hoja1.A109 Hoja1.G100:Hoja1.G109" chart:data-source-has-labels="row" svg:x="1.331cm" svg:y="1.275cm" svg:width="11.973cm" svg:height="6.564cm">
          <chartooo:coordinate-region svg:x="2.058cm" svg:y="1.474cm" svg:width="10.318cm" svg:height="5.718cm"/>
          <chart:axis chart:dimension="x" chart:name="primary-x" chart:style-name="ch5">
            <chart:title svg:x="6.664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G100:Hoja1.G109" loext:label-string="tiempo" chart:class="chart:scatter">
            <chart:domain table:cell-range-address="Hoja1.A100:Hoja1.A10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A100:Hoja1.A109</svg:desc>
                </draw:g>
              </table:table-cell>
              <table:table-cell office:value-type="float" office:value="0.288">
                <text:p>0.288</text:p>
                <draw:g>
                  <svg:desc>Hoja1.G100:Hoja1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0.5704">
                <text:p>0.5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0.8444">
                <text:p>0.8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1.1446">
                <text:p>1.1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1.4254">
                <text:p>1.4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1.7138">
                <text:p>1.7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2.2706">
                <text:p>2.2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2.5776">
                <text:p>2.5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2.8216">
                <text:p>2.82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92cm" svg:y="0.316cm" chart:style-name="ch2">
          <text:p>Evolución Tiempo de Ejecución (PC)</text:p>
        </chart:title>
        <chart:legend chart:legend-position="end" svg:x="13.624cm" svg:y="4.201cm" style:legend-expansion="high" chart:style-name="ch3"/>
        <chart:plot-area chart:style-name="ch4" table:cell-range-address="Hoja1.A128:Hoja1.A132 Hoja1.G128:Hoja1.G132" chart:data-source-has-labels="row" svg:x="1.331cm" svg:y="1.275cm" svg:width="11.973cm" svg:height="6.564cm">
          <chartooo:coordinate-region svg:x="1.767cm" svg:y="1.474cm" svg:width="11.258cm" svg:height="5.718cm"/>
          <chart:axis chart:dimension="x" chart:name="primary-x" chart:style-name="ch5">
            <chart:title svg:x="6.823cm" svg:y="8.019cm" chart:style-name="ch6">
              <text:p>Cores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G128:Hoja1.G132" loext:label-string="tiempo" chart:class="chart:scatter">
            <chart:domain table:cell-range-address="Hoja1.A128:Hoja1.A13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28:Hoja1.A132</svg:desc>
                </draw:g>
              </table:table-cell>
              <table:table-cell office:value-type="float" office:value="18.5538">
                <text:p>18.5538</text:p>
                <draw:g>
                  <svg:desc>Hoja1.G128:Hoja1.G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168">
                <text:p>6.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7006">
                <text:p>4.7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8216">
                <text:p>2.82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74cm" svg:y="0.316cm" chart:style-name="ch2">
          <text:p>Evolución de la Ganancia (PC)</text:p>
        </chart:title>
        <chart:legend chart:legend-position="end" svg:x="13.28cm" svg:y="4.201cm" style:legend-expansion="high" chart:style-name="ch3"/>
        <chart:plot-area chart:style-name="ch4" table:cell-range-address="Hoja1.A144:Hoja1.A148 Hoja1.D144:Hoja1.D148" chart:data-source-has-labels="row" svg:x="1.331cm" svg:y="1.275cm" svg:width="11.629cm" svg:height="6.564cm">
          <chartooo:coordinate-region svg:x="1.767cm" svg:y="1.474cm" svg:width="11.1cm" svg:height="5.718cm"/>
          <chart:axis chart:dimension="x" chart:name="primary-x" chart:style-name="ch5">
            <chart:title svg:x="6.651cm" svg:y="8.019cm" chart:style-name="ch6">
              <text:p>Cores</text:p>
            </chart:title>
          </chart:axis>
          <chart:axis chart:dimension="y" chart:name="primary-y" chart:style-name="ch5">
            <chart:title svg:x="0.451cm" svg:y="5.315cm" chart:style-name="ch7">
              <text:p>Ganancia</text:p>
            </chart:title>
            <chart:grid chart:style-name="ch8" chart:class="major"/>
          </chart:axis>
          <chart:series chart:style-name="ch9" chart:values-cell-range-address="Hoja1.D144:Hoja1.D148" loext:label-string="ganancia" chart:class="chart:scatter">
            <chart:domain table:cell-range-address="Hoja1.A144:Hoja1.A14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ananc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44:Hoja1.A148</svg:desc>
                </draw:g>
              </table:table-cell>
              <table:table-cell office:value-type="float" office:value="1">
                <text:p>1</text:p>
                <draw:g>
                  <svg:desc>Hoja1.D144:Hoja1.D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3084500875657">
                <text:p>2.03084500875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031580660915">
                <text:p>3.02031580660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1265288907634">
                <text:p>3.91265288907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57469879518072">
                <text:p>6.574698795180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74cm" svg:y="0.316cm" chart:style-name="ch2">
          <text:p>Evolución del Tiempo de Ejecución (ATCGRID, 2 cores)</text:p>
        </chart:title>
        <chart:legend chart:legend-position="end" svg:x="13.624cm" svg:y="4.201cm" style:legend-expansion="high" chart:style-name="ch3"/>
        <chart:plot-area chart:style-name="ch4" table:cell-range-address="Hoja1.S38:Hoja1.S47 Hoja1.Y38:Hoja1.Y47" chart:data-source-has-labels="row" svg:x="1.331cm" svg:y="1.275cm" svg:width="11.973cm" svg:height="6.564cm">
          <chartooo:coordinate-region svg:x="1.952cm" svg:y="1.474cm" svg:width="10.424cm" svg:height="5.718cm"/>
          <chart:axis chart:dimension="x" chart:name="primary-x" chart:style-name="ch5">
            <chart:title svg:x="6.664cm" svg:y="8.019cm" chart:style-name="ch6">
              <text:p>Tamaño</text:p>
            </chart:title>
          </chart:axis>
          <chart:axis chart:dimension="y" chart:name="primary-y" chart:style-name="ch5">
            <chart:title svg:x="0.451cm" svg:y="5.157cm" chart:style-name="ch7">
              <text:p>Tiempo</text:p>
            </chart:title>
            <chart:grid chart:style-name="ch8" chart:class="major"/>
          </chart:axis>
          <chart:series chart:style-name="ch9" chart:values-cell-range-address="Hoja1.Y38:Hoja1.Y47" loext:label-string="tiempo" chart:class="chart:scatter">
            <chart:domain table:cell-range-address="Hoja1.S38:Hoja1.S47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S</text:p>
              </table:table-cell>
              <table:table-cell office:value-type="string">
                <text:p>tiemp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4748362">
                <text:p>214748362</text:p>
                <draw:g>
                  <svg:desc>Hoja1.S38:Hoja1.S47</svg:desc>
                </draw:g>
              </table:table-cell>
              <table:table-cell office:value-type="float" office:value="2.2794">
                <text:p>2.2794</text:p>
                <draw:g>
                  <svg:desc>Hoja1.Y38:Hoja1.Y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496727">
                <text:p>429496727</text:p>
              </table:table-cell>
              <table:table-cell office:value-type="float" office:value="4.301">
                <text:p>4.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245092">
                <text:p>644245092</text:p>
              </table:table-cell>
              <table:table-cell office:value-type="float" office:value="6.3738">
                <text:p>6.3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8993457">
                <text:p>858993457</text:p>
              </table:table-cell>
              <table:table-cell office:value-type="float" office:value="8.2408">
                <text:p>8.2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3741822">
                <text:p>1073741822</text:p>
              </table:table-cell>
              <table:table-cell office:value-type="float" office:value="10.255">
                <text:p>10.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8490187">
                <text:p>1288490187</text:p>
              </table:table-cell>
              <table:table-cell office:value-type="float" office:value="12.2284">
                <text:p>12.2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3238552">
                <text:p>1503238552</text:p>
              </table:table-cell>
              <table:table-cell office:value-type="float" office:value="14.2474">
                <text:p>14.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7986917">
                <text:p>1717986917</text:p>
              </table:table-cell>
              <table:table-cell office:value-type="float" office:value="16.1944">
                <text:p>16.1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2735282">
                <text:p>1932735282</text:p>
              </table:table-cell>
              <table:table-cell office:value-type="float" office:value="18.2464">
                <text:p>18.2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7483647">
                <text:p>2147483647</text:p>
              </table:table-cell>
              <table:table-cell office:value-type="float" office:value="20.1712">
                <text:p>20.17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